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25in"/>
    </style:style>
    <style:style style:name="co2" style:family="table-column">
      <style:table-column-properties fo:break-before="auto" style:column-width="2.5563in"/>
    </style:style>
    <style:style style:name="co3" style:family="table-column">
      <style:table-column-properties fo:break-before="auto" style:column-width="6.6264in"/>
    </style:style>
    <style:style style:name="co4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Cell Type</text:p>
          </table:table-cell>
          <table:table-cell table:style-name="ce1" office:value-type="string" calcext:value-type="string">
            <text:p>TF/DNase/HistoneMark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Original File Name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UPRC</text:p>
          </table:table-cell>
          <table:table-cell table:style-name="ce1" office:value-type="string" calcext:value-type="string">
            <text:p>AUPRC Baselin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8988T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8988tUniPk.narrowPeak.gz</text:p>
          </table:table-cell>
          <table:table-cell table:style-name="ce2" office:value-type="float" office:value="0.910351436460982" calcext:value-type="float">
            <text:p>0.910351436460982</text:p>
          </table:table-cell>
          <table:table-cell table:style-name="ce2" office:value-type="float" office:value="0.401035205196087" calcext:value-type="float">
            <text:p>0.401035205196087</text:p>
          </table:table-cell>
          <table:table-cell table:style-name="ce2" office:value-type="float" office:value="0.0395891205738598" calcext:value-type="float">
            <text:p>0.039589120573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oSM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AosmcUniPk.narrowPeak.gz</text:p>
          </table:table-cell>
          <table:table-cell table:style-name="ce2" office:value-type="float" office:value="0.924485648607775" calcext:value-type="float">
            <text:p>0.924485648607775</text:p>
          </table:table-cell>
          <table:table-cell table:style-name="ce2" office:value-type="float" office:value="0.439493669031842" calcext:value-type="float">
            <text:p>0.439493669031842</text:p>
          </table:table-cell>
          <table:table-cell table:style-name="ce2" office:value-type="float" office:value="0.0410308027708429" calcext:value-type="float">
            <text:p>0.0410308027708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horion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ChorionUniPk.narrowPeak.gz</text:p>
          </table:table-cell>
          <table:table-cell table:style-name="ce2" office:value-type="float" office:value="0.896293207491217" calcext:value-type="float">
            <text:p>0.896293207491217</text:p>
          </table:table-cell>
          <table:table-cell table:style-name="ce2" office:value-type="float" office:value="0.320603023973594" calcext:value-type="float">
            <text:p>0.320603023973594</text:p>
          </table:table-cell>
          <table:table-cell table:style-name="ce2" office:value-type="float" office:value="0.0313785646471395" calcext:value-type="float">
            <text:p>0.031378564647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L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CllUniPk.narrowPeak.gz</text:p>
          </table:table-cell>
          <table:table-cell table:style-name="ce2" office:value-type="float" office:value="0.928261658587344" calcext:value-type="float">
            <text:p>0.928261658587344</text:p>
          </table:table-cell>
          <table:table-cell table:style-name="ce2" office:value-type="float" office:value="0.358979858007435" calcext:value-type="float">
            <text:p>0.358979858007435</text:p>
          </table:table-cell>
          <table:table-cell table:style-name="ce2" office:value-type="float" office:value="0.0211197651112908" calcext:value-type="float">
            <text:p>0.0211197651112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brobl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FibroblUniPk.narrowPeak.gz</text:p>
          </table:table-cell>
          <table:table-cell table:style-name="ce2" office:value-type="float" office:value="0.837919631980692" calcext:value-type="float">
            <text:p>0.837919631980692</text:p>
          </table:table-cell>
          <table:table-cell table:style-name="ce2" office:value-type="float" office:value="0.340633129269586" calcext:value-type="float">
            <text:p>0.340633129269586</text:p>
          </table:table-cell>
          <table:table-cell table:style-name="ce2" office:value-type="float" office:value="0.0581375927423608" calcext:value-type="float">
            <text:p>0.0581375927423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broP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FibropUniPk.narrowPeak.gz</text:p>
          </table:table-cell>
          <table:table-cell table:style-name="ce2" office:value-type="float" office:value="0.883256472949951" calcext:value-type="float">
            <text:p>0.883256472949951</text:p>
          </table:table-cell>
          <table:table-cell table:style-name="ce2" office:value-type="float" office:value="0.420688450661027" calcext:value-type="float">
            <text:p>0.420688450661027</text:p>
          </table:table-cell>
          <table:table-cell table:style-name="ce2" office:value-type="float" office:value="0.0502742712472309" calcext:value-type="float">
            <text:p>0.0502742712472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liobla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GlioblaUniPk.narrowPeak.gz</text:p>
          </table:table-cell>
          <table:table-cell table:style-name="ce2" office:value-type="float" office:value="0.912435909239431" calcext:value-type="float">
            <text:p>0.912435909239431</text:p>
          </table:table-cell>
          <table:table-cell table:style-name="ce2" office:value-type="float" office:value="0.442912346283306" calcext:value-type="float">
            <text:p>0.442912346283306</text:p>
          </table:table-cell>
          <table:table-cell table:style-name="ce2" office:value-type="float" office:value="0.0428988361053483" calcext:value-type="float">
            <text:p>0.0428988361053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1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Gm12891UniPk.narrowPeak.gz</text:p>
          </table:table-cell>
          <table:table-cell table:style-name="ce2" office:value-type="float" office:value="0.929741167900737" calcext:value-type="float">
            <text:p>0.929741167900737</text:p>
          </table:table-cell>
          <table:table-cell table:style-name="ce2" office:value-type="float" office:value="0.420448099845271" calcext:value-type="float">
            <text:p>0.420448099845271</text:p>
          </table:table-cell>
          <table:table-cell table:style-name="ce2" office:value-type="float" office:value="0.0309126551566511" calcext:value-type="float">
            <text:p>0.0309126551566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2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Gm12892UniPk.narrowPeak.gz</text:p>
          </table:table-cell>
          <table:table-cell table:style-name="ce2" office:value-type="float" office:value="0.92430700349669" calcext:value-type="float">
            <text:p>0.92430700349669</text:p>
          </table:table-cell>
          <table:table-cell table:style-name="ce2" office:value-type="float" office:value="0.393314730039726" calcext:value-type="float">
            <text:p>0.393314730039726</text:p>
          </table:table-cell>
          <table:table-cell table:style-name="ce2" office:value-type="float" office:value="0.0303236752347129" calcext:value-type="float">
            <text:p>0.0303236752347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8507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Gm18507UniPk.narrowPeak.gz</text:p>
          </table:table-cell>
          <table:table-cell table:style-name="ce2" office:value-type="float" office:value="0.927615841390193" calcext:value-type="float">
            <text:p>0.927615841390193</text:p>
          </table:table-cell>
          <table:table-cell table:style-name="ce2" office:value-type="float" office:value="0.4166443709807" calcext:value-type="float">
            <text:p>0.4166443709807</text:p>
          </table:table-cell>
          <table:table-cell table:style-name="ce2" office:value-type="float" office:value="0.027378775625022" calcext:value-type="float">
            <text:p>0.0273787756250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9238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Gm19238UniPk.narrowPeak.gz</text:p>
          </table:table-cell>
          <table:table-cell table:style-name="ce2" office:value-type="float" office:value="0.918760062054635" calcext:value-type="float">
            <text:p>0.918760062054635</text:p>
          </table:table-cell>
          <table:table-cell table:style-name="ce2" office:value-type="float" office:value="0.410020389109679" calcext:value-type="float">
            <text:p>0.410020389109679</text:p>
          </table:table-cell>
          <table:table-cell table:style-name="ce2" office:value-type="float" office:value="0.0332905517071627" calcext:value-type="float">
            <text:p>0.0332905517071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9239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Gm19239UniPk.narrowPeak.gz</text:p>
          </table:table-cell>
          <table:table-cell table:style-name="ce2" office:value-type="float" office:value="0.926360133628479" calcext:value-type="float">
            <text:p>0.926360133628479</text:p>
          </table:table-cell>
          <table:table-cell table:style-name="ce2" office:value-type="float" office:value="0.409811899418029" calcext:value-type="float">
            <text:p>0.409811899418029</text:p>
          </table:table-cell>
          <table:table-cell table:style-name="ce2" office:value-type="float" office:value="0.0292599950771827" calcext:value-type="float">
            <text:p>0.0292599950771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9240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Gm19240UniPk.narrowPeak.gz</text:p>
          </table:table-cell>
          <table:table-cell table:style-name="ce2" office:value-type="float" office:value="0.899671259551269" calcext:value-type="float">
            <text:p>0.899671259551269</text:p>
          </table:table-cell>
          <table:table-cell table:style-name="ce2" office:value-type="float" office:value="0.387250006106564" calcext:value-type="float">
            <text:p>0.387250006106564</text:p>
          </table:table-cell>
          <table:table-cell table:style-name="ce2" office:value-type="float" office:value="0.0362442420619572" calcext:value-type="float">
            <text:p>0.0362442420619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9ES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H9esUniPk.narrowPeak.gz</text:p>
          </table:table-cell>
          <table:table-cell table:style-name="ce2" office:value-type="float" office:value="0.939249589117945" calcext:value-type="float">
            <text:p>0.939249589117945</text:p>
          </table:table-cell>
          <table:table-cell table:style-name="ce2" office:value-type="float" office:value="0.491330925336817" calcext:value-type="float">
            <text:p>0.491330925336817</text:p>
          </table:table-cell>
          <table:table-cell table:style-name="ce2" office:value-type="float" office:value="0.0368464081015507" calcext:value-type="float">
            <text:p>0.0368464081015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IFNa4h</text:p>
          </table:table-cell>
          <table:table-cell table:style-name="ce2" office:value-type="string" calcext:value-type="string">
            <text:p>wgEncodeAwgDnaseDukeHelas3ifna4hUniPk.narrowPeak.gz</text:p>
          </table:table-cell>
          <table:table-cell table:style-name="ce2" office:value-type="float" office:value="0.90609104578252" calcext:value-type="float">
            <text:p>0.90609104578252</text:p>
          </table:table-cell>
          <table:table-cell table:style-name="ce2" office:value-type="float" office:value="0.395355370098534" calcext:value-type="float">
            <text:p>0.395355370098534</text:p>
          </table:table-cell>
          <table:table-cell table:style-name="ce2" office:value-type="float" office:value="0.0311631913921024" calcext:value-type="float">
            <text:p>0.0311631913921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atocytes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HepatocytesUniPk.narrowPeak.gz</text:p>
          </table:table-cell>
          <table:table-cell table:style-name="ce2" office:value-type="float" office:value="0.881975064134003" calcext:value-type="float">
            <text:p>0.881975064134003</text:p>
          </table:table-cell>
          <table:table-cell table:style-name="ce2" office:value-type="float" office:value="0.285410849204778" calcext:value-type="float">
            <text:p>0.285410849204778</text:p>
          </table:table-cell>
          <table:table-cell table:style-name="ce2" office:value-type="float" office:value="0.0301654418228489" calcext:value-type="float">
            <text:p>0.0301654418228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PDE6-E6E7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Hpde6e6e7UniPk.narrowPeak.gz</text:p>
          </table:table-cell>
          <table:table-cell table:style-name="ce2" office:value-type="float" office:value="0.928321023680987" calcext:value-type="float">
            <text:p>0.928321023680987</text:p>
          </table:table-cell>
          <table:table-cell table:style-name="ce2" office:value-type="float" office:value="0.42484312619031" calcext:value-type="float">
            <text:p>0.42484312619031</text:p>
          </table:table-cell>
          <table:table-cell table:style-name="ce2" office:value-type="float" office:value="0.0353124230809803" calcext:value-type="float">
            <text:p>0.035312423080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SMM_emb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HsmmembUniPk.narrowPeak.gz</text:p>
          </table:table-cell>
          <table:table-cell table:style-name="ce2" office:value-type="float" office:value="0.932890160696507" calcext:value-type="float">
            <text:p>0.932890160696507</text:p>
          </table:table-cell>
          <table:table-cell table:style-name="ce2" office:value-type="float" office:value="0.444137971755461" calcext:value-type="float">
            <text:p>0.444137971755461</text:p>
          </table:table-cell>
          <table:table-cell table:style-name="ce2" office:value-type="float" office:value="0.0319719399416295" calcext:value-type="float">
            <text:p>0.031971939941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TR8svn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Htr8svnUniPk.narrowPeak.gz</text:p>
          </table:table-cell>
          <table:table-cell table:style-name="ce2" office:value-type="float" office:value="0.924769549415493" calcext:value-type="float">
            <text:p>0.924769549415493</text:p>
          </table:table-cell>
          <table:table-cell table:style-name="ce2" office:value-type="float" office:value="0.417224533566242" calcext:value-type="float">
            <text:p>0.417224533566242</text:p>
          </table:table-cell>
          <table:table-cell table:style-name="ce2" office:value-type="float" office:value="0.0302753261366433" calcext:value-type="float">
            <text:p>0.0302753261366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h-7.5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Huh75UniPk.narrowPeak.gz</text:p>
          </table:table-cell>
          <table:table-cell table:style-name="ce2" office:value-type="float" office:value="0.901924574999135" calcext:value-type="float">
            <text:p>0.901924574999135</text:p>
          </table:table-cell>
          <table:table-cell table:style-name="ce2" office:value-type="float" office:value="0.397258391439532" calcext:value-type="float">
            <text:p>0.397258391439532</text:p>
          </table:table-cell>
          <table:table-cell table:style-name="ce2" office:value-type="float" office:value="0.0389210239459897" calcext:value-type="float">
            <text:p>0.038921023945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h-7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Huh7UniPk.narrowPeak.gz</text:p>
          </table:table-cell>
          <table:table-cell table:style-name="ce2" office:value-type="float" office:value="0.917159302003042" calcext:value-type="float">
            <text:p>0.917159302003042</text:p>
          </table:table-cell>
          <table:table-cell table:style-name="ce2" office:value-type="float" office:value="0.416617944496515" calcext:value-type="float">
            <text:p>0.416617944496515</text:p>
          </table:table-cell>
          <table:table-cell table:style-name="ce2" office:value-type="float" office:value="0.035813495551883" calcext:value-type="float">
            <text:p>0.0358134955518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PS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IpsUniPk.narrowPeak.gz</text:p>
          </table:table-cell>
          <table:table-cell table:style-name="ce2" office:value-type="float" office:value="0.944668101903414" calcext:value-type="float">
            <text:p>0.944668101903414</text:p>
          </table:table-cell>
          <table:table-cell table:style-name="ce2" office:value-type="float" office:value="0.507320819117351" calcext:value-type="float">
            <text:p>0.507320819117351</text:p>
          </table:table-cell>
          <table:table-cell table:style-name="ce2" office:value-type="float" office:value="0.0394177010443405" calcext:value-type="float">
            <text:p>0.0394177010443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shikawa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Estradiol_100nM_1hr</text:p>
          </table:table-cell>
          <table:table-cell table:style-name="ce2" office:value-type="string" calcext:value-type="string">
            <text:p>wgEncodeAwgDnaseDukeIshikawaestradiolUniPk.narrowPeak.gz</text:p>
          </table:table-cell>
          <table:table-cell table:style-name="ce2" office:value-type="float" office:value="0.906442428974056" calcext:value-type="float">
            <text:p>0.906442428974056</text:p>
          </table:table-cell>
          <table:table-cell table:style-name="ce2" office:value-type="float" office:value="0.41682569013574" calcext:value-type="float">
            <text:p>0.41682569013574</text:p>
          </table:table-cell>
          <table:table-cell table:style-name="ce2" office:value-type="float" office:value="0.0336553676289602" calcext:value-type="float">
            <text:p>0.033655367628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shikawa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4OHTAM_20nM_72hr</text:p>
          </table:table-cell>
          <table:table-cell table:style-name="ce2" office:value-type="string" calcext:value-type="string">
            <text:p>wgEncodeAwgDnaseDukeIshikawatamoxifenUniPk.narrowPeak.gz</text:p>
          </table:table-cell>
          <table:table-cell table:style-name="ce2" office:value-type="float" office:value="0.908234783832938" calcext:value-type="float">
            <text:p>0.908234783832938</text:p>
          </table:table-cell>
          <table:table-cell table:style-name="ce2" office:value-type="float" office:value="0.422783233637131" calcext:value-type="float">
            <text:p>0.422783233637131</text:p>
          </table:table-cell>
          <table:table-cell table:style-name="ce2" office:value-type="float" office:value="0.0346267449629031" calcext:value-type="float">
            <text:p>0.0346267449629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NCaP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androgen</text:p>
          </table:table-cell>
          <table:table-cell table:style-name="ce2" office:value-type="string" calcext:value-type="string">
            <text:p>wgEncodeAwgDnaseDukeLncapandrogenUniPk.narrowPeak.gz</text:p>
          </table:table-cell>
          <table:table-cell table:style-name="ce2" office:value-type="float" office:value="0.917926355251322" calcext:value-type="float">
            <text:p>0.917926355251322</text:p>
          </table:table-cell>
          <table:table-cell table:style-name="ce2" office:value-type="float" office:value="0.419416050295563" calcext:value-type="float">
            <text:p>0.419416050295563</text:p>
          </table:table-cell>
          <table:table-cell table:style-name="ce2" office:value-type="float" office:value="0.0335718555504765" calcext:value-type="float">
            <text:p>0.0335718555504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Hypoxia_LacAcid</text:p>
          </table:table-cell>
          <table:table-cell table:style-name="ce2" office:value-type="string" calcext:value-type="string">
            <text:p>wgEncodeAwgDnaseDukeMcf7hypoxiaUniPk.narrowPeak.gz</text:p>
          </table:table-cell>
          <table:table-cell table:style-name="ce2" office:value-type="float" office:value="0.902486892700279" calcext:value-type="float">
            <text:p>0.902486892700279</text:p>
          </table:table-cell>
          <table:table-cell table:style-name="ce2" office:value-type="float" office:value="0.400490534984588" calcext:value-type="float">
            <text:p>0.400490534984588</text:p>
          </table:table-cell>
          <table:table-cell table:style-name="ce2" office:value-type="float" office:value="0.0359981011990576" calcext:value-type="float">
            <text:p>0.0359981011990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ullo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MedulloUniPk.narrowPeak.gz</text:p>
          </table:table-cell>
          <table:table-cell table:style-name="ce2" office:value-type="float" office:value="0.864042241576742" calcext:value-type="float">
            <text:p>0.864042241576742</text:p>
          </table:table-cell>
          <table:table-cell table:style-name="ce2" office:value-type="float" office:value="0.315678573640142" calcext:value-type="float">
            <text:p>0.315678573640142</text:p>
          </table:table-cell>
          <table:table-cell table:style-name="ce2" office:value-type="float" office:value="0.0352025387671859" calcext:value-type="float">
            <text:p>0.0352025387671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lano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MelanoUniPk.narrowPeak.gz</text:p>
          </table:table-cell>
          <table:table-cell table:style-name="ce2" office:value-type="float" office:value="0.847363065887507" calcext:value-type="float">
            <text:p>0.847363065887507</text:p>
          </table:table-cell>
          <table:table-cell table:style-name="ce2" office:value-type="float" office:value="0.353515943717756" calcext:value-type="float">
            <text:p>0.353515943717756</text:p>
          </table:table-cell>
          <table:table-cell table:style-name="ce2" office:value-type="float" office:value="0.048375470304863" calcext:value-type="float">
            <text:p>0.0483754703048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yometr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MyometrUniPk.narrowPeak.gz</text:p>
          </table:table-cell>
          <table:table-cell table:style-name="ce2" office:value-type="float" office:value="0.916022356319488" calcext:value-type="float">
            <text:p>0.916022356319488</text:p>
          </table:table-cell>
          <table:table-cell table:style-name="ce2" office:value-type="float" office:value="0.418530243454172" calcext:value-type="float">
            <text:p>0.418530243454172</text:p>
          </table:table-cell>
          <table:table-cell table:style-name="ce2" office:value-type="float" office:value="0.039527585358135" calcext:value-type="float">
            <text:p>0.039527585358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teobl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OsteoblUniPk.narrowPeak.gz</text:p>
          </table:table-cell>
          <table:table-cell table:style-name="ce2" office:value-type="float" office:value="0.849303246428156" calcext:value-type="float">
            <text:p>0.849303246428156</text:p>
          </table:table-cell>
          <table:table-cell table:style-name="ce2" office:value-type="float" office:value="0.350313789607816" calcext:value-type="float">
            <text:p>0.350313789607816</text:p>
          </table:table-cell>
          <table:table-cell table:style-name="ce2" office:value-type="float" office:value="0.0547839234853546" calcext:value-type="float">
            <text:p>0.0547839234853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nIsletD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PanisletdUniPk.narrowPeak.gz</text:p>
          </table:table-cell>
          <table:table-cell table:style-name="ce2" office:value-type="float" office:value="0.914119581874783" calcext:value-type="float">
            <text:p>0.914119581874783</text:p>
          </table:table-cell>
          <table:table-cell table:style-name="ce2" office:value-type="float" office:value="0.457494331135842" calcext:value-type="float">
            <text:p>0.457494331135842</text:p>
          </table:table-cell>
          <table:table-cell table:style-name="ce2" office:value-type="float" office:value="0.0465733675586343" calcext:value-type="float">
            <text:p>0.0465733675586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nIslets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PanisletsUniPk.narrowPeak.gz</text:p>
          </table:table-cell>
          <table:table-cell table:style-name="ce2" office:value-type="float" office:value="0.892165869624381" calcext:value-type="float">
            <text:p>0.892165869624381</text:p>
          </table:table-cell>
          <table:table-cell table:style-name="ce2" office:value-type="float" office:value="0.370622373019105" calcext:value-type="float">
            <text:p>0.370622373019105</text:p>
          </table:table-cell>
          <table:table-cell table:style-name="ce2" office:value-type="float" office:value="0.0332158303737825" calcext:value-type="float">
            <text:p>0.0332158303737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TE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PhteUniPk.narrowPeak.gz</text:p>
          </table:table-cell>
          <table:table-cell table:style-name="ce2" office:value-type="float" office:value="0.892540969654915" calcext:value-type="float">
            <text:p>0.892540969654915</text:p>
          </table:table-cell>
          <table:table-cell table:style-name="ce2" office:value-type="float" office:value="0.423506474755886" calcext:value-type="float">
            <text:p>0.423506474755886</text:p>
          </table:table-cell>
          <table:table-cell table:style-name="ce2" office:value-type="float" office:value="0.0533993811315447" calcext:value-type="float">
            <text:p>0.0533993811315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gFib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ProgfibUniPk.narrowPeak.gz</text:p>
          </table:table-cell>
          <table:table-cell table:style-name="ce2" office:value-type="float" office:value="0.915250809991958" calcext:value-type="float">
            <text:p>0.915250809991958</text:p>
          </table:table-cell>
          <table:table-cell table:style-name="ce2" office:value-type="float" office:value="0.440472659314599" calcext:value-type="float">
            <text:p>0.440472659314599</text:p>
          </table:table-cell>
          <table:table-cell table:style-name="ce2" office:value-type="float" office:value="0.0452371743028939" calcext:value-type="float">
            <text:p>0.0452371743028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WPE1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Rwpe1UniPk.narrowPeak.gz</text:p>
          </table:table-cell>
          <table:table-cell table:style-name="ce2" office:value-type="float" office:value="0.927696293727135" calcext:value-type="float">
            <text:p>0.927696293727135</text:p>
          </table:table-cell>
          <table:table-cell table:style-name="ce2" office:value-type="float" office:value="0.474317288662231" calcext:value-type="float">
            <text:p>0.474317288662231</text:p>
          </table:table-cell>
          <table:table-cell table:style-name="ce2" office:value-type="float" office:value="0.0420505292028552" calcext:value-type="float">
            <text:p>0.0420505292028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ellate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StellateUniPk.narrowPeak.gz</text:p>
          </table:table-cell>
          <table:table-cell table:style-name="ce2" office:value-type="float" office:value="0.925775813758476" calcext:value-type="float">
            <text:p>0.925775813758476</text:p>
          </table:table-cell>
          <table:table-cell table:style-name="ce2" office:value-type="float" office:value="0.449449120985647" calcext:value-type="float">
            <text:p>0.449449120985647</text:p>
          </table:table-cell>
          <table:table-cell table:style-name="ce2" office:value-type="float" office:value="0.0393253982207532" calcext:value-type="float">
            <text:p>0.0393253982207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-47D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T47dUniPk.narrowPeak.gz</text:p>
          </table:table-cell>
          <table:table-cell table:style-name="ce2" office:value-type="float" office:value="0.889518980081018" calcext:value-type="float">
            <text:p>0.889518980081018</text:p>
          </table:table-cell>
          <table:table-cell table:style-name="ce2" office:value-type="float" office:value="0.370558998602517" calcext:value-type="float">
            <text:p>0.370558998602517</text:p>
          </table:table-cell>
          <table:table-cell table:style-name="ce2" office:value-type="float" office:value="0.0355497731987763" calcext:value-type="float">
            <text:p>0.0355497731987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ult_CD4_Th0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Th0UniPk.narrowPeak.gz</text:p>
          </table:table-cell>
          <table:table-cell table:style-name="ce2" office:value-type="float" office:value="0.884814334961237" calcext:value-type="float">
            <text:p>0.884814334961237</text:p>
          </table:table-cell>
          <table:table-cell table:style-name="ce2" office:value-type="float" office:value="0.371040656589608" calcext:value-type="float">
            <text:p>0.371040656589608</text:p>
          </table:table-cell>
          <table:table-cell table:style-name="ce2" office:value-type="float" office:value="0.0356244945321566" calcext:value-type="float">
            <text:p>0.0356244945321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rothelia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DukeUrotheliaUniPk.narrowPeak.gz</text:p>
          </table:table-cell>
          <table:table-cell table:style-name="ce2" office:value-type="float" office:value="0.921872671606703" calcext:value-type="float">
            <text:p>0.921872671606703</text:p>
          </table:table-cell>
          <table:table-cell table:style-name="ce2" office:value-type="float" office:value="0.449818841494393" calcext:value-type="float">
            <text:p>0.449818841494393</text:p>
          </table:table-cell>
          <table:table-cell table:style-name="ce2" office:value-type="float" office:value="0.0367672913956187" calcext:value-type="float">
            <text:p>0.0367672913956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rothelia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UT189</text:p>
          </table:table-cell>
          <table:table-cell table:style-name="ce2" office:value-type="string" calcext:value-type="string">
            <text:p>wgEncodeAwgDnaseDukeUrotheliaut189UniPk.narrowPeak.gz</text:p>
          </table:table-cell>
          <table:table-cell table:style-name="ce2" office:value-type="float" office:value="0.905203185850282" calcext:value-type="float">
            <text:p>0.905203185850282</text:p>
          </table:table-cell>
          <table:table-cell table:style-name="ce2" office:value-type="float" office:value="0.421751900667622" calcext:value-type="float">
            <text:p>0.421751900667622</text:p>
          </table:table-cell>
          <table:table-cell table:style-name="ce2" office:value-type="float" office:value="0.0402879848095925" calcext:value-type="float">
            <text:p>0.0402879848095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04449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Ag04449UniPk.narrowPeak.gz</text:p>
          </table:table-cell>
          <table:table-cell table:style-name="ce2" office:value-type="float" office:value="0.930299369357836" calcext:value-type="float">
            <text:p>0.930299369357836</text:p>
          </table:table-cell>
          <table:table-cell table:style-name="ce2" office:value-type="float" office:value="0.458221816869445" calcext:value-type="float">
            <text:p>0.458221816869445</text:p>
          </table:table-cell>
          <table:table-cell table:style-name="ce2" office:value-type="float" office:value="0.0425823692816203" calcext:value-type="float">
            <text:p>0.042582369281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04450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Ag04450UniPk.narrowPeak.gz</text:p>
          </table:table-cell>
          <table:table-cell table:style-name="ce2" office:value-type="float" office:value="0.930558583788783" calcext:value-type="float">
            <text:p>0.930558583788783</text:p>
          </table:table-cell>
          <table:table-cell table:style-name="ce2" office:value-type="float" office:value="0.453958420062567" calcext:value-type="float">
            <text:p>0.453958420062567</text:p>
          </table:table-cell>
          <table:table-cell table:style-name="ce2" office:value-type="float" office:value="0.0401737051232462" calcext:value-type="float">
            <text:p>0.0401737051232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09309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Ag09309UniPk.narrowPeak.gz</text:p>
          </table:table-cell>
          <table:table-cell table:style-name="ce2" office:value-type="float" office:value="0.929469518889516" calcext:value-type="float">
            <text:p>0.929469518889516</text:p>
          </table:table-cell>
          <table:table-cell table:style-name="ce2" office:value-type="float" office:value="0.495959455904626" calcext:value-type="float">
            <text:p>0.495959455904626</text:p>
          </table:table-cell>
          <table:table-cell table:style-name="ce2" office:value-type="float" office:value="0.0511885087380006" calcext:value-type="float">
            <text:p>0.0511885087380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09319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Ag09319UniPk.narrowPeak.gz</text:p>
          </table:table-cell>
          <table:table-cell table:style-name="ce2" office:value-type="float" office:value="0.927775855337154" calcext:value-type="float">
            <text:p>0.927775855337154</text:p>
          </table:table-cell>
          <table:table-cell table:style-name="ce2" office:value-type="float" office:value="0.435565132627243" calcext:value-type="float">
            <text:p>0.435565132627243</text:p>
          </table:table-cell>
          <table:table-cell table:style-name="ce2" office:value-type="float" office:value="0.0387539997890221" calcext:value-type="float">
            <text:p>0.0387539997890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10803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Ag10803UniPk.narrowPeak.gz</text:p>
          </table:table-cell>
          <table:table-cell table:style-name="ce2" office:value-type="float" office:value="0.935139242951069" calcext:value-type="float">
            <text:p>0.935139242951069</text:p>
          </table:table-cell>
          <table:table-cell table:style-name="ce2" office:value-type="float" office:value="0.490665334493909" calcext:value-type="float">
            <text:p>0.490665334493909</text:p>
          </table:table-cell>
          <table:table-cell table:style-name="ce2" office:value-type="float" office:value="0.0440811913217764" calcext:value-type="float">
            <text:p>0.0440811913217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oAF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AoafUniPk.narrowPeak.gz</text:p>
          </table:table-cell>
          <table:table-cell table:style-name="ce2" office:value-type="float" office:value="0.928060187376926" calcext:value-type="float">
            <text:p>0.928060187376926</text:p>
          </table:table-cell>
          <table:table-cell table:style-name="ce2" office:value-type="float" office:value="0.482309332883159" calcext:value-type="float">
            <text:p>0.482309332883159</text:p>
          </table:table-cell>
          <table:table-cell table:style-name="ce2" office:value-type="float" office:value="0.0472854179120222" calcext:value-type="float">
            <text:p>0.0472854179120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2_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Be2cUniPk.narrowPeak.gz</text:p>
          </table:table-cell>
          <table:table-cell table:style-name="ce2" office:value-type="float" office:value="0.913226232675222" calcext:value-type="float">
            <text:p>0.913226232675222</text:p>
          </table:table-cell>
          <table:table-cell table:style-name="ce2" office:value-type="float" office:value="0.455713760137028" calcext:value-type="float">
            <text:p>0.455713760137028</text:p>
          </table:table-cell>
          <table:table-cell table:style-name="ce2" office:value-type="float" office:value="0.0446965434790253" calcext:value-type="float">
            <text:p>0.0446965434790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J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BjUniPk.narrowPeak.gz</text:p>
          </table:table-cell>
          <table:table-cell table:style-name="ce2" office:value-type="float" office:value="0.926037246903907" calcext:value-type="float">
            <text:p>0.926037246903907</text:p>
          </table:table-cell>
          <table:table-cell table:style-name="ce2" office:value-type="float" office:value="0.439866947199317" calcext:value-type="float">
            <text:p>0.439866947199317</text:p>
          </table:table-cell>
          <table:table-cell table:style-name="ce2" office:value-type="float" office:value="0.0426439044973452" calcext:value-type="float">
            <text:p>0.0426439044973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co-2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Caco2UniPk.narrowPeak.gz</text:p>
          </table:table-cell>
          <table:table-cell table:style-name="ce2" office:value-type="float" office:value="0.955102255054901" calcext:value-type="float">
            <text:p>0.955102255054901</text:p>
          </table:table-cell>
          <table:table-cell table:style-name="ce2" office:value-type="float" office:value="0.44117251139532" calcext:value-type="float">
            <text:p>0.44117251139532</text:p>
          </table:table-cell>
          <table:table-cell table:style-name="ce2" office:value-type="float" office:value="0.0224471676219276" calcext:value-type="float">
            <text:p>0.0224471676219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D20+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Cd20UniPk.narrowPeak.gz</text:p>
          </table:table-cell>
          <table:table-cell table:style-name="ce2" office:value-type="float" office:value="0.917355569842305" calcext:value-type="float">
            <text:p>0.917355569842305</text:p>
          </table:table-cell>
          <table:table-cell table:style-name="ce2" office:value-type="float" office:value="0.393547977576309" calcext:value-type="float">
            <text:p>0.393547977576309</text:p>
          </table:table-cell>
          <table:table-cell table:style-name="ce2" office:value-type="float" office:value="0.0297962305284996" calcext:value-type="float">
            <text:p>0.02979623052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D34+_Mobilized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Cd34mobilizedUniPk.narrowPeak.gz</text:p>
          </table:table-cell>
          <table:table-cell table:style-name="ce2" office:value-type="float" office:value="0.92550026789802" calcext:value-type="float">
            <text:p>0.92550026789802</text:p>
          </table:table-cell>
          <table:table-cell table:style-name="ce2" office:value-type="float" office:value="0.491902046975553" calcext:value-type="float">
            <text:p>0.491902046975553</text:p>
          </table:table-cell>
          <table:table-cell table:style-name="ce2" office:value-type="float" office:value="0.0423098561834101" calcext:value-type="float">
            <text:p>0.042309856183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MK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CmkUniPk.narrowPeak.gz</text:p>
          </table:table-cell>
          <table:table-cell table:style-name="ce2" office:value-type="float" office:value="0.928677330290734" calcext:value-type="float">
            <text:p>0.928677330290734</text:p>
          </table:table-cell>
          <table:table-cell table:style-name="ce2" office:value-type="float" office:value="0.431476929843936" calcext:value-type="float">
            <text:p>0.431476929843936</text:p>
          </table:table-cell>
          <table:table-cell table:style-name="ce2" office:value-type="float" office:value="0.0282798269981364" calcext:value-type="float">
            <text:p>0.0282798269981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A549UniPk.narrowPeak.gz</text:p>
          </table:table-cell>
          <table:table-cell table:style-name="ce2" office:value-type="float" office:value="0.88912009498196" calcext:value-type="float">
            <text:p>0.88912009498196</text:p>
          </table:table-cell>
          <table:table-cell table:style-name="ce2" office:value-type="float" office:value="0.445404791160675" calcext:value-type="float">
            <text:p>0.445404791160675</text:p>
          </table:table-cell>
          <table:table-cell table:style-name="ce2" office:value-type="float" office:value="0.0516544182284891" calcext:value-type="float">
            <text:p>0.0516544182284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Gm12878UniPk.narrowPeak.gz</text:p>
          </table:table-cell>
          <table:table-cell table:style-name="ce2" office:value-type="float" office:value="0.895268981892547" calcext:value-type="float">
            <text:p>0.895268981892547</text:p>
          </table:table-cell>
          <table:table-cell table:style-name="ce2" office:value-type="float" office:value="0.403258509770081" calcext:value-type="float">
            <text:p>0.403258509770081</text:p>
          </table:table-cell>
          <table:table-cell table:style-name="ce2" office:value-type="float" office:value="0.0450393825380639" calcext:value-type="float">
            <text:p>0.0450393825380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H1hescUniPk.narrowPeak.gz</text:p>
          </table:table-cell>
          <table:table-cell table:style-name="ce2" office:value-type="float" office:value="0.922875567009004" calcext:value-type="float">
            <text:p>0.922875567009004</text:p>
          </table:table-cell>
          <table:table-cell table:style-name="ce2" office:value-type="float" office:value="0.49771121466308" calcext:value-type="float">
            <text:p>0.49771121466308</text:p>
          </table:table-cell>
          <table:table-cell table:style-name="ce2" office:value-type="float" office:value="0.0557157424663314" calcext:value-type="float">
            <text:p>0.0557157424663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Helas3UniPk.narrowPeak.gz</text:p>
          </table:table-cell>
          <table:table-cell table:style-name="ce2" office:value-type="float" office:value="0.881399821992966" calcext:value-type="float">
            <text:p>0.881399821992966</text:p>
          </table:table-cell>
          <table:table-cell table:style-name="ce2" office:value-type="float" office:value="0.41314481635996" calcext:value-type="float">
            <text:p>0.41314481635996</text:p>
          </table:table-cell>
          <table:table-cell table:style-name="ce2" office:value-type="float" office:value="0.0539883610534829" calcext:value-type="float">
            <text:p>0.0539883610534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Hepg2UniPk.narrowPeak.gz</text:p>
          </table:table-cell>
          <table:table-cell table:style-name="ce2" office:value-type="float" office:value="0.919644463401198" calcext:value-type="float">
            <text:p>0.919644463401198</text:p>
          </table:table-cell>
          <table:table-cell table:style-name="ce2" office:value-type="float" office:value="0.467314817619084" calcext:value-type="float">
            <text:p>0.467314817619084</text:p>
          </table:table-cell>
          <table:table-cell table:style-name="ce2" office:value-type="float" office:value="0.04369439853722" calcext:value-type="float">
            <text:p>0.043694398537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E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HmecUniPk.narrowPeak.gz</text:p>
          </table:table-cell>
          <table:table-cell table:style-name="ce2" office:value-type="float" office:value="0.879333841307066" calcext:value-type="float">
            <text:p>0.879333841307066</text:p>
          </table:table-cell>
          <table:table-cell table:style-name="ce2" office:value-type="float" office:value="0.44875638926779" calcext:value-type="float">
            <text:p>0.44875638926779</text:p>
          </table:table-cell>
          <table:table-cell table:style-name="ce2" office:value-type="float" office:value="0.0703918914167165" calcext:value-type="float">
            <text:p>0.0703918914167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SMMtube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HsmmtubeUniPk.narrowPeak.gz</text:p>
          </table:table-cell>
          <table:table-cell table:style-name="ce2" office:value-type="float" office:value="0.91171327423798" calcext:value-type="float">
            <text:p>0.91171327423798</text:p>
          </table:table-cell>
          <table:table-cell table:style-name="ce2" office:value-type="float" office:value="0.515727527334389" calcext:value-type="float">
            <text:p>0.515727527334389</text:p>
          </table:table-cell>
          <table:table-cell table:style-name="ce2" office:value-type="float" office:value="0.067121734238194" calcext:value-type="float">
            <text:p>0.0671217342381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SMM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HsmmUniPk.narrowPeak.gz</text:p>
          </table:table-cell>
          <table:table-cell table:style-name="ce2" office:value-type="float" office:value="0.907026953832218" calcext:value-type="float">
            <text:p>0.907026953832218</text:p>
          </table:table-cell>
          <table:table-cell table:style-name="ce2" office:value-type="float" office:value="0.49145981268611" calcext:value-type="float">
            <text:p>0.49145981268611</text:p>
          </table:table-cell>
          <table:table-cell table:style-name="ce2" office:value-type="float" office:value="0.0669547100812265" calcext:value-type="float">
            <text:p>0.0669547100812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HuvecUniPk.narrowPeak.gz</text:p>
          </table:table-cell>
          <table:table-cell table:style-name="ce2" office:value-type="float" office:value="0.905654383869995" calcext:value-type="float">
            <text:p>0.905654383869995</text:p>
          </table:table-cell>
          <table:table-cell table:style-name="ce2" office:value-type="float" office:value="0.443267004881015" calcext:value-type="float">
            <text:p>0.443267004881015</text:p>
          </table:table-cell>
          <table:table-cell table:style-name="ce2" office:value-type="float" office:value="0.0480985618341011" calcext:value-type="float">
            <text:p>0.0480985618341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K562UniPk.narrowPeak.gz</text:p>
          </table:table-cell>
          <table:table-cell table:style-name="ce2" office:value-type="float" office:value="0.903535042482563" calcext:value-type="float">
            <text:p>0.903535042482563</text:p>
          </table:table-cell>
          <table:table-cell table:style-name="ce2" office:value-type="float" office:value="0.43107491126909" calcext:value-type="float">
            <text:p>0.43107491126909</text:p>
          </table:table-cell>
          <table:table-cell table:style-name="ce2" office:value-type="float" office:value="0.0450833362635817" calcext:value-type="float">
            <text:p>0.0450833362635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NCaP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LncapUniPk.narrowPeak.gz</text:p>
          </table:table-cell>
          <table:table-cell table:style-name="ce2" office:value-type="float" office:value="0.87575155902128" calcext:value-type="float">
            <text:p>0.87575155902128</text:p>
          </table:table-cell>
          <table:table-cell table:style-name="ce2" office:value-type="float" office:value="0.415550389650494" calcext:value-type="float">
            <text:p>0.415550389650494</text:p>
          </table:table-cell>
          <table:table-cell table:style-name="ce2" office:value-type="float" office:value="0.057522240585112" calcext:value-type="float">
            <text:p>0.0575222405851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Mcf7UniPk.narrowPeak.gz</text:p>
          </table:table-cell>
          <table:table-cell table:style-name="ce2" office:value-type="float" office:value="0.887666733158598" calcext:value-type="float">
            <text:p>0.887666733158598</text:p>
          </table:table-cell>
          <table:table-cell table:style-name="ce2" office:value-type="float" office:value="0.412580770730768" calcext:value-type="float">
            <text:p>0.412580770730768</text:p>
          </table:table-cell>
          <table:table-cell table:style-name="ce2" office:value-type="float" office:value="0.0518390238756637" calcext:value-type="float">
            <text:p>0.0518390238756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NhekUniPk.narrowPeak.gz</text:p>
          </table:table-cell>
          <table:table-cell table:style-name="ce2" office:value-type="float" office:value="0.914142019105375" calcext:value-type="float">
            <text:p>0.914142019105375</text:p>
          </table:table-cell>
          <table:table-cell table:style-name="ce2" office:value-type="float" office:value="0.466967576797333" calcext:value-type="float">
            <text:p>0.466967576797333</text:p>
          </table:table-cell>
          <table:table-cell table:style-name="ce2" office:value-type="float" office:value="0.0515269524244875" calcext:value-type="float">
            <text:p>0.0515269524244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1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dukeTh1UniPk.narrowPeak.gz</text:p>
          </table:table-cell>
          <table:table-cell table:style-name="ce2" office:value-type="float" office:value="0.865216235741711" calcext:value-type="float">
            <text:p>0.865216235741711</text:p>
          </table:table-cell>
          <table:table-cell table:style-name="ce2" office:value-type="float" office:value="0.35818055770814" calcext:value-type="float">
            <text:p>0.35818055770814</text:p>
          </table:table-cell>
          <table:table-cell table:style-name="ce2" office:value-type="float" office:value="0.0500632933647456" calcext:value-type="float">
            <text:p>0.0500632933647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06990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Gm06990UniPk.narrowPeak.gz</text:p>
          </table:table-cell>
          <table:table-cell table:style-name="ce2" office:value-type="float" office:value="0.902955171221191" calcext:value-type="float">
            <text:p>0.902955171221191</text:p>
          </table:table-cell>
          <table:table-cell table:style-name="ce2" office:value-type="float" office:value="0.325524830242387" calcext:value-type="float">
            <text:p>0.325524830242387</text:p>
          </table:table-cell>
          <table:table-cell table:style-name="ce2" office:value-type="float" office:value="0.0258403952318999" calcext:value-type="float">
            <text:p>0.02584039523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64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Gm12864UniPk.narrowPeak.gz</text:p>
          </table:table-cell>
          <table:table-cell table:style-name="ce2" office:value-type="float" office:value="0.917940254894384" calcext:value-type="float">
            <text:p>0.917940254894384</text:p>
          </table:table-cell>
          <table:table-cell table:style-name="ce2" office:value-type="float" office:value="0.4162217031916" calcext:value-type="float">
            <text:p>0.4162217031916</text:p>
          </table:table-cell>
          <table:table-cell table:style-name="ce2" office:value-type="float" office:value="0.0368815710819649" calcext:value-type="float">
            <text:p>0.0368815710819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65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Gm12865UniPk.narrowPeak.gz</text:p>
          </table:table-cell>
          <table:table-cell table:style-name="ce2" office:value-type="float" office:value="0.926324849327028" calcext:value-type="float">
            <text:p>0.926324849327028</text:p>
          </table:table-cell>
          <table:table-cell table:style-name="ce2" office:value-type="float" office:value="0.456065430080212" calcext:value-type="float">
            <text:p>0.456065430080212</text:p>
          </table:table-cell>
          <table:table-cell table:style-name="ce2" office:value-type="float" office:value="0.038499068181019" calcext:value-type="float">
            <text:p>0.0384990681810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7-hES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7hescUniPk.narrowPeak.gz</text:p>
          </table:table-cell>
          <table:table-cell table:style-name="ce2" office:value-type="float" office:value="0.91553690453489" calcext:value-type="float">
            <text:p>0.91553690453489</text:p>
          </table:table-cell>
          <table:table-cell table:style-name="ce2" office:value-type="float" office:value="0.491235316920668" calcext:value-type="float">
            <text:p>0.491235316920668</text:p>
          </table:table-cell>
          <table:table-cell table:style-name="ce2" office:value-type="float" office:value="0.0549905059952882" calcext:value-type="float">
            <text:p>0.0549905059952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acUniPk.narrowPeak.gz</text:p>
          </table:table-cell>
          <table:table-cell table:style-name="ce2" office:value-type="float" office:value="0.92848688731603" calcext:value-type="float">
            <text:p>0.92848688731603</text:p>
          </table:table-cell>
          <table:table-cell table:style-name="ce2" office:value-type="float" office:value="0.488684148728621" calcext:value-type="float">
            <text:p>0.488684148728621</text:p>
          </table:table-cell>
          <table:table-cell table:style-name="ce2" office:value-type="float" office:value="0.046243714617251" calcext:value-type="float">
            <text:p>0.0462437146172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Epi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aepicUniPk.narrowPeak.gz</text:p>
          </table:table-cell>
          <table:table-cell table:style-name="ce2" office:value-type="float" office:value="0.926575880023523" calcext:value-type="float">
            <text:p>0.926575880023523</text:p>
          </table:table-cell>
          <table:table-cell table:style-name="ce2" office:value-type="float" office:value="0.490429836560775" calcext:value-type="float">
            <text:p>0.490429836560775</text:p>
          </table:table-cell>
          <table:table-cell table:style-name="ce2" office:value-type="float" office:value="0.0535356376806498" calcext:value-type="float">
            <text:p>0.053535637680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-h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ahUniPk.narrowPeak.gz</text:p>
          </table:table-cell>
          <table:table-cell table:style-name="ce2" office:value-type="float" office:value="0.918749236625026" calcext:value-type="float">
            <text:p>0.918749236625026</text:p>
          </table:table-cell>
          <table:table-cell table:style-name="ce2" office:value-type="float" office:value="0.487763516814527" calcext:value-type="float">
            <text:p>0.487763516814527</text:p>
          </table:table-cell>
          <table:table-cell table:style-name="ce2" office:value-type="float" office:value="0.0509072048946869" calcext:value-type="float">
            <text:p>0.0509072048946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-sp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aspUniPk.narrowPeak.gz</text:p>
          </table:table-cell>
          <table:table-cell table:style-name="ce2" office:value-type="float" office:value="0.867568073767126" calcext:value-type="float">
            <text:p>0.867568073767126</text:p>
          </table:table-cell>
          <table:table-cell table:style-name="ce2" office:value-type="float" office:value="0.310307910351425" calcext:value-type="float">
            <text:p>0.310307910351425</text:p>
          </table:table-cell>
          <table:table-cell table:style-name="ce2" office:value-type="float" office:value="0.0477425366574071" calcext:value-type="float">
            <text:p>0.0477425366574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BME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bmecUniPk.narrowPeak.gz</text:p>
          </table:table-cell>
          <table:table-cell table:style-name="ce2" office:value-type="float" office:value="0.927589774784672" calcext:value-type="float">
            <text:p>0.927589774784672</text:p>
          </table:table-cell>
          <table:table-cell table:style-name="ce2" office:value-type="float" office:value="0.514184176726172" calcext:value-type="float">
            <text:p>0.514184176726172</text:p>
          </table:table-cell>
          <table:table-cell table:style-name="ce2" office:value-type="float" office:value="0.0542696648967967" calcext:value-type="float">
            <text:p>0.0542696648967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Faa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cfaaUniPk.narrowPeak.gz</text:p>
          </table:table-cell>
          <table:table-cell table:style-name="ce2" office:value-type="float" office:value="0.925915241139165" calcext:value-type="float">
            <text:p>0.925915241139165</text:p>
          </table:table-cell>
          <table:table-cell table:style-name="ce2" office:value-type="float" office:value="0.493208780082158" calcext:value-type="float">
            <text:p>0.493208780082158</text:p>
          </table:table-cell>
          <table:table-cell table:style-name="ce2" office:value-type="float" office:value="0.050054502619642" calcext:value-type="float">
            <text:p>0.0500545026196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F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cfUniPk.narrowPeak.gz</text:p>
          </table:table-cell>
          <table:table-cell table:style-name="ce2" office:value-type="float" office:value="0.931345076896018" calcext:value-type="float">
            <text:p>0.931345076896018</text:p>
          </table:table-cell>
          <table:table-cell table:style-name="ce2" office:value-type="float" office:value="0.495684900629491" calcext:value-type="float">
            <text:p>0.495684900629491</text:p>
          </table:table-cell>
          <table:table-cell table:style-name="ce2" office:value-type="float" office:value="0.0481996554027919" calcext:value-type="float">
            <text:p>0.0481996554027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M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cmUniPk.narrowPeak.gz</text:p>
          </table:table-cell>
          <table:table-cell table:style-name="ce2" office:value-type="float" office:value="0.932838333399506" calcext:value-type="float">
            <text:p>0.932838333399506</text:p>
          </table:table-cell>
          <table:table-cell table:style-name="ce2" office:value-type="float" office:value="0.520588953606534" calcext:value-type="float">
            <text:p>0.520588953606534</text:p>
          </table:table-cell>
          <table:table-cell table:style-name="ce2" office:value-type="float" office:value="0.0526389816800872" calcext:value-type="float">
            <text:p>0.0526389816800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onF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confUniPk.narrowPeak.gz</text:p>
          </table:table-cell>
          <table:table-cell table:style-name="ce2" office:value-type="float" office:value="0.92942622623048" calcext:value-type="float">
            <text:p>0.92942622623048</text:p>
          </table:table-cell>
          <table:table-cell table:style-name="ce2" office:value-type="float" office:value="0.482795647631406" calcext:value-type="float">
            <text:p>0.482795647631406</text:p>
          </table:table-cell>
          <table:table-cell table:style-name="ce2" office:value-type="float" office:value="0.0431405815956961" calcext:value-type="float">
            <text:p>0.0431405815956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PEpi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cpepicUniPk.narrowPeak.gz</text:p>
          </table:table-cell>
          <table:table-cell table:style-name="ce2" office:value-type="float" office:value="0.920136522104539" calcext:value-type="float">
            <text:p>0.920136522104539</text:p>
          </table:table-cell>
          <table:table-cell table:style-name="ce2" office:value-type="float" office:value="0.497146353671468" calcext:value-type="float">
            <text:p>0.497146353671468</text:p>
          </table:table-cell>
          <table:table-cell table:style-name="ce2" office:value-type="float" office:value="0.0560497907802665" calcext:value-type="float">
            <text:p>0.0560497907802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T-116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ct116UniPk.narrowPeak.gz</text:p>
          </table:table-cell>
          <table:table-cell table:style-name="ce2" office:value-type="float" office:value="0.925107352570197" calcext:value-type="float">
            <text:p>0.925107352570197</text:p>
          </table:table-cell>
          <table:table-cell table:style-name="ce2" office:value-type="float" office:value="0.487610951023772" calcext:value-type="float">
            <text:p>0.487610951023772</text:p>
          </table:table-cell>
          <table:table-cell table:style-name="ce2" office:value-type="float" office:value="0.0336289953936496" calcext:value-type="float">
            <text:p>0.033628995393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Epi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eepicUniPk.narrowPeak.gz</text:p>
          </table:table-cell>
          <table:table-cell table:style-name="ce2" office:value-type="float" office:value="0.934086436002418" calcext:value-type="float">
            <text:p>0.934086436002418</text:p>
          </table:table-cell>
          <table:table-cell table:style-name="ce2" office:value-type="float" office:value="0.550066231836228" calcext:value-type="float">
            <text:p>0.550066231836228</text:p>
          </table:table-cell>
          <table:table-cell table:style-name="ce2" office:value-type="float" office:value="0.0560541861528183" calcext:value-type="float">
            <text:p>0.0560541861528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FF-My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ffmycUniPk.narrowPeak.gz</text:p>
          </table:table-cell>
          <table:table-cell table:style-name="ce2" office:value-type="float" office:value="0.914313098688778" calcext:value-type="float">
            <text:p>0.914313098688778</text:p>
          </table:table-cell>
          <table:table-cell table:style-name="ce2" office:value-type="float" office:value="0.483104907563067" calcext:value-type="float">
            <text:p>0.483104907563067</text:p>
          </table:table-cell>
          <table:table-cell table:style-name="ce2" office:value-type="float" office:value="0.0549817152501846" calcext:value-type="float">
            <text:p>0.0549817152501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FF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ffUniPk.narrowPeak.gz</text:p>
          </table:table-cell>
          <table:table-cell table:style-name="ce2" office:value-type="float" office:value="0.925130896035667" calcext:value-type="float">
            <text:p>0.925130896035667</text:p>
          </table:table-cell>
          <table:table-cell table:style-name="ce2" office:value-type="float" office:value="0.502947828402917" calcext:value-type="float">
            <text:p>0.502947828402917</text:p>
          </table:table-cell>
          <table:table-cell table:style-name="ce2" office:value-type="float" office:value="0.0517115580716622" calcext:value-type="float">
            <text:p>0.0517115580716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GF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gfUniPk.narrowPeak.gz</text:p>
          </table:table-cell>
          <table:table-cell table:style-name="ce2" office:value-type="float" office:value="0.927895498119578" calcext:value-type="float">
            <text:p>0.927895498119578</text:p>
          </table:table-cell>
          <table:table-cell table:style-name="ce2" office:value-type="float" office:value="0.436505092845087" calcext:value-type="float">
            <text:p>0.436505092845087</text:p>
          </table:table-cell>
          <table:table-cell table:style-name="ce2" office:value-type="float" office:value="0.0394528640247547" calcext:value-type="float">
            <text:p>0.0394528640247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IPEpi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ipepicUniPk.narrowPeak.gz</text:p>
          </table:table-cell>
          <table:table-cell table:style-name="ce2" office:value-type="float" office:value="0.924607140102535" calcext:value-type="float">
            <text:p>0.924607140102535</text:p>
          </table:table-cell>
          <table:table-cell table:style-name="ce2" office:value-type="float" office:value="0.510248782021965" calcext:value-type="float">
            <text:p>0.510248782021965</text:p>
          </table:table-cell>
          <table:table-cell table:style-name="ce2" office:value-type="float" office:value="0.0600451844298323" calcext:value-type="float">
            <text:p>0.0600451844298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L-60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l60UniPk.narrowPeak.gz</text:p>
          </table:table-cell>
          <table:table-cell table:style-name="ce2" office:value-type="float" office:value="0.909168997014258" calcext:value-type="float">
            <text:p>0.909168997014258</text:p>
          </table:table-cell>
          <table:table-cell table:style-name="ce2" office:value-type="float" office:value="0.420474816520856" calcext:value-type="float">
            <text:p>0.420474816520856</text:p>
          </table:table-cell>
          <table:table-cell table:style-name="ce2" office:value-type="float" office:value="0.038657301592883" calcext:value-type="float">
            <text:p>0.0386573015928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F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mfUniPk.narrowPeak.gz</text:p>
          </table:table-cell>
          <table:table-cell table:style-name="ce2" office:value-type="float" office:value="0.936543988613373" calcext:value-type="float">
            <text:p>0.936543988613373</text:p>
          </table:table-cell>
          <table:table-cell table:style-name="ce2" office:value-type="float" office:value="0.529311022253432" calcext:value-type="float">
            <text:p>0.529311022253432</text:p>
          </table:table-cell>
          <table:table-cell table:style-name="ce2" office:value-type="float" office:value="0.050608319561166" calcext:value-type="float">
            <text:p>0.0506083195611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VEC-dAd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mvecdadUniPk.narrowPeak.gz</text:p>
          </table:table-cell>
          <table:table-cell table:style-name="ce2" office:value-type="float" office:value="0.927300706773233" calcext:value-type="float">
            <text:p>0.927300706773233</text:p>
          </table:table-cell>
          <table:table-cell table:style-name="ce2" office:value-type="float" office:value="0.447921376152806" calcext:value-type="float">
            <text:p>0.447921376152806</text:p>
          </table:table-cell>
          <table:table-cell table:style-name="ce2" office:value-type="float" office:value="0.0339322760997222" calcext:value-type="float">
            <text:p>0.0339322760997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VEC-dBl-Ad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mvecdbladUniPk.narrowPeak.gz</text:p>
          </table:table-cell>
          <table:table-cell table:style-name="ce2" office:value-type="float" office:value="0.933941610557931" calcext:value-type="float">
            <text:p>0.933941610557931</text:p>
          </table:table-cell>
          <table:table-cell table:style-name="ce2" office:value-type="float" office:value="0.488458018982393" calcext:value-type="float">
            <text:p>0.488458018982393</text:p>
          </table:table-cell>
          <table:table-cell table:style-name="ce2" office:value-type="float" office:value="0.0423274376736172" calcext:value-type="float">
            <text:p>0.0423274376736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VEC-dBl-Neo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mvecdblneoUniPk.narrowPeak.gz</text:p>
          </table:table-cell>
          <table:table-cell table:style-name="ce2" office:value-type="float" office:value="0.924905590440588" calcext:value-type="float">
            <text:p>0.924905590440588</text:p>
          </table:table-cell>
          <table:table-cell table:style-name="ce2" office:value-type="float" office:value="0.483512443512806" calcext:value-type="float">
            <text:p>0.483512443512806</text:p>
          </table:table-cell>
          <table:table-cell table:style-name="ce2" office:value-type="float" office:value="0.0435845142234256" calcext:value-type="float">
            <text:p>0.0435845142234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VEC-dLy-Ad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mvecdlyadUniPk.narrowPeak.gz</text:p>
          </table:table-cell>
          <table:table-cell table:style-name="ce2" office:value-type="float" office:value="0.927537478132334" calcext:value-type="float">
            <text:p>0.927537478132334</text:p>
          </table:table-cell>
          <table:table-cell table:style-name="ce2" office:value-type="float" office:value="0.44867361995193" calcext:value-type="float">
            <text:p>0.44867361995193</text:p>
          </table:table-cell>
          <table:table-cell table:style-name="ce2" office:value-type="float" office:value="0.0325653152361194" calcext:value-type="float">
            <text:p>0.0325653152361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VEC-dLy-Neo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mvecdlyneoUniPk.narrowPeak.gz</text:p>
          </table:table-cell>
          <table:table-cell table:style-name="ce2" office:value-type="float" office:value="0.930836519735609" calcext:value-type="float">
            <text:p>0.930836519735609</text:p>
          </table:table-cell>
          <table:table-cell table:style-name="ce2" office:value-type="float" office:value="0.479265605025934" calcext:value-type="float">
            <text:p>0.479265605025934</text:p>
          </table:table-cell>
          <table:table-cell table:style-name="ce2" office:value-type="float" office:value="0.0407582896726327" calcext:value-type="float">
            <text:p>0.0407582896726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VEC-dNeo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mvecdneoUniPk.narrowPeak.gz</text:p>
          </table:table-cell>
          <table:table-cell table:style-name="ce2" office:value-type="float" office:value="0.930036611367944" calcext:value-type="float">
            <text:p>0.930036611367944</text:p>
          </table:table-cell>
          <table:table-cell table:style-name="ce2" office:value-type="float" office:value="0.477748669995982" calcext:value-type="float">
            <text:p>0.477748669995982</text:p>
          </table:table-cell>
          <table:table-cell table:style-name="ce2" office:value-type="float" office:value="0.0378353669257006" calcext:value-type="float">
            <text:p>0.0378353669257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VEC-LBl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mveclblUniPk.narrowPeak.gz</text:p>
          </table:table-cell>
          <table:table-cell table:style-name="ce2" office:value-type="float" office:value="0.930317060320124" calcext:value-type="float">
            <text:p>0.930317060320124</text:p>
          </table:table-cell>
          <table:table-cell table:style-name="ce2" office:value-type="float" office:value="0.49605464925252" calcext:value-type="float">
            <text:p>0.49605464925252</text:p>
          </table:table-cell>
          <table:table-cell table:style-name="ce2" office:value-type="float" office:value="0.044977847322339" calcext:value-type="float">
            <text:p>0.0449778473223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VEC-LLy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mvecllyUniPk.narrowPeak.gz</text:p>
          </table:table-cell>
          <table:table-cell table:style-name="ce2" office:value-type="float" office:value="0.923662477562372" calcext:value-type="float">
            <text:p>0.923662477562372</text:p>
          </table:table-cell>
          <table:table-cell table:style-name="ce2" office:value-type="float" office:value="0.464070821105052" calcext:value-type="float">
            <text:p>0.464070821105052</text:p>
          </table:table-cell>
          <table:table-cell table:style-name="ce2" office:value-type="float" office:value="0.0369958507683111" calcext:value-type="float">
            <text:p>0.0369958507683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NPCEpi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npcepicUniPk.narrowPeak.gz</text:p>
          </table:table-cell>
          <table:table-cell table:style-name="ce2" office:value-type="float" office:value="0.929924194675721" calcext:value-type="float">
            <text:p>0.929924194675721</text:p>
          </table:table-cell>
          <table:table-cell table:style-name="ce2" office:value-type="float" office:value="0.529143306551199" calcext:value-type="float">
            <text:p>0.529143306551199</text:p>
          </table:table-cell>
          <table:table-cell table:style-name="ce2" office:value-type="float" office:value="0.0566827244277225" calcext:value-type="float">
            <text:p>0.0566827244277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PAE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paecUniPk.narrowPeak.gz</text:p>
          </table:table-cell>
          <table:table-cell table:style-name="ce2" office:value-type="float" office:value="0.924899556473802" calcext:value-type="float">
            <text:p>0.924899556473802</text:p>
          </table:table-cell>
          <table:table-cell table:style-name="ce2" office:value-type="float" office:value="0.42879300317878" calcext:value-type="float">
            <text:p>0.42879300317878</text:p>
          </table:table-cell>
          <table:table-cell table:style-name="ce2" office:value-type="float" office:value="0.0337520658250993" calcext:value-type="float">
            <text:p>0.0337520658250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PAF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pafUniPk.narrowPeak.gz</text:p>
          </table:table-cell>
          <table:table-cell table:style-name="ce2" office:value-type="float" office:value="0.933486188407316" calcext:value-type="float">
            <text:p>0.933486188407316</text:p>
          </table:table-cell>
          <table:table-cell table:style-name="ce2" office:value-type="float" office:value="0.527559654614271" calcext:value-type="float">
            <text:p>0.527559654614271</text:p>
          </table:table-cell>
          <table:table-cell table:style-name="ce2" office:value-type="float" office:value="0.0519840711698724" calcext:value-type="float">
            <text:p>0.0519840711698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PdLF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pdlfUniPk.narrowPeak.gz</text:p>
          </table:table-cell>
          <table:table-cell table:style-name="ce2" office:value-type="float" office:value="0.926365565828957" calcext:value-type="float">
            <text:p>0.926365565828957</text:p>
          </table:table-cell>
          <table:table-cell table:style-name="ce2" office:value-type="float" office:value="0.458018417782028" calcext:value-type="float">
            <text:p>0.458018417782028</text:p>
          </table:table-cell>
          <table:table-cell table:style-name="ce2" office:value-type="float" office:value="0.0438350504588769" calcext:value-type="float">
            <text:p>0.0438350504588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PF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pfUniPk.narrowPeak.gz</text:p>
          </table:table-cell>
          <table:table-cell table:style-name="ce2" office:value-type="float" office:value="0.930353804042048" calcext:value-type="float">
            <text:p>0.930353804042048</text:p>
          </table:table-cell>
          <table:table-cell table:style-name="ce2" office:value-type="float" office:value="0.479590512561304" calcext:value-type="float">
            <text:p>0.479590512561304</text:p>
          </table:table-cell>
          <table:table-cell table:style-name="ce2" office:value-type="float" office:value="0.0431142093603854" calcext:value-type="float">
            <text:p>0.0431142093603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RCEpi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rcepicUniPk.narrowPeak.gz</text:p>
          </table:table-cell>
          <table:table-cell table:style-name="ce2" office:value-type="float" office:value="0.921345216279398" calcext:value-type="float">
            <text:p>0.921345216279398</text:p>
          </table:table-cell>
          <table:table-cell table:style-name="ce2" office:value-type="float" office:value="0.484339109159914" calcext:value-type="float">
            <text:p>0.484339109159914</text:p>
          </table:table-cell>
          <table:table-cell table:style-name="ce2" office:value-type="float" office:value="0.0511401596399311" calcext:value-type="float">
            <text:p>0.0511401596399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RE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reUniPk.narrowPeak.gz</text:p>
          </table:table-cell>
          <table:table-cell table:style-name="ce2" office:value-type="float" office:value="0.923646858885076" calcext:value-type="float">
            <text:p>0.923646858885076</text:p>
          </table:table-cell>
          <table:table-cell table:style-name="ce2" office:value-type="float" office:value="0.494668077746005" calcext:value-type="float">
            <text:p>0.494668077746005</text:p>
          </table:table-cell>
          <table:table-cell table:style-name="ce2" office:value-type="float" office:value="0.0503885509335771" calcext:value-type="float">
            <text:p>0.0503885509335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RGE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rgecUniPk.narrowPeak.gz</text:p>
          </table:table-cell>
          <table:table-cell table:style-name="ce2" office:value-type="float" office:value="0.910142935464664" calcext:value-type="float">
            <text:p>0.910142935464664</text:p>
          </table:table-cell>
          <table:table-cell table:style-name="ce2" office:value-type="float" office:value="0.421472672441162" calcext:value-type="float">
            <text:p>0.421472672441162</text:p>
          </table:table-cell>
          <table:table-cell table:style-name="ce2" office:value-type="float" office:value="0.037927669749288" calcext:value-type="float">
            <text:p>0.0379276697492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RPEpi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rpepicUniPk.narrowPeak.gz</text:p>
          </table:table-cell>
          <table:table-cell table:style-name="ce2" office:value-type="float" office:value="0.913599259281748" calcext:value-type="float">
            <text:p>0.913599259281748</text:p>
          </table:table-cell>
          <table:table-cell table:style-name="ce2" office:value-type="float" office:value="0.459551327841193" calcext:value-type="float">
            <text:p>0.459551327841193</text:p>
          </table:table-cell>
          <table:table-cell table:style-name="ce2" office:value-type="float" office:value="0.0516544182284891" calcext:value-type="float">
            <text:p>0.0516544182284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VMF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HvmfUniPk.narrowPeak.gz</text:p>
          </table:table-cell>
          <table:table-cell table:style-name="ce2" office:value-type="float" office:value="0.911136724505513" calcext:value-type="float">
            <text:p>0.911136724505513</text:p>
          </table:table-cell>
          <table:table-cell table:style-name="ce2" office:value-type="float" office:value="0.4234392042061" calcext:value-type="float">
            <text:p>0.4234392042061</text:p>
          </table:table-cell>
          <table:table-cell table:style-name="ce2" office:value-type="float" office:value="0.046085481205387" calcext:value-type="float">
            <text:p>0.0460854812053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urkat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JurkatUniPk.narrowPeak.gz</text:p>
          </table:table-cell>
          <table:table-cell table:style-name="ce2" office:value-type="float" office:value="0.921549586549506" calcext:value-type="float">
            <text:p>0.921549586549506</text:p>
          </table:table-cell>
          <table:table-cell table:style-name="ce2" office:value-type="float" office:value="0.461834594982472" calcext:value-type="float">
            <text:p>0.461834594982472</text:p>
          </table:table-cell>
          <table:table-cell table:style-name="ce2" office:value-type="float" office:value="0.0347586061394564" calcext:value-type="float">
            <text:p>0.0347586061394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ocytes-CD14+_RO01746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Monocytescd14ro01746UniPk.narrowPeak.gz</text:p>
          </table:table-cell>
          <table:table-cell table:style-name="ce2" office:value-type="float" office:value="0.936719544125608" calcext:value-type="float">
            <text:p>0.936719544125608</text:p>
          </table:table-cell>
          <table:table-cell table:style-name="ce2" office:value-type="float" office:value="0.45947199358936" calcext:value-type="float">
            <text:p>0.45947199358936</text:p>
          </table:table-cell>
          <table:table-cell table:style-name="ce2" office:value-type="float" office:value="0.0332993424522663" calcext:value-type="float">
            <text:p>0.0332993424522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B4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Nb4UniPk.narrowPeak.gz</text:p>
          </table:table-cell>
          <table:table-cell table:style-name="ce2" office:value-type="float" office:value="0.931088120929416" calcext:value-type="float">
            <text:p>0.931088120929416</text:p>
          </table:table-cell>
          <table:table-cell table:style-name="ce2" office:value-type="float" office:value="0.46303243757333" calcext:value-type="float">
            <text:p>0.46303243757333</text:p>
          </table:table-cell>
          <table:table-cell table:style-name="ce2" office:value-type="float" office:value="0.0349124441787686" calcext:value-type="float">
            <text:p>0.0349124441787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NhaUniPk.narrowPeak.gz</text:p>
          </table:table-cell>
          <table:table-cell table:style-name="ce2" office:value-type="float" office:value="0.931549681410664" calcext:value-type="float">
            <text:p>0.931549681410664</text:p>
          </table:table-cell>
          <table:table-cell table:style-name="ce2" office:value-type="float" office:value="0.495631756830671" calcext:value-type="float">
            <text:p>0.495631756830671</text:p>
          </table:table-cell>
          <table:table-cell table:style-name="ce2" office:value-type="float" office:value="0.0492105910897008" calcext:value-type="float">
            <text:p>0.0492105910897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NhdfadUniPk.narrowPeak.gz</text:p>
          </table:table-cell>
          <table:table-cell table:style-name="ce2" office:value-type="float" office:value="0.930726523944182" calcext:value-type="float">
            <text:p>0.930726523944182</text:p>
          </table:table-cell>
          <table:table-cell table:style-name="ce2" office:value-type="float" office:value="0.507575814407154" calcext:value-type="float">
            <text:p>0.507575814407154</text:p>
          </table:table-cell>
          <table:table-cell table:style-name="ce2" office:value-type="float" office:value="0.0539927564260347" calcext:value-type="float">
            <text:p>0.0539927564260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neo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NhdfneoUniPk.narrowPeak.gz</text:p>
          </table:table-cell>
          <table:table-cell table:style-name="ce2" office:value-type="float" office:value="0.925687728977076" calcext:value-type="float">
            <text:p>0.925687728977076</text:p>
          </table:table-cell>
          <table:table-cell table:style-name="ce2" office:value-type="float" office:value="0.457887810014584" calcext:value-type="float">
            <text:p>0.457887810014584</text:p>
          </table:table-cell>
          <table:table-cell table:style-name="ce2" office:value-type="float" office:value="0.0451888252048244" calcext:value-type="float">
            <text:p>0.0451888252048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NhlfUniPk.narrowPeak.gz</text:p>
          </table:table-cell>
          <table:table-cell table:style-name="ce2" office:value-type="float" office:value="0.933492515012417" calcext:value-type="float">
            <text:p>0.933492515012417</text:p>
          </table:table-cell>
          <table:table-cell table:style-name="ce2" office:value-type="float" office:value="0.513828686540442" calcext:value-type="float">
            <text:p>0.513828686540442</text:p>
          </table:table-cell>
          <table:table-cell table:style-name="ce2" office:value-type="float" office:value="0.0519489081894581" calcext:value-type="float">
            <text:p>0.0519489081894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T2-D1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Nt2d1UniPk.narrowPeak.gz</text:p>
          </table:table-cell>
          <table:table-cell table:style-name="ce2" office:value-type="float" office:value="0.927061463705258" calcext:value-type="float">
            <text:p>0.927061463705258</text:p>
          </table:table-cell>
          <table:table-cell table:style-name="ce2" office:value-type="float" office:value="0.502130991475198" calcext:value-type="float">
            <text:p>0.502130991475198</text:p>
          </table:table-cell>
          <table:table-cell table:style-name="ce2" office:value-type="float" office:value="0.0436592355568058" calcext:value-type="float">
            <text:p>0.0436592355568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NC-1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Panc1UniPk.narrowPeak.gz</text:p>
          </table:table-cell>
          <table:table-cell table:style-name="ce2" office:value-type="float" office:value="0.908114925122406" calcext:value-type="float">
            <text:p>0.908114925122406</text:p>
          </table:table-cell>
          <table:table-cell table:style-name="ce2" office:value-type="float" office:value="0.421661627180801" calcext:value-type="float">
            <text:p>0.421661627180801</text:p>
          </table:table-cell>
          <table:table-cell table:style-name="ce2" office:value-type="float" office:value="0.0287325503709694" calcext:value-type="float">
            <text:p>0.0287325503709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PrecUniPk.narrowPeak.gz</text:p>
          </table:table-cell>
          <table:table-cell table:style-name="ce2" office:value-type="float" office:value="0.931840242047275" calcext:value-type="float">
            <text:p>0.931840242047275</text:p>
          </table:table-cell>
          <table:table-cell table:style-name="ce2" office:value-type="float" office:value="0.491355596371263" calcext:value-type="float">
            <text:p>0.491355596371263</text:p>
          </table:table-cell>
          <table:table-cell table:style-name="ce2" office:value-type="float" office:value="0.0448415907732339" calcext:value-type="float">
            <text:p>0.0448415907732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PTE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RptecUniPk.narrowPeak.gz</text:p>
          </table:table-cell>
          <table:table-cell table:style-name="ce2" office:value-type="float" office:value="0.911536645545229" calcext:value-type="float">
            <text:p>0.911536645545229</text:p>
          </table:table-cell>
          <table:table-cell table:style-name="ce2" office:value-type="float" office:value="0.443786551836198" calcext:value-type="float">
            <text:p>0.443786551836198</text:p>
          </table:table-cell>
          <table:table-cell table:style-name="ce2" office:value-type="float" office:value="0.0446701712437146" calcext:value-type="float">
            <text:p>0.0446701712437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E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SaecUniPk.narrowPeak.gz</text:p>
          </table:table-cell>
          <table:table-cell table:style-name="ce2" office:value-type="float" office:value="0.934864807706784" calcext:value-type="float">
            <text:p>0.934864807706784</text:p>
          </table:table-cell>
          <table:table-cell table:style-name="ce2" office:value-type="float" office:value="0.542892522784589" calcext:value-type="float">
            <text:p>0.542892522784589</text:p>
          </table:table-cell>
          <table:table-cell table:style-name="ce2" office:value-type="float" office:value="0.0541114314849327" calcext:value-type="float">
            <text:p>0.0541114314849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M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SkmcUniPk.narrowPeak.gz</text:p>
          </table:table-cell>
          <table:table-cell table:style-name="ce2" office:value-type="float" office:value="0.926250297754138" calcext:value-type="float">
            <text:p>0.926250297754138</text:p>
          </table:table-cell>
          <table:table-cell table:style-name="ce2" office:value-type="float" office:value="0.492451274129331" calcext:value-type="float">
            <text:p>0.492451274129331</text:p>
          </table:table-cell>
          <table:table-cell table:style-name="ce2" office:value-type="float" office:value="0.0539356165828616" calcext:value-type="float">
            <text:p>0.0539356165828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MC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SknmcUniPk.narrowPeak.gz</text:p>
          </table:table-cell>
          <table:table-cell table:style-name="ce2" office:value-type="float" office:value="0.8830216018117" calcext:value-type="float">
            <text:p>0.8830216018117</text:p>
          </table:table-cell>
          <table:table-cell table:style-name="ce2" office:value-type="float" office:value="0.370632525026446" calcext:value-type="float">
            <text:p>0.370632525026446</text:p>
          </table:table-cell>
          <table:table-cell table:style-name="ce2" office:value-type="float" office:value="0.0417208762614719" calcext:value-type="float">
            <text:p>0.0417208762614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SH_RA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SknshraUniPk.narrowPeak.gz</text:p>
          </table:table-cell>
          <table:table-cell table:style-name="ce2" office:value-type="float" office:value="0.939063718381794" calcext:value-type="float">
            <text:p>0.939063718381794</text:p>
          </table:table-cell>
          <table:table-cell table:style-name="ce2" office:value-type="float" office:value="0.397326478042188" calcext:value-type="float">
            <text:p>0.397326478042188</text:p>
          </table:table-cell>
          <table:table-cell table:style-name="ce2" office:value-type="float" office:value="0.0239547804071873" calcext:value-type="float">
            <text:p>0.0239547804071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h2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Th2UniPk.narrowPeak.gz</text:p>
          </table:table-cell>
          <table:table-cell table:style-name="ce2" office:value-type="float" office:value="0.905005702972242" calcext:value-type="float">
            <text:p>0.905005702972242</text:p>
          </table:table-cell>
          <table:table-cell table:style-name="ce2" office:value-type="float" office:value="0.329197375055669" calcext:value-type="float">
            <text:p>0.329197375055669</text:p>
          </table:table-cell>
          <table:table-cell table:style-name="ce2" office:value-type="float" office:value="0.0232647069165583" calcext:value-type="float">
            <text:p>0.0232647069165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ERI-Rb-1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Werirb1UniPk.narrowPeak.gz</text:p>
          </table:table-cell>
          <table:table-cell table:style-name="ce2" office:value-type="float" office:value="0.913575693867259" calcext:value-type="float">
            <text:p>0.913575693867259</text:p>
          </table:table-cell>
          <table:table-cell table:style-name="ce2" office:value-type="float" office:value="0.427763727094291" calcext:value-type="float">
            <text:p>0.427763727094291</text:p>
          </table:table-cell>
          <table:table-cell table:style-name="ce2" office:value-type="float" office:value="0.0348289321002848" calcext:value-type="float">
            <text:p>0.0348289321002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-38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4OHTAM_20nM_72hr</text:p>
          </table:table-cell>
          <table:table-cell table:style-name="ce2" office:value-type="string" calcext:value-type="string">
            <text:p>wgEncodeAwgDnaseUwWi38tamoxifentamoxifenUniPk.narrowPeak.gz</text:p>
          </table:table-cell>
          <table:table-cell table:style-name="ce2" office:value-type="float" office:value="0.91313455188304" calcext:value-type="float">
            <text:p>0.91313455188304</text:p>
          </table:table-cell>
          <table:table-cell table:style-name="ce2" office:value-type="float" office:value="0.447879256854316" calcext:value-type="float">
            <text:p>0.447879256854316</text:p>
          </table:table-cell>
          <table:table-cell table:style-name="ce2" office:value-type="float" office:value="0.0504720630120609" calcext:value-type="float">
            <text:p>0.0504720630120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-38</text:p>
          </table:table-cell>
          <table:table-cell table:style-name="ce2" office:value-type="string" calcext:value-type="string">
            <text:p>DNas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DnaseUwWi38UniPk.narrowPeak.gz</text:p>
          </table:table-cell>
          <table:table-cell table:style-name="ce2" office:value-type="float" office:value="0.92764939919182" calcext:value-type="float">
            <text:p>0.92764939919182</text:p>
          </table:table-cell>
          <table:table-cell table:style-name="ce2" office:value-type="float" office:value="0.462444704616354" calcext:value-type="float">
            <text:p>0.462444704616354</text:p>
          </table:table-cell>
          <table:table-cell table:style-name="ce2" office:value-type="float" office:value="0.0444547979886775" calcext:value-type="float">
            <text:p>0.0444547979886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nd41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Dnd41CtcfUniPk.narrowPeak.gz</text:p>
          </table:table-cell>
          <table:table-cell table:style-name="ce2" office:value-type="float" office:value="0.979197732866084" calcext:value-type="float">
            <text:p>0.979197732866084</text:p>
          </table:table-cell>
          <table:table-cell table:style-name="ce2" office:value-type="float" office:value="0.69465093745552" calcext:value-type="float">
            <text:p>0.69465093745552</text:p>
          </table:table-cell>
          <table:table-cell table:style-name="ce2" office:value-type="float" office:value="0.0223328879355814" calcext:value-type="float">
            <text:p>0.0223328879355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nd41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Dnd41Ezh239875UniPk.narrowPeak.gz</text:p>
          </table:table-cell>
          <table:table-cell table:style-name="ce2" office:value-type="float" office:value="0.944861415399029" calcext:value-type="float">
            <text:p>0.944861415399029</text:p>
          </table:table-cell>
          <table:table-cell table:style-name="ce2" office:value-type="float" office:value="0.0472324906945355" calcext:value-type="float">
            <text:p>0.047232490694536</text:p>
          </table:table-cell>
          <table:table-cell table:style-name="ce2" office:value-type="float" office:value="0.0014065192165688" calcext:value-type="float">
            <text:p>0.0014065192165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Gm12878CtcfUniPk.narrowPeak.gz</text:p>
          </table:table-cell>
          <table:table-cell table:style-name="ce2" office:value-type="float" office:value="0.97843466016229" calcext:value-type="float">
            <text:p>0.97843466016229</text:p>
          </table:table-cell>
          <table:table-cell table:style-name="ce2" office:value-type="float" office:value="0.666103568383816" calcext:value-type="float">
            <text:p>0.666103568383816</text:p>
          </table:table-cell>
          <table:table-cell table:style-name="ce2" office:value-type="float" office:value="0.0266447484088751" calcext:value-type="float">
            <text:p>0.0266447484088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Gm12878Ezh239875UniPk.narrowPeak.gz</text:p>
          </table:table-cell>
          <table:table-cell table:style-name="ce2" office:value-type="float" office:value="0.91944143607937" calcext:value-type="float">
            <text:p>0.91944143607937</text:p>
          </table:table-cell>
          <table:table-cell table:style-name="ce2" office:value-type="float" office:value="0.0468882592734669" calcext:value-type="float">
            <text:p>0.046888259273467</text:p>
          </table:table-cell>
          <table:table-cell table:style-name="ce2" office:value-type="float" office:value="0.00142849607932768" calcext:value-type="float">
            <text:p>0.0014284960793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CHD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1hescChd1a301218aUniPk.narrowPeak.gz</text:p>
          </table:table-cell>
          <table:table-cell table:style-name="ce2" office:value-type="float" office:value="0.947187054779237" calcext:value-type="float">
            <text:p>0.947187054779237</text:p>
          </table:table-cell>
          <table:table-cell table:style-name="ce2" office:value-type="float" office:value="0.189782203074396" calcext:value-type="float">
            <text:p>0.189782203074396</text:p>
          </table:table-cell>
          <table:table-cell table:style-name="ce2" office:value-type="float" office:value="0.00670733851401245" calcext:value-type="float">
            <text:p>0.0067073385140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1hescCtcfUniPk.narrowPeak.gz</text:p>
          </table:table-cell>
          <table:table-cell table:style-name="ce2" office:value-type="float" office:value="0.977368796644722" calcext:value-type="float">
            <text:p>0.977368796644722</text:p>
          </table:table-cell>
          <table:table-cell table:style-name="ce2" office:value-type="float" office:value="0.640254625504203" calcext:value-type="float">
            <text:p>0.640254625504203</text:p>
          </table:table-cell>
          <table:table-cell table:style-name="ce2" office:value-type="float" office:value="0.0296204156264285" calcext:value-type="float">
            <text:p>0.0296204156264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1hescEzh239875UniPk.narrowPeak.gz</text:p>
          </table:table-cell>
          <table:table-cell table:style-name="ce2" office:value-type="float" office:value="0.981665445066172" calcext:value-type="float">
            <text:p>0.981665445066172</text:p>
          </table:table-cell>
          <table:table-cell table:style-name="ce2" office:value-type="float" office:value="0.394533134620476" calcext:value-type="float">
            <text:p>0.394533134620476</text:p>
          </table:table-cell>
          <table:table-cell table:style-name="ce2" office:value-type="float" office:value="0.00786332149512993" calcext:value-type="float">
            <text:p>0.007863321495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JARID1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1hescJarid1aab26049UniPk.narrowPeak.gz</text:p>
          </table:table-cell>
          <table:table-cell table:style-name="ce2" office:value-type="float" office:value="0.987164153408287" calcext:value-type="float">
            <text:p>0.987164153408287</text:p>
          </table:table-cell>
          <table:table-cell table:style-name="ce2" office:value-type="float" office:value="0.185572833196695" calcext:value-type="float">
            <text:p>0.185572833196695</text:p>
          </table:table-cell>
          <table:table-cell table:style-name="ce2" office:value-type="float" office:value="0.000769190196561061" calcext:value-type="float">
            <text:p>0.0007691901965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RBBP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1hescRbbp5a300109aUniPk.narrowPeak.gz</text:p>
          </table:table-cell>
          <table:table-cell table:style-name="ce2" office:value-type="float" office:value="0.965011760748594" calcext:value-type="float">
            <text:p>0.965011760748594</text:p>
          </table:table-cell>
          <table:table-cell table:style-name="ce2" office:value-type="float" office:value="0.427508175886895" calcext:value-type="float">
            <text:p>0.427508175886895</text:p>
          </table:table-cell>
          <table:table-cell table:style-name="ce2" office:value-type="float" office:value="0.0173265585991069" calcext:value-type="float">
            <text:p>0.0173265585991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elas3CtcfUniPk.narrowPeak.gz</text:p>
          </table:table-cell>
          <table:table-cell table:style-name="ce2" office:value-type="float" office:value="0.964978887084778" calcext:value-type="float">
            <text:p>0.964978887084778</text:p>
          </table:table-cell>
          <table:table-cell table:style-name="ce2" office:value-type="float" office:value="0.652005960214113" calcext:value-type="float">
            <text:p>0.652005960214113</text:p>
          </table:table-cell>
          <table:table-cell table:style-name="ce2" office:value-type="float" office:value="0.0369694785330005" calcext:value-type="float">
            <text:p>0.0369694785330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elas3Ezh239875UniPk.narrowPeak.gz</text:p>
          </table:table-cell>
          <table:table-cell table:style-name="ce2" office:value-type="float" office:value="0.810107062215263" calcext:value-type="float">
            <text:p>0.810107062215263</text:p>
          </table:table-cell>
          <table:table-cell table:style-name="ce2" office:value-type="float" office:value="0.0186784118295579" calcext:value-type="float">
            <text:p>0.018678411829558</text:p>
          </table:table-cell>
          <table:table-cell table:style-name="ce2" office:value-type="float" office:value="0.00306797004114069" calcext:value-type="float">
            <text:p>0.0030679700411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Pol2(b)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elas3Pol2bUniPk.narrowPeak.gz</text:p>
          </table:table-cell>
          <table:table-cell table:style-name="ce2" office:value-type="float" office:value="0.890695267302914" calcext:value-type="float">
            <text:p>0.890695267302914</text:p>
          </table:table-cell>
          <table:table-cell table:style-name="ce2" office:value-type="float" office:value="0.108788383984566" calcext:value-type="float">
            <text:p>0.108788383984566</text:p>
          </table:table-cell>
          <table:table-cell table:style-name="ce2" office:value-type="float" office:value="0.00320862196279757" calcext:value-type="float">
            <text:p>0.0032086219627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epg2CtcfUniPk.narrowPeak.gz</text:p>
          </table:table-cell>
          <table:table-cell table:style-name="ce2" office:value-type="float" office:value="0.983452523201498" calcext:value-type="float">
            <text:p>0.983452523201498</text:p>
          </table:table-cell>
          <table:table-cell table:style-name="ce2" office:value-type="float" office:value="0.668507997369935" calcext:value-type="float">
            <text:p>0.668507997369935</text:p>
          </table:table-cell>
          <table:table-cell table:style-name="ce2" office:value-type="float" office:value="0.0236339182109076" calcext:value-type="float">
            <text:p>0.0236339182109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epg2Ezh239875UniPk.narrowPeak.gz</text:p>
          </table:table-cell>
          <table:table-cell table:style-name="ce2" office:value-type="float" office:value="0.951716912957369" calcext:value-type="float">
            <text:p>0.951716912957369</text:p>
          </table:table-cell>
          <table:table-cell table:style-name="ce2" office:value-type="float" office:value="0.0610401063806776" calcext:value-type="float">
            <text:p>0.061040106380678</text:p>
          </table:table-cell>
          <table:table-cell table:style-name="ce2" office:value-type="float" office:value="0.00209219733464608" calcext:value-type="float">
            <text:p>0.0020921973346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E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mecCtcfUniPk.narrowPeak.gz</text:p>
          </table:table-cell>
          <table:table-cell table:style-name="ce2" office:value-type="float" office:value="0.984604211267042" calcext:value-type="float">
            <text:p>0.984604211267042</text:p>
          </table:table-cell>
          <table:table-cell table:style-name="ce2" office:value-type="float" office:value="0.661437269351233" calcext:value-type="float">
            <text:p>0.661437269351233</text:p>
          </table:table-cell>
          <table:table-cell table:style-name="ce2" office:value-type="float" office:value="0.0189264742079539" calcext:value-type="float">
            <text:p>0.0189264742079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EC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mecEzh239875UniPk.narrowPeak.gz</text:p>
          </table:table-cell>
          <table:table-cell table:style-name="ce2" office:value-type="float" office:value="0.959317411912923" calcext:value-type="float">
            <text:p>0.959317411912923</text:p>
          </table:table-cell>
          <table:table-cell table:style-name="ce2" office:value-type="float" office:value="0.201303987754356" calcext:value-type="float">
            <text:p>0.201303987754356</text:p>
          </table:table-cell>
          <table:table-cell table:style-name="ce2" office:value-type="float" office:value="0.00410527796336018" calcext:value-type="float">
            <text:p>0.004105277963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SMM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smmCtcfUniPk.narrowPeak.gz</text:p>
          </table:table-cell>
          <table:table-cell table:style-name="ce2" office:value-type="float" office:value="0.976226679899505" calcext:value-type="float">
            <text:p>0.976226679899505</text:p>
          </table:table-cell>
          <table:table-cell table:style-name="ce2" office:value-type="float" office:value="0.62765689244284" calcext:value-type="float">
            <text:p>0.62765689244284</text:p>
          </table:table-cell>
          <table:table-cell table:style-name="ce2" office:value-type="float" office:value="0.0229746123281409" calcext:value-type="float">
            <text:p>0.0229746123281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SMM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smmEzh239875UniPk.narrowPeak.gz</text:p>
          </table:table-cell>
          <table:table-cell table:style-name="ce2" office:value-type="float" office:value="0.961192581911576" calcext:value-type="float">
            <text:p>0.961192581911576</text:p>
          </table:table-cell>
          <table:table-cell table:style-name="ce2" office:value-type="float" office:value="0.103387099814166" calcext:value-type="float">
            <text:p>0.103387099814166</text:p>
          </table:table-cell>
          <table:table-cell table:style-name="ce2" office:value-type="float" office:value="0.00135817011849924" calcext:value-type="float">
            <text:p>0.0013581701184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SMMtube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smmtCtcfUniPk.narrowPeak.gz</text:p>
          </table:table-cell>
          <table:table-cell table:style-name="ce2" office:value-type="float" office:value="0.972644397062038" calcext:value-type="float">
            <text:p>0.972644397062038</text:p>
          </table:table-cell>
          <table:table-cell table:style-name="ce2" office:value-type="float" office:value="0.637638894942835" calcext:value-type="float">
            <text:p>0.637638894942835</text:p>
          </table:table-cell>
          <table:table-cell table:style-name="ce2" office:value-type="float" office:value="0.0275018460564717" calcext:value-type="float">
            <text:p>0.0275018460564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SMMtube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smmtEzh239875UniPk.narrowPeak.gz</text:p>
          </table:table-cell>
          <table:table-cell table:style-name="ce2" office:value-type="float" office:value="0.984216727878915" calcext:value-type="float">
            <text:p>0.984216727878915</text:p>
          </table:table-cell>
          <table:table-cell table:style-name="ce2" office:value-type="float" office:value="0.164459188097112" calcext:value-type="float">
            <text:p>0.164459188097112</text:p>
          </table:table-cell>
          <table:table-cell table:style-name="ce2" office:value-type="float" office:value="0.00236910580540807" calcext:value-type="float">
            <text:p>0.0023691058054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uvecCtcfUniPk.narrowPeak.gz</text:p>
          </table:table-cell>
          <table:table-cell table:style-name="ce2" office:value-type="float" office:value="0.982231847900432" calcext:value-type="float">
            <text:p>0.982231847900432</text:p>
          </table:table-cell>
          <table:table-cell table:style-name="ce2" office:value-type="float" office:value="0.665030375826353" calcext:value-type="float">
            <text:p>0.665030375826353</text:p>
          </table:table-cell>
          <table:table-cell table:style-name="ce2" office:value-type="float" office:value="0.02082087977777" calcext:value-type="float">
            <text:p>0.020820879777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uvecEzh239875UniPk.narrowPeak.gz</text:p>
          </table:table-cell>
          <table:table-cell table:style-name="ce2" office:value-type="float" office:value="0.985643204395569" calcext:value-type="float">
            <text:p>0.985643204395569</text:p>
          </table:table-cell>
          <table:table-cell table:style-name="ce2" office:value-type="float" office:value="0.357333164539843" calcext:value-type="float">
            <text:p>0.357333164539843</text:p>
          </table:table-cell>
          <table:table-cell table:style-name="ce2" office:value-type="float" office:value="0.00806990400506347" calcext:value-type="float">
            <text:p>0.0080699040050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Pol2(b)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HuvecPol2bUniPk.narrowPeak.gz</text:p>
          </table:table-cell>
          <table:table-cell table:style-name="ce2" office:value-type="float" office:value="0.923989394571823" calcext:value-type="float">
            <text:p>0.923989394571823</text:p>
          </table:table-cell>
          <table:table-cell table:style-name="ce2" office:value-type="float" office:value="0.168723440748894" calcext:value-type="float">
            <text:p>0.168723440748894</text:p>
          </table:table-cell>
          <table:table-cell table:style-name="ce2" office:value-type="float" office:value="0.00459316431660748" calcext:value-type="float">
            <text:p>0.0045931643166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HD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K562Chd1a301218aUniPk.narrowPeak.gz</text:p>
          </table:table-cell>
          <table:table-cell table:style-name="ce2" office:value-type="float" office:value="0.954814543486936" calcext:value-type="float">
            <text:p>0.954814543486936</text:p>
          </table:table-cell>
          <table:table-cell table:style-name="ce2" office:value-type="float" office:value="0.215094060021423" calcext:value-type="float">
            <text:p>0.215094060021423</text:p>
          </table:table-cell>
          <table:table-cell table:style-name="ce2" office:value-type="float" office:value="0.00600407890572805" calcext:value-type="float">
            <text:p>0.0060040789057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K562CtcfUniPk.narrowPeak.gz</text:p>
          </table:table-cell>
          <table:table-cell table:style-name="ce2" office:value-type="float" office:value="0.970549293128412" calcext:value-type="float">
            <text:p>0.970549293128412</text:p>
          </table:table-cell>
          <table:table-cell table:style-name="ce2" office:value-type="float" office:value="0.623697104993377" calcext:value-type="float">
            <text:p>0.623697104993377</text:p>
          </table:table-cell>
          <table:table-cell table:style-name="ce2" office:value-type="float" office:value="0.0320334751573543" calcext:value-type="float">
            <text:p>0.0320334751573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K562Ezh239875UniPk.narrowPeak.gz</text:p>
          </table:table-cell>
          <table:table-cell table:style-name="ce2" office:value-type="float" office:value="0.887793905561258" calcext:value-type="float">
            <text:p>0.887793905561258</text:p>
          </table:table-cell>
          <table:table-cell table:style-name="ce2" office:value-type="float" office:value="0.0278791639619928" calcext:value-type="float">
            <text:p>0.027879163961993</text:p>
          </table:table-cell>
          <table:table-cell table:style-name="ce2" office:value-type="float" office:value="0.000668096627870178" calcext:value-type="float">
            <text:p>0.000668096627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DAC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K562Hdac1sc6298UniPk.narrowPeak.gz</text:p>
          </table:table-cell>
          <table:table-cell table:style-name="ce2" office:value-type="float" office:value="0.965512702386841" calcext:value-type="float">
            <text:p>0.965512702386841</text:p>
          </table:table-cell>
          <table:table-cell table:style-name="ce2" office:value-type="float" office:value="0.319972674034895" calcext:value-type="float">
            <text:p>0.319972674034895</text:p>
          </table:table-cell>
          <table:table-cell table:style-name="ce2" office:value-type="float" office:value="0.00858855796617321" calcext:value-type="float">
            <text:p>0.0085885579661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DAC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K562Hdac2a300705aUniPk.narrowPeak.gz</text:p>
          </table:table-cell>
          <table:table-cell table:style-name="ce2" office:value-type="float" office:value="0.952215035129037" calcext:value-type="float">
            <text:p>0.952215035129037</text:p>
          </table:table-cell>
          <table:table-cell table:style-name="ce2" office:value-type="float" office:value="0.101916757724579" calcext:value-type="float">
            <text:p>0.101916757724579</text:p>
          </table:table-cell>
          <table:table-cell table:style-name="ce2" office:value-type="float" office:value="0.0025976651781005" calcext:value-type="float">
            <text:p>0.0025976651781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DAC6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K562Hdac6a301341aUniPk.narrowPeak.gz</text:p>
          </table:table-cell>
          <table:table-cell table:style-name="ce2" office:value-type="float" office:value="0.980055801606287" calcext:value-type="float">
            <text:p>0.980055801606287</text:p>
          </table:table-cell>
          <table:table-cell table:style-name="ce2" office:value-type="float" office:value="0.0148903151521406" calcext:value-type="float">
            <text:p>0.014890315152141</text:p>
          </table:table-cell>
          <table:table-cell table:style-name="ce2" office:value-type="float" office:value="0.000268117725658427" calcext:value-type="float">
            <text:p>0.0002681177256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30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K562P300UniPk.narrowPeak.gz</text:p>
          </table:table-cell>
          <table:table-cell table:style-name="ce2" office:value-type="float" office:value="0.905436095004613" calcext:value-type="float">
            <text:p>0.905436095004613</text:p>
          </table:table-cell>
          <table:table-cell table:style-name="ce2" office:value-type="float" office:value="0.095227241051392" calcext:value-type="float">
            <text:p>0.095227241051392</text:p>
          </table:table-cell>
          <table:table-cell table:style-name="ce2" office:value-type="float" office:value="0.00114279686346215" calcext:value-type="float">
            <text:p>0.0011427968634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HF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K562Phf8a301772aUniPk.narrowPeak.gz</text:p>
          </table:table-cell>
          <table:table-cell table:style-name="ce2" office:value-type="float" office:value="0.983633749618379" calcext:value-type="float">
            <text:p>0.983633749618379</text:p>
          </table:table-cell>
          <table:table-cell table:style-name="ce2" office:value-type="float" office:value="0.692781408927044" calcext:value-type="float">
            <text:p>0.692781408927044</text:p>
          </table:table-cell>
          <table:table-cell table:style-name="ce2" office:value-type="float" office:value="0.01659253138296" calcext:value-type="float">
            <text:p>0.016592531382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LU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K562Plu1UniPk.narrowPeak.gz</text:p>
          </table:table-cell>
          <table:table-cell table:style-name="ce2" office:value-type="float" office:value="0.964963855858147" calcext:value-type="float">
            <text:p>0.964963855858147</text:p>
          </table:table-cell>
          <table:table-cell table:style-name="ce2" office:value-type="float" office:value="0.44474460201953" calcext:value-type="float">
            <text:p>0.44474460201953</text:p>
          </table:table-cell>
          <table:table-cell table:style-name="ce2" office:value-type="float" office:value="0.0108961285558564" calcext:value-type="float">
            <text:p>0.0108961285558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ol2(b)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K562Pol2bUniPk.narrowPeak.gz</text:p>
          </table:table-cell>
          <table:table-cell table:style-name="ce2" office:value-type="float" office:value="0.945730788157071" calcext:value-type="float">
            <text:p>0.945730788157071</text:p>
          </table:table-cell>
          <table:table-cell table:style-name="ce2" office:value-type="float" office:value="0.291348798569638" calcext:value-type="float">
            <text:p>0.291348798569638</text:p>
          </table:table-cell>
          <table:table-cell table:style-name="ce2" office:value-type="float" office:value="0.00793364745595837" calcext:value-type="float">
            <text:p>0.0079336474559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RBBP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K562Rbbp5a300109aUniPk.narrowPeak.gz</text:p>
          </table:table-cell>
          <table:table-cell table:style-name="ce2" office:value-type="float" office:value="0.961206230325522" calcext:value-type="float">
            <text:p>0.961206230325522</text:p>
          </table:table-cell>
          <table:table-cell table:style-name="ce2" office:value-type="float" office:value="0.43736381767284" calcext:value-type="float">
            <text:p>0.43736381767284</text:p>
          </table:table-cell>
          <table:table-cell table:style-name="ce2" office:value-type="float" office:value="0.012425718203875" calcext:value-type="float">
            <text:p>0.0124257182038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AP3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K562Sap3039731UniPk.narrowPeak.gz</text:p>
          </table:table-cell>
          <table:table-cell table:style-name="ce2" office:value-type="float" office:value="0.98389618535634" calcext:value-type="float">
            <text:p>0.98389618535634</text:p>
          </table:table-cell>
          <table:table-cell table:style-name="ce2" office:value-type="float" office:value="0.369479217725271" calcext:value-type="float">
            <text:p>0.369479217725271</text:p>
          </table:table-cell>
          <table:table-cell table:style-name="ce2" office:value-type="float" office:value="0.00694029325925665" calcext:value-type="float">
            <text:p>0.0069402932592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NhaCtcfUniPk.narrowPeak.gz</text:p>
          </table:table-cell>
          <table:table-cell table:style-name="ce2" office:value-type="float" office:value="0.980297300105072" calcext:value-type="float">
            <text:p>0.980297300105072</text:p>
          </table:table-cell>
          <table:table-cell table:style-name="ce2" office:value-type="float" office:value="0.657851280006082" calcext:value-type="float">
            <text:p>0.657851280006082</text:p>
          </table:table-cell>
          <table:table-cell table:style-name="ce2" office:value-type="float" office:value="0.0200560849537607" calcext:value-type="float">
            <text:p>0.0200560849537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NhaEzh239875UniPk.narrowPeak.gz</text:p>
          </table:table-cell>
          <table:table-cell table:style-name="ce2" office:value-type="float" office:value="0.986685557438693" calcext:value-type="float">
            <text:p>0.986685557438693</text:p>
          </table:table-cell>
          <table:table-cell table:style-name="ce2" office:value-type="float" office:value="0.359347250514493" calcext:value-type="float">
            <text:p>0.359347250514493</text:p>
          </table:table-cell>
          <table:table-cell table:style-name="ce2" office:value-type="float" office:value="0.00727873694574352" calcext:value-type="float">
            <text:p>0.0072787369457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NhdfadCtcfUniPk.narrowPeak.gz</text:p>
          </table:table-cell>
          <table:table-cell table:style-name="ce2" office:value-type="float" office:value="0.976131175152979" calcext:value-type="float">
            <text:p>0.976131175152979</text:p>
          </table:table-cell>
          <table:table-cell table:style-name="ce2" office:value-type="float" office:value="0.618273038824334" calcext:value-type="float">
            <text:p>0.618273038824334</text:p>
          </table:table-cell>
          <table:table-cell table:style-name="ce2" office:value-type="float" office:value="0.0221922360139245" calcext:value-type="float">
            <text:p>0.0221922360139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NhdfadEzh239875UniPk.narrowPeak.gz</text:p>
          </table:table-cell>
          <table:table-cell table:style-name="ce2" office:value-type="float" office:value="0.985680664360356" calcext:value-type="float">
            <text:p>0.985680664360356</text:p>
          </table:table-cell>
          <table:table-cell table:style-name="ce2" office:value-type="float" office:value="0.314445840985392" calcext:value-type="float">
            <text:p>0.314445840985392</text:p>
          </table:table-cell>
          <table:table-cell table:style-name="ce2" office:value-type="float" office:value="0.00632054572945603" calcext:value-type="float">
            <text:p>0.0063205457294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NhekCtcfUniPk.narrowPeak.gz</text:p>
          </table:table-cell>
          <table:table-cell table:style-name="ce2" office:value-type="float" office:value="0.972821769083518" calcext:value-type="float">
            <text:p>0.972821769083518</text:p>
          </table:table-cell>
          <table:table-cell table:style-name="ce2" office:value-type="float" office:value="0.634082978536741" calcext:value-type="float">
            <text:p>0.634082978536741</text:p>
          </table:table-cell>
          <table:table-cell table:style-name="ce2" office:value-type="float" office:value="0.0256074404866557" calcext:value-type="float">
            <text:p>0.0256074404866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NhekEzh239875UniPk.narrowPeak.gz</text:p>
          </table:table-cell>
          <table:table-cell table:style-name="ce2" office:value-type="float" office:value="0.978477202471331" calcext:value-type="float">
            <text:p>0.978477202471331</text:p>
          </table:table-cell>
          <table:table-cell table:style-name="ce2" office:value-type="float" office:value="0.301530656028674" calcext:value-type="float">
            <text:p>0.301530656028674</text:p>
          </table:table-cell>
          <table:table-cell table:style-name="ce2" office:value-type="float" office:value="0.00729631843595063" calcext:value-type="float">
            <text:p>0.0072963184359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Pol2(b)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NhekPol2bUniPk.narrowPeak.gz</text:p>
          </table:table-cell>
          <table:table-cell table:style-name="ce2" office:value-type="float" office:value="0.858047705575805" calcext:value-type="float">
            <text:p>0.858047705575805</text:p>
          </table:table-cell>
          <table:table-cell table:style-name="ce2" office:value-type="float" office:value="0.0877673661864135" calcext:value-type="float">
            <text:p>0.087767366186414</text:p>
          </table:table-cell>
          <table:table-cell table:style-name="ce2" office:value-type="float" office:value="0.00492281725799079" calcext:value-type="float">
            <text:p>0.0049228172579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NhlfCtcfUniPk.narrowPeak.gz</text:p>
          </table:table-cell>
          <table:table-cell table:style-name="ce2" office:value-type="float" office:value="0.980536774751085" calcext:value-type="float">
            <text:p>0.980536774751085</text:p>
          </table:table-cell>
          <table:table-cell table:style-name="ce2" office:value-type="float" office:value="0.633365670225313" calcext:value-type="float">
            <text:p>0.633365670225313</text:p>
          </table:table-cell>
          <table:table-cell table:style-name="ce2" office:value-type="float" office:value="0.0206318787580435" calcext:value-type="float">
            <text:p>0.0206318787580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EZH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NhlfEzh239875UniPk.narrowPeak.gz</text:p>
          </table:table-cell>
          <table:table-cell table:style-name="ce2" office:value-type="float" office:value="0.97471013066767" calcext:value-type="float">
            <text:p>0.97471013066767</text:p>
          </table:table-cell>
          <table:table-cell table:style-name="ce2" office:value-type="float" office:value="0.259857830786783" calcext:value-type="float">
            <text:p>0.259857830786783</text:p>
          </table:table-cell>
          <table:table-cell table:style-name="ce2" office:value-type="float" office:value="0.00657547733745912" calcext:value-type="float">
            <text:p>0.0065754773374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teobl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BroadOsteoblCtcfUniPk.narrowPeak.gz</text:p>
          </table:table-cell>
          <table:table-cell table:style-name="ce2" office:value-type="float" office:value="0.965308369821895" calcext:value-type="float">
            <text:p>0.965308369821895</text:p>
          </table:table-cell>
          <table:table-cell table:style-name="ce2" office:value-type="float" office:value="0.670038687958355" calcext:value-type="float">
            <text:p>0.670038687958355</text:p>
          </table:table-cell>
          <table:table-cell table:style-name="ce2" office:value-type="float" office:value="0.0372024332782447" calcext:value-type="float">
            <text:p>0.0372024332782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ATF3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Atf3V0422111Etoh02UniPk.narrowPeak.gz</text:p>
          </table:table-cell>
          <table:table-cell table:style-name="ce2" office:value-type="float" office:value="0.913191800918893" calcext:value-type="float">
            <text:p>0.913191800918893</text:p>
          </table:table-cell>
          <table:table-cell table:style-name="ce2" office:value-type="float" office:value="0.115689223443881" calcext:value-type="float">
            <text:p>0.115689223443881</text:p>
          </table:table-cell>
          <table:table-cell table:style-name="ce2" office:value-type="float" office:value="0.00583265937620873" calcext:value-type="float">
            <text:p>0.0058326593762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BCL3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Bcl3V0422111Etoh02UniPk.narrowPeak.gz</text:p>
          </table:table-cell>
          <table:table-cell table:style-name="ce2" office:value-type="float" office:value="0.86767216834956" calcext:value-type="float">
            <text:p>0.86767216834956</text:p>
          </table:table-cell>
          <table:table-cell table:style-name="ce2" office:value-type="float" office:value="0.0965989009295342" calcext:value-type="float">
            <text:p>0.096598900929534</text:p>
          </table:table-cell>
          <table:table-cell table:style-name="ce2" office:value-type="float" office:value="0.00780618165195682" calcext:value-type="float">
            <text:p>0.0078061816519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CREB1</text:p>
          </table:table-cell>
          <table:table-cell table:style-name="ce2" office:value-type="string" calcext:value-type="string">
            <text:p>DEX_100nM</text:p>
          </table:table-cell>
          <table:table-cell table:style-name="ce2" office:value-type="string" calcext:value-type="string">
            <text:p>wgEncodeAwgTfbsHaibA549Creb1sc240V0416102Dex100nmUniPk.narrowPeak.gz</text:p>
          </table:table-cell>
          <table:table-cell table:style-name="ce2" office:value-type="float" office:value="0.965667429016555" calcext:value-type="float">
            <text:p>0.965667429016555</text:p>
          </table:table-cell>
          <table:table-cell table:style-name="ce2" office:value-type="float" office:value="0.43972011012537" calcext:value-type="float">
            <text:p>0.43972011012537</text:p>
          </table:table-cell>
          <table:table-cell table:style-name="ce2" office:value-type="float" office:value="0.00822374204437568" calcext:value-type="float">
            <text:p>0.0082237420443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DEX_100nM</text:p>
          </table:table-cell>
          <table:table-cell table:style-name="ce2" office:value-type="string" calcext:value-type="string">
            <text:p>wgEncodeAwgTfbsHaibA549Ctcfsc5916Pcr1xDex100nmUniPk.narrowPeak.gz</text:p>
          </table:table-cell>
          <table:table-cell table:style-name="ce2" office:value-type="float" office:value="0.987773363704861" calcext:value-type="float">
            <text:p>0.987773363704861</text:p>
          </table:table-cell>
          <table:table-cell table:style-name="ce2" office:value-type="float" office:value="0.561250423509092" calcext:value-type="float">
            <text:p>0.561250423509092</text:p>
          </table:table-cell>
          <table:table-cell table:style-name="ce2" office:value-type="float" office:value="0.0128037202433278" calcext:value-type="float">
            <text:p>0.0128037202433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Ctcfsc5916Pcr1xEtoh02UniPk.narrowPeak.gz</text:p>
          </table:table-cell>
          <table:table-cell table:style-name="ce2" office:value-type="float" office:value="0.987068508106482" calcext:value-type="float">
            <text:p>0.987068508106482</text:p>
          </table:table-cell>
          <table:table-cell table:style-name="ce2" office:value-type="float" office:value="0.604190763333682" calcext:value-type="float">
            <text:p>0.604190763333682</text:p>
          </table:table-cell>
          <table:table-cell table:style-name="ce2" office:value-type="float" office:value="0.0135069798516122" calcext:value-type="float">
            <text:p>0.0135069798516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ELF1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Elf1V0422111Etoh02UniPk.narrowPeak.gz</text:p>
          </table:table-cell>
          <table:table-cell table:style-name="ce2" office:value-type="float" office:value="0.938142161099132" calcext:value-type="float">
            <text:p>0.938142161099132</text:p>
          </table:table-cell>
          <table:table-cell table:style-name="ce2" office:value-type="float" office:value="0.284099561090404" calcext:value-type="float">
            <text:p>0.284099561090404</text:p>
          </table:table-cell>
          <table:table-cell table:style-name="ce2" office:value-type="float" office:value="0.00609638172931538" calcext:value-type="float">
            <text:p>0.0060963817293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ETS1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Ets1V0422111Etoh02UniPk.narrowPeak.gz</text:p>
          </table:table-cell>
          <table:table-cell table:style-name="ce2" office:value-type="float" office:value="0.943484969777415" calcext:value-type="float">
            <text:p>0.943484969777415</text:p>
          </table:table-cell>
          <table:table-cell table:style-name="ce2" office:value-type="float" office:value="0.271801883760538" calcext:value-type="float">
            <text:p>0.271801883760538</text:p>
          </table:table-cell>
          <table:table-cell table:style-name="ce2" office:value-type="float" office:value="0.00431625584584549" calcext:value-type="float">
            <text:p>0.0043162558458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FOSL2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Fosl2V0422111Etoh02UniPk.narrowPeak.gz</text:p>
          </table:table-cell>
          <table:table-cell table:style-name="ce2" office:value-type="float" office:value="0.93265812462844" calcext:value-type="float">
            <text:p>0.93265812462844</text:p>
          </table:table-cell>
          <table:table-cell table:style-name="ce2" office:value-type="float" office:value="0.34345775497602" calcext:value-type="float">
            <text:p>0.34345775497602</text:p>
          </table:table-cell>
          <table:table-cell table:style-name="ce2" office:value-type="float" office:value="0.0210802067583248" calcext:value-type="float">
            <text:p>0.0210802067583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FOXA1</text:p>
          </table:table-cell>
          <table:table-cell table:style-name="ce2" office:value-type="string" calcext:value-type="string">
            <text:p>DEX_100nM</text:p>
          </table:table-cell>
          <table:table-cell table:style-name="ce2" office:value-type="string" calcext:value-type="string">
            <text:p>wgEncodeAwgTfbsHaibA549Foxa1V0416102Dex100nmUniPk.narrowPeak.gz</text:p>
          </table:table-cell>
          <table:table-cell table:style-name="ce2" office:value-type="float" office:value="0.900893331535226" calcext:value-type="float">
            <text:p>0.900893331535226</text:p>
          </table:table-cell>
          <table:table-cell table:style-name="ce2" office:value-type="float" office:value="0.0546206405034701" calcext:value-type="float">
            <text:p>0.05462064050347</text:p>
          </table:table-cell>
          <table:table-cell table:style-name="ce2" office:value-type="float" office:value="0.00451404761067548" calcext:value-type="float">
            <text:p>0.0045140476106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GABP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GabpV0422111Etoh02UniPk.narrowPeak.gz</text:p>
          </table:table-cell>
          <table:table-cell table:style-name="ce2" office:value-type="float" office:value="0.943008354736693" calcext:value-type="float">
            <text:p>0.943008354736693</text:p>
          </table:table-cell>
          <table:table-cell table:style-name="ce2" office:value-type="float" office:value="0.365340037922163" calcext:value-type="float">
            <text:p>0.365340037922163</text:p>
          </table:table-cell>
          <table:table-cell table:style-name="ce2" office:value-type="float" office:value="0.0104873589085411" calcext:value-type="float">
            <text:p>0.0104873589085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GR</text:p>
          </table:table-cell>
          <table:table-cell table:style-name="ce2" office:value-type="string" calcext:value-type="string">
            <text:p>DEX_500pM</text:p>
          </table:table-cell>
          <table:table-cell table:style-name="ce2" office:value-type="string" calcext:value-type="string">
            <text:p>wgEncodeAwgTfbsHaibA549GrPcr1xDex500pmUniPk.narrowPeak.gz</text:p>
          </table:table-cell>
          <table:table-cell table:style-name="ce2" office:value-type="float" office:value="0.922765242974163" calcext:value-type="float">
            <text:p>0.922765242974163</text:p>
          </table:table-cell>
          <table:table-cell table:style-name="ce2" office:value-type="float" office:value="0.026556726378109" calcext:value-type="float">
            <text:p>0.026556726378109</text:p>
          </table:table-cell>
          <table:table-cell table:style-name="ce2" office:value-type="float" office:value="0.000518653961109744" calcext:value-type="float">
            <text:p>0.000518653961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GR</text:p>
          </table:table-cell>
          <table:table-cell table:style-name="ce2" office:value-type="string" calcext:value-type="string">
            <text:p>DEX_50nM</text:p>
          </table:table-cell>
          <table:table-cell table:style-name="ce2" office:value-type="string" calcext:value-type="string">
            <text:p>wgEncodeAwgTfbsHaibA549GrPcr1xDex50nmUniPk.narrowPeak.gz</text:p>
          </table:table-cell>
          <table:table-cell table:style-name="ce2" office:value-type="float" office:value="0.863613910741575" calcext:value-type="float">
            <text:p>0.863613910741575</text:p>
          </table:table-cell>
          <table:table-cell table:style-name="ce2" office:value-type="float" office:value="0.139942067746129" calcext:value-type="float">
            <text:p>0.139942067746129</text:p>
          </table:table-cell>
          <table:table-cell table:style-name="ce2" office:value-type="float" office:value="0.01394651710679" calcext:value-type="float">
            <text:p>0.013946517106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GR</text:p>
          </table:table-cell>
          <table:table-cell table:style-name="ce2" office:value-type="string" calcext:value-type="string">
            <text:p>DEX_5nM</text:p>
          </table:table-cell>
          <table:table-cell table:style-name="ce2" office:value-type="string" calcext:value-type="string">
            <text:p>wgEncodeAwgTfbsHaibA549GrPcr1xDex5nmUniPk.narrowPeak.gz</text:p>
          </table:table-cell>
          <table:table-cell table:style-name="ce2" office:value-type="float" office:value="0.891522056271358" calcext:value-type="float">
            <text:p>0.891522056271358</text:p>
          </table:table-cell>
          <table:table-cell table:style-name="ce2" office:value-type="float" office:value="0.111983723535471" calcext:value-type="float">
            <text:p>0.111983723535471</text:p>
          </table:table-cell>
          <table:table-cell table:style-name="ce2" office:value-type="float" office:value="0.00632933647455958" calcext:value-type="float">
            <text:p>0.006329336474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GR</text:p>
          </table:table-cell>
          <table:table-cell table:style-name="ce2" office:value-type="string" calcext:value-type="string">
            <text:p>DEX_100nM</text:p>
          </table:table-cell>
          <table:table-cell table:style-name="ce2" office:value-type="string" calcext:value-type="string">
            <text:p>wgEncodeAwgTfbsHaibA549GrPcr2xDex100nmUniPk.narrowPeak.gz</text:p>
          </table:table-cell>
          <table:table-cell table:style-name="ce2" office:value-type="float" office:value="0.889334482614572" calcext:value-type="float">
            <text:p>0.889334482614572</text:p>
          </table:table-cell>
          <table:table-cell table:style-name="ce2" office:value-type="float" office:value="0.150398029700263" calcext:value-type="float">
            <text:p>0.150398029700263</text:p>
          </table:table-cell>
          <table:table-cell table:style-name="ce2" office:value-type="float" office:value="0.0099774956925349" calcext:value-type="float">
            <text:p>0.0099774956925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NRSF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NrsfV0422111Etoh02UniPk.narrowPeak.gz</text:p>
          </table:table-cell>
          <table:table-cell table:style-name="ce2" office:value-type="float" office:value="0.904815163166665" calcext:value-type="float">
            <text:p>0.904815163166665</text:p>
          </table:table-cell>
          <table:table-cell table:style-name="ce2" office:value-type="float" office:value="0.241899333260755" calcext:value-type="float">
            <text:p>0.241899333260755</text:p>
          </table:table-cell>
          <table:table-cell table:style-name="ce2" office:value-type="float" office:value="0.0106719645557157" calcext:value-type="float">
            <text:p>0.0106719645557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p300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P300V0422111Etoh02UniPk.narrowPeak.gz</text:p>
          </table:table-cell>
          <table:table-cell table:style-name="ce2" office:value-type="float" office:value="0.883371052748287" calcext:value-type="float">
            <text:p>0.883371052748287</text:p>
          </table:table-cell>
          <table:table-cell table:style-name="ce2" office:value-type="float" office:value="0.179598403843354" calcext:value-type="float">
            <text:p>0.179598403843354</text:p>
          </table:table-cell>
          <table:table-cell table:style-name="ce2" office:value-type="float" office:value="0.0171375575793804" calcext:value-type="float">
            <text:p>0.017137557579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DEX_100nM</text:p>
          </table:table-cell>
          <table:table-cell table:style-name="ce2" office:value-type="string" calcext:value-type="string">
            <text:p>wgEncodeAwgTfbsHaibA549Pol2Pcr2xDex100nmUniPk.narrowPeak.gz</text:p>
          </table:table-cell>
          <table:table-cell table:style-name="ce2" office:value-type="float" office:value="0.959203152544942" calcext:value-type="float">
            <text:p>0.959203152544942</text:p>
          </table:table-cell>
          <table:table-cell table:style-name="ce2" office:value-type="float" office:value="0.616489622754695" calcext:value-type="float">
            <text:p>0.616489622754695</text:p>
          </table:table-cell>
          <table:table-cell table:style-name="ce2" office:value-type="float" office:value="0.0199593867576216" calcext:value-type="float">
            <text:p>0.0199593867576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Pol2Pcr2xEtoh02UniPk.narrowPeak.gz</text:p>
          </table:table-cell>
          <table:table-cell table:style-name="ce2" office:value-type="float" office:value="0.960457187699304" calcext:value-type="float">
            <text:p>0.960457187699304</text:p>
          </table:table-cell>
          <table:table-cell table:style-name="ce2" office:value-type="float" office:value="0.633888643289565" calcext:value-type="float">
            <text:p>0.633888643289565</text:p>
          </table:table-cell>
          <table:table-cell table:style-name="ce2" office:value-type="float" office:value="0.0191726150708534" calcext:value-type="float">
            <text:p>0.0191726150708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Sin3Ak-20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Sin3ak20V0422111Etoh02UniPk.narrowPeak.gz</text:p>
          </table:table-cell>
          <table:table-cell table:style-name="ce2" office:value-type="float" office:value="0.885424570519425" calcext:value-type="float">
            <text:p>0.885424570519425</text:p>
          </table:table-cell>
          <table:table-cell table:style-name="ce2" office:value-type="float" office:value="0.102210764692392" calcext:value-type="float">
            <text:p>0.102210764692392</text:p>
          </table:table-cell>
          <table:table-cell table:style-name="ce2" office:value-type="float" office:value="0.00735345827912374" calcext:value-type="float">
            <text:p>0.0073534582791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SIX5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Six5V0422111Etoh02UniPk.narrowPeak.gz</text:p>
          </table:table-cell>
          <table:table-cell table:style-name="ce2" office:value-type="float" office:value="0.940631615768713" calcext:value-type="float">
            <text:p>0.940631615768713</text:p>
          </table:table-cell>
          <table:table-cell table:style-name="ce2" office:value-type="float" office:value="0.245929556865757" calcext:value-type="float">
            <text:p>0.245929556865757</text:p>
          </table:table-cell>
          <table:table-cell table:style-name="ce2" office:value-type="float" office:value="0.003397622982524" calcext:value-type="float">
            <text:p>0.0033976229825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TAF1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Taf1V0422111Etoh02UniPk.narrowPeak.gz</text:p>
          </table:table-cell>
          <table:table-cell table:style-name="ce2" office:value-type="float" office:value="0.933993716574768" calcext:value-type="float">
            <text:p>0.933993716574768</text:p>
          </table:table-cell>
          <table:table-cell table:style-name="ce2" office:value-type="float" office:value="0.360833581543269" calcext:value-type="float">
            <text:p>0.360833581543269</text:p>
          </table:table-cell>
          <table:table-cell table:style-name="ce2" office:value-type="float" office:value="0.00608319561166004" calcext:value-type="float">
            <text:p>0.006083195611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TCF12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Tcf12V0422111Etoh02UniPk.narrowPeak.gz</text:p>
          </table:table-cell>
          <table:table-cell table:style-name="ce2" office:value-type="float" office:value="0.881868319472176" calcext:value-type="float">
            <text:p>0.881868319472176</text:p>
          </table:table-cell>
          <table:table-cell table:style-name="ce2" office:value-type="float" office:value="0.20443973846014" calcext:value-type="float">
            <text:p>0.20443973846014</text:p>
          </table:table-cell>
          <table:table-cell table:style-name="ce2" office:value-type="float" office:value="0.0202143183656247" calcext:value-type="float">
            <text:p>0.0202143183656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USF1</text:p>
          </table:table-cell>
          <table:table-cell table:style-name="ce2" office:value-type="string" calcext:value-type="string">
            <text:p>DEX_100nM</text:p>
          </table:table-cell>
          <table:table-cell table:style-name="ce2" office:value-type="string" calcext:value-type="string">
            <text:p>wgEncodeAwgTfbsHaibA549Usf1Pcr1xDex100nmUniPk.narrowPeak.gz</text:p>
          </table:table-cell>
          <table:table-cell table:style-name="ce2" office:value-type="float" office:value="0.945060376240926" calcext:value-type="float">
            <text:p>0.945060376240926</text:p>
          </table:table-cell>
          <table:table-cell table:style-name="ce2" office:value-type="float" office:value="0.240960525097205" calcext:value-type="float">
            <text:p>0.240960525097205</text:p>
          </table:table-cell>
          <table:table-cell table:style-name="ce2" office:value-type="float" office:value="0.00582386863110517" calcext:value-type="float">
            <text:p>0.0058238686311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USF1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Usf1Pcr1xEtoh02UniPk.narrowPeak.gz</text:p>
          </table:table-cell>
          <table:table-cell table:style-name="ce2" office:value-type="float" office:value="0.968261179658711" calcext:value-type="float">
            <text:p>0.968261179658711</text:p>
          </table:table-cell>
          <table:table-cell table:style-name="ce2" office:value-type="float" office:value="0.329823291219924" calcext:value-type="float">
            <text:p>0.329823291219924</text:p>
          </table:table-cell>
          <table:table-cell table:style-name="ce2" office:value-type="float" office:value="0.00519972572875277" calcext:value-type="float">
            <text:p>0.0051997257287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USF1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Usf1V0422111Etoh02UniPk.narrowPeak.gz</text:p>
          </table:table-cell>
          <table:table-cell table:style-name="ce2" office:value-type="float" office:value="0.930509025863446" calcext:value-type="float">
            <text:p>0.930509025863446</text:p>
          </table:table-cell>
          <table:table-cell table:style-name="ce2" office:value-type="float" office:value="0.244486134503823" calcext:value-type="float">
            <text:p>0.244486134503823</text:p>
          </table:table-cell>
          <table:table-cell table:style-name="ce2" office:value-type="float" office:value="0.00505028306199233" calcext:value-type="float">
            <text:p>0.0050502830619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Yy1cV0422111Etoh02UniPk.narrowPeak.gz</text:p>
          </table:table-cell>
          <table:table-cell table:style-name="ce2" office:value-type="float" office:value="0.941257010382314" calcext:value-type="float">
            <text:p>0.941257010382314</text:p>
          </table:table-cell>
          <table:table-cell table:style-name="ce2" office:value-type="float" office:value="0.317365346091767" calcext:value-type="float">
            <text:p>0.317365346091767</text:p>
          </table:table-cell>
          <table:table-cell table:style-name="ce2" office:value-type="float" office:value="0.00837318471113612" calcext:value-type="float">
            <text:p>0.0083731847111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ZBTB33</text:p>
          </table:table-cell>
          <table:table-cell table:style-name="ce2" office:value-type="string" calcext:value-type="string">
            <text:p>EtOH_0.02pct</text:p>
          </table:table-cell>
          <table:table-cell table:style-name="ce2" office:value-type="string" calcext:value-type="string">
            <text:p>wgEncodeAwgTfbsHaibA549Zbtb33V0422111Etoh02UniPk.narrowPeak.gz</text:p>
          </table:table-cell>
          <table:table-cell table:style-name="ce2" office:value-type="float" office:value="0.913123419784863" calcext:value-type="float">
            <text:p>0.913123419784863</text:p>
          </table:table-cell>
          <table:table-cell table:style-name="ce2" office:value-type="float" office:value="0.146803421659571" calcext:value-type="float">
            <text:p>0.146803421659571</text:p>
          </table:table-cell>
          <table:table-cell table:style-name="ce2" office:value-type="float" office:value="0.00612275396462604" calcext:value-type="float">
            <text:p>0.0061227539646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C-1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DMSO_0.02pct</text:p>
          </table:table-cell>
          <table:table-cell table:style-name="ce2" office:value-type="string" calcext:value-type="string">
            <text:p>wgEncodeAwgTfbsHaibEcc1CtcfcV0416102Dm002p1hUniPk.narrowPeak.gz</text:p>
          </table:table-cell>
          <table:table-cell table:style-name="ce2" office:value-type="float" office:value="0.994901971248916" calcext:value-type="float">
            <text:p>0.994901971248916</text:p>
          </table:table-cell>
          <table:table-cell table:style-name="ce2" office:value-type="float" office:value="0.752461494305448" calcext:value-type="float">
            <text:p>0.752461494305448</text:p>
          </table:table-cell>
          <table:table-cell table:style-name="ce2" office:value-type="float" office:value="0.00983244839832624" calcext:value-type="float">
            <text:p>0.0098324483983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C-1</text:p>
          </table:table-cell>
          <table:table-cell table:style-name="ce2" office:value-type="string" calcext:value-type="string">
            <text:p>ERalpha</text:p>
          </table:table-cell>
          <table:table-cell table:style-name="ce2" office:value-type="string" calcext:value-type="string">
            <text:p>BPA_100nM</text:p>
          </table:table-cell>
          <table:table-cell table:style-name="ce2" office:value-type="string" calcext:value-type="string">
            <text:p>wgEncodeAwgTfbsHaibEcc1EraaV0416102Bpa1hUniPk.narrowPeak.gz</text:p>
          </table:table-cell>
          <table:table-cell table:style-name="ce2" office:value-type="float" office:value="0.878895274916151" calcext:value-type="float">
            <text:p>0.878895274916151</text:p>
          </table:table-cell>
          <table:table-cell table:style-name="ce2" office:value-type="float" office:value="0.0273335609492391" calcext:value-type="float">
            <text:p>0.027333560949239</text:p>
          </table:table-cell>
          <table:table-cell table:style-name="ce2" office:value-type="float" office:value="0.00204384823657653" calcext:value-type="float">
            <text:p>0.0020438482365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C-1</text:p>
          </table:table-cell>
          <table:table-cell table:style-name="ce2" office:value-type="string" calcext:value-type="string">
            <text:p>ERalpha</text:p>
          </table:table-cell>
          <table:table-cell table:style-name="ce2" office:value-type="string" calcext:value-type="string">
            <text:p>Estradiol_10nM</text:p>
          </table:table-cell>
          <table:table-cell table:style-name="ce2" office:value-type="string" calcext:value-type="string">
            <text:p>wgEncodeAwgTfbsHaibEcc1EralphaaV0416102Est10nm1hUniPk.narrowPeak.gz</text:p>
          </table:table-cell>
          <table:table-cell table:style-name="ce2" office:value-type="float" office:value="0.854146372389954" calcext:value-type="float">
            <text:p>0.854146372389954</text:p>
          </table:table-cell>
          <table:table-cell table:style-name="ce2" office:value-type="float" office:value="0.0740760705595258" calcext:value-type="float">
            <text:p>0.074076070559526</text:p>
          </table:table-cell>
          <table:table-cell table:style-name="ce2" office:value-type="float" office:value="0.0088654664369352" calcext:value-type="float">
            <text:p>0.0088654664369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C-1</text:p>
          </table:table-cell>
          <table:table-cell table:style-name="ce2" office:value-type="string" calcext:value-type="string">
            <text:p>ERalpha</text:p>
          </table:table-cell>
          <table:table-cell table:style-name="ce2" office:value-type="string" calcext:value-type="string">
            <text:p>Genistein_100nM</text:p>
          </table:table-cell>
          <table:table-cell table:style-name="ce2" office:value-type="string" calcext:value-type="string">
            <text:p>wgEncodeAwgTfbsHaibEcc1EralphaaV0416102Gen1hUniPk.narrowPeak.gz</text:p>
          </table:table-cell>
          <table:table-cell table:style-name="ce2" office:value-type="float" office:value="0.863942600069352" calcext:value-type="float">
            <text:p>0.863942600069352</text:p>
          </table:table-cell>
          <table:table-cell table:style-name="ce2" office:value-type="float" office:value="0.0647232055350605" calcext:value-type="float">
            <text:p>0.064723205535061</text:p>
          </table:table-cell>
          <table:table-cell table:style-name="ce2" office:value-type="float" office:value="0.00592935757234783" calcext:value-type="float">
            <text:p>0.0059293575723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C-1</text:p>
          </table:table-cell>
          <table:table-cell table:style-name="ce2" office:value-type="string" calcext:value-type="string">
            <text:p>FOXA1</text:p>
          </table:table-cell>
          <table:table-cell table:style-name="ce2" office:value-type="string" calcext:value-type="string">
            <text:p>DMSO_0.02pct</text:p>
          </table:table-cell>
          <table:table-cell table:style-name="ce2" office:value-type="string" calcext:value-type="string">
            <text:p>wgEncodeAwgTfbsHaibEcc1Foxa1sc6553V0416102Dm002p1hUniPk.narrowPeak.gz</text:p>
          </table:table-cell>
          <table:table-cell table:style-name="ce2" office:value-type="float" office:value="0.920940702604127" calcext:value-type="float">
            <text:p>0.920940702604127</text:p>
          </table:table-cell>
          <table:table-cell table:style-name="ce2" office:value-type="float" office:value="0.0697933743558733" calcext:value-type="float">
            <text:p>0.069793374355873</text:p>
          </table:table-cell>
          <table:table-cell table:style-name="ce2" office:value-type="float" office:value="0.00224164000140652" calcext:value-type="float">
            <text:p>0.0022416400014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C-1</text:p>
          </table:table-cell>
          <table:table-cell table:style-name="ce2" office:value-type="string" calcext:value-type="string">
            <text:p>GR</text:p>
          </table:table-cell>
          <table:table-cell table:style-name="ce2" office:value-type="string" calcext:value-type="string">
            <text:p>DEX_100nM</text:p>
          </table:table-cell>
          <table:table-cell table:style-name="ce2" office:value-type="string" calcext:value-type="string">
            <text:p>wgEncodeAwgTfbsHaibEcc1GrV0416102Dex100nmUniPk.narrowPeak.gz</text:p>
          </table:table-cell>
          <table:table-cell table:style-name="ce2" office:value-type="float" office:value="0.875242026674748" calcext:value-type="float">
            <text:p>0.875242026674748</text:p>
          </table:table-cell>
          <table:table-cell table:style-name="ce2" office:value-type="float" office:value="0.0587696287958124" calcext:value-type="float">
            <text:p>0.058769628795812</text:p>
          </table:table-cell>
          <table:table-cell table:style-name="ce2" office:value-type="float" office:value="0.00436460494391505" calcext:value-type="float">
            <text:p>0.0043646049439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C-1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DMSO_0.02pct</text:p>
          </table:table-cell>
          <table:table-cell table:style-name="ce2" office:value-type="string" calcext:value-type="string">
            <text:p>wgEncodeAwgTfbsHaibEcc1Pol2V0416102Dm002p1hUniPk.narrowPeak.gz</text:p>
          </table:table-cell>
          <table:table-cell table:style-name="ce2" office:value-type="float" office:value="0.970602593811658" calcext:value-type="float">
            <text:p>0.970602593811658</text:p>
          </table:table-cell>
          <table:table-cell table:style-name="ce2" office:value-type="float" office:value="0.591636472310402" calcext:value-type="float">
            <text:p>0.591636472310402</text:p>
          </table:table-cell>
          <table:table-cell table:style-name="ce2" office:value-type="float" office:value="0.0110499665951686" calcext:value-type="float">
            <text:p>0.0110499665951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ATF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Atf2sc81188V0422111UniPk.narrowPeak.gz</text:p>
          </table:table-cell>
          <table:table-cell table:style-name="ce2" office:value-type="float" office:value="0.908166106676457" calcext:value-type="float">
            <text:p>0.908166106676457</text:p>
          </table:table-cell>
          <table:table-cell table:style-name="ce2" office:value-type="float" office:value="0.224196812649977" calcext:value-type="float">
            <text:p>0.224196812649977</text:p>
          </table:table-cell>
          <table:table-cell table:style-name="ce2" office:value-type="float" office:value="0.0184078202468441" calcext:value-type="float">
            <text:p>0.0184078202468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ATF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Atf3Pcr1xUniPk.narrowPeak.gz</text:p>
          </table:table-cell>
          <table:table-cell table:style-name="ce2" office:value-type="float" office:value="0.971901031850626" calcext:value-type="float">
            <text:p>0.971901031850626</text:p>
          </table:table-cell>
          <table:table-cell table:style-name="ce2" office:value-type="float" office:value="0.224978348049384" calcext:value-type="float">
            <text:p>0.224978348049384</text:p>
          </table:table-cell>
          <table:table-cell table:style-name="ce2" office:value-type="float" office:value="0.000492281725799079" calcext:value-type="float">
            <text:p>0.0004922817257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BAT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BatfPcr1xUniPk.narrowPeak.gz</text:p>
          </table:table-cell>
          <table:table-cell table:style-name="ce2" office:value-type="float" office:value="0.932021718941184" calcext:value-type="float">
            <text:p>0.932021718941184</text:p>
          </table:table-cell>
          <table:table-cell table:style-name="ce2" office:value-type="float" office:value="0.229092910501009" calcext:value-type="float">
            <text:p>0.229092910501009</text:p>
          </table:table-cell>
          <table:table-cell table:style-name="ce2" office:value-type="float" office:value="0.0130894194591934" calcext:value-type="float">
            <text:p>0.0130894194591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BCL11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Bcl11aPcr1xUniPk.narrowPeak.gz</text:p>
          </table:table-cell>
          <table:table-cell table:style-name="ce2" office:value-type="float" office:value="0.942711194964554" calcext:value-type="float">
            <text:p>0.942711194964554</text:p>
          </table:table-cell>
          <table:table-cell table:style-name="ce2" office:value-type="float" office:value="0.176233668234327" calcext:value-type="float">
            <text:p>0.176233668234327</text:p>
          </table:table-cell>
          <table:table-cell table:style-name="ce2" office:value-type="float" office:value="0.00842153380920567" calcext:value-type="float">
            <text:p>0.0084215338092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BCL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Bcl3V0416101UniPk.narrowPeak.gz</text:p>
          </table:table-cell>
          <table:table-cell table:style-name="ce2" office:value-type="float" office:value="0.904599573684061" calcext:value-type="float">
            <text:p>0.904599573684061</text:p>
          </table:table-cell>
          <table:table-cell table:style-name="ce2" office:value-type="float" office:value="0.166973138002851" calcext:value-type="float">
            <text:p>0.166973138002851</text:p>
          </table:table-cell>
          <table:table-cell table:style-name="ce2" office:value-type="float" office:value="0.00939291114314849" calcext:value-type="float">
            <text:p>0.0093929111431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BCLA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Bclaf101388V0416101UniPk.narrowPeak.gz</text:p>
          </table:table-cell>
          <table:table-cell table:style-name="ce2" office:value-type="float" office:value="0.958378311561054" calcext:value-type="float">
            <text:p>0.958378311561054</text:p>
          </table:table-cell>
          <table:table-cell table:style-name="ce2" office:value-type="float" office:value="0.137324431989333" calcext:value-type="float">
            <text:p>0.137324431989333</text:p>
          </table:table-cell>
          <table:table-cell table:style-name="ce2" office:value-type="float" office:value="0.0037888111396322" calcext:value-type="float">
            <text:p>0.0037888111396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CEBP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Cebpbsc150V0422111UniPk.narrowPeak.gz</text:p>
          </table:table-cell>
          <table:table-cell table:style-name="ce2" office:value-type="float" office:value="0.917012442263099" calcext:value-type="float">
            <text:p>0.917012442263099</text:p>
          </table:table-cell>
          <table:table-cell table:style-name="ce2" office:value-type="float" office:value="0.102450000633674" calcext:value-type="float">
            <text:p>0.102450000633674</text:p>
          </table:table-cell>
          <table:table-cell table:style-name="ce2" office:value-type="float" office:value="0.00539751749358276" calcext:value-type="float">
            <text:p>0.0053975174935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EB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Ebf1sc137065Pcr1xUniPk.narrowPeak.gz</text:p>
          </table:table-cell>
          <table:table-cell table:style-name="ce2" office:value-type="float" office:value="0.903966500887291" calcext:value-type="float">
            <text:p>0.903966500887291</text:p>
          </table:table-cell>
          <table:table-cell table:style-name="ce2" office:value-type="float" office:value="0.180580291103664" calcext:value-type="float">
            <text:p>0.180580291103664</text:p>
          </table:table-cell>
          <table:table-cell table:style-name="ce2" office:value-type="float" office:value="0.0145486831463835" calcext:value-type="float">
            <text:p>0.0145486831463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Egr-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Egr1Pcr2xUniPk.narrowPeak.gz</text:p>
          </table:table-cell>
          <table:table-cell table:style-name="ce2" office:value-type="float" office:value="0.968068142252723" calcext:value-type="float">
            <text:p>0.968068142252723</text:p>
          </table:table-cell>
          <table:table-cell table:style-name="ce2" office:value-type="float" office:value="0.255544609436656" calcext:value-type="float">
            <text:p>0.255544609436656</text:p>
          </table:table-cell>
          <table:table-cell table:style-name="ce2" office:value-type="float" office:value="0.00579749639579451" calcext:value-type="float">
            <text:p>0.0057974963957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EL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Elf1sc631V0416101UniPk.narrowPeak.gz</text:p>
          </table:table-cell>
          <table:table-cell table:style-name="ce2" office:value-type="float" office:value="0.971719081443332" calcext:value-type="float">
            <text:p>0.971719081443332</text:p>
          </table:table-cell>
          <table:table-cell table:style-name="ce2" office:value-type="float" office:value="0.479957441565363" calcext:value-type="float">
            <text:p>0.479957441565363</text:p>
          </table:table-cell>
          <table:table-cell table:style-name="ce2" office:value-type="float" office:value="0.0113092935757235" calcext:value-type="float">
            <text:p>0.0113092935757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ETS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Ets1Pcr1xUniPk.narrowPeak.gz</text:p>
          </table:table-cell>
          <table:table-cell table:style-name="ce2" office:value-type="float" office:value="0.98562981114754" calcext:value-type="float">
            <text:p>0.98562981114754</text:p>
          </table:table-cell>
          <table:table-cell table:style-name="ce2" office:value-type="float" office:value="0.256840963905443" calcext:value-type="float">
            <text:p>0.256840963905443</text:p>
          </table:table-cell>
          <table:table-cell table:style-name="ce2" office:value-type="float" office:value="0.00144607756953479" calcext:value-type="float">
            <text:p>0.0014460775695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FOXM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Foxm1sc502V0422111UniPk.narrowPeak.gz</text:p>
          </table:table-cell>
          <table:table-cell table:style-name="ce2" office:value-type="float" office:value="0.907992477173165" calcext:value-type="float">
            <text:p>0.907992477173165</text:p>
          </table:table-cell>
          <table:table-cell table:style-name="ce2" office:value-type="float" office:value="0.202105966982268" calcext:value-type="float">
            <text:p>0.202105966982268</text:p>
          </table:table-cell>
          <table:table-cell table:style-name="ce2" office:value-type="float" office:value="0.0181089349133233" calcext:value-type="float">
            <text:p>0.0181089349133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GAB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GabpPcr2xUniPk.narrowPeak.gz</text:p>
          </table:table-cell>
          <table:table-cell table:style-name="ce2" office:value-type="float" office:value="0.987640089063029" calcext:value-type="float">
            <text:p>0.987640089063029</text:p>
          </table:table-cell>
          <table:table-cell table:style-name="ce2" office:value-type="float" office:value="0.519737292020123" calcext:value-type="float">
            <text:p>0.519737292020123</text:p>
          </table:table-cell>
          <table:table-cell table:style-name="ce2" office:value-type="float" office:value="0.00306357466858891" calcext:value-type="float">
            <text:p>0.0030635746685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IRF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Irf4sc6059Pcr1xUniPk.narrowPeak.gz</text:p>
          </table:table-cell>
          <table:table-cell table:style-name="ce2" office:value-type="float" office:value="0.93451814998309" calcext:value-type="float">
            <text:p>0.93451814998309</text:p>
          </table:table-cell>
          <table:table-cell table:style-name="ce2" office:value-type="float" office:value="0.175851412259252" calcext:value-type="float">
            <text:p>0.175851412259252</text:p>
          </table:table-cell>
          <table:table-cell table:style-name="ce2" office:value-type="float" office:value="0.00966981961391048" calcext:value-type="float">
            <text:p>0.009669819613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MEF2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Mef2aPcr1xUniPk.narrowPeak.gz</text:p>
          </table:table-cell>
          <table:table-cell table:style-name="ce2" office:value-type="float" office:value="0.92926302231857" calcext:value-type="float">
            <text:p>0.92926302231857</text:p>
          </table:table-cell>
          <table:table-cell table:style-name="ce2" office:value-type="float" office:value="0.15421185419949" calcext:value-type="float">
            <text:p>0.15421185419949</text:p>
          </table:table-cell>
          <table:table-cell table:style-name="ce2" office:value-type="float" office:value="0.00872041914272654" calcext:value-type="float">
            <text:p>0.0087204191427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MEF2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Mef2csc13268V0416101UniPk.narrowPeak.gz</text:p>
          </table:table-cell>
          <table:table-cell table:style-name="ce2" office:value-type="float" office:value="0.935128543273015" calcext:value-type="float">
            <text:p>0.935128543273015</text:p>
          </table:table-cell>
          <table:table-cell table:style-name="ce2" office:value-type="float" office:value="0.0957348938269849" calcext:value-type="float">
            <text:p>0.095734893826985</text:p>
          </table:table-cell>
          <table:table-cell table:style-name="ce2" office:value-type="float" office:value="0.00473821161081613" calcext:value-type="float">
            <text:p>0.0047382116108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MTA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Mta3sc81325V0422111UniPk.narrowPeak.gz</text:p>
          </table:table-cell>
          <table:table-cell table:style-name="ce2" office:value-type="float" office:value="0.899905647805789" calcext:value-type="float">
            <text:p>0.899905647805789</text:p>
          </table:table-cell>
          <table:table-cell table:style-name="ce2" office:value-type="float" office:value="0.146843716889899" calcext:value-type="float">
            <text:p>0.146843716889899</text:p>
          </table:table-cell>
          <table:table-cell table:style-name="ce2" office:value-type="float" office:value="0.0109225007911671" calcext:value-type="float">
            <text:p>0.0109225007911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NFATC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Nfatc1sc17834V0422111UniPk.narrowPeak.gz</text:p>
          </table:table-cell>
          <table:table-cell table:style-name="ce2" office:value-type="float" office:value="0.897017679786468" calcext:value-type="float">
            <text:p>0.897017679786468</text:p>
          </table:table-cell>
          <table:table-cell table:style-name="ce2" office:value-type="float" office:value="0.16643607404533" calcext:value-type="float">
            <text:p>0.16643607404533</text:p>
          </table:table-cell>
          <table:table-cell table:style-name="ce2" office:value-type="float" office:value="0.0098412391434298" calcext:value-type="float">
            <text:p>0.009841239143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NFI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Nficsc81335V0422111UniPk.narrowPeak.gz</text:p>
          </table:table-cell>
          <table:table-cell table:style-name="ce2" office:value-type="float" office:value="0.900132327772417" calcext:value-type="float">
            <text:p>0.900132327772417</text:p>
          </table:table-cell>
          <table:table-cell table:style-name="ce2" office:value-type="float" office:value="0.244935525829101" calcext:value-type="float">
            <text:p>0.244935525829101</text:p>
          </table:table-cell>
          <table:table-cell table:style-name="ce2" office:value-type="float" office:value="0.0247811104469215" calcext:value-type="float">
            <text:p>0.0247811104469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NRS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NrsfPcr1xUniPk.narrowPeak.gz</text:p>
          </table:table-cell>
          <table:table-cell table:style-name="ce2" office:value-type="float" office:value="0.972767884987631" calcext:value-type="float">
            <text:p>0.972767884987631</text:p>
          </table:table-cell>
          <table:table-cell table:style-name="ce2" office:value-type="float" office:value="0.435653667212084" calcext:value-type="float">
            <text:p>0.435653667212084</text:p>
          </table:table-cell>
          <table:table-cell table:style-name="ce2" office:value-type="float" office:value="0.00395143992404796" calcext:value-type="float">
            <text:p>0.0039514399240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30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P300Pcr1xUniPk.narrowPeak.gz</text:p>
          </table:table-cell>
          <table:table-cell table:style-name="ce2" office:value-type="float" office:value="0.958002112736493" calcext:value-type="float">
            <text:p>0.958002112736493</text:p>
          </table:table-cell>
          <table:table-cell table:style-name="ce2" office:value-type="float" office:value="0.111536429473845" calcext:value-type="float">
            <text:p>0.111536429473845</text:p>
          </table:table-cell>
          <table:table-cell table:style-name="ce2" office:value-type="float" office:value="0.00266359576637716" calcext:value-type="float">
            <text:p>0.0026635957663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AX5-C2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Pax5c20Pcr1xUniPk.narrowPeak.gz</text:p>
          </table:table-cell>
          <table:table-cell table:style-name="ce2" office:value-type="float" office:value="0.900678120509542" calcext:value-type="float">
            <text:p>0.900678120509542</text:p>
          </table:table-cell>
          <table:table-cell table:style-name="ce2" office:value-type="float" office:value="0.164839946718268" calcext:value-type="float">
            <text:p>0.164839946718268</text:p>
          </table:table-cell>
          <table:table-cell table:style-name="ce2" office:value-type="float" office:value="0.0105796617321284" calcext:value-type="float">
            <text:p>0.0105796617321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AX5-N19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Pax5n19Pcr1xUniPk.narrowPeak.gz</text:p>
          </table:table-cell>
          <table:table-cell table:style-name="ce2" office:value-type="float" office:value="0.915295957684895" calcext:value-type="float">
            <text:p>0.915295957684895</text:p>
          </table:table-cell>
          <table:table-cell table:style-name="ce2" office:value-type="float" office:value="0.169315734168931" calcext:value-type="float">
            <text:p>0.169315734168931</text:p>
          </table:table-cell>
          <table:table-cell table:style-name="ce2" office:value-type="float" office:value="0.00975333169239425" calcext:value-type="float">
            <text:p>0.0097533316923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bx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Pbx3Pcr1xUniPk.narrowPeak.gz</text:p>
          </table:table-cell>
          <table:table-cell table:style-name="ce2" office:value-type="float" office:value="0.931529497934243" calcext:value-type="float">
            <text:p>0.931529497934243</text:p>
          </table:table-cell>
          <table:table-cell table:style-name="ce2" office:value-type="float" office:value="0.110592513003096" calcext:value-type="float">
            <text:p>0.110592513003096</text:p>
          </table:table-cell>
          <table:table-cell table:style-name="ce2" office:value-type="float" office:value="0.00343278596293822" calcext:value-type="float">
            <text:p>0.0034327859629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ML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Pmlsc71910V0422111UniPk.narrowPeak.gz</text:p>
          </table:table-cell>
          <table:table-cell table:style-name="ce2" office:value-type="float" office:value="0.926881394869564" calcext:value-type="float">
            <text:p>0.926881394869564</text:p>
          </table:table-cell>
          <table:table-cell table:style-name="ce2" office:value-type="float" office:value="0.312848831775709" calcext:value-type="float">
            <text:p>0.312848831775709</text:p>
          </table:table-cell>
          <table:table-cell table:style-name="ce2" office:value-type="float" office:value="0.0136871901262351" calcext:value-type="float">
            <text:p>0.0136871901262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ol2-4H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Pol24h8Pcr1xUniPk.narrowPeak.gz</text:p>
          </table:table-cell>
          <table:table-cell table:style-name="ce2" office:value-type="float" office:value="0.892877933657506" calcext:value-type="float">
            <text:p>0.892877933657506</text:p>
          </table:table-cell>
          <table:table-cell table:style-name="ce2" office:value-type="float" office:value="0.361664265966656" calcext:value-type="float">
            <text:p>0.361664265966656</text:p>
          </table:table-cell>
          <table:table-cell table:style-name="ce2" office:value-type="float" office:value="0.0176650022855937" calcext:value-type="float">
            <text:p>0.0176650022855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Pol2Pcr2xUniPk.narrowPeak.gz</text:p>
          </table:table-cell>
          <table:table-cell table:style-name="ce2" office:value-type="float" office:value="0.957350670044248" calcext:value-type="float">
            <text:p>0.957350670044248</text:p>
          </table:table-cell>
          <table:table-cell table:style-name="ce2" office:value-type="float" office:value="0.592016780822495" calcext:value-type="float">
            <text:p>0.592016780822495</text:p>
          </table:table-cell>
          <table:table-cell table:style-name="ce2" office:value-type="float" office:value="0.0276424979781286" calcext:value-type="float">
            <text:p>0.0276424979781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OU2F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Pou2f2Pcr1xUniPk.narrowPeak.gz</text:p>
          </table:table-cell>
          <table:table-cell table:style-name="ce2" office:value-type="float" office:value="0.925661202231363" calcext:value-type="float">
            <text:p>0.925661202231363</text:p>
          </table:table-cell>
          <table:table-cell table:style-name="ce2" office:value-type="float" office:value="0.197680905331668" calcext:value-type="float">
            <text:p>0.197680905331668</text:p>
          </table:table-cell>
          <table:table-cell table:style-name="ce2" office:value-type="float" office:value="0.0108829424382011" calcext:value-type="float">
            <text:p>0.0108829424382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U.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Pu1Pcr1xUniPk.narrowPeak.gz</text:p>
          </table:table-cell>
          <table:table-cell table:style-name="ce2" office:value-type="float" office:value="0.963193626552024" calcext:value-type="float">
            <text:p>0.963193626552024</text:p>
          </table:table-cell>
          <table:table-cell table:style-name="ce2" office:value-type="float" office:value="0.439192057510082" calcext:value-type="float">
            <text:p>0.439192057510082</text:p>
          </table:table-cell>
          <table:table-cell table:style-name="ce2" office:value-type="float" office:value="0.0184210063644995" calcext:value-type="float">
            <text:p>0.01842100636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Rad2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Rad21V0416101UniPk.narrowPeak.gz</text:p>
          </table:table-cell>
          <table:table-cell table:style-name="ce2" office:value-type="float" office:value="0.980068362894356" calcext:value-type="float">
            <text:p>0.980068362894356</text:p>
          </table:table-cell>
          <table:table-cell table:style-name="ce2" office:value-type="float" office:value="0.581545466162044" calcext:value-type="float">
            <text:p>0.581545466162044</text:p>
          </table:table-cell>
          <table:table-cell table:style-name="ce2" office:value-type="float" office:value="0.0116653187524175" calcext:value-type="float">
            <text:p>0.0116653187524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RUNX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Runx3sc101553V0422111UniPk.narrowPeak.gz</text:p>
          </table:table-cell>
          <table:table-cell table:style-name="ce2" office:value-type="float" office:value="0.918940733769962" calcext:value-type="float">
            <text:p>0.918940733769962</text:p>
          </table:table-cell>
          <table:table-cell table:style-name="ce2" office:value-type="float" office:value="0.384796033509322" calcext:value-type="float">
            <text:p>0.384796033509322</text:p>
          </table:table-cell>
          <table:table-cell table:style-name="ce2" office:value-type="float" office:value="0.0367365237877563" calcext:value-type="float">
            <text:p>0.036736523787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RXR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RxraPcr1xUniPk.narrowPeak.gz</text:p>
          </table:table-cell>
          <table:table-cell table:style-name="ce2" office:value-type="float" office:value="0.97547837209691" calcext:value-type="float">
            <text:p>0.97547837209691</text:p>
          </table:table-cell>
          <table:table-cell table:style-name="ce2" office:value-type="float" office:value="0.0232367291734429" calcext:value-type="float">
            <text:p>0.023236729173443</text:p>
          </table:table-cell>
          <table:table-cell table:style-name="ce2" office:value-type="float" office:value="0.000413165019867084" calcext:value-type="float">
            <text:p>0.0004131650198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SIX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Six5Pcr1xUniPk.narrowPeak.gz</text:p>
          </table:table-cell>
          <table:table-cell table:style-name="ce2" office:value-type="float" office:value="0.990721252487834" calcext:value-type="float">
            <text:p>0.990721252487834</text:p>
          </table:table-cell>
          <table:table-cell table:style-name="ce2" office:value-type="float" office:value="0.473202209968911" calcext:value-type="float">
            <text:p>0.473202209968911</text:p>
          </table:table-cell>
          <table:table-cell table:style-name="ce2" office:value-type="float" office:value="0.00171419529519322" calcext:value-type="float">
            <text:p>0.0017141952951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SP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Sp1Pcr1xUniPk.narrowPeak.gz</text:p>
          </table:table-cell>
          <table:table-cell table:style-name="ce2" office:value-type="float" office:value="0.955073265217192" calcext:value-type="float">
            <text:p>0.955073265217192</text:p>
          </table:table-cell>
          <table:table-cell table:style-name="ce2" office:value-type="float" office:value="0.326833942654176" calcext:value-type="float">
            <text:p>0.326833942654176</text:p>
          </table:table-cell>
          <table:table-cell table:style-name="ce2" office:value-type="float" office:value="0.00883909420162453" calcext:value-type="float">
            <text:p>0.0088390942016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SR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SrfPcr2xUniPk.narrowPeak.gz</text:p>
          </table:table-cell>
          <table:table-cell table:style-name="ce2" office:value-type="float" office:value="0.926471266243878" calcext:value-type="float">
            <text:p>0.926471266243878</text:p>
          </table:table-cell>
          <table:table-cell table:style-name="ce2" office:value-type="float" office:value="0.140646881935783" calcext:value-type="float">
            <text:p>0.140646881935783</text:p>
          </table:table-cell>
          <table:table-cell table:style-name="ce2" office:value-type="float" office:value="0.0028306199233447" calcext:value-type="float">
            <text:p>0.0028306199233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STAT5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Stat5asc74442V0422111UniPk.narrowPeak.gz</text:p>
          </table:table-cell>
          <table:table-cell table:style-name="ce2" office:value-type="float" office:value="0.900454994887768" calcext:value-type="float">
            <text:p>0.900454994887768</text:p>
          </table:table-cell>
          <table:table-cell table:style-name="ce2" office:value-type="float" office:value="0.102296611428145" calcext:value-type="float">
            <text:p>0.102296611428145</text:p>
          </table:table-cell>
          <table:table-cell table:style-name="ce2" office:value-type="float" office:value="0.00691831639649777" calcext:value-type="float">
            <text:p>0.0069183163964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TA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Taf1Pcr1xUniPk.narrowPeak.gz</text:p>
          </table:table-cell>
          <table:table-cell table:style-name="ce2" office:value-type="float" office:value="0.962067708724549" calcext:value-type="float">
            <text:p>0.962067708724549</text:p>
          </table:table-cell>
          <table:table-cell table:style-name="ce2" office:value-type="float" office:value="0.359497296114366" calcext:value-type="float">
            <text:p>0.359497296114366</text:p>
          </table:table-cell>
          <table:table-cell table:style-name="ce2" office:value-type="float" office:value="0.0072831323182953" calcext:value-type="float">
            <text:p>0.0072831323182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TCF1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Tcf12Pcr1xUniPk.narrowPeak.gz</text:p>
          </table:table-cell>
          <table:table-cell table:style-name="ce2" office:value-type="float" office:value="0.948741630981141" calcext:value-type="float">
            <text:p>0.948741630981141</text:p>
          </table:table-cell>
          <table:table-cell table:style-name="ce2" office:value-type="float" office:value="0.200420456758469" calcext:value-type="float">
            <text:p>0.200420456758469</text:p>
          </table:table-cell>
          <table:table-cell table:style-name="ce2" office:value-type="float" office:value="0.00814022996589191" calcext:value-type="float">
            <text:p>0.0081402299658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TCF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Tcf3Pcr1xUniPk.narrowPeak.gz</text:p>
          </table:table-cell>
          <table:table-cell table:style-name="ce2" office:value-type="float" office:value="0.947997050905194" calcext:value-type="float">
            <text:p>0.947997050905194</text:p>
          </table:table-cell>
          <table:table-cell table:style-name="ce2" office:value-type="float" office:value="0.17958666944763" calcext:value-type="float">
            <text:p>0.17958666944763</text:p>
          </table:table-cell>
          <table:table-cell table:style-name="ce2" office:value-type="float" office:value="0.00770069271071416" calcext:value-type="float">
            <text:p>0.0077006927107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US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Usf1Pcr2xUniPk.narrowPeak.gz</text:p>
          </table:table-cell>
          <table:table-cell table:style-name="ce2" office:value-type="float" office:value="0.982516349065171" calcext:value-type="float">
            <text:p>0.982516349065171</text:p>
          </table:table-cell>
          <table:table-cell table:style-name="ce2" office:value-type="float" office:value="0.382890138171139" calcext:value-type="float">
            <text:p>0.382890138171139</text:p>
          </table:table-cell>
          <table:table-cell table:style-name="ce2" office:value-type="float" office:value="0.0040613242378424" calcext:value-type="float">
            <text:p>0.0040613242378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Yy1sc281Pcr1xUniPk.narrowPeak.gz</text:p>
          </table:table-cell>
          <table:table-cell table:style-name="ce2" office:value-type="float" office:value="0.952042592636106" calcext:value-type="float">
            <text:p>0.952042592636106</text:p>
          </table:table-cell>
          <table:table-cell table:style-name="ce2" office:value-type="float" office:value="0.403470832350181" calcext:value-type="float">
            <text:p>0.403470832350181</text:p>
          </table:table-cell>
          <table:table-cell table:style-name="ce2" office:value-type="float" office:value="0.0151640353036323" calcext:value-type="float">
            <text:p>0.0151640353036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ZBTB3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Zbtb33Pcr1xUniPk.narrowPeak.gz</text:p>
          </table:table-cell>
          <table:table-cell table:style-name="ce2" office:value-type="float" office:value="0.969481666721651" calcext:value-type="float">
            <text:p>0.969481666721651</text:p>
          </table:table-cell>
          <table:table-cell table:style-name="ce2" office:value-type="float" office:value="0.0673206803263348" calcext:value-type="float">
            <text:p>0.067320680326335</text:p>
          </table:table-cell>
          <table:table-cell table:style-name="ce2" office:value-type="float" office:value="0.00080435317697528" calcext:value-type="float">
            <text:p>0.0008043531769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ZEB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78Zeb1sc25388V0416102UniPk.narrowPeak.gz</text:p>
          </table:table-cell>
          <table:table-cell table:style-name="ce2" office:value-type="float" office:value="0.966827783767866" calcext:value-type="float">
            <text:p>0.966827783767866</text:p>
          </table:table-cell>
          <table:table-cell table:style-name="ce2" office:value-type="float" office:value="0.170089867584993" calcext:value-type="float">
            <text:p>0.170089867584993</text:p>
          </table:table-cell>
          <table:table-cell table:style-name="ce2" office:value-type="float" office:value="0.00234712894264918" calcext:value-type="float">
            <text:p>0.0023471289426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1</text:p>
          </table:table-cell>
          <table:table-cell table:style-name="ce2" office:value-type="string" calcext:value-type="string">
            <text:p>PAX5-C2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91Pax5c20V0416101UniPk.narrowPeak.gz</text:p>
          </table:table-cell>
          <table:table-cell table:style-name="ce2" office:value-type="float" office:value="0.917241363954629" calcext:value-type="float">
            <text:p>0.917241363954629</text:p>
          </table:table-cell>
          <table:table-cell table:style-name="ce2" office:value-type="float" office:value="0.026234956900275" calcext:value-type="float">
            <text:p>0.026234956900275</text:p>
          </table:table-cell>
          <table:table-cell table:style-name="ce2" office:value-type="float" office:value="0.00109444776539259" calcext:value-type="float">
            <text:p>0.0010944477653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1</text:p>
          </table:table-cell>
          <table:table-cell table:style-name="ce2" office:value-type="string" calcext:value-type="string">
            <text:p>Pol2-4H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91Pol24h8Pcr1xUniPk.narrowPeak.gz</text:p>
          </table:table-cell>
          <table:table-cell table:style-name="ce2" office:value-type="float" office:value="0.900921739710443" calcext:value-type="float">
            <text:p>0.900921739710443</text:p>
          </table:table-cell>
          <table:table-cell table:style-name="ce2" office:value-type="float" office:value="0.301375421631618" calcext:value-type="float">
            <text:p>0.301375421631618</text:p>
          </table:table-cell>
          <table:table-cell table:style-name="ce2" office:value-type="float" office:value="0.00918193326066317" calcext:value-type="float">
            <text:p>0.0091819332606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1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91Pol2Pcr1xUniPk.narrowPeak.gz</text:p>
          </table:table-cell>
          <table:table-cell table:style-name="ce2" office:value-type="float" office:value="0.909010551294223" calcext:value-type="float">
            <text:p>0.909010551294223</text:p>
          </table:table-cell>
          <table:table-cell table:style-name="ce2" office:value-type="float" office:value="0.330666444055569" calcext:value-type="float">
            <text:p>0.330666444055569</text:p>
          </table:table-cell>
          <table:table-cell table:style-name="ce2" office:value-type="float" office:value="0.0095863075354267" calcext:value-type="float">
            <text:p>0.0095863075354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1</text:p>
          </table:table-cell>
          <table:table-cell table:style-name="ce2" office:value-type="string" calcext:value-type="string">
            <text:p>POU2F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91Pou2f2Pcr1xUniPk.narrowPeak.gz</text:p>
          </table:table-cell>
          <table:table-cell table:style-name="ce2" office:value-type="float" office:value="0.930523886866168" calcext:value-type="float">
            <text:p>0.930523886866168</text:p>
          </table:table-cell>
          <table:table-cell table:style-name="ce2" office:value-type="float" office:value="0.154993066174631" calcext:value-type="float">
            <text:p>0.154993066174631</text:p>
          </table:table-cell>
          <table:table-cell table:style-name="ce2" office:value-type="float" office:value="0.00737543514188263" calcext:value-type="float">
            <text:p>0.0073754351418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1</text:p>
          </table:table-cell>
          <table:table-cell table:style-name="ce2" office:value-type="string" calcext:value-type="string">
            <text:p>PU.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91Pu1Pcr1xUniPk.narrowPeak.gz</text:p>
          </table:table-cell>
          <table:table-cell table:style-name="ce2" office:value-type="float" office:value="0.963082388118139" calcext:value-type="float">
            <text:p>0.963082388118139</text:p>
          </table:table-cell>
          <table:table-cell table:style-name="ce2" office:value-type="float" office:value="0.439187729619652" calcext:value-type="float">
            <text:p>0.439187729619652</text:p>
          </table:table-cell>
          <table:table-cell table:style-name="ce2" office:value-type="float" office:value="0.0196824782868596" calcext:value-type="float">
            <text:p>0.019682478286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1</text:p>
          </table:table-cell>
          <table:table-cell table:style-name="ce2" office:value-type="string" calcext:value-type="string">
            <text:p>TA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91Taf1Pcr1xUniPk.narrowPeak.gz</text:p>
          </table:table-cell>
          <table:table-cell table:style-name="ce2" office:value-type="float" office:value="0.963908335458118" calcext:value-type="float">
            <text:p>0.963908335458118</text:p>
          </table:table-cell>
          <table:table-cell table:style-name="ce2" office:value-type="float" office:value="0.357399885841554" calcext:value-type="float">
            <text:p>0.357399885841554</text:p>
          </table:table-cell>
          <table:table-cell table:style-name="ce2" office:value-type="float" office:value="0.00591177608214072" calcext:value-type="float">
            <text:p>0.0059117760821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1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91Yy1sc281V0416101UniPk.narrowPeak.gz</text:p>
          </table:table-cell>
          <table:table-cell table:style-name="ce2" office:value-type="float" office:value="0.966720448132014" calcext:value-type="float">
            <text:p>0.966720448132014</text:p>
          </table:table-cell>
          <table:table-cell table:style-name="ce2" office:value-type="float" office:value="0.369644674109028" calcext:value-type="float">
            <text:p>0.369644674109028</text:p>
          </table:table-cell>
          <table:table-cell table:style-name="ce2" office:value-type="float" office:value="0.00668975702380534" calcext:value-type="float">
            <text:p>0.0066897570238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2</text:p>
          </table:table-cell>
          <table:table-cell table:style-name="ce2" office:value-type="string" calcext:value-type="string">
            <text:p>PAX5-C2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92Pax5c20V0416101UniPk.narrowPeak.gz</text:p>
          </table:table-cell>
          <table:table-cell table:style-name="ce2" office:value-type="float" office:value="0.951680705894411" calcext:value-type="float">
            <text:p>0.951680705894411</text:p>
          </table:table-cell>
          <table:table-cell table:style-name="ce2" office:value-type="float" office:value="0.267782056914024" calcext:value-type="float">
            <text:p>0.267782056914024</text:p>
          </table:table-cell>
          <table:table-cell table:style-name="ce2" office:value-type="float" office:value="0.00460195506171103" calcext:value-type="float">
            <text:p>0.0046019550617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2</text:p>
          </table:table-cell>
          <table:table-cell table:style-name="ce2" office:value-type="string" calcext:value-type="string">
            <text:p>Pol2-4H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92Pol24h8V0416102UniPk.narrowPeak.gz</text:p>
          </table:table-cell>
          <table:table-cell table:style-name="ce2" office:value-type="float" office:value="0.899228265651638" calcext:value-type="float">
            <text:p>0.899228265651638</text:p>
          </table:table-cell>
          <table:table-cell table:style-name="ce2" office:value-type="float" office:value="0.30779079619295" calcext:value-type="float">
            <text:p>0.30779079619295</text:p>
          </table:table-cell>
          <table:table-cell table:style-name="ce2" office:value-type="float" office:value="0.0104785681634375" calcext:value-type="float">
            <text:p>0.0104785681634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92Pol2V0416102UniPk.narrowPeak.gz</text:p>
          </table:table-cell>
          <table:table-cell table:style-name="ce2" office:value-type="float" office:value="0.930859483498779" calcext:value-type="float">
            <text:p>0.930859483498779</text:p>
          </table:table-cell>
          <table:table-cell table:style-name="ce2" office:value-type="float" office:value="0.449019649968422" calcext:value-type="float">
            <text:p>0.449019649968422</text:p>
          </table:table-cell>
          <table:table-cell table:style-name="ce2" office:value-type="float" office:value="0.0126235099687049" calcext:value-type="float">
            <text:p>0.0126235099687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2</text:p>
          </table:table-cell>
          <table:table-cell table:style-name="ce2" office:value-type="string" calcext:value-type="string">
            <text:p>TA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92Taf1V0416102UniPk.narrowPeak.gz</text:p>
          </table:table-cell>
          <table:table-cell table:style-name="ce2" office:value-type="float" office:value="0.970675427153832" calcext:value-type="float">
            <text:p>0.970675427153832</text:p>
          </table:table-cell>
          <table:table-cell table:style-name="ce2" office:value-type="float" office:value="0.387868160363584" calcext:value-type="float">
            <text:p>0.387868160363584</text:p>
          </table:table-cell>
          <table:table-cell table:style-name="ce2" office:value-type="float" office:value="0.00445690776750237" calcext:value-type="float">
            <text:p>0.0044569077675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2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Gm12892Yy1V0416101UniPk.narrowPeak.gz</text:p>
          </table:table-cell>
          <table:table-cell table:style-name="ce2" office:value-type="float" office:value="0.954630577702132" calcext:value-type="float">
            <text:p>0.954630577702132</text:p>
          </table:table-cell>
          <table:table-cell table:style-name="ce2" office:value-type="float" office:value="0.342375512909103" calcext:value-type="float">
            <text:p>0.342375512909103</text:p>
          </table:table-cell>
          <table:table-cell table:style-name="ce2" office:value-type="float" office:value="0.0073798305144344" calcext:value-type="float">
            <text:p>0.0073798305144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ATF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Atf2sc81188V0422111UniPk.narrowPeak.gz</text:p>
          </table:table-cell>
          <table:table-cell table:style-name="ce2" office:value-type="float" office:value="0.914795822861009" calcext:value-type="float">
            <text:p>0.914795822861009</text:p>
          </table:table-cell>
          <table:table-cell table:style-name="ce2" office:value-type="float" office:value="0.113492888758135" calcext:value-type="float">
            <text:p>0.113492888758135</text:p>
          </table:table-cell>
          <table:table-cell table:style-name="ce2" office:value-type="float" office:value="0.00543707584654875" calcext:value-type="float">
            <text:p>0.0054370758465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ATF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Atf3V0416102UniPk.narrowPeak.gz</text:p>
          </table:table-cell>
          <table:table-cell table:style-name="ce2" office:value-type="float" office:value="0.982504365744435" calcext:value-type="float">
            <text:p>0.982504365744435</text:p>
          </table:table-cell>
          <table:table-cell table:style-name="ce2" office:value-type="float" office:value="0.271062894045994" calcext:value-type="float">
            <text:p>0.271062894045994</text:p>
          </table:table-cell>
          <table:table-cell table:style-name="ce2" office:value-type="float" office:value="0.00192517317767854" calcext:value-type="float">
            <text:p>0.0019251731776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BCL11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Bcl11aPcr1xUniPk.narrowPeak.gz</text:p>
          </table:table-cell>
          <table:table-cell table:style-name="ce2" office:value-type="float" office:value="0.940037271244679" calcext:value-type="float">
            <text:p>0.940037271244679</text:p>
          </table:table-cell>
          <table:table-cell table:style-name="ce2" office:value-type="float" office:value="0.062591451116427" calcext:value-type="float">
            <text:p>0.062591451116427</text:p>
          </table:table-cell>
          <table:table-cell table:style-name="ce2" office:value-type="float" office:value="0.000918632863321495" calcext:value-type="float">
            <text:p>0.0009186328633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Ctcfsc5916V0416102UniPk.narrowPeak.gz</text:p>
          </table:table-cell>
          <table:table-cell table:style-name="ce2" office:value-type="float" office:value="0.983673756031786" calcext:value-type="float">
            <text:p>0.983673756031786</text:p>
          </table:table-cell>
          <table:table-cell table:style-name="ce2" office:value-type="float" office:value="0.59098017935799" calcext:value-type="float">
            <text:p>0.59098017935799</text:p>
          </table:table-cell>
          <table:table-cell table:style-name="ce2" office:value-type="float" office:value="0.0182232145996695" calcext:value-type="float">
            <text:p>0.018223214599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Egr-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Egr1V0416102UniPk.narrowPeak.gz</text:p>
          </table:table-cell>
          <table:table-cell table:style-name="ce2" office:value-type="float" office:value="0.953604241890965" calcext:value-type="float">
            <text:p>0.953604241890965</text:p>
          </table:table-cell>
          <table:table-cell table:style-name="ce2" office:value-type="float" office:value="0.161265270487059" calcext:value-type="float">
            <text:p>0.161265270487059</text:p>
          </table:table-cell>
          <table:table-cell table:style-name="ce2" office:value-type="float" office:value="0.0041975807869475" calcext:value-type="float">
            <text:p>0.0041975807869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FOSL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Fosl1sc183V0416102UniPk.narrowPeak.gz</text:p>
          </table:table-cell>
          <table:table-cell table:style-name="ce2" office:value-type="float" office:value="0.937050394434224" calcext:value-type="float">
            <text:p>0.937050394434224</text:p>
          </table:table-cell>
          <table:table-cell table:style-name="ce2" office:value-type="float" office:value="0.0258080363413494" calcext:value-type="float">
            <text:p>0.025808036341349</text:p>
          </table:table-cell>
          <table:table-cell table:style-name="ce2" office:value-type="float" office:value="0.000461514117936636" calcext:value-type="float">
            <text:p>0.0004615141179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GAB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GabpPcr1xUniPk.narrowPeak.gz</text:p>
          </table:table-cell>
          <table:table-cell table:style-name="ce2" office:value-type="float" office:value="0.982814730323958" calcext:value-type="float">
            <text:p>0.982814730323958</text:p>
          </table:table-cell>
          <table:table-cell table:style-name="ce2" office:value-type="float" office:value="0.343065473308026" calcext:value-type="float">
            <text:p>0.343065473308026</text:p>
          </table:table-cell>
          <table:table-cell table:style-name="ce2" office:value-type="float" office:value="0.00358222862969865" calcext:value-type="float">
            <text:p>0.0035822286296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DAC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Hdac2sc6296V0416102UniPk.narrowPeak.gz</text:p>
          </table:table-cell>
          <table:table-cell table:style-name="ce2" office:value-type="float" office:value="0.948779037663696" calcext:value-type="float">
            <text:p>0.948779037663696</text:p>
          </table:table-cell>
          <table:table-cell table:style-name="ce2" office:value-type="float" office:value="0.0650381364727585" calcext:value-type="float">
            <text:p>0.065038136472759</text:p>
          </table:table-cell>
          <table:table-cell table:style-name="ce2" office:value-type="float" office:value="0.00247459474665073" calcext:value-type="float">
            <text:p>0.0024745947466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Ju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JundV0416102UniPk.narrowPeak.gz</text:p>
          </table:table-cell>
          <table:table-cell table:style-name="ce2" office:value-type="float" office:value="0.957098716316776" calcext:value-type="float">
            <text:p>0.957098716316776</text:p>
          </table:table-cell>
          <table:table-cell table:style-name="ce2" office:value-type="float" office:value="0.166833283787319" calcext:value-type="float">
            <text:p>0.166833283787319</text:p>
          </table:table-cell>
          <table:table-cell table:style-name="ce2" office:value-type="float" office:value="0.00332729702169556" calcext:value-type="float">
            <text:p>0.0033272970216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NANOG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Nanogsc33759V0416102UniPk.narrowPeak.gz</text:p>
          </table:table-cell>
          <table:table-cell table:style-name="ce2" office:value-type="float" office:value="0.930438562810057" calcext:value-type="float">
            <text:p>0.930438562810057</text:p>
          </table:table-cell>
          <table:table-cell table:style-name="ce2" office:value-type="float" office:value="0.0738693082739726" calcext:value-type="float">
            <text:p>0.073869308273973</text:p>
          </table:table-cell>
          <table:table-cell table:style-name="ce2" office:value-type="float" office:value="0.00245261788389184" calcext:value-type="float">
            <text:p>0.0024526178838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NRS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NrsfV0416102UniPk.narrowPeak.gz</text:p>
          </table:table-cell>
          <table:table-cell table:style-name="ce2" office:value-type="float" office:value="0.952885123592884" calcext:value-type="float">
            <text:p>0.952885123592884</text:p>
          </table:table-cell>
          <table:table-cell table:style-name="ce2" office:value-type="float" office:value="0.442093370138194" calcext:value-type="float">
            <text:p>0.442093370138194</text:p>
          </table:table-cell>
          <table:table-cell table:style-name="ce2" office:value-type="float" office:value="0.00597770667041739" calcext:value-type="float">
            <text:p>0.0059777066704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p30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P300V0416102UniPk.narrowPeak.gz</text:p>
          </table:table-cell>
          <table:table-cell table:style-name="ce2" office:value-type="float" office:value="0.940837667280355" calcext:value-type="float">
            <text:p>0.940837667280355</text:p>
          </table:table-cell>
          <table:table-cell table:style-name="ce2" office:value-type="float" office:value="0.136096810050532" calcext:value-type="float">
            <text:p>0.136096810050532</text:p>
          </table:table-cell>
          <table:table-cell table:style-name="ce2" office:value-type="float" office:value="0.0048041421990928" calcext:value-type="float">
            <text:p>0.0048041421990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Pol2-4H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Pol24h8V0416102UniPk.narrowPeak.gz</text:p>
          </table:table-cell>
          <table:table-cell table:style-name="ce2" office:value-type="float" office:value="0.906981989541017" calcext:value-type="float">
            <text:p>0.906981989541017</text:p>
          </table:table-cell>
          <table:table-cell table:style-name="ce2" office:value-type="float" office:value="0.308537061520911" calcext:value-type="float">
            <text:p>0.308537061520911</text:p>
          </table:table-cell>
          <table:table-cell table:style-name="ce2" office:value-type="float" office:value="0.010153310594606" calcext:value-type="float">
            <text:p>0.0101533105946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Pol2V0416102UniPk.narrowPeak.gz</text:p>
          </table:table-cell>
          <table:table-cell table:style-name="ce2" office:value-type="float" office:value="0.936257212555117" calcext:value-type="float">
            <text:p>0.936257212555117</text:p>
          </table:table-cell>
          <table:table-cell table:style-name="ce2" office:value-type="float" office:value="0.49693909105331" calcext:value-type="float">
            <text:p>0.49693909105331</text:p>
          </table:table-cell>
          <table:table-cell table:style-name="ce2" office:value-type="float" office:value="0.0147332887935581" calcext:value-type="float">
            <text:p>0.0147332887935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POU5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Pou5f1sc9081V0416102UniPk.narrowPeak.gz</text:p>
          </table:table-cell>
          <table:table-cell table:style-name="ce2" office:value-type="float" office:value="0.947087640148086" calcext:value-type="float">
            <text:p>0.947087640148086</text:p>
          </table:table-cell>
          <table:table-cell table:style-name="ce2" office:value-type="float" office:value="0.10123012059519" calcext:value-type="float">
            <text:p>0.10123012059519</text:p>
          </table:table-cell>
          <table:table-cell table:style-name="ce2" office:value-type="float" office:value="0.001679032314779" calcext:value-type="float">
            <text:p>0.0016790323147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Rad2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Rad21V0416102UniPk.narrowPeak.gz</text:p>
          </table:table-cell>
          <table:table-cell table:style-name="ce2" office:value-type="float" office:value="0.974008375175181" calcext:value-type="float">
            <text:p>0.974008375175181</text:p>
          </table:table-cell>
          <table:table-cell table:style-name="ce2" office:value-type="float" office:value="0.662303242556859" calcext:value-type="float">
            <text:p>0.662303242556859</text:p>
          </table:table-cell>
          <table:table-cell table:style-name="ce2" office:value-type="float" office:value="0.0290358310770421" calcext:value-type="float">
            <text:p>0.0290358310770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RXR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RxraV0416102UniPk.narrowPeak.gz</text:p>
          </table:table-cell>
          <table:table-cell table:style-name="ce2" office:value-type="float" office:value="0.956119034868608" calcext:value-type="float">
            <text:p>0.956119034868608</text:p>
          </table:table-cell>
          <table:table-cell table:style-name="ce2" office:value-type="float" office:value="0.0195074054738187" calcext:value-type="float">
            <text:p>0.019507405473819</text:p>
          </table:table-cell>
          <table:table-cell table:style-name="ce2" office:value-type="float" office:value="0.000540630823868631" calcext:value-type="float">
            <text:p>0.0005406308238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Sin3Ak-2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Sin3ak20Pcr1xUniPk.narrowPeak.gz</text:p>
          </table:table-cell>
          <table:table-cell table:style-name="ce2" office:value-type="float" office:value="0.957022323707238" calcext:value-type="float">
            <text:p>0.957022323707238</text:p>
          </table:table-cell>
          <table:table-cell table:style-name="ce2" office:value-type="float" office:value="0.202339908506885" calcext:value-type="float">
            <text:p>0.202339908506885</text:p>
          </table:table-cell>
          <table:table-cell table:style-name="ce2" office:value-type="float" office:value="0.0048041421990928" calcext:value-type="float">
            <text:p>0.0048041421990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SIX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Six5Pcr1xUniPk.narrowPeak.gz</text:p>
          </table:table-cell>
          <table:table-cell table:style-name="ce2" office:value-type="float" office:value="0.955924198064347" calcext:value-type="float">
            <text:p>0.955924198064347</text:p>
          </table:table-cell>
          <table:table-cell table:style-name="ce2" office:value-type="float" office:value="0.283393913734069" calcext:value-type="float">
            <text:p>0.283393913734069</text:p>
          </table:table-cell>
          <table:table-cell table:style-name="ce2" office:value-type="float" office:value="0.00120433207918703" calcext:value-type="float">
            <text:p>0.0012043320791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SP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Sp1Pcr1xUniPk.narrowPeak.gz</text:p>
          </table:table-cell>
          <table:table-cell table:style-name="ce2" office:value-type="float" office:value="0.936944779687741" calcext:value-type="float">
            <text:p>0.936944779687741</text:p>
          </table:table-cell>
          <table:table-cell table:style-name="ce2" office:value-type="float" office:value="0.233113758279004" calcext:value-type="float">
            <text:p>0.233113758279004</text:p>
          </table:table-cell>
          <table:table-cell table:style-name="ce2" office:value-type="float" office:value="0.00734027216146841" calcext:value-type="float">
            <text:p>0.0073402721614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SP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Sp2V0422111UniPk.narrowPeak.gz</text:p>
          </table:table-cell>
          <table:table-cell table:style-name="ce2" office:value-type="float" office:value="0.971738645415394" calcext:value-type="float">
            <text:p>0.971738645415394</text:p>
          </table:table-cell>
          <table:table-cell table:style-name="ce2" office:value-type="float" office:value="0.227638638645867" calcext:value-type="float">
            <text:p>0.227638638645867</text:p>
          </table:table-cell>
          <table:table-cell table:style-name="ce2" office:value-type="float" office:value="0.00122191356939414" calcext:value-type="float">
            <text:p>0.0012219135693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SP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Sp4v20V0422111UniPk.narrowPeak.gz</text:p>
          </table:table-cell>
          <table:table-cell table:style-name="ce2" office:value-type="float" office:value="0.974701338620348" calcext:value-type="float">
            <text:p>0.974701338620348</text:p>
          </table:table-cell>
          <table:table-cell table:style-name="ce2" office:value-type="float" office:value="0.287442702622082" calcext:value-type="float">
            <text:p>0.287442702622082</text:p>
          </table:table-cell>
          <table:table-cell table:style-name="ce2" office:value-type="float" office:value="0.00476897921867858" calcext:value-type="float">
            <text:p>0.0047689792186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SR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SrfPcr1xUniPk.narrowPeak.gz</text:p>
          </table:table-cell>
          <table:table-cell table:style-name="ce2" office:value-type="float" office:value="0.874915348991977" calcext:value-type="float">
            <text:p>0.874915348991977</text:p>
          </table:table-cell>
          <table:table-cell table:style-name="ce2" office:value-type="float" office:value="0.0793087193173294" calcext:value-type="float">
            <text:p>0.079308719317329</text:p>
          </table:table-cell>
          <table:table-cell table:style-name="ce2" office:value-type="float" office:value="0.00207901121699075" calcext:value-type="float">
            <text:p>0.0020790112169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TA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Taf1V0416102UniPk.narrowPeak.gz</text:p>
          </table:table-cell>
          <table:table-cell table:style-name="ce2" office:value-type="float" office:value="0.975171220778927" calcext:value-type="float">
            <text:p>0.975171220778927</text:p>
          </table:table-cell>
          <table:table-cell table:style-name="ce2" office:value-type="float" office:value="0.524350276420627" calcext:value-type="float">
            <text:p>0.524350276420627</text:p>
          </table:table-cell>
          <table:table-cell table:style-name="ce2" office:value-type="float" office:value="0.012544393262773" calcext:value-type="float">
            <text:p>0.0125443932627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TAF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Taf7sc101167V0416102UniPk.narrowPeak.gz</text:p>
          </table:table-cell>
          <table:table-cell table:style-name="ce2" office:value-type="float" office:value="0.958718247514486" calcext:value-type="float">
            <text:p>0.958718247514486</text:p>
          </table:table-cell>
          <table:table-cell table:style-name="ce2" office:value-type="float" office:value="0.31612610769006" calcext:value-type="float">
            <text:p>0.31612610769006</text:p>
          </table:table-cell>
          <table:table-cell table:style-name="ce2" office:value-type="float" office:value="0.00545465733675586" calcext:value-type="float">
            <text:p>0.005454657336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TCF1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Tcf12Pcr1xUniPk.narrowPeak.gz</text:p>
          </table:table-cell>
          <table:table-cell table:style-name="ce2" office:value-type="float" office:value="0.942690210475496" calcext:value-type="float">
            <text:p>0.942690210475496</text:p>
          </table:table-cell>
          <table:table-cell table:style-name="ce2" office:value-type="float" office:value="0.113885729383441" calcext:value-type="float">
            <text:p>0.113885729383441</text:p>
          </table:table-cell>
          <table:table-cell table:style-name="ce2" office:value-type="float" office:value="0.00369650831604487" calcext:value-type="float">
            <text:p>0.0036965083160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TEAD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Tead4sc101184V0422111UniPk.narrowPeak.gz</text:p>
          </table:table-cell>
          <table:table-cell table:style-name="ce2" office:value-type="float" office:value="0.946155966535343" calcext:value-type="float">
            <text:p>0.946155966535343</text:p>
          </table:table-cell>
          <table:table-cell table:style-name="ce2" office:value-type="float" office:value="0.220844126431519" calcext:value-type="float">
            <text:p>0.220844126431519</text:p>
          </table:table-cell>
          <table:table-cell table:style-name="ce2" office:value-type="float" office:value="0.0094500509863216" calcext:value-type="float">
            <text:p>0.0094500509863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US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Usf1Pcr1xUniPk.narrowPeak.gz</text:p>
          </table:table-cell>
          <table:table-cell table:style-name="ce2" office:value-type="float" office:value="0.976938954561723" calcext:value-type="float">
            <text:p>0.976938954561723</text:p>
          </table:table-cell>
          <table:table-cell table:style-name="ce2" office:value-type="float" office:value="0.442158431248277" calcext:value-type="float">
            <text:p>0.442158431248277</text:p>
          </table:table-cell>
          <table:table-cell table:style-name="ce2" office:value-type="float" office:value="0.00979289004536025" calcext:value-type="float">
            <text:p>0.009792890045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1hescYy1sc281V0416102UniPk.narrowPeak.gz</text:p>
          </table:table-cell>
          <table:table-cell table:style-name="ce2" office:value-type="float" office:value="0.955840635368836" calcext:value-type="float">
            <text:p>0.955840635368836</text:p>
          </table:table-cell>
          <table:table-cell table:style-name="ce2" office:value-type="float" office:value="0.319338438233172" calcext:value-type="float">
            <text:p>0.319338438233172</text:p>
          </table:table-cell>
          <table:table-cell table:style-name="ce2" office:value-type="float" office:value="0.00975772706494603" calcext:value-type="float">
            <text:p>0.0097577270649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T-116</text:p>
          </table:table-cell>
          <table:table-cell table:style-name="ce2" office:value-type="string" calcext:value-type="string">
            <text:p>Pol2-4H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ct116Pol24h8V0416101UniPk.narrowPeak.gz</text:p>
          </table:table-cell>
          <table:table-cell table:style-name="ce2" office:value-type="float" office:value="0.904003718082628" calcext:value-type="float">
            <text:p>0.904003718082628</text:p>
          </table:table-cell>
          <table:table-cell table:style-name="ce2" office:value-type="float" office:value="0.420593510357869" calcext:value-type="float">
            <text:p>0.420593510357869</text:p>
          </table:table-cell>
          <table:table-cell table:style-name="ce2" office:value-type="float" office:value="0.0198626885614825" calcext:value-type="float">
            <text:p>0.0198626885614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T-116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ct116Yy1sc281V0416101UniPk.narrowPeak.gz</text:p>
          </table:table-cell>
          <table:table-cell table:style-name="ce2" office:value-type="float" office:value="0.966481725410349" calcext:value-type="float">
            <text:p>0.966481725410349</text:p>
          </table:table-cell>
          <table:table-cell table:style-name="ce2" office:value-type="float" office:value="0.308178883271745" calcext:value-type="float">
            <text:p>0.308178883271745</text:p>
          </table:table-cell>
          <table:table-cell table:style-name="ce2" office:value-type="float" office:value="0.00646998839621646" calcext:value-type="float">
            <text:p>0.0064699883962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T-116</text:p>
          </table:table-cell>
          <table:table-cell table:style-name="ce2" office:value-type="string" calcext:value-type="string">
            <text:p>ZBTB3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ct116Zbtb33V0416101UniPk.narrowPeak.gz</text:p>
          </table:table-cell>
          <table:table-cell table:style-name="ce2" office:value-type="float" office:value="0.961492994634143" calcext:value-type="float">
            <text:p>0.961492994634143</text:p>
          </table:table-cell>
          <table:table-cell table:style-name="ce2" office:value-type="float" office:value="0.171654051316881" calcext:value-type="float">
            <text:p>0.171654051316881</text:p>
          </table:table-cell>
          <table:table-cell table:style-name="ce2" office:value-type="float" office:value="0.00243503639368473" calcext:value-type="float">
            <text:p>0.0024350363936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GAB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las3GabpPcr1xUniPk.narrowPeak.gz</text:p>
          </table:table-cell>
          <table:table-cell table:style-name="ce2" office:value-type="float" office:value="0.982048618346989" calcext:value-type="float">
            <text:p>0.982048618346989</text:p>
          </table:table-cell>
          <table:table-cell table:style-name="ce2" office:value-type="float" office:value="0.414419377799151" calcext:value-type="float">
            <text:p>0.414419377799151</text:p>
          </table:table-cell>
          <table:table-cell table:style-name="ce2" office:value-type="float" office:value="0.00333608776679911" calcext:value-type="float">
            <text:p>0.0033360877667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NRS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las3NrsfPcr1xUniPk.narrowPeak.gz</text:p>
          </table:table-cell>
          <table:table-cell table:style-name="ce2" office:value-type="float" office:value="0.940969855106935" calcext:value-type="float">
            <text:p>0.940969855106935</text:p>
          </table:table-cell>
          <table:table-cell table:style-name="ce2" office:value-type="float" office:value="0.356179432881438" calcext:value-type="float">
            <text:p>0.356179432881438</text:p>
          </table:table-cell>
          <table:table-cell table:style-name="ce2" office:value-type="float" office:value="0.00502830619923345" calcext:value-type="float">
            <text:p>0.0050283061992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las3Pol2Pcr1xUniPk.narrowPeak.gz</text:p>
          </table:table-cell>
          <table:table-cell table:style-name="ce2" office:value-type="float" office:value="0.910957166781518" calcext:value-type="float">
            <text:p>0.910957166781518</text:p>
          </table:table-cell>
          <table:table-cell table:style-name="ce2" office:value-type="float" office:value="0.478114977506112" calcext:value-type="float">
            <text:p>0.478114977506112</text:p>
          </table:table-cell>
          <table:table-cell table:style-name="ce2" office:value-type="float" office:value="0.0207505538169415" calcext:value-type="float">
            <text:p>0.0207505538169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TA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las3Taf1Pcr1xUniPk.narrowPeak.gz</text:p>
          </table:table-cell>
          <table:table-cell table:style-name="ce2" office:value-type="float" office:value="0.952724970157885" calcext:value-type="float">
            <text:p>0.952724970157885</text:p>
          </table:table-cell>
          <table:table-cell table:style-name="ce2" office:value-type="float" office:value="0.362417955173769" calcext:value-type="float">
            <text:p>0.362417955173769</text:p>
          </table:table-cell>
          <table:table-cell table:style-name="ce2" office:value-type="float" office:value="0.0101840782024684" calcext:value-type="float">
            <text:p>0.0101840782024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ATF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Atf3V0416101UniPk.narrowPeak.gz</text:p>
          </table:table-cell>
          <table:table-cell table:style-name="ce2" office:value-type="float" office:value="0.984173628265196" calcext:value-type="float">
            <text:p>0.984173628265196</text:p>
          </table:table-cell>
          <table:table-cell table:style-name="ce2" office:value-type="float" office:value="0.233290981546212" calcext:value-type="float">
            <text:p>0.233290981546212</text:p>
          </table:table-cell>
          <table:table-cell table:style-name="ce2" office:value-type="float" office:value="0.00106368015753015" calcext:value-type="float">
            <text:p>0.001063680157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BHLHE4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Bhlhe40V0416101UniPk.narrowPeak.gz</text:p>
          </table:table-cell>
          <table:table-cell table:style-name="ce2" office:value-type="float" office:value="0.970076097540433" calcext:value-type="float">
            <text:p>0.970076097540433</text:p>
          </table:table-cell>
          <table:table-cell table:style-name="ce2" office:value-type="float" office:value="0.101081900458152" calcext:value-type="float">
            <text:p>0.101081900458152</text:p>
          </table:table-cell>
          <table:table-cell table:style-name="ce2" office:value-type="float" office:value="0.000949400471183938" calcext:value-type="float">
            <text:p>0.0009494004711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CEBP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Cebpbsc150V0416101UniPk.narrowPeak.gz</text:p>
          </table:table-cell>
          <table:table-cell table:style-name="ce2" office:value-type="float" office:value="0.976292259953899" calcext:value-type="float">
            <text:p>0.976292259953899</text:p>
          </table:table-cell>
          <table:table-cell table:style-name="ce2" office:value-type="float" office:value="0.295297938046681" calcext:value-type="float">
            <text:p>0.295297938046681</text:p>
          </table:table-cell>
          <table:table-cell table:style-name="ce2" office:value-type="float" office:value="0.00580189176834629" calcext:value-type="float">
            <text:p>0.0058018917683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CEBP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Cebpdsc636V0416101UniPk.narrowPeak.gz</text:p>
          </table:table-cell>
          <table:table-cell table:style-name="ce2" office:value-type="float" office:value="0.971372910717578" calcext:value-type="float">
            <text:p>0.971372910717578</text:p>
          </table:table-cell>
          <table:table-cell table:style-name="ce2" office:value-type="float" office:value="0.199586581686042" calcext:value-type="float">
            <text:p>0.199586581686042</text:p>
          </table:table-cell>
          <table:table-cell table:style-name="ce2" office:value-type="float" office:value="0.00471183937550547" calcext:value-type="float">
            <text:p>0.0047118393755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Ctcfsc5916V0416101UniPk.narrowPeak.gz</text:p>
          </table:table-cell>
          <table:table-cell table:style-name="ce2" office:value-type="float" office:value="0.986842904400664" calcext:value-type="float">
            <text:p>0.986842904400664</text:p>
          </table:table-cell>
          <table:table-cell table:style-name="ce2" office:value-type="float" office:value="0.638215779911953" calcext:value-type="float">
            <text:p>0.638215779911953</text:p>
          </table:table-cell>
          <table:table-cell table:style-name="ce2" office:value-type="float" office:value="0.0165222054221316" calcext:value-type="float">
            <text:p>0.0165222054221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EL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Elf1sc631V0416101UniPk.narrowPeak.gz</text:p>
          </table:table-cell>
          <table:table-cell table:style-name="ce2" office:value-type="float" office:value="0.965702763456364" calcext:value-type="float">
            <text:p>0.965702763456364</text:p>
          </table:table-cell>
          <table:table-cell table:style-name="ce2" office:value-type="float" office:value="0.357373644961855" calcext:value-type="float">
            <text:p>0.357373644961855</text:p>
          </table:table-cell>
          <table:table-cell table:style-name="ce2" office:value-type="float" office:value="0.00652273286683779" calcext:value-type="float">
            <text:p>0.0065227328668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FOS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Fosl2V0416101UniPk.narrowPeak.gz</text:p>
          </table:table-cell>
          <table:table-cell table:style-name="ce2" office:value-type="float" office:value="0.954483149840406" calcext:value-type="float">
            <text:p>0.954483149840406</text:p>
          </table:table-cell>
          <table:table-cell table:style-name="ce2" office:value-type="float" office:value="0.310147642680673" calcext:value-type="float">
            <text:p>0.310147642680673</text:p>
          </table:table-cell>
          <table:table-cell table:style-name="ce2" office:value-type="float" office:value="0.00949840008439115" calcext:value-type="float">
            <text:p>0.0094984000843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FOXA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Foxa1sc101058V0416101UniPk.narrowPeak.gz</text:p>
          </table:table-cell>
          <table:table-cell table:style-name="ce2" office:value-type="float" office:value="0.944196728011843" calcext:value-type="float">
            <text:p>0.944196728011843</text:p>
          </table:table-cell>
          <table:table-cell table:style-name="ce2" office:value-type="float" office:value="0.340830040503554" calcext:value-type="float">
            <text:p>0.340830040503554</text:p>
          </table:table-cell>
          <table:table-cell table:style-name="ce2" office:value-type="float" office:value="0.0183726572664299" calcext:value-type="float">
            <text:p>0.018372657266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FOXA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Foxa1sc6553V0416101UniPk.narrowPeak.gz</text:p>
          </table:table-cell>
          <table:table-cell table:style-name="ce2" office:value-type="float" office:value="0.943532165048089" calcext:value-type="float">
            <text:p>0.943532165048089</text:p>
          </table:table-cell>
          <table:table-cell table:style-name="ce2" office:value-type="float" office:value="0.372815097064798" calcext:value-type="float">
            <text:p>0.372815097064798</text:p>
          </table:table-cell>
          <table:table-cell table:style-name="ce2" office:value-type="float" office:value="0.021827420092127" calcext:value-type="float">
            <text:p>0.0218274200921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FOXA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Foxa2sc6554V0416101UniPk.narrowPeak.gz</text:p>
          </table:table-cell>
          <table:table-cell table:style-name="ce2" office:value-type="float" office:value="0.943101920767383" calcext:value-type="float">
            <text:p>0.943101920767383</text:p>
          </table:table-cell>
          <table:table-cell table:style-name="ce2" office:value-type="float" office:value="0.327925019460392" calcext:value-type="float">
            <text:p>0.327925019460392</text:p>
          </table:table-cell>
          <table:table-cell table:style-name="ce2" office:value-type="float" office:value="0.0176825837758008" calcext:value-type="float">
            <text:p>0.0176825837758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GAB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GabpPcr2xUniPk.narrowPeak.gz</text:p>
          </table:table-cell>
          <table:table-cell table:style-name="ce2" office:value-type="float" office:value="0.988331069426174" calcext:value-type="float">
            <text:p>0.988331069426174</text:p>
          </table:table-cell>
          <table:table-cell table:style-name="ce2" office:value-type="float" office:value="0.560677467121201" calcext:value-type="float">
            <text:p>0.560677467121201</text:p>
          </table:table-cell>
          <table:table-cell table:style-name="ce2" office:value-type="float" office:value="0.00483490980695524" calcext:value-type="float">
            <text:p>0.0048349098069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HDAC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Hdac2sc6296V0416101UniPk.narrowPeak.gz</text:p>
          </table:table-cell>
          <table:table-cell table:style-name="ce2" office:value-type="float" office:value="0.937250961546857" calcext:value-type="float">
            <text:p>0.937250961546857</text:p>
          </table:table-cell>
          <table:table-cell table:style-name="ce2" office:value-type="float" office:value="0.17216599347094" calcext:value-type="float">
            <text:p>0.17216599347094</text:p>
          </table:table-cell>
          <table:table-cell table:style-name="ce2" office:value-type="float" office:value="0.00959070290797848" calcext:value-type="float">
            <text:p>0.0095907029079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HNF4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Hnf4asc8987V0416101UniPk.narrowPeak.gz</text:p>
          </table:table-cell>
          <table:table-cell table:style-name="ce2" office:value-type="float" office:value="0.962022049128748" calcext:value-type="float">
            <text:p>0.962022049128748</text:p>
          </table:table-cell>
          <table:table-cell table:style-name="ce2" office:value-type="float" office:value="0.263098430750333" calcext:value-type="float">
            <text:p>0.263098430750333</text:p>
          </table:table-cell>
          <table:table-cell table:style-name="ce2" office:value-type="float" office:value="0.00803474102464925" calcext:value-type="float">
            <text:p>0.0080347410246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HNF4G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Hnf4gsc6558V0416101UniPk.narrowPeak.gz</text:p>
          </table:table-cell>
          <table:table-cell table:style-name="ce2" office:value-type="float" office:value="0.954636202752767" calcext:value-type="float">
            <text:p>0.954636202752767</text:p>
          </table:table-cell>
          <table:table-cell table:style-name="ce2" office:value-type="float" office:value="0.252178364865508" calcext:value-type="float">
            <text:p>0.252178364865508</text:p>
          </table:table-cell>
          <table:table-cell table:style-name="ce2" office:value-type="float" office:value="0.00898414149583319" calcext:value-type="float">
            <text:p>0.0089841414958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Ju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JundPcr1xUniPk.narrowPeak.gz</text:p>
          </table:table-cell>
          <table:table-cell table:style-name="ce2" office:value-type="float" office:value="0.955196962278871" calcext:value-type="float">
            <text:p>0.955196962278871</text:p>
          </table:table-cell>
          <table:table-cell table:style-name="ce2" office:value-type="float" office:value="0.260889373619465" calcext:value-type="float">
            <text:p>0.260889373619465</text:p>
          </table:table-cell>
          <table:table-cell table:style-name="ce2" office:value-type="float" office:value="0.00852702275044833" calcext:value-type="float">
            <text:p>0.0085270227504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MBD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Mbd4sc271530V0422111UniPk.narrowPeak.gz</text:p>
          </table:table-cell>
          <table:table-cell table:style-name="ce2" office:value-type="float" office:value="0.916877278281463" calcext:value-type="float">
            <text:p>0.916877278281463</text:p>
          </table:table-cell>
          <table:table-cell table:style-name="ce2" office:value-type="float" office:value="0.0801806215939659" calcext:value-type="float">
            <text:p>0.080180621593966</text:p>
          </table:table-cell>
          <table:table-cell table:style-name="ce2" office:value-type="float" office:value="0.00434702345370794" calcext:value-type="float">
            <text:p>0.0043470234537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MYB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Mybl2sc81192V0422111UniPk.narrowPeak.gz</text:p>
          </table:table-cell>
          <table:table-cell table:style-name="ce2" office:value-type="float" office:value="0.908103887205117" calcext:value-type="float">
            <text:p>0.908103887205117</text:p>
          </table:table-cell>
          <table:table-cell table:style-name="ce2" office:value-type="float" office:value="0.19586398369142" calcext:value-type="float">
            <text:p>0.19586398369142</text:p>
          </table:table-cell>
          <table:table-cell table:style-name="ce2" office:value-type="float" office:value="0.0142761700481733" calcext:value-type="float">
            <text:p>0.0142761700481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NFI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Nficsc81335V0422111UniPk.narrowPeak.gz</text:p>
          </table:table-cell>
          <table:table-cell table:style-name="ce2" office:value-type="float" office:value="0.908727987923422" calcext:value-type="float">
            <text:p>0.908727987923422</text:p>
          </table:table-cell>
          <table:table-cell table:style-name="ce2" office:value-type="float" office:value="0.166984710618607" calcext:value-type="float">
            <text:p>0.166984710618607</text:p>
          </table:table-cell>
          <table:table-cell table:style-name="ce2" office:value-type="float" office:value="0.0122411125567003" calcext:value-type="float">
            <text:p>0.01224111255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NRS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NrsfPcr2xUniPk.narrowPeak.gz</text:p>
          </table:table-cell>
          <table:table-cell table:style-name="ce2" office:value-type="float" office:value="0.984887603525459" calcext:value-type="float">
            <text:p>0.984887603525459</text:p>
          </table:table-cell>
          <table:table-cell table:style-name="ce2" office:value-type="float" office:value="0.472430428331462" calcext:value-type="float">
            <text:p>0.472430428331462</text:p>
          </table:table-cell>
          <table:table-cell table:style-name="ce2" office:value-type="float" office:value="0.00232515207989029" calcext:value-type="float">
            <text:p>0.002325152079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NRS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NrsfV0416101UniPk.narrowPeak.gz</text:p>
          </table:table-cell>
          <table:table-cell table:style-name="ce2" office:value-type="float" office:value="0.953006242571762" calcext:value-type="float">
            <text:p>0.953006242571762</text:p>
          </table:table-cell>
          <table:table-cell table:style-name="ce2" office:value-type="float" office:value="0.350238802218894" calcext:value-type="float">
            <text:p>0.350238802218894</text:p>
          </table:table-cell>
          <table:table-cell table:style-name="ce2" office:value-type="float" office:value="0.00738862125953796" calcext:value-type="float">
            <text:p>0.0073886212595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p30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P300V0416101UniPk.narrowPeak.gz</text:p>
          </table:table-cell>
          <table:table-cell table:style-name="ce2" office:value-type="float" office:value="0.932979836479135" calcext:value-type="float">
            <text:p>0.932979836479135</text:p>
          </table:table-cell>
          <table:table-cell table:style-name="ce2" office:value-type="float" office:value="0.230631843916877" calcext:value-type="float">
            <text:p>0.230631843916877</text:p>
          </table:table-cell>
          <table:table-cell table:style-name="ce2" office:value-type="float" office:value="0.013630050283062" calcext:value-type="float">
            <text:p>0.0136300502830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Pol2-4H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Pol24h8V0416102UniPk.narrowPeak.gz</text:p>
          </table:table-cell>
          <table:table-cell table:style-name="ce2" office:value-type="float" office:value="0.908404141913069" calcext:value-type="float">
            <text:p>0.908404141913069</text:p>
          </table:table-cell>
          <table:table-cell table:style-name="ce2" office:value-type="float" office:value="0.392485223032422" calcext:value-type="float">
            <text:p>0.392485223032422</text:p>
          </table:table-cell>
          <table:table-cell table:style-name="ce2" office:value-type="float" office:value="0.00984563451598157" calcext:value-type="float">
            <text:p>0.0098456345159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Pol2Pcr2xUniPk.narrowPeak.gz</text:p>
          </table:table-cell>
          <table:table-cell table:style-name="ce2" office:value-type="float" office:value="0.94890618362583" calcext:value-type="float">
            <text:p>0.94890618362583</text:p>
          </table:table-cell>
          <table:table-cell table:style-name="ce2" office:value-type="float" office:value="0.506445989871353" calcext:value-type="float">
            <text:p>0.506445989871353</text:p>
          </table:table-cell>
          <table:table-cell table:style-name="ce2" office:value-type="float" office:value="0.0144300080874855" calcext:value-type="float">
            <text:p>0.0144300080874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Rad2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Rad21V0416101UniPk.narrowPeak.gz</text:p>
          </table:table-cell>
          <table:table-cell table:style-name="ce2" office:value-type="float" office:value="0.976796244584178" calcext:value-type="float">
            <text:p>0.976796244584178</text:p>
          </table:table-cell>
          <table:table-cell table:style-name="ce2" office:value-type="float" office:value="0.603929774837756" calcext:value-type="float">
            <text:p>0.603929774837756</text:p>
          </table:table-cell>
          <table:table-cell table:style-name="ce2" office:value-type="float" office:value="0.0179463061289075" calcext:value-type="float">
            <text:p>0.0179463061289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RXR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RxraPcr1xUniPk.narrowPeak.gz</text:p>
          </table:table-cell>
          <table:table-cell table:style-name="ce2" office:value-type="float" office:value="0.94201762206121" calcext:value-type="float">
            <text:p>0.94201762206121</text:p>
          </table:table-cell>
          <table:table-cell table:style-name="ce2" office:value-type="float" office:value="0.18825320161214" calcext:value-type="float">
            <text:p>0.18825320161214</text:p>
          </table:table-cell>
          <table:table-cell table:style-name="ce2" office:value-type="float" office:value="0.00773585569112838" calcext:value-type="float">
            <text:p>0.0077358556911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Sin3Ak-2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Sin3ak20Pcr1xUniPk.narrowPeak.gz</text:p>
          </table:table-cell>
          <table:table-cell table:style-name="ce2" office:value-type="float" office:value="0.950666732423093" calcext:value-type="float">
            <text:p>0.950666732423093</text:p>
          </table:table-cell>
          <table:table-cell table:style-name="ce2" office:value-type="float" office:value="0.314508706501173" calcext:value-type="float">
            <text:p>0.314508706501173</text:p>
          </table:table-cell>
          <table:table-cell table:style-name="ce2" office:value-type="float" office:value="0.0100038679278456" calcext:value-type="float">
            <text:p>0.0100038679278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SP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Sp1Pcr1xUniPk.narrowPeak.gz</text:p>
          </table:table-cell>
          <table:table-cell table:style-name="ce2" office:value-type="float" office:value="0.942727504012599" calcext:value-type="float">
            <text:p>0.942727504012599</text:p>
          </table:table-cell>
          <table:table-cell table:style-name="ce2" office:value-type="float" office:value="0.272330030813317" calcext:value-type="float">
            <text:p>0.272330030813317</text:p>
          </table:table-cell>
          <table:table-cell table:style-name="ce2" office:value-type="float" office:value="0.0130410703611238" calcext:value-type="float">
            <text:p>0.0130410703611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SP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Sp2V0422111UniPk.narrowPeak.gz</text:p>
          </table:table-cell>
          <table:table-cell table:style-name="ce2" office:value-type="float" office:value="0.991742098965316" calcext:value-type="float">
            <text:p>0.991742098965316</text:p>
          </table:table-cell>
          <table:table-cell table:style-name="ce2" office:value-type="float" office:value="0.305141298992982" calcext:value-type="float">
            <text:p>0.305141298992982</text:p>
          </table:table-cell>
          <table:table-cell table:style-name="ce2" office:value-type="float" office:value="0.000879074510355498" calcext:value-type="float">
            <text:p>0.0008790745103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SR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SrfV0416101UniPk.narrowPeak.gz</text:p>
          </table:table-cell>
          <table:table-cell table:style-name="ce2" office:value-type="float" office:value="0.853729195751272" calcext:value-type="float">
            <text:p>0.853729195751272</text:p>
          </table:table-cell>
          <table:table-cell table:style-name="ce2" office:value-type="float" office:value="0.0357723648753419" calcext:value-type="float">
            <text:p>0.035772364875342</text:p>
          </table:table-cell>
          <table:table-cell table:style-name="ce2" office:value-type="float" office:value="0.00144607756953479" calcext:value-type="float">
            <text:p>0.0014460775695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TA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Taf1Pcr2xUniPk.narrowPeak.gz</text:p>
          </table:table-cell>
          <table:table-cell table:style-name="ce2" office:value-type="float" office:value="0.986033679191717" calcext:value-type="float">
            <text:p>0.986033679191717</text:p>
          </table:table-cell>
          <table:table-cell table:style-name="ce2" office:value-type="float" office:value="0.56235835878907" calcext:value-type="float">
            <text:p>0.56235835878907</text:p>
          </table:table-cell>
          <table:table-cell table:style-name="ce2" office:value-type="float" office:value="0.00887425718203875" calcext:value-type="float">
            <text:p>0.0088742571820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TCF1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Tcf12Pcr1xUniPk.narrowPeak.gz</text:p>
          </table:table-cell>
          <table:table-cell table:style-name="ce2" office:value-type="float" office:value="0.977847001071973" calcext:value-type="float">
            <text:p>0.977847001071973</text:p>
          </table:table-cell>
          <table:table-cell table:style-name="ce2" office:value-type="float" office:value="0.0672963546446052" calcext:value-type="float">
            <text:p>0.067296354644605</text:p>
          </table:table-cell>
          <table:table-cell table:style-name="ce2" office:value-type="float" office:value="0.00082193466718239" calcext:value-type="float">
            <text:p>0.0008219346671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TEAD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Tead4sc101184V0422111UniPk.narrowPeak.gz</text:p>
          </table:table-cell>
          <table:table-cell table:style-name="ce2" office:value-type="float" office:value="0.911202800704939" calcext:value-type="float">
            <text:p>0.911202800704939</text:p>
          </table:table-cell>
          <table:table-cell table:style-name="ce2" office:value-type="float" office:value="0.131896342360024" calcext:value-type="float">
            <text:p>0.131896342360024</text:p>
          </table:table-cell>
          <table:table-cell table:style-name="ce2" office:value-type="float" office:value="0.00946763247652871" calcext:value-type="float">
            <text:p>0.0094676324765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US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Usf1Pcr1xUniPk.narrowPeak.gz</text:p>
          </table:table-cell>
          <table:table-cell table:style-name="ce2" office:value-type="float" office:value="0.982911580959999" calcext:value-type="float">
            <text:p>0.982911580959999</text:p>
          </table:table-cell>
          <table:table-cell table:style-name="ce2" office:value-type="float" office:value="0.387497046554152" calcext:value-type="float">
            <text:p>0.387497046554152</text:p>
          </table:table-cell>
          <table:table-cell table:style-name="ce2" office:value-type="float" office:value="0.00695787474946377" calcext:value-type="float">
            <text:p>0.0069578747494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Yy1sc281V0416101UniPk.narrowPeak.gz</text:p>
          </table:table-cell>
          <table:table-cell table:style-name="ce2" office:value-type="float" office:value="0.967588379418537" calcext:value-type="float">
            <text:p>0.967588379418537</text:p>
          </table:table-cell>
          <table:table-cell table:style-name="ce2" office:value-type="float" office:value="0.447770877107604" calcext:value-type="float">
            <text:p>0.447770877107604</text:p>
          </table:table-cell>
          <table:table-cell table:style-name="ce2" office:value-type="float" office:value="0.00915995639790429" calcext:value-type="float">
            <text:p>0.0091599563979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ZBTB3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Zbtb33Pcr1xUniPk.narrowPeak.gz</text:p>
          </table:table-cell>
          <table:table-cell table:style-name="ce2" office:value-type="float" office:value="0.954026244874709" calcext:value-type="float">
            <text:p>0.954026244874709</text:p>
          </table:table-cell>
          <table:table-cell table:style-name="ce2" office:value-type="float" office:value="0.0747392025836406" calcext:value-type="float">
            <text:p>0.074739202583641</text:p>
          </table:table-cell>
          <table:table-cell table:style-name="ce2" office:value-type="float" office:value="0.0010153310594606" calcext:value-type="float">
            <text:p>0.0010153310594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ZBTB7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epg2Zbtb7aV0416101UniPk.narrowPeak.gz</text:p>
          </table:table-cell>
          <table:table-cell table:style-name="ce2" office:value-type="float" office:value="0.967724078003075" calcext:value-type="float">
            <text:p>0.967724078003075</text:p>
          </table:table-cell>
          <table:table-cell table:style-name="ce2" office:value-type="float" office:value="0.13765735325387" calcext:value-type="float">
            <text:p>0.13765735325387</text:p>
          </table:table-cell>
          <table:table-cell table:style-name="ce2" office:value-type="float" office:value="0.00270754949189493" calcext:value-type="float">
            <text:p>0.0027075494918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Pol2-4H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uvecPol24h8V0416101UniPk.narrowPeak.gz</text:p>
          </table:table-cell>
          <table:table-cell table:style-name="ce2" office:value-type="float" office:value="0.918693053657523" calcext:value-type="float">
            <text:p>0.918693053657523</text:p>
          </table:table-cell>
          <table:table-cell table:style-name="ce2" office:value-type="float" office:value="0.37699341240942" calcext:value-type="float">
            <text:p>0.37699341240942</text:p>
          </table:table-cell>
          <table:table-cell table:style-name="ce2" office:value-type="float" office:value="0.0238712683287035" calcext:value-type="float">
            <text:p>0.0238712683287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HuvecPol2Pcr1xUniPk.narrowPeak.gz</text:p>
          </table:table-cell>
          <table:table-cell table:style-name="ce2" office:value-type="float" office:value="0.926147665614697" calcext:value-type="float">
            <text:p>0.926147665614697</text:p>
          </table:table-cell>
          <table:table-cell table:style-name="ce2" office:value-type="float" office:value="0.408198621530474" calcext:value-type="float">
            <text:p>0.408198621530474</text:p>
          </table:table-cell>
          <table:table-cell table:style-name="ce2" office:value-type="float" office:value="0.0152343612644608" calcext:value-type="float">
            <text:p>0.0152343612644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ATF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Atf3V0416101UniPk.narrowPeak.gz</text:p>
          </table:table-cell>
          <table:table-cell table:style-name="ce2" office:value-type="float" office:value="0.966515758476903" calcext:value-type="float">
            <text:p>0.966515758476903</text:p>
          </table:table-cell>
          <table:table-cell table:style-name="ce2" office:value-type="float" office:value="0.247612361283233" calcext:value-type="float">
            <text:p>0.247612361283233</text:p>
          </table:table-cell>
          <table:table-cell table:style-name="ce2" office:value-type="float" office:value="0.00532279616020254" calcext:value-type="float">
            <text:p>0.0053227961602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BCL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Bcl3Pcr1xUniPk.narrowPeak.gz</text:p>
          </table:table-cell>
          <table:table-cell table:style-name="ce2" office:value-type="float" office:value="0.946783024023689" calcext:value-type="float">
            <text:p>0.946783024023689</text:p>
          </table:table-cell>
          <table:table-cell table:style-name="ce2" office:value-type="float" office:value="0.0553591458545198" calcext:value-type="float">
            <text:p>0.05535914585452</text:p>
          </table:table-cell>
          <table:table-cell table:style-name="ce2" office:value-type="float" office:value="0.000395583529659974" calcext:value-type="float">
            <text:p>0.000395583529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BCLA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Bclaf101388Pcr1xUniPk.narrowPeak.gz</text:p>
          </table:table-cell>
          <table:table-cell table:style-name="ce2" office:value-type="float" office:value="0.951982545840029" calcext:value-type="float">
            <text:p>0.951982545840029</text:p>
          </table:table-cell>
          <table:table-cell table:style-name="ce2" office:value-type="float" office:value="0.116570325857056" calcext:value-type="float">
            <text:p>0.116570325857056</text:p>
          </table:table-cell>
          <table:table-cell table:style-name="ce2" office:value-type="float" office:value="0.0018944055698161" calcext:value-type="float">
            <text:p>0.0018944055698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BX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Cbx3sc101004V0422111UniPk.narrowPeak.gz</text:p>
          </table:table-cell>
          <table:table-cell table:style-name="ce2" office:value-type="float" office:value="0.867518233350621" calcext:value-type="float">
            <text:p>0.867518233350621</text:p>
          </table:table-cell>
          <table:table-cell table:style-name="ce2" office:value-type="float" office:value="0.134963340136972" calcext:value-type="float">
            <text:p>0.134963340136972</text:p>
          </table:table-cell>
          <table:table-cell table:style-name="ce2" office:value-type="float" office:value="0.0135860965575442" calcext:value-type="float">
            <text:p>0.0135860965575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EBP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Cebpbsc150V0422111UniPk.narrowPeak.gz</text:p>
          </table:table-cell>
          <table:table-cell table:style-name="ce2" office:value-type="float" office:value="0.945297110927185" calcext:value-type="float">
            <text:p>0.945297110927185</text:p>
          </table:table-cell>
          <table:table-cell table:style-name="ce2" office:value-type="float" office:value="0.232852642911994" calcext:value-type="float">
            <text:p>0.232852642911994</text:p>
          </table:table-cell>
          <table:table-cell table:style-name="ce2" office:value-type="float" office:value="0.0108829424382011" calcext:value-type="float">
            <text:p>0.0108829424382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CtcfcPcr1xUniPk.narrowPeak.gz</text:p>
          </table:table-cell>
          <table:table-cell table:style-name="ce2" office:value-type="float" office:value="0.983784130785837" calcext:value-type="float">
            <text:p>0.983784130785837</text:p>
          </table:table-cell>
          <table:table-cell table:style-name="ce2" office:value-type="float" office:value="0.603404828144033" calcext:value-type="float">
            <text:p>0.603404828144033</text:p>
          </table:table-cell>
          <table:table-cell table:style-name="ce2" office:value-type="float" office:value="0.016315622912198" calcext:value-type="float">
            <text:p>0.0163156229121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TCFL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Ctcflsc98982V0416101UniPk.narrowPeak.gz</text:p>
          </table:table-cell>
          <table:table-cell table:style-name="ce2" office:value-type="float" office:value="0.989923324054993" calcext:value-type="float">
            <text:p>0.989923324054993</text:p>
          </table:table-cell>
          <table:table-cell table:style-name="ce2" office:value-type="float" office:value="0.286065928699063" calcext:value-type="float">
            <text:p>0.286065928699063</text:p>
          </table:table-cell>
          <table:table-cell table:style-name="ce2" office:value-type="float" office:value="0.00281303843313759" calcext:value-type="float">
            <text:p>0.0028130384331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E2F6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E2f6V0416102UniPk.narrowPeak.gz</text:p>
          </table:table-cell>
          <table:table-cell table:style-name="ce2" office:value-type="float" office:value="0.963235911453432" calcext:value-type="float">
            <text:p>0.963235911453432</text:p>
          </table:table-cell>
          <table:table-cell table:style-name="ce2" office:value-type="float" office:value="0.377843847624326" calcext:value-type="float">
            <text:p>0.377843847624326</text:p>
          </table:table-cell>
          <table:table-cell table:style-name="ce2" office:value-type="float" office:value="0.0113488519286895" calcext:value-type="float">
            <text:p>0.011348851928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Egr-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Egr1V0416101UniPk.narrowPeak.gz</text:p>
          </table:table-cell>
          <table:table-cell table:style-name="ce2" office:value-type="float" office:value="0.931456349834047" calcext:value-type="float">
            <text:p>0.931456349834047</text:p>
          </table:table-cell>
          <table:table-cell table:style-name="ce2" office:value-type="float" office:value="0.272429239063419" calcext:value-type="float">
            <text:p>0.272429239063419</text:p>
          </table:table-cell>
          <table:table-cell table:style-name="ce2" office:value-type="float" office:value="0.0132212806357467" calcext:value-type="float">
            <text:p>0.0132212806357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EL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Elf1sc631V0416102UniPk.narrowPeak.gz</text:p>
          </table:table-cell>
          <table:table-cell table:style-name="ce2" office:value-type="float" office:value="0.958270990843952" calcext:value-type="float">
            <text:p>0.958270990843952</text:p>
          </table:table-cell>
          <table:table-cell table:style-name="ce2" office:value-type="float" office:value="0.39381482060537" calcext:value-type="float">
            <text:p>0.39381482060537</text:p>
          </table:table-cell>
          <table:table-cell table:style-name="ce2" office:value-type="float" office:value="0.010746685889096" calcext:value-type="float">
            <text:p>0.0107466858890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ETS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Ets1V0416101UniPk.narrowPeak.gz</text:p>
          </table:table-cell>
          <table:table-cell table:style-name="ce2" office:value-type="float" office:value="0.97443352412364" calcext:value-type="float">
            <text:p>0.97443352412364</text:p>
          </table:table-cell>
          <table:table-cell table:style-name="ce2" office:value-type="float" office:value="0.334161107780271" calcext:value-type="float">
            <text:p>0.334161107780271</text:p>
          </table:table-cell>
          <table:table-cell table:style-name="ce2" office:value-type="float" office:value="0.00527005168958121" calcext:value-type="float">
            <text:p>0.0052700516895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FOSL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Fosl1sc183V0416101UniPk.narrowPeak.gz</text:p>
          </table:table-cell>
          <table:table-cell table:style-name="ce2" office:value-type="float" office:value="0.977913227480719" calcext:value-type="float">
            <text:p>0.977913227480719</text:p>
          </table:table-cell>
          <table:table-cell table:style-name="ce2" office:value-type="float" office:value="0.299125319211858" calcext:value-type="float">
            <text:p>0.299125319211858</text:p>
          </table:table-cell>
          <table:table-cell table:style-name="ce2" office:value-type="float" office:value="0.00385474172790886" calcext:value-type="float">
            <text:p>0.0038547417279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GAB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GabpV0416101UniPk.narrowPeak.gz</text:p>
          </table:table-cell>
          <table:table-cell table:style-name="ce2" office:value-type="float" office:value="0.970624016443864" calcext:value-type="float">
            <text:p>0.970624016443864</text:p>
          </table:table-cell>
          <table:table-cell table:style-name="ce2" office:value-type="float" office:value="0.429649369484432" calcext:value-type="float">
            <text:p>0.429649369484432</text:p>
          </table:table-cell>
          <table:table-cell table:style-name="ce2" office:value-type="float" office:value="0.00652273286683779" calcext:value-type="float">
            <text:p>0.0065227328668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GATA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Gata2sc267Pcr1xUniPk.narrowPeak.gz</text:p>
          </table:table-cell>
          <table:table-cell table:style-name="ce2" office:value-type="float" office:value="0.958298093249682" calcext:value-type="float">
            <text:p>0.958298093249682</text:p>
          </table:table-cell>
          <table:table-cell table:style-name="ce2" office:value-type="float" office:value="0.255065628601143" calcext:value-type="float">
            <text:p>0.255065628601143</text:p>
          </table:table-cell>
          <table:table-cell table:style-name="ce2" office:value-type="float" office:value="0.00747652871057351" calcext:value-type="float">
            <text:p>0.0074765287105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DAC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Hdac2sc6296V0416102UniPk.narrowPeak.gz</text:p>
          </table:table-cell>
          <table:table-cell table:style-name="ce2" office:value-type="float" office:value="0.946921693051565" calcext:value-type="float">
            <text:p>0.946921693051565</text:p>
          </table:table-cell>
          <table:table-cell table:style-name="ce2" office:value-type="float" office:value="0.100802885201903" calcext:value-type="float">
            <text:p>0.100802885201903</text:p>
          </table:table-cell>
          <table:table-cell table:style-name="ce2" office:value-type="float" office:value="0.00232515207989029" calcext:value-type="float">
            <text:p>0.002325152079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MaxV0416102UniPk.narrowPeak.gz</text:p>
          </table:table-cell>
          <table:table-cell table:style-name="ce2" office:value-type="float" office:value="0.946450202756487" calcext:value-type="float">
            <text:p>0.946450202756487</text:p>
          </table:table-cell>
          <table:table-cell table:style-name="ce2" office:value-type="float" office:value="0.441857904388967" calcext:value-type="float">
            <text:p>0.441857904388967</text:p>
          </table:table-cell>
          <table:table-cell table:style-name="ce2" office:value-type="float" office:value="0.0235987552304933" calcext:value-type="float">
            <text:p>0.0235987552304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MEF2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Mef2aV0416101UniPk.narrowPeak.gz</text:p>
          </table:table-cell>
          <table:table-cell table:style-name="ce2" office:value-type="float" office:value="0.916608231957154" calcext:value-type="float">
            <text:p>0.916608231957154</text:p>
          </table:table-cell>
          <table:table-cell table:style-name="ce2" office:value-type="float" office:value="0.0486007087757848" calcext:value-type="float">
            <text:p>0.048600708775785</text:p>
          </table:table-cell>
          <table:table-cell table:style-name="ce2" office:value-type="float" office:value="0.00162189247160589" calcext:value-type="float">
            <text:p>0.0016218924716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NR2F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Nr2f2sc271940V0422111UniPk.narrowPeak.gz</text:p>
          </table:table-cell>
          <table:table-cell table:style-name="ce2" office:value-type="float" office:value="0.920975477346131" calcext:value-type="float">
            <text:p>0.920975477346131</text:p>
          </table:table-cell>
          <table:table-cell table:style-name="ce2" office:value-type="float" office:value="0.170235016996288" calcext:value-type="float">
            <text:p>0.170235016996288</text:p>
          </table:table-cell>
          <table:table-cell table:style-name="ce2" office:value-type="float" office:value="0.00940609726080383" calcext:value-type="float">
            <text:p>0.0094060972608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NRS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NrsfV0416102UniPk.narrowPeak.gz</text:p>
          </table:table-cell>
          <table:table-cell table:style-name="ce2" office:value-type="float" office:value="0.950617333473856" calcext:value-type="float">
            <text:p>0.950617333473856</text:p>
          </table:table-cell>
          <table:table-cell table:style-name="ce2" office:value-type="float" office:value="0.28672461429434" calcext:value-type="float">
            <text:p>0.28672461429434</text:p>
          </table:table-cell>
          <table:table-cell table:style-name="ce2" office:value-type="float" office:value="0.00567442596434474" calcext:value-type="float">
            <text:p>0.0056744259643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ML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Pmlsc71910V0422111UniPk.narrowPeak.gz</text:p>
          </table:table-cell>
          <table:table-cell table:style-name="ce2" office:value-type="float" office:value="0.942659129205291" calcext:value-type="float">
            <text:p>0.942659129205291</text:p>
          </table:table-cell>
          <table:table-cell table:style-name="ce2" office:value-type="float" office:value="0.311608711960976" calcext:value-type="float">
            <text:p>0.311608711960976</text:p>
          </table:table-cell>
          <table:table-cell table:style-name="ce2" office:value-type="float" office:value="0.0107906396146137" calcext:value-type="float">
            <text:p>0.0107906396146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ol2-4H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Pol24h8V0416101UniPk.narrowPeak.gz</text:p>
          </table:table-cell>
          <table:table-cell table:style-name="ce2" office:value-type="float" office:value="0.93178903784789" calcext:value-type="float">
            <text:p>0.93178903784789</text:p>
          </table:table-cell>
          <table:table-cell table:style-name="ce2" office:value-type="float" office:value="0.337709831350619" calcext:value-type="float">
            <text:p>0.337709831350619</text:p>
          </table:table-cell>
          <table:table-cell table:style-name="ce2" office:value-type="float" office:value="0.0105532894968178" calcext:value-type="float">
            <text:p>0.0105532894968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Pol2V0416101UniPk.narrowPeak.gz</text:p>
          </table:table-cell>
          <table:table-cell table:style-name="ce2" office:value-type="float" office:value="0.951292087113652" calcext:value-type="float">
            <text:p>0.951292087113652</text:p>
          </table:table-cell>
          <table:table-cell table:style-name="ce2" office:value-type="float" office:value="0.569183277572391" calcext:value-type="float">
            <text:p>0.569183277572391</text:p>
          </table:table-cell>
          <table:table-cell table:style-name="ce2" office:value-type="float" office:value="0.0194055698160976" calcext:value-type="float">
            <text:p>0.0194055698160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U.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Pu1Pcr1xUniPk.narrowPeak.gz</text:p>
          </table:table-cell>
          <table:table-cell table:style-name="ce2" office:value-type="float" office:value="0.967879614146419" calcext:value-type="float">
            <text:p>0.967879614146419</text:p>
          </table:table-cell>
          <table:table-cell table:style-name="ce2" office:value-type="float" office:value="0.272348893007568" calcext:value-type="float">
            <text:p>0.272348893007568</text:p>
          </table:table-cell>
          <table:table-cell table:style-name="ce2" office:value-type="float" office:value="0.00897535075072963" calcext:value-type="float">
            <text:p>0.008975350750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Rad2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Rad21V0416102UniPk.narrowPeak.gz</text:p>
          </table:table-cell>
          <table:table-cell table:style-name="ce2" office:value-type="float" office:value="0.987508716551251" calcext:value-type="float">
            <text:p>0.987508716551251</text:p>
          </table:table-cell>
          <table:table-cell table:style-name="ce2" office:value-type="float" office:value="0.560030554174248" calcext:value-type="float">
            <text:p>0.560030554174248</text:p>
          </table:table-cell>
          <table:table-cell table:style-name="ce2" office:value-type="float" office:value="0.00942807412356271" calcext:value-type="float">
            <text:p>0.0094280741235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in3Ak-2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Sin3ak20V0416101UniPk.narrowPeak.gz</text:p>
          </table:table-cell>
          <table:table-cell table:style-name="ce2" office:value-type="float" office:value="0.973752096253531" calcext:value-type="float">
            <text:p>0.973752096253531</text:p>
          </table:table-cell>
          <table:table-cell table:style-name="ce2" office:value-type="float" office:value="0.285852519051886" calcext:value-type="float">
            <text:p>0.285852519051886</text:p>
          </table:table-cell>
          <table:table-cell table:style-name="ce2" office:value-type="float" office:value="0.00476897921867858" calcext:value-type="float">
            <text:p>0.0047689792186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IX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Six5Pcr1xUniPk.narrowPeak.gz</text:p>
          </table:table-cell>
          <table:table-cell table:style-name="ce2" office:value-type="float" office:value="0.991661660723947" calcext:value-type="float">
            <text:p>0.991661660723947</text:p>
          </table:table-cell>
          <table:table-cell table:style-name="ce2" office:value-type="float" office:value="0.398325843016708" calcext:value-type="float">
            <text:p>0.398325843016708</text:p>
          </table:table-cell>
          <table:table-cell table:style-name="ce2" office:value-type="float" office:value="0.00141091458912057" calcext:value-type="float">
            <text:p>0.0014109145891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P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Sp1Pcr1xUniPk.narrowPeak.gz</text:p>
          </table:table-cell>
          <table:table-cell table:style-name="ce2" office:value-type="float" office:value="0.97270541248729" calcext:value-type="float">
            <text:p>0.97270541248729</text:p>
          </table:table-cell>
          <table:table-cell table:style-name="ce2" office:value-type="float" office:value="0.268954965444143" calcext:value-type="float">
            <text:p>0.268954965444143</text:p>
          </table:table-cell>
          <table:table-cell table:style-name="ce2" office:value-type="float" office:value="0.00278227082527515" calcext:value-type="float">
            <text:p>0.0027822708252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P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Sp2sc643V0416102UniPk.narrowPeak.gz</text:p>
          </table:table-cell>
          <table:table-cell table:style-name="ce2" office:value-type="float" office:value="0.991181539029245" calcext:value-type="float">
            <text:p>0.991181539029245</text:p>
          </table:table-cell>
          <table:table-cell table:style-name="ce2" office:value-type="float" office:value="0.320950997986103" calcext:value-type="float">
            <text:p>0.320950997986103</text:p>
          </table:table-cell>
          <table:table-cell table:style-name="ce2" office:value-type="float" office:value="0.000984563451598158" calcext:value-type="float">
            <text:p>0.0009845634515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R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SrfV0416101UniPk.narrowPeak.gz</text:p>
          </table:table-cell>
          <table:table-cell table:style-name="ce2" office:value-type="float" office:value="0.914001352653024" calcext:value-type="float">
            <text:p>0.914001352653024</text:p>
          </table:table-cell>
          <table:table-cell table:style-name="ce2" office:value-type="float" office:value="0.0895806529274322" calcext:value-type="float">
            <text:p>0.089580652927432</text:p>
          </table:table-cell>
          <table:table-cell table:style-name="ce2" office:value-type="float" office:value="0.0014065192165688" calcext:value-type="float">
            <text:p>0.0014065192165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TAT5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Stat5asc74442V0422111UniPk.narrowPeak.gz</text:p>
          </table:table-cell>
          <table:table-cell table:style-name="ce2" office:value-type="float" office:value="0.948215404181094" calcext:value-type="float">
            <text:p>0.948215404181094</text:p>
          </table:table-cell>
          <table:table-cell table:style-name="ce2" office:value-type="float" office:value="0.169746551727452" calcext:value-type="float">
            <text:p>0.169746551727452</text:p>
          </table:table-cell>
          <table:table-cell table:style-name="ce2" office:value-type="float" office:value="0.00528323780723654" calcext:value-type="float">
            <text:p>0.0052832378072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TA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Taf1V0416101UniPk.narrowPeak.gz</text:p>
          </table:table-cell>
          <table:table-cell table:style-name="ce2" office:value-type="float" office:value="0.973415421098868" calcext:value-type="float">
            <text:p>0.973415421098868</text:p>
          </table:table-cell>
          <table:table-cell table:style-name="ce2" office:value-type="float" office:value="0.439120111205753" calcext:value-type="float">
            <text:p>0.439120111205753</text:p>
          </table:table-cell>
          <table:table-cell table:style-name="ce2" office:value-type="float" office:value="0.00699743310242976" calcext:value-type="float">
            <text:p>0.006997433102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TAF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Taf7sc101167V0416101UniPk.narrowPeak.gz</text:p>
          </table:table-cell>
          <table:table-cell table:style-name="ce2" office:value-type="float" office:value="0.89044054603779" calcext:value-type="float">
            <text:p>0.89044054603779</text:p>
          </table:table-cell>
          <table:table-cell table:style-name="ce2" office:value-type="float" office:value="0.0646282069765316" calcext:value-type="float">
            <text:p>0.064628206976532</text:p>
          </table:table-cell>
          <table:table-cell table:style-name="ce2" office:value-type="float" office:value="0.00141970533422413" calcext:value-type="float">
            <text:p>0.0014197053342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TEAD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Tead4sc101184V0422111UniPk.narrowPeak.gz</text:p>
          </table:table-cell>
          <table:table-cell table:style-name="ce2" office:value-type="float" office:value="0.922597988955593" calcext:value-type="float">
            <text:p>0.922597988955593</text:p>
          </table:table-cell>
          <table:table-cell table:style-name="ce2" office:value-type="float" office:value="0.25546032980804" calcext:value-type="float">
            <text:p>0.25546032980804</text:p>
          </table:table-cell>
          <table:table-cell table:style-name="ce2" office:value-type="float" office:value="0.0161661802454376" calcext:value-type="float">
            <text:p>0.0161661802454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THAP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Thap1sc98174V0416101UniPk.narrowPeak.gz</text:p>
          </table:table-cell>
          <table:table-cell table:style-name="ce2" office:value-type="float" office:value="0.985768312977163" calcext:value-type="float">
            <text:p>0.985768312977163</text:p>
          </table:table-cell>
          <table:table-cell table:style-name="ce2" office:value-type="float" office:value="0.188031718725455" calcext:value-type="float">
            <text:p>0.188031718725455</text:p>
          </table:table-cell>
          <table:table-cell table:style-name="ce2" office:value-type="float" office:value="0.00138014698125813" calcext:value-type="float">
            <text:p>0.0013801469812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TRIM2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Trim28sc81411V0422111UniPk.narrowPeak.gz</text:p>
          </table:table-cell>
          <table:table-cell table:style-name="ce2" office:value-type="float" office:value="0.916828142522198" calcext:value-type="float">
            <text:p>0.916828142522198</text:p>
          </table:table-cell>
          <table:table-cell table:style-name="ce2" office:value-type="float" office:value="0.13658939206471" calcext:value-type="float">
            <text:p>0.13658939206471</text:p>
          </table:table-cell>
          <table:table-cell table:style-name="ce2" office:value-type="float" office:value="0.0077710186715426" calcext:value-type="float">
            <text:p>0.0077710186715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US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Usf1V0416101UniPk.narrowPeak.gz</text:p>
          </table:table-cell>
          <table:table-cell table:style-name="ce2" office:value-type="float" office:value="0.974563685540095" calcext:value-type="float">
            <text:p>0.974563685540095</text:p>
          </table:table-cell>
          <table:table-cell table:style-name="ce2" office:value-type="float" office:value="0.372411740455694" calcext:value-type="float">
            <text:p>0.372411740455694</text:p>
          </table:table-cell>
          <table:table-cell table:style-name="ce2" office:value-type="float" office:value="0.00720841098491508" calcext:value-type="float">
            <text:p>0.0072084109849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Yy1V0416101UniPk.narrowPeak.gz</text:p>
          </table:table-cell>
          <table:table-cell table:style-name="ce2" office:value-type="float" office:value="0.983002327199007" calcext:value-type="float">
            <text:p>0.983002327199007</text:p>
          </table:table-cell>
          <table:table-cell table:style-name="ce2" office:value-type="float" office:value="0.424114491177886" calcext:value-type="float">
            <text:p>0.424114491177886</text:p>
          </table:table-cell>
          <table:table-cell table:style-name="ce2" office:value-type="float" office:value="0.00525686557192588" calcext:value-type="float">
            <text:p>0.0052568655719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Yy1V0416102UniPk.narrowPeak.gz</text:p>
          </table:table-cell>
          <table:table-cell table:style-name="ce2" office:value-type="float" office:value="0.957374990891642" calcext:value-type="float">
            <text:p>0.957374990891642</text:p>
          </table:table-cell>
          <table:table-cell table:style-name="ce2" office:value-type="float" office:value="0.368408139478595" calcext:value-type="float">
            <text:p>0.368408139478595</text:p>
          </table:table-cell>
          <table:table-cell table:style-name="ce2" office:value-type="float" office:value="0.00981047153556736" calcext:value-type="float">
            <text:p>0.0098104715355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ZBTB3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Zbtb33Pcr1xUniPk.narrowPeak.gz</text:p>
          </table:table-cell>
          <table:table-cell table:style-name="ce2" office:value-type="float" office:value="0.955798610120156" calcext:value-type="float">
            <text:p>0.955798610120156</text:p>
          </table:table-cell>
          <table:table-cell table:style-name="ce2" office:value-type="float" office:value="0.063504324010749" calcext:value-type="float">
            <text:p>0.063504324010749</text:p>
          </table:table-cell>
          <table:table-cell table:style-name="ce2" office:value-type="float" office:value="0.00107247090263371" calcext:value-type="float">
            <text:p>0.0010724709026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ZBTB7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K562Zbtb7asc34508V0416101UniPk.narrowPeak.gz</text:p>
          </table:table-cell>
          <table:table-cell table:style-name="ce2" office:value-type="float" office:value="0.970400591987396" calcext:value-type="float">
            <text:p>0.970400591987396</text:p>
          </table:table-cell>
          <table:table-cell table:style-name="ce2" office:value-type="float" office:value="0.373238786243239" calcext:value-type="float">
            <text:p>0.373238786243239</text:p>
          </table:table-cell>
          <table:table-cell table:style-name="ce2" office:value-type="float" office:value="0.0107554766341995" calcext:value-type="float">
            <text:p>0.01075547663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NC-1</text:p>
          </table:table-cell>
          <table:table-cell table:style-name="ce2" office:value-type="string" calcext:value-type="string">
            <text:p>NRS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Panc1NrsfPcr2xUniPk.narrowPeak.gz</text:p>
          </table:table-cell>
          <table:table-cell table:style-name="ce2" office:value-type="float" office:value="0.975145248256516" calcext:value-type="float">
            <text:p>0.975145248256516</text:p>
          </table:table-cell>
          <table:table-cell table:style-name="ce2" office:value-type="float" office:value="0.403667513368043" calcext:value-type="float">
            <text:p>0.403667513368043</text:p>
          </table:table-cell>
          <table:table-cell table:style-name="ce2" office:value-type="float" office:value="0.00228559372692429" calcext:value-type="float">
            <text:p>0.0022855937269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NC-1</text:p>
          </table:table-cell>
          <table:table-cell table:style-name="ce2" office:value-type="string" calcext:value-type="string">
            <text:p>Pol2-4H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Panc1Pol24h8V0416101UniPk.narrowPeak.gz</text:p>
          </table:table-cell>
          <table:table-cell table:style-name="ce2" office:value-type="float" office:value="0.928962737646421" calcext:value-type="float">
            <text:p>0.928962737646421</text:p>
          </table:table-cell>
          <table:table-cell table:style-name="ce2" office:value-type="float" office:value="0.169585435514913" calcext:value-type="float">
            <text:p>0.169585435514913</text:p>
          </table:table-cell>
          <table:table-cell table:style-name="ce2" office:value-type="float" office:value="0.00393825380639263" calcext:value-type="float">
            <text:p>0.0039382538063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NC-1</text:p>
          </table:table-cell>
          <table:table-cell table:style-name="ce2" office:value-type="string" calcext:value-type="string">
            <text:p>Sin3Ak-2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Panc1Sin3ak20V0416101UniPk.narrowPeak.gz</text:p>
          </table:table-cell>
          <table:table-cell table:style-name="ce2" office:value-type="float" office:value="0.980326540054097" calcext:value-type="float">
            <text:p>0.980326540054097</text:p>
          </table:table-cell>
          <table:table-cell table:style-name="ce2" office:value-type="float" office:value="0.168130692110858" calcext:value-type="float">
            <text:p>0.168130692110858</text:p>
          </table:table-cell>
          <table:table-cell table:style-name="ce2" office:value-type="float" office:value="0.00280424768803404" calcext:value-type="float">
            <text:p>0.0028042476880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FSK-1</text:p>
          </table:table-cell>
          <table:table-cell table:style-name="ce2" office:value-type="string" calcext:value-type="string">
            <text:p>FOXP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Pfsk1Foxp2Pcr2xUniPk.narrowPeak.gz</text:p>
          </table:table-cell>
          <table:table-cell table:style-name="ce2" office:value-type="float" office:value="0.962361693426945" calcext:value-type="float">
            <text:p>0.962361693426945</text:p>
          </table:table-cell>
          <table:table-cell table:style-name="ce2" office:value-type="float" office:value="0.329536241035015" calcext:value-type="float">
            <text:p>0.329536241035015</text:p>
          </table:table-cell>
          <table:table-cell table:style-name="ce2" office:value-type="float" office:value="0.010825802595028" calcext:value-type="float">
            <text:p>0.0108258025950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FSK-1</text:p>
          </table:table-cell>
          <table:table-cell table:style-name="ce2" office:value-type="string" calcext:value-type="string">
            <text:p>NRS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Pfsk1NrsfPcr2xUniPk.narrowPeak.gz</text:p>
          </table:table-cell>
          <table:table-cell table:style-name="ce2" office:value-type="float" office:value="0.935109015992673" calcext:value-type="float">
            <text:p>0.935109015992673</text:p>
          </table:table-cell>
          <table:table-cell table:style-name="ce2" office:value-type="float" office:value="0.352229769513238" calcext:value-type="float">
            <text:p>0.352229769513238</text:p>
          </table:table-cell>
          <table:table-cell table:style-name="ce2" office:value-type="float" office:value="0.00764794824009283" calcext:value-type="float">
            <text:p>0.0076479482400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FSK-1</text:p>
          </table:table-cell>
          <table:table-cell table:style-name="ce2" office:value-type="string" calcext:value-type="string">
            <text:p>Sin3Ak-2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Pfsk1Sin3ak20V0416101UniPk.narrowPeak.gz</text:p>
          </table:table-cell>
          <table:table-cell table:style-name="ce2" office:value-type="float" office:value="0.930172809671266" calcext:value-type="float">
            <text:p>0.930172809671266</text:p>
          </table:table-cell>
          <table:table-cell table:style-name="ce2" office:value-type="float" office:value="0.0785564119579624" calcext:value-type="float">
            <text:p>0.078556411957962</text:p>
          </table:table-cell>
          <table:table-cell table:style-name="ce2" office:value-type="float" office:value="0.00329652941383312" calcext:value-type="float">
            <text:p>0.0032965294138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FSK-1</text:p>
          </table:table-cell>
          <table:table-cell table:style-name="ce2" office:value-type="string" calcext:value-type="string">
            <text:p>TA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Pfsk1Taf1V0416101UniPk.narrowPeak.gz</text:p>
          </table:table-cell>
          <table:table-cell table:style-name="ce2" office:value-type="float" office:value="0.922334826489363" calcext:value-type="float">
            <text:p>0.922334826489363</text:p>
          </table:table-cell>
          <table:table-cell table:style-name="ce2" office:value-type="float" office:value="0.215423141582243" calcext:value-type="float">
            <text:p>0.215423141582243</text:p>
          </table:table-cell>
          <table:table-cell table:style-name="ce2" office:value-type="float" office:value="0.00336246000210978" calcext:value-type="float">
            <text:p>0.003362460002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MC</text:p>
          </table:table-cell>
          <table:table-cell table:style-name="ce2" office:value-type="string" calcext:value-type="string">
            <text:p>FOXP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SknmcFoxp2Pcr2xUniPk.narrowPeak.gz</text:p>
          </table:table-cell>
          <table:table-cell table:style-name="ce2" office:value-type="float" office:value="0.910221709050899" calcext:value-type="float">
            <text:p>0.910221709050899</text:p>
          </table:table-cell>
          <table:table-cell table:style-name="ce2" office:value-type="float" office:value="0.232179382961872" calcext:value-type="float">
            <text:p>0.232179382961872</text:p>
          </table:table-cell>
          <table:table-cell table:style-name="ce2" office:value-type="float" office:value="0.0154057807939801" calcext:value-type="float">
            <text:p>0.015405780793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MC</text:p>
          </table:table-cell>
          <table:table-cell table:style-name="ce2" office:value-type="string" calcext:value-type="string">
            <text:p>Pol2-4H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SknmcPol24h8V0416101UniPk.narrowPeak.gz</text:p>
          </table:table-cell>
          <table:table-cell table:style-name="ce2" office:value-type="float" office:value="0.907063492405313" calcext:value-type="float">
            <text:p>0.907063492405313</text:p>
          </table:table-cell>
          <table:table-cell table:style-name="ce2" office:value-type="float" office:value="0.26071466379964" calcext:value-type="float">
            <text:p>0.26071466379964</text:p>
          </table:table-cell>
          <table:table-cell table:style-name="ce2" office:value-type="float" office:value="0.0168474629909631" calcext:value-type="float">
            <text:p>0.0168474629909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SH</text:p>
          </table:table-cell>
          <table:table-cell table:style-name="ce2" office:value-type="string" calcext:value-type="string">
            <text:p>NRS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SknshNrsfPcr2xUniPk.narrowPeak.gz</text:p>
          </table:table-cell>
          <table:table-cell table:style-name="ce2" office:value-type="float" office:value="0.957974345591196" calcext:value-type="float">
            <text:p>0.957974345591196</text:p>
          </table:table-cell>
          <table:table-cell table:style-name="ce2" office:value-type="float" office:value="0.291781321846743" calcext:value-type="float">
            <text:p>0.291781321846743</text:p>
          </table:table-cell>
          <table:table-cell table:style-name="ce2" office:value-type="float" office:value="0.00857976722106966" calcext:value-type="float">
            <text:p>0.008579767221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SH</text:p>
          </table:table-cell>
          <table:table-cell table:style-name="ce2" office:value-type="string" calcext:value-type="string">
            <text:p>NRS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SknshNrsfV0416101UniPk.narrowPeak.gz</text:p>
          </table:table-cell>
          <table:table-cell table:style-name="ce2" office:value-type="float" office:value="0.959115811549918" calcext:value-type="float">
            <text:p>0.959115811549918</text:p>
          </table:table-cell>
          <table:table-cell table:style-name="ce2" office:value-type="float" office:value="0.283573462407904" calcext:value-type="float">
            <text:p>0.283573462407904</text:p>
          </table:table-cell>
          <table:table-cell table:style-name="ce2" office:value-type="float" office:value="0.00482172368929991" calcext:value-type="float">
            <text:p>0.00482172368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SH</text:p>
          </table:table-cell>
          <table:table-cell table:style-name="ce2" office:value-type="string" calcext:value-type="string">
            <text:p>Pol2-4H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SknshPol24h8V0416101UniPk.narrowPeak.gz</text:p>
          </table:table-cell>
          <table:table-cell table:style-name="ce2" office:value-type="float" office:value="0.901610065963669" calcext:value-type="float">
            <text:p>0.901610065963669</text:p>
          </table:table-cell>
          <table:table-cell table:style-name="ce2" office:value-type="float" office:value="0.30086515546635" calcext:value-type="float">
            <text:p>0.30086515546635</text:p>
          </table:table-cell>
          <table:table-cell table:style-name="ce2" office:value-type="float" office:value="0.0165353915397869" calcext:value-type="float">
            <text:p>0.0165353915397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SH_RA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SknshraCtcfV0416102UniPk.narrowPeak.gz</text:p>
          </table:table-cell>
          <table:table-cell table:style-name="ce2" office:value-type="float" office:value="0.991020275309248" calcext:value-type="float">
            <text:p>0.991020275309248</text:p>
          </table:table-cell>
          <table:table-cell table:style-name="ce2" office:value-type="float" office:value="0.604722979088223" calcext:value-type="float">
            <text:p>0.604722979088223</text:p>
          </table:table-cell>
          <table:table-cell table:style-name="ce2" office:value-type="float" office:value="0.0110895249481346" calcext:value-type="float">
            <text:p>0.011089524948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SH_RA</text:p>
          </table:table-cell>
          <table:table-cell table:style-name="ce2" office:value-type="string" calcext:value-type="string">
            <text:p>p30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SknshraP300V0416102UniPk.narrowPeak.gz</text:p>
          </table:table-cell>
          <table:table-cell table:style-name="ce2" office:value-type="float" office:value="0.891925062971082" calcext:value-type="float">
            <text:p>0.891925062971082</text:p>
          </table:table-cell>
          <table:table-cell table:style-name="ce2" office:value-type="float" office:value="0.222156176804574" calcext:value-type="float">
            <text:p>0.222156176804574</text:p>
          </table:table-cell>
          <table:table-cell table:style-name="ce2" office:value-type="float" office:value="0.026627166918668" calcext:value-type="float">
            <text:p>0.0266271669186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SH_RA</text:p>
          </table:table-cell>
          <table:table-cell table:style-name="ce2" office:value-type="string" calcext:value-type="string">
            <text:p>Rad2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SknshraRad21V0416102UniPk.narrowPeak.gz</text:p>
          </table:table-cell>
          <table:table-cell table:style-name="ce2" office:value-type="float" office:value="0.958137665834221" calcext:value-type="float">
            <text:p>0.958137665834221</text:p>
          </table:table-cell>
          <table:table-cell table:style-name="ce2" office:value-type="float" office:value="0.543834644790802" calcext:value-type="float">
            <text:p>0.543834644790802</text:p>
          </table:table-cell>
          <table:table-cell table:style-name="ce2" office:value-type="float" office:value="0.0224427722493759" calcext:value-type="float">
            <text:p>0.0224427722493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SH_RA</text:p>
          </table:table-cell>
          <table:table-cell table:style-name="ce2" office:value-type="string" calcext:value-type="string">
            <text:p>US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SknshraUsf1sc8983V0416102UniPk.narrowPeak.gz</text:p>
          </table:table-cell>
          <table:table-cell table:style-name="ce2" office:value-type="float" office:value="0.978064430051436" calcext:value-type="float">
            <text:p>0.978064430051436</text:p>
          </table:table-cell>
          <table:table-cell table:style-name="ce2" office:value-type="float" office:value="0.388398574726304" calcext:value-type="float">
            <text:p>0.388398574726304</text:p>
          </table:table-cell>
          <table:table-cell table:style-name="ce2" office:value-type="float" office:value="0.00768311122050705" calcext:value-type="float">
            <text:p>0.0076831112205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SH_RA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SknshraYy1sc281V0416102UniPk.narrowPeak.gz</text:p>
          </table:table-cell>
          <table:table-cell table:style-name="ce2" office:value-type="float" office:value="0.944735900760425" calcext:value-type="float">
            <text:p>0.944735900760425</text:p>
          </table:table-cell>
          <table:table-cell table:style-name="ce2" office:value-type="float" office:value="0.301330675907923" calcext:value-type="float">
            <text:p>0.301330675907923</text:p>
          </table:table-cell>
          <table:table-cell table:style-name="ce2" office:value-type="float" office:value="0.00845669678961989" calcext:value-type="float">
            <text:p>0.008456696789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SH</text:p>
          </table:table-cell>
          <table:table-cell table:style-name="ce2" office:value-type="string" calcext:value-type="string">
            <text:p>Sin3Ak-2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SknshSin3ak20V0416101UniPk.narrowPeak.gz</text:p>
          </table:table-cell>
          <table:table-cell table:style-name="ce2" office:value-type="float" office:value="0.946856187233172" calcext:value-type="float">
            <text:p>0.946856187233172</text:p>
          </table:table-cell>
          <table:table-cell table:style-name="ce2" office:value-type="float" office:value="0.287707266374231" calcext:value-type="float">
            <text:p>0.287707266374231</text:p>
          </table:table-cell>
          <table:table-cell table:style-name="ce2" office:value-type="float" office:value="0.0090017229860403" calcext:value-type="float">
            <text:p>0.009001722986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SH</text:p>
          </table:table-cell>
          <table:table-cell table:style-name="ce2" office:value-type="string" calcext:value-type="string">
            <text:p>TA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SknshTaf1V0416101UniPk.narrowPeak.gz</text:p>
          </table:table-cell>
          <table:table-cell table:style-name="ce2" office:value-type="float" office:value="0.968996752226061" calcext:value-type="float">
            <text:p>0.968996752226061</text:p>
          </table:table-cell>
          <table:table-cell table:style-name="ce2" office:value-type="float" office:value="0.408982128165231" calcext:value-type="float">
            <text:p>0.408982128165231</text:p>
          </table:table-cell>
          <table:table-cell table:style-name="ce2" office:value-type="float" office:value="0.00653591898449313" calcext:value-type="float">
            <text:p>0.0065359189844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-47D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DMSO_0.02pct</text:p>
          </table:table-cell>
          <table:table-cell table:style-name="ce2" office:value-type="string" calcext:value-type="string">
            <text:p>wgEncodeAwgTfbsHaibT47dCtcfsc5916V0416102Dm002p1hUniPk.narrowPeak.gz</text:p>
          </table:table-cell>
          <table:table-cell table:style-name="ce2" office:value-type="float" office:value="0.987168417003369" calcext:value-type="float">
            <text:p>0.987168417003369</text:p>
          </table:table-cell>
          <table:table-cell table:style-name="ce2" office:value-type="float" office:value="0.668559471927688" calcext:value-type="float">
            <text:p>0.668559471927688</text:p>
          </table:table-cell>
          <table:table-cell table:style-name="ce2" office:value-type="float" office:value="0.013630050283062" calcext:value-type="float">
            <text:p>0.0136300502830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-47D</text:p>
          </table:table-cell>
          <table:table-cell table:style-name="ce2" office:value-type="string" calcext:value-type="string">
            <text:p>ERalpha</text:p>
          </table:table-cell>
          <table:table-cell table:style-name="ce2" office:value-type="string" calcext:value-type="string">
            <text:p>BPA_100nM</text:p>
          </table:table-cell>
          <table:table-cell table:style-name="ce2" office:value-type="string" calcext:value-type="string">
            <text:p>wgEncodeAwgTfbsHaibT47dEraaV0416102Bpa1hUniPk.narrowPeak.gz</text:p>
          </table:table-cell>
          <table:table-cell table:style-name="ce2" office:value-type="float" office:value="0.895361686451412" calcext:value-type="float">
            <text:p>0.895361686451412</text:p>
          </table:table-cell>
          <table:table-cell table:style-name="ce2" office:value-type="float" office:value="0.0301600099034626" calcext:value-type="float">
            <text:p>0.030160009903463</text:p>
          </table:table-cell>
          <table:table-cell table:style-name="ce2" office:value-type="float" office:value="0.00192517317767854" calcext:value-type="float">
            <text:p>0.0019251731776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-47D</text:p>
          </table:table-cell>
          <table:table-cell table:style-name="ce2" office:value-type="string" calcext:value-type="string">
            <text:p>ERalpha</text:p>
          </table:table-cell>
          <table:table-cell table:style-name="ce2" office:value-type="string" calcext:value-type="string">
            <text:p>Genistein_100nM</text:p>
          </table:table-cell>
          <table:table-cell table:style-name="ce2" office:value-type="string" calcext:value-type="string">
            <text:p>wgEncodeAwgTfbsHaibT47dEralphaaPcr2xGen1hUniPk.narrowPeak.gz</text:p>
          </table:table-cell>
          <table:table-cell table:style-name="ce2" office:value-type="float" office:value="0.877178507672294" calcext:value-type="float">
            <text:p>0.877178507672294</text:p>
          </table:table-cell>
          <table:table-cell table:style-name="ce2" office:value-type="float" office:value="0.0642350002222352" calcext:value-type="float">
            <text:p>0.064235000222235</text:p>
          </table:table-cell>
          <table:table-cell table:style-name="ce2" office:value-type="float" office:value="0.00594693906255494" calcext:value-type="float">
            <text:p>0.0059469390625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-47D</text:p>
          </table:table-cell>
          <table:table-cell table:style-name="ce2" office:value-type="string" calcext:value-type="string">
            <text:p>ERalpha</text:p>
          </table:table-cell>
          <table:table-cell table:style-name="ce2" office:value-type="string" calcext:value-type="string">
            <text:p>Estradiol_10nM</text:p>
          </table:table-cell>
          <table:table-cell table:style-name="ce2" office:value-type="string" calcext:value-type="string">
            <text:p>wgEncodeAwgTfbsHaibT47dEralphaaV0416102Est10nm1hUniPk.narrowPeak.gz</text:p>
          </table:table-cell>
          <table:table-cell table:style-name="ce2" office:value-type="float" office:value="0.877228410608175" calcext:value-type="float">
            <text:p>0.877228410608175</text:p>
          </table:table-cell>
          <table:table-cell table:style-name="ce2" office:value-type="float" office:value="0.0638404028849705" calcext:value-type="float">
            <text:p>0.063840402884971</text:p>
          </table:table-cell>
          <table:table-cell table:style-name="ce2" office:value-type="float" office:value="0.00589858996448539" calcext:value-type="float">
            <text:p>0.0058985899644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-47D</text:p>
          </table:table-cell>
          <table:table-cell table:style-name="ce2" office:value-type="string" calcext:value-type="string">
            <text:p>FOXA1</text:p>
          </table:table-cell>
          <table:table-cell table:style-name="ce2" office:value-type="string" calcext:value-type="string">
            <text:p>DMSO_0.02pct</text:p>
          </table:table-cell>
          <table:table-cell table:style-name="ce2" office:value-type="string" calcext:value-type="string">
            <text:p>wgEncodeAwgTfbsHaibT47dFoxa1sc6553V0416102Dm002p1hUniPk.narrowPeak.gz</text:p>
          </table:table-cell>
          <table:table-cell table:style-name="ce2" office:value-type="float" office:value="0.918076319637315" calcext:value-type="float">
            <text:p>0.918076319637315</text:p>
          </table:table-cell>
          <table:table-cell table:style-name="ce2" office:value-type="float" office:value="0.244522651725299" calcext:value-type="float">
            <text:p>0.244522651725299</text:p>
          </table:table-cell>
          <table:table-cell table:style-name="ce2" office:value-type="float" office:value="0.0195857800907205" calcext:value-type="float">
            <text:p>0.0195857800907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-47D</text:p>
          </table:table-cell>
          <table:table-cell table:style-name="ce2" office:value-type="string" calcext:value-type="string">
            <text:p>GATA3</text:p>
          </table:table-cell>
          <table:table-cell table:style-name="ce2" office:value-type="string" calcext:value-type="string">
            <text:p>DMSO_0.02pct</text:p>
          </table:table-cell>
          <table:table-cell table:style-name="ce2" office:value-type="string" calcext:value-type="string">
            <text:p>wgEncodeAwgTfbsHaibT47dGata3sc268V0416102Dm002p1hUniPk.narrowPeak.gz</text:p>
          </table:table-cell>
          <table:table-cell table:style-name="ce2" office:value-type="float" office:value="0.864564285342947" calcext:value-type="float">
            <text:p>0.864564285342947</text:p>
          </table:table-cell>
          <table:table-cell table:style-name="ce2" office:value-type="float" office:value="0.149341388074329" calcext:value-type="float">
            <text:p>0.149341388074329</text:p>
          </table:table-cell>
          <table:table-cell table:style-name="ce2" office:value-type="float" office:value="0.022183445268821" calcext:value-type="float">
            <text:p>0.0221834452688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-47D</text:p>
          </table:table-cell>
          <table:table-cell table:style-name="ce2" office:value-type="string" calcext:value-type="string">
            <text:p>p300</text:p>
          </table:table-cell>
          <table:table-cell table:style-name="ce2" office:value-type="string" calcext:value-type="string">
            <text:p>DMSO_0.02pct</text:p>
          </table:table-cell>
          <table:table-cell table:style-name="ce2" office:value-type="string" calcext:value-type="string">
            <text:p>wgEncodeAwgTfbsHaibT47dP300V0416102Dm002p1hUniPk.narrowPeak.gz</text:p>
          </table:table-cell>
          <table:table-cell table:style-name="ce2" office:value-type="float" office:value="0.882579323222007" calcext:value-type="float">
            <text:p>0.882579323222007</text:p>
          </table:table-cell>
          <table:table-cell table:style-name="ce2" office:value-type="float" office:value="0.100503541951043" calcext:value-type="float">
            <text:p>0.100503541951043</text:p>
          </table:table-cell>
          <table:table-cell table:style-name="ce2" office:value-type="float" office:value="0.00913358416259362" calcext:value-type="float">
            <text:p>0.0091335841625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87</text:p>
          </table:table-cell>
          <table:table-cell table:style-name="ce2" office:value-type="string" calcext:value-type="string">
            <text:p>NRS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U87NrsfPcr2xUniPk.narrowPeak.gz</text:p>
          </table:table-cell>
          <table:table-cell table:style-name="ce2" office:value-type="float" office:value="0.977759225770404" calcext:value-type="float">
            <text:p>0.977759225770404</text:p>
          </table:table-cell>
          <table:table-cell table:style-name="ce2" office:value-type="float" office:value="0.398263753672336" calcext:value-type="float">
            <text:p>0.398263753672336</text:p>
          </table:table-cell>
          <table:table-cell table:style-name="ce2" office:value-type="float" office:value="0.00693589788670488" calcext:value-type="float">
            <text:p>0.0069358978867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87</text:p>
          </table:table-cell>
          <table:table-cell table:style-name="ce2" office:value-type="string" calcext:value-type="string">
            <text:p>Pol2-4H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HaibU87Pol24h8V0416101UniPk.narrowPeak.gz</text:p>
          </table:table-cell>
          <table:table-cell table:style-name="ce2" office:value-type="float" office:value="0.91652303652561" calcext:value-type="float">
            <text:p>0.91652303652561</text:p>
          </table:table-cell>
          <table:table-cell table:style-name="ce2" office:value-type="float" office:value="0.34563376055864" calcext:value-type="float">
            <text:p>0.34563376055864</text:p>
          </table:table-cell>
          <table:table-cell table:style-name="ce2" office:value-type="float" office:value="0.0166101128731671" calcext:value-type="float">
            <text:p>0.0166101128731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BHLHE4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A549Bhlhe40IggrabUniPk.narrowPeak.gz</text:p>
          </table:table-cell>
          <table:table-cell table:style-name="ce2" office:value-type="float" office:value="0.958361915365552" calcext:value-type="float">
            <text:p>0.958361915365552</text:p>
          </table:table-cell>
          <table:table-cell table:style-name="ce2" office:value-type="float" office:value="0.121198105902866" calcext:value-type="float">
            <text:p>0.121198105902866</text:p>
          </table:table-cell>
          <table:table-cell table:style-name="ce2" office:value-type="float" office:value="0.00162189247160589" calcext:value-type="float">
            <text:p>0.0016218924716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CEBP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A549CebpbIggrabUniPk.narrowPeak.gz</text:p>
          </table:table-cell>
          <table:table-cell table:style-name="ce2" office:value-type="float" office:value="0.971565265405807" calcext:value-type="float">
            <text:p>0.971565265405807</text:p>
          </table:table-cell>
          <table:table-cell table:style-name="ce2" office:value-type="float" office:value="0.490545781267374" calcext:value-type="float">
            <text:p>0.490545781267374</text:p>
          </table:table-cell>
          <table:table-cell table:style-name="ce2" office:value-type="float" office:value="0.021058229895566" calcext:value-type="float">
            <text:p>0.0210582298955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A549MaxIggrabUniPk.narrowPeak.gz</text:p>
          </table:table-cell>
          <table:table-cell table:style-name="ce2" office:value-type="float" office:value="0.970096236612368" calcext:value-type="float">
            <text:p>0.970096236612368</text:p>
          </table:table-cell>
          <table:table-cell table:style-name="ce2" office:value-type="float" office:value="0.31427208909466" calcext:value-type="float">
            <text:p>0.31427208909466</text:p>
          </table:table-cell>
          <table:table-cell table:style-name="ce2" office:value-type="float" office:value="0.00619747529800626" calcext:value-type="float">
            <text:p>0.0061974752980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Pol2(phosphoS2)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A549Pol2s2IggrabUniPk.narrowPeak.gz</text:p>
          </table:table-cell>
          <table:table-cell table:style-name="ce2" office:value-type="float" office:value="0.663888084769122" calcext:value-type="float">
            <text:p>0.663888084769122</text:p>
          </table:table-cell>
          <table:table-cell table:style-name="ce2" office:value-type="float" office:value="0.00849242283677398" calcext:value-type="float">
            <text:p>0.008492422836774</text:p>
          </table:table-cell>
          <table:table-cell table:style-name="ce2" office:value-type="float" office:value="0.00337125074721333" calcext:value-type="float">
            <text:p>0.0033712507472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Rad2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A549Rad21IggrabUniPk.narrowPeak.gz</text:p>
          </table:table-cell>
          <table:table-cell table:style-name="ce2" office:value-type="float" office:value="0.988579197273842" calcext:value-type="float">
            <text:p>0.988579197273842</text:p>
          </table:table-cell>
          <table:table-cell table:style-name="ce2" office:value-type="float" office:value="0.636186226337131" calcext:value-type="float">
            <text:p>0.636186226337131</text:p>
          </table:table-cell>
          <table:table-cell table:style-name="ce2" office:value-type="float" office:value="0.010746685889096" calcext:value-type="float">
            <text:p>0.0107466858890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08714</text:p>
          </table:table-cell>
          <table:table-cell table:style-name="ce2" office:value-type="string" calcext:value-type="string">
            <text:p>ZNF27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08714Znf274UcdUniPk.narrowPeak.gz</text:p>
          </table:table-cell>
          <table:table-cell table:style-name="ce2" office:value-type="float" office:value="0.97201560889834" calcext:value-type="float">
            <text:p>0.97201560889834</text:p>
          </table:table-cell>
          <table:table-cell table:style-name="ce2" office:value-type="float" office:value="0.507230815148645" calcext:value-type="float">
            <text:p>0.507230815148645</text:p>
          </table:table-cell>
          <table:table-cell table:style-name="ce2" office:value-type="float" office:value="0.000413165019867084" calcext:value-type="float">
            <text:p>0.0004131650198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0847</text:p>
          </table:table-cell>
          <table:table-cell table:style-name="ce2" office:value-type="string" calcext:value-type="string">
            <text:p>NFKB</text:p>
          </table:table-cell>
          <table:table-cell table:style-name="ce2" office:value-type="string" calcext:value-type="string">
            <text:p>TNFa</text:p>
          </table:table-cell>
          <table:table-cell table:style-name="ce2" office:value-type="string" calcext:value-type="string">
            <text:p>wgEncodeAwgTfbsSydhGm10847NfkbTnfaIggrabUniPk.narrowPeak.gz</text:p>
          </table:table-cell>
          <table:table-cell table:style-name="ce2" office:value-type="float" office:value="0.951498794930179" calcext:value-type="float">
            <text:p>0.951498794930179</text:p>
          </table:table-cell>
          <table:table-cell table:style-name="ce2" office:value-type="float" office:value="0.159606680663227" calcext:value-type="float">
            <text:p>0.159606680663227</text:p>
          </table:table-cell>
          <table:table-cell table:style-name="ce2" office:value-type="float" office:value="0.00596891592531383" calcext:value-type="float">
            <text:p>0.0059689159253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0847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0847Pol2IggmusUniPk.narrowPeak.gz</text:p>
          </table:table-cell>
          <table:table-cell table:style-name="ce2" office:value-type="float" office:value="0.991693324827715" calcext:value-type="float">
            <text:p>0.991693324827715</text:p>
          </table:table-cell>
          <table:table-cell table:style-name="ce2" office:value-type="float" office:value="0.52869099184295" calcext:value-type="float">
            <text:p>0.52869099184295</text:p>
          </table:table-cell>
          <table:table-cell table:style-name="ce2" office:value-type="float" office:value="0.00610077710186715" calcext:value-type="float">
            <text:p>0.0061007771018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BHLHE4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Bhlhe40cIggmusUniPk.narrowPeak.gz</text:p>
          </table:table-cell>
          <table:table-cell table:style-name="ce2" office:value-type="float" office:value="0.944348840574572" calcext:value-type="float">
            <text:p>0.944348840574572</text:p>
          </table:table-cell>
          <table:table-cell table:style-name="ce2" office:value-type="float" office:value="0.219940337652804" calcext:value-type="float">
            <text:p>0.219940337652804</text:p>
          </table:table-cell>
          <table:table-cell table:style-name="ce2" office:value-type="float" office:value="0.00791606596575126" calcext:value-type="float">
            <text:p>0.0079160659657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BRCA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Brca1a300IggmusUniPk.narrowPeak.gz</text:p>
          </table:table-cell>
          <table:table-cell table:style-name="ce2" office:value-type="float" office:value="0.997287364733171" calcext:value-type="float">
            <text:p>0.997287364733171</text:p>
          </table:table-cell>
          <table:table-cell table:style-name="ce2" office:value-type="float" office:value="0.0575310135829706" calcext:value-type="float">
            <text:p>0.057531013582971</text:p>
          </table:table-cell>
          <table:table-cell table:style-name="ce2" office:value-type="float" office:value="0.000171419529519322" calcext:value-type="float">
            <text:p>0.0001714195295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c-Fo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CfosUniPk.narrowPeak.gz</text:p>
          </table:table-cell>
          <table:table-cell table:style-name="ce2" office:value-type="float" office:value="0.988763616318793" calcext:value-type="float">
            <text:p>0.988763616318793</text:p>
          </table:table-cell>
          <table:table-cell table:style-name="ce2" office:value-type="float" office:value="0.401997767611364" calcext:value-type="float">
            <text:p>0.401997767611364</text:p>
          </table:table-cell>
          <table:table-cell table:style-name="ce2" office:value-type="float" office:value="0.000659305882766623" calcext:value-type="float">
            <text:p>0.0006593058827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CHD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Chd1a301218aIggmusUniPk.narrowPeak.gz</text:p>
          </table:table-cell>
          <table:table-cell table:style-name="ce2" office:value-type="float" office:value="0.888391109293432" calcext:value-type="float">
            <text:p>0.888391109293432</text:p>
          </table:table-cell>
          <table:table-cell table:style-name="ce2" office:value-type="float" office:value="0.0705529839926285" calcext:value-type="float">
            <text:p>0.070552983992629</text:p>
          </table:table-cell>
          <table:table-cell table:style-name="ce2" office:value-type="float" office:value="0.00447888463026126" calcext:value-type="float">
            <text:p>0.0044788846302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CHD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Chd2ab68301IggmusUniPk.narrowPeak.gz</text:p>
          </table:table-cell>
          <table:table-cell table:style-name="ce2" office:value-type="float" office:value="0.942040607470139" calcext:value-type="float">
            <text:p>0.942040607470139</text:p>
          </table:table-cell>
          <table:table-cell table:style-name="ce2" office:value-type="float" office:value="0.298525668206636" calcext:value-type="float">
            <text:p>0.298525668206636</text:p>
          </table:table-cell>
          <table:table-cell table:style-name="ce2" office:value-type="float" office:value="0.00964784275115159" calcext:value-type="float">
            <text:p>0.0096478427511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COREST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Corestsc30189IggmusUniPk.narrowPeak.gz</text:p>
          </table:table-cell>
          <table:table-cell table:style-name="ce2" office:value-type="float" office:value="0.960820638645643" calcext:value-type="float">
            <text:p>0.960820638645643</text:p>
          </table:table-cell>
          <table:table-cell table:style-name="ce2" office:value-type="float" office:value="0.0523035487500764" calcext:value-type="float">
            <text:p>0.052303548750076</text:p>
          </table:table-cell>
          <table:table-cell table:style-name="ce2" office:value-type="float" office:value="0.00129663490277436" calcext:value-type="float">
            <text:p>0.0012966349027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Ctcfsc15914c20UniPk.narrowPeak.gz</text:p>
          </table:table-cell>
          <table:table-cell table:style-name="ce2" office:value-type="float" office:value="0.979011086813297" calcext:value-type="float">
            <text:p>0.979011086813297</text:p>
          </table:table-cell>
          <table:table-cell table:style-name="ce2" office:value-type="float" office:value="0.549736675042703" calcext:value-type="float">
            <text:p>0.549736675042703</text:p>
          </table:table-cell>
          <table:table-cell table:style-name="ce2" office:value-type="float" office:value="0.0189660325609199" calcext:value-type="float">
            <text:p>0.018966032560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E2F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E2f4IggmusUniPk.narrowPeak.gz</text:p>
          </table:table-cell>
          <table:table-cell table:style-name="ce2" office:value-type="float" office:value="0.970666767471248" calcext:value-type="float">
            <text:p>0.970666767471248</text:p>
          </table:table-cell>
          <table:table-cell table:style-name="ce2" office:value-type="float" office:value="0.193527196469686" calcext:value-type="float">
            <text:p>0.193527196469686</text:p>
          </table:table-cell>
          <table:table-cell table:style-name="ce2" office:value-type="float" office:value="0.00168782305988256" calcext:value-type="float">
            <text:p>0.0016878230598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EB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Ebf1sc137065UniPk.narrowPeak.gz</text:p>
          </table:table-cell>
          <table:table-cell table:style-name="ce2" office:value-type="float" office:value="0.892538354037336" calcext:value-type="float">
            <text:p>0.892538354037336</text:p>
          </table:table-cell>
          <table:table-cell table:style-name="ce2" office:value-type="float" office:value="0.187258735198578" calcext:value-type="float">
            <text:p>0.187258735198578</text:p>
          </table:table-cell>
          <table:table-cell table:style-name="ce2" office:value-type="float" office:value="0.0182935405604979" calcext:value-type="float">
            <text:p>0.0182935405604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ELK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Elk112771IggmusUniPk.narrowPeak.gz</text:p>
          </table:table-cell>
          <table:table-cell table:style-name="ce2" office:value-type="float" office:value="0.96566401741429" calcext:value-type="float">
            <text:p>0.96566401741429</text:p>
          </table:table-cell>
          <table:table-cell table:style-name="ce2" office:value-type="float" office:value="0.402978198015413" calcext:value-type="float">
            <text:p>0.402978198015413</text:p>
          </table:table-cell>
          <table:table-cell table:style-name="ce2" office:value-type="float" office:value="0.00318664510003868" calcext:value-type="float">
            <text:p>0.0031866451000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IKZ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Ikzf1iknuclaUniPk.narrowPeak.gz</text:p>
          </table:table-cell>
          <table:table-cell table:style-name="ce2" office:value-type="float" office:value="0.923745016417837" calcext:value-type="float">
            <text:p>0.923745016417837</text:p>
          </table:table-cell>
          <table:table-cell table:style-name="ce2" office:value-type="float" office:value="0.133470687833062" calcext:value-type="float">
            <text:p>0.133470687833062</text:p>
          </table:table-cell>
          <table:table-cell table:style-name="ce2" office:value-type="float" office:value="0.00845230141706811" calcext:value-type="float">
            <text:p>0.0084523014170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Ju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JundUniPk.narrowPeak.gz</text:p>
          </table:table-cell>
          <table:table-cell table:style-name="ce2" office:value-type="float" office:value="0.966194551956231" calcext:value-type="float">
            <text:p>0.966194551956231</text:p>
          </table:table-cell>
          <table:table-cell table:style-name="ce2" office:value-type="float" office:value="0.101688540531483" calcext:value-type="float">
            <text:p>0.101688540531483</text:p>
          </table:table-cell>
          <table:table-cell table:style-name="ce2" office:value-type="float" office:value="0.00145926368719013" calcext:value-type="float">
            <text:p>0.001459263687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MaxIggmusUniPk.narrowPeak.gz</text:p>
          </table:table-cell>
          <table:table-cell table:style-name="ce2" office:value-type="float" office:value="0.957453007884974" calcext:value-type="float">
            <text:p>0.957453007884974</text:p>
          </table:table-cell>
          <table:table-cell table:style-name="ce2" office:value-type="float" office:value="0.341955612760209" calcext:value-type="float">
            <text:p>0.341955612760209</text:p>
          </table:table-cell>
          <table:table-cell table:style-name="ce2" office:value-type="float" office:value="0.00905007208410985" calcext:value-type="float">
            <text:p>0.009050072084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MAZ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Mazab85725IggmusUniPk.narrowPeak.gz</text:p>
          </table:table-cell>
          <table:table-cell table:style-name="ce2" office:value-type="float" office:value="0.951987599138176" calcext:value-type="float">
            <text:p>0.951987599138176</text:p>
          </table:table-cell>
          <table:table-cell table:style-name="ce2" office:value-type="float" office:value="0.405934062514575" calcext:value-type="float">
            <text:p>0.405934062514575</text:p>
          </table:table-cell>
          <table:table-cell table:style-name="ce2" office:value-type="float" office:value="0.013669608636028" calcext:value-type="float">
            <text:p>0.0136696086360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Mxi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Mxi1IggmusUniPk.narrowPeak.gz</text:p>
          </table:table-cell>
          <table:table-cell table:style-name="ce2" office:value-type="float" office:value="0.93928148298424" calcext:value-type="float">
            <text:p>0.93928148298424</text:p>
          </table:table-cell>
          <table:table-cell table:style-name="ce2" office:value-type="float" office:value="0.337918551440761" calcext:value-type="float">
            <text:p>0.337918551440761</text:p>
          </table:table-cell>
          <table:table-cell table:style-name="ce2" office:value-type="float" office:value="0.0133311649495411" calcext:value-type="float">
            <text:p>0.0133311649495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NF-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Nfe2sc22827UniPk.narrowPeak.gz</text:p>
          </table:table-cell>
          <table:table-cell table:style-name="ce2" office:value-type="float" office:value="0.985723035431423" calcext:value-type="float">
            <text:p>0.985723035431423</text:p>
          </table:table-cell>
          <table:table-cell table:style-name="ce2" office:value-type="float" office:value="0.330850710921818" calcext:value-type="float">
            <text:p>0.330850710921818</text:p>
          </table:table-cell>
          <table:table-cell table:style-name="ce2" office:value-type="float" office:value="0.000303280706072647" calcext:value-type="float">
            <text:p>0.0003032807060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NFKB</text:p>
          </table:table-cell>
          <table:table-cell table:style-name="ce2" office:value-type="string" calcext:value-type="string">
            <text:p>TNFa</text:p>
          </table:table-cell>
          <table:table-cell table:style-name="ce2" office:value-type="string" calcext:value-type="string">
            <text:p>wgEncodeAwgTfbsSydhGm12878NfkbTnfaIggrabUniPk.narrowPeak.gz</text:p>
          </table:table-cell>
          <table:table-cell table:style-name="ce2" office:value-type="float" office:value="0.939836518588586" calcext:value-type="float">
            <text:p>0.939836518588586</text:p>
          </table:table-cell>
          <table:table-cell table:style-name="ce2" office:value-type="float" office:value="0.217027868295366" calcext:value-type="float">
            <text:p>0.217027868295366</text:p>
          </table:table-cell>
          <table:table-cell table:style-name="ce2" office:value-type="float" office:value="0.0108477794577868" calcext:value-type="float">
            <text:p>0.0108477794577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NF-Y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NfyaIggmusUniPk.narrowPeak.gz</text:p>
          </table:table-cell>
          <table:table-cell table:style-name="ce2" office:value-type="float" office:value="0.987151504055791" calcext:value-type="float">
            <text:p>0.987151504055791</text:p>
          </table:table-cell>
          <table:table-cell table:style-name="ce2" office:value-type="float" office:value="0.398974680995133" calcext:value-type="float">
            <text:p>0.398974680995133</text:p>
          </table:table-cell>
          <table:table-cell table:style-name="ce2" office:value-type="float" office:value="0.000703259608284398" calcext:value-type="float">
            <text:p>0.0007032596082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NF-Y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NfybIggmusUniPk.narrowPeak.gz</text:p>
          </table:table-cell>
          <table:table-cell table:style-name="ce2" office:value-type="float" office:value="0.953241063592297" calcext:value-type="float">
            <text:p>0.953241063592297</text:p>
          </table:table-cell>
          <table:table-cell table:style-name="ce2" office:value-type="float" office:value="0.410596403567892" calcext:value-type="float">
            <text:p>0.410596403567892</text:p>
          </table:table-cell>
          <table:table-cell table:style-name="ce2" office:value-type="float" office:value="0.00805232251485636" calcext:value-type="float">
            <text:p>0.0080523225148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Nr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Nrf1IggmusUniPk.narrowPeak.gz</text:p>
          </table:table-cell>
          <table:table-cell table:style-name="ce2" office:value-type="float" office:value="0.98796185726582" calcext:value-type="float">
            <text:p>0.98796185726582</text:p>
          </table:table-cell>
          <table:table-cell table:style-name="ce2" office:value-type="float" office:value="0.451448502468056" calcext:value-type="float">
            <text:p>0.451448502468056</text:p>
          </table:table-cell>
          <table:table-cell table:style-name="ce2" office:value-type="float" office:value="0.00230757058968318" calcext:value-type="float">
            <text:p>0.0023075705896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30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P300bUniPk.narrowPeak.gz</text:p>
          </table:table-cell>
          <table:table-cell table:style-name="ce2" office:value-type="float" office:value="0.959971102637128" calcext:value-type="float">
            <text:p>0.959971102637128</text:p>
          </table:table-cell>
          <table:table-cell table:style-name="ce2" office:value-type="float" office:value="0.149609040343335" calcext:value-type="float">
            <text:p>0.149609040343335</text:p>
          </table:table-cell>
          <table:table-cell table:style-name="ce2" office:value-type="float" office:value="0.00429427898308661" calcext:value-type="float">
            <text:p>0.0042942789830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30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P300IggmusUniPk.narrowPeak.gz</text:p>
          </table:table-cell>
          <table:table-cell table:style-name="ce2" office:value-type="float" office:value="0.931861710812204" calcext:value-type="float">
            <text:p>0.931861710812204</text:p>
          </table:table-cell>
          <table:table-cell table:style-name="ce2" office:value-type="float" office:value="0.205675366018642" calcext:value-type="float">
            <text:p>0.205675366018642</text:p>
          </table:table-cell>
          <table:table-cell table:style-name="ce2" office:value-type="float" office:value="0.0119949716938008" calcext:value-type="float">
            <text:p>0.0119949716938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Pol2IggmusUniPk.narrowPeak.gz</text:p>
          </table:table-cell>
          <table:table-cell table:style-name="ce2" office:value-type="float" office:value="0.919500854328771" calcext:value-type="float">
            <text:p>0.919500854328771</text:p>
          </table:table-cell>
          <table:table-cell table:style-name="ce2" office:value-type="float" office:value="0.383177382580485" calcext:value-type="float">
            <text:p>0.383177382580485</text:p>
          </table:table-cell>
          <table:table-cell table:style-name="ce2" office:value-type="float" office:value="0.014025633812722" calcext:value-type="float">
            <text:p>0.0140256338127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ol2(phosphoS2)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Pol2s2IggmusUniPk.narrowPeak.gz</text:p>
          </table:table-cell>
          <table:table-cell table:style-name="ce2" office:value-type="float" office:value="0.924078021044696" calcext:value-type="float">
            <text:p>0.924078021044696</text:p>
          </table:table-cell>
          <table:table-cell table:style-name="ce2" office:value-type="float" office:value="0.339750602860347" calcext:value-type="float">
            <text:p>0.339750602860347</text:p>
          </table:table-cell>
          <table:table-cell table:style-name="ce3" office:value-type="float" office:value="0.00779299553430149" calcext:value-type="float">
            <text:p>7.79E-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Pol2UniPk.narrowPeak.gz</text:p>
          </table:table-cell>
          <table:table-cell table:style-name="ce2" office:value-type="float" office:value="0.968130960066949" calcext:value-type="float">
            <text:p>0.968130960066949</text:p>
          </table:table-cell>
          <table:table-cell table:style-name="ce2" office:value-type="float" office:value="0.402743555161129" calcext:value-type="float">
            <text:p>0.402743555161129</text:p>
          </table:table-cell>
          <table:table-cell table:style-name="ce2" office:value-type="float" office:value="0.00587221772917473" calcext:value-type="float">
            <text:p>0.0058722177291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ol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Pol3UniPk.narrowPeak.gz</text:p>
          </table:table-cell>
          <table:table-cell table:style-name="ce2" office:value-type="float" office:value="0.942061887389565" calcext:value-type="float">
            <text:p>0.942061887389565</text:p>
          </table:table-cell>
          <table:table-cell table:style-name="ce3" office:value-type="float" office:value="0.0000953389780666503" calcext:value-type="float">
            <text:p>9.53E-05</text:p>
          </table:table-cell>
          <table:table-cell table:style-name="ce3" office:value-type="float" office:value="0.00000879074510355498" calcext:value-type="float">
            <text:p>8.79E-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Rad2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Rad21IggrabUniPk.narrowPeak.gz</text:p>
          </table:table-cell>
          <table:table-cell table:style-name="ce2" office:value-type="float" office:value="0.979247992863631" calcext:value-type="float">
            <text:p>0.979247992863631</text:p>
          </table:table-cell>
          <table:table-cell table:style-name="ce2" office:value-type="float" office:value="0.594131751846332" calcext:value-type="float">
            <text:p>0.594131751846332</text:p>
          </table:table-cell>
          <table:table-cell table:style-name="ce2" office:value-type="float" office:value="0.0149442666760435" calcext:value-type="float">
            <text:p>0.0149442666760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RFX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Rfx5200401194IggmusUniPk.narrowPeak.gz</text:p>
          </table:table-cell>
          <table:table-cell table:style-name="ce2" office:value-type="float" office:value="0.921216658726512" calcext:value-type="float">
            <text:p>0.921216658726512</text:p>
          </table:table-cell>
          <table:table-cell table:style-name="ce2" office:value-type="float" office:value="0.206993498532308" calcext:value-type="float">
            <text:p>0.206993498532308</text:p>
          </table:table-cell>
          <table:table-cell table:style-name="ce2" office:value-type="float" office:value="0.00230757058968318" calcext:value-type="float">
            <text:p>0.0023075705896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SIN3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Sin3anb6001263IggmusUniPk.narrowPeak.gz</text:p>
          </table:table-cell>
          <table:table-cell table:style-name="ce2" office:value-type="float" office:value="0.950010503954908" calcext:value-type="float">
            <text:p>0.950010503954908</text:p>
          </table:table-cell>
          <table:table-cell table:style-name="ce2" office:value-type="float" office:value="0.327204314357907" calcext:value-type="float">
            <text:p>0.327204314357907</text:p>
          </table:table-cell>
          <table:table-cell table:style-name="ce2" office:value-type="float" office:value="0.00885667569183164" calcext:value-type="float">
            <text:p>0.0088566756918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SMC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Smc3ab9263IggmusUniPk.narrowPeak.gz</text:p>
          </table:table-cell>
          <table:table-cell table:style-name="ce2" office:value-type="float" office:value="0.977133874065719" calcext:value-type="float">
            <text:p>0.977133874065719</text:p>
          </table:table-cell>
          <table:table-cell table:style-name="ce2" office:value-type="float" office:value="0.66668762540202" calcext:value-type="float">
            <text:p>0.66668762540202</text:p>
          </table:table-cell>
          <table:table-cell table:style-name="ce2" office:value-type="float" office:value="0.0152343612644608" calcext:value-type="float">
            <text:p>0.0152343612644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STAT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Stat1UniPk.narrowPeak.gz</text:p>
          </table:table-cell>
          <table:table-cell table:style-name="ce2" office:value-type="float" office:value="0.925506336863307" calcext:value-type="float">
            <text:p>0.925506336863307</text:p>
          </table:table-cell>
          <table:table-cell table:style-name="ce2" office:value-type="float" office:value="0.059292707645545" calcext:value-type="float">
            <text:p>0.059292707645545</text:p>
          </table:table-cell>
          <table:table-cell table:style-name="ce2" office:value-type="float" office:value="0.00148124054994901" calcext:value-type="float">
            <text:p>0.0014812405499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Stat3IggmusUniPk.narrowPeak.gz</text:p>
          </table:table-cell>
          <table:table-cell table:style-name="ce2" office:value-type="float" office:value="0.911616503215553" calcext:value-type="float">
            <text:p>0.911616503215553</text:p>
          </table:table-cell>
          <table:table-cell table:style-name="ce2" office:value-type="float" office:value="0.0864685138724471" calcext:value-type="float">
            <text:p>0.086468513872447</text:p>
          </table:table-cell>
          <table:table-cell table:style-name="ce2" office:value-type="float" office:value="0.00497116635606034" calcext:value-type="float">
            <text:p>0.004971166356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TBLR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Tblr1ab24550IggmusUniPk.narrowPeak.gz</text:p>
          </table:table-cell>
          <table:table-cell table:style-name="ce2" office:value-type="float" office:value="0.927338626483694" calcext:value-type="float">
            <text:p>0.927338626483694</text:p>
          </table:table-cell>
          <table:table-cell table:style-name="ce2" office:value-type="float" office:value="0.18341854252508" calcext:value-type="float">
            <text:p>0.18341854252508</text:p>
          </table:table-cell>
          <table:table-cell table:style-name="ce2" office:value-type="float" office:value="0.01011375224164" calcext:value-type="float">
            <text:p>0.010113752241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TB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TbpIggmusUniPk.narrowPeak.gz</text:p>
          </table:table-cell>
          <table:table-cell table:style-name="ce2" office:value-type="float" office:value="0.911404452700031" calcext:value-type="float">
            <text:p>0.911404452700031</text:p>
          </table:table-cell>
          <table:table-cell table:style-name="ce2" office:value-type="float" office:value="0.219664102178119" calcext:value-type="float">
            <text:p>0.219664102178119</text:p>
          </table:table-cell>
          <table:table-cell table:style-name="ce2" office:value-type="float" office:value="0.00934895741763072" calcext:value-type="float">
            <text:p>0.0093489574176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TR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Tr4UniPk.narrowPeak.gz</text:p>
          </table:table-cell>
          <table:table-cell table:style-name="ce2" office:value-type="float" office:value="0.962338053514905" calcext:value-type="float">
            <text:p>0.962338053514905</text:p>
          </table:table-cell>
          <table:table-cell table:style-name="ce2" office:value-type="float" office:value="0.145025285023237" calcext:value-type="float">
            <text:p>0.145025285023237</text:p>
          </table:table-cell>
          <table:table-cell table:style-name="ce2" office:value-type="float" office:value="0.000905446745666163" calcext:value-type="float">
            <text:p>0.0009054467456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USF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Usf2IggmusUniPk.narrowPeak.gz</text:p>
          </table:table-cell>
          <table:table-cell table:style-name="ce2" office:value-type="float" office:value="0.973089523337799" calcext:value-type="float">
            <text:p>0.973089523337799</text:p>
          </table:table-cell>
          <table:table-cell table:style-name="ce2" office:value-type="float" office:value="0.323532525500068" calcext:value-type="float">
            <text:p>0.323532525500068</text:p>
          </table:table-cell>
          <table:table-cell table:style-name="ce2" office:value-type="float" office:value="0.00425472063012061" calcext:value-type="float">
            <text:p>0.0042547206301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WHI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WhipIggmusUniPk.narrowPeak.gz</text:p>
          </table:table-cell>
          <table:table-cell table:style-name="ce2" office:value-type="float" office:value="0.871817324567978" calcext:value-type="float">
            <text:p>0.871817324567978</text:p>
          </table:table-cell>
          <table:table-cell table:style-name="ce2" office:value-type="float" office:value="0.100477456019975" calcext:value-type="float">
            <text:p>0.100477456019975</text:p>
          </table:table-cell>
          <table:table-cell table:style-name="ce2" office:value-type="float" office:value="0.00960828439818559" calcext:value-type="float">
            <text:p>0.0096082843981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Yy1UniPk.narrowPeak.gz</text:p>
          </table:table-cell>
          <table:table-cell table:style-name="ce2" office:value-type="float" office:value="0.926697194519293" calcext:value-type="float">
            <text:p>0.926697194519293</text:p>
          </table:table-cell>
          <table:table-cell table:style-name="ce2" office:value-type="float" office:value="0.0712880971861088" calcext:value-type="float">
            <text:p>0.071288097186109</text:p>
          </table:table-cell>
          <table:table-cell table:style-name="ce2" office:value-type="float" office:value="0.00143289145187946" calcext:value-type="float">
            <text:p>0.0014328914518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Znf14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Znf143166181apUniPk.narrowPeak.gz</text:p>
          </table:table-cell>
          <table:table-cell table:style-name="ce2" office:value-type="float" office:value="0.982639768606806" calcext:value-type="float">
            <text:p>0.982639768606806</text:p>
          </table:table-cell>
          <table:table-cell table:style-name="ce2" office:value-type="float" office:value="0.616354426167426" calcext:value-type="float">
            <text:p>0.616354426167426</text:p>
          </table:table-cell>
          <table:table-cell table:style-name="ce2" office:value-type="float" office:value="0.00988958824149935" calcext:value-type="float">
            <text:p>0.0098895882414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ZNF27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Znf274UniPk.narrowPeak.gz</text:p>
          </table:table-cell>
          <table:table-cell table:style-name="ce2" office:value-type="float" office:value="0.706886446641259" calcext:value-type="float">
            <text:p>0.706886446641259</text:p>
          </table:table-cell>
          <table:table-cell table:style-name="ce2" office:value-type="float" office:value="0.00188549403323865" calcext:value-type="float">
            <text:p>0.001885494033239</text:p>
          </table:table-cell>
          <table:table-cell table:style-name="ce2" office:value-type="float" office:value="0.000224164000140652" calcext:value-type="float">
            <text:p>0.0002241640001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ZZZ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78Zzz3UniPk.narrowPeak.gz</text:p>
          </table:table-cell>
          <table:table-cell table:style-name="ce2" office:value-type="float" office:value="0.908275757340917" calcext:value-type="float">
            <text:p>0.908275757340917</text:p>
          </table:table-cell>
          <table:table-cell table:style-name="ce2" office:value-type="float" office:value="0.0339956414697145" calcext:value-type="float">
            <text:p>0.033995641469715</text:p>
          </table:table-cell>
          <table:table-cell table:style-name="ce2" office:value-type="float" office:value="0.000470304863040191" calcext:value-type="float">
            <text:p>0.000470304863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1</text:p>
          </table:table-cell>
          <table:table-cell table:style-name="ce2" office:value-type="string" calcext:value-type="string">
            <text:p>NFKB</text:p>
          </table:table-cell>
          <table:table-cell table:style-name="ce2" office:value-type="string" calcext:value-type="string">
            <text:p>TNFa</text:p>
          </table:table-cell>
          <table:table-cell table:style-name="ce2" office:value-type="string" calcext:value-type="string">
            <text:p>wgEncodeAwgTfbsSydhGm12891NfkbTnfaIggrabUniPk.narrowPeak.gz</text:p>
          </table:table-cell>
          <table:table-cell table:style-name="ce2" office:value-type="float" office:value="0.938215770339916" calcext:value-type="float">
            <text:p>0.938215770339916</text:p>
          </table:table-cell>
          <table:table-cell table:style-name="ce2" office:value-type="float" office:value="0.297770793019889" calcext:value-type="float">
            <text:p>0.297770793019889</text:p>
          </table:table-cell>
          <table:table-cell table:style-name="ce2" office:value-type="float" office:value="0.0184473785998101" calcext:value-type="float">
            <text:p>0.018447378599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1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91Pol2IggmusUniPk.narrowPeak.gz</text:p>
          </table:table-cell>
          <table:table-cell table:style-name="ce2" office:value-type="float" office:value="0.924227214207984" calcext:value-type="float">
            <text:p>0.924227214207984</text:p>
          </table:table-cell>
          <table:table-cell table:style-name="ce2" office:value-type="float" office:value="0.37129123255922" calcext:value-type="float">
            <text:p>0.37129123255922</text:p>
          </table:table-cell>
          <table:table-cell table:style-name="ce2" office:value-type="float" office:value="0.01374872534196" calcext:value-type="float">
            <text:p>0.013748725341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2</text:p>
          </table:table-cell>
          <table:table-cell table:style-name="ce2" office:value-type="string" calcext:value-type="string">
            <text:p>NFKB</text:p>
          </table:table-cell>
          <table:table-cell table:style-name="ce2" office:value-type="string" calcext:value-type="string">
            <text:p>TNFa</text:p>
          </table:table-cell>
          <table:table-cell table:style-name="ce2" office:value-type="string" calcext:value-type="string">
            <text:p>wgEncodeAwgTfbsSydhGm12892NfkbTnfaIggrabUniPk.narrowPeak.gz</text:p>
          </table:table-cell>
          <table:table-cell table:style-name="ce2" office:value-type="float" office:value="0.956232540279764" calcext:value-type="float">
            <text:p>0.956232540279764</text:p>
          </table:table-cell>
          <table:table-cell table:style-name="ce2" office:value-type="float" office:value="0.168109955800596" calcext:value-type="float">
            <text:p>0.168109955800596</text:p>
          </table:table-cell>
          <table:table-cell table:style-name="ce2" office:value-type="float" office:value="0.00536674988572031" calcext:value-type="float">
            <text:p>0.005366749885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2892Pol2IggmusUniPk.narrowPeak.gz</text:p>
          </table:table-cell>
          <table:table-cell table:style-name="ce2" office:value-type="float" office:value="0.948067411318178" calcext:value-type="float">
            <text:p>0.948067411318178</text:p>
          </table:table-cell>
          <table:table-cell table:style-name="ce2" office:value-type="float" office:value="0.480330622560916" calcext:value-type="float">
            <text:p>0.480330622560916</text:p>
          </table:table-cell>
          <table:table-cell table:style-name="ce2" office:value-type="float" office:value="0.0134630261260944" calcext:value-type="float">
            <text:p>0.0134630261260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5510</text:p>
          </table:table-cell>
          <table:table-cell table:style-name="ce2" office:value-type="string" calcext:value-type="string">
            <text:p>NFKB</text:p>
          </table:table-cell>
          <table:table-cell table:style-name="ce2" office:value-type="string" calcext:value-type="string">
            <text:p>TNFa</text:p>
          </table:table-cell>
          <table:table-cell table:style-name="ce2" office:value-type="string" calcext:value-type="string">
            <text:p>wgEncodeAwgTfbsSydhGm15510NfkbTnfaIggrabUniPk.narrowPeak.gz</text:p>
          </table:table-cell>
          <table:table-cell table:style-name="ce2" office:value-type="float" office:value="0.948288218122504" calcext:value-type="float">
            <text:p>0.948288218122504</text:p>
          </table:table-cell>
          <table:table-cell table:style-name="ce2" office:value-type="float" office:value="0.263177369018285" calcext:value-type="float">
            <text:p>0.263177369018285</text:p>
          </table:table-cell>
          <table:table-cell table:style-name="ce2" office:value-type="float" office:value="0.0087467913780372" calcext:value-type="float">
            <text:p>0.0087467913780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5510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5510Pol2IggmusUniPk.narrowPeak.gz</text:p>
          </table:table-cell>
          <table:table-cell table:style-name="ce2" office:value-type="float" office:value="0.974398293610622" calcext:value-type="float">
            <text:p>0.974398293610622</text:p>
          </table:table-cell>
          <table:table-cell table:style-name="ce2" office:value-type="float" office:value="0.592757056332352" calcext:value-type="float">
            <text:p>0.592757056332352</text:p>
          </table:table-cell>
          <table:table-cell table:style-name="ce2" office:value-type="float" office:value="0.0108521748303386" calcext:value-type="float">
            <text:p>0.0108521748303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8505</text:p>
          </table:table-cell>
          <table:table-cell table:style-name="ce2" office:value-type="string" calcext:value-type="string">
            <text:p>NFKB</text:p>
          </table:table-cell>
          <table:table-cell table:style-name="ce2" office:value-type="string" calcext:value-type="string">
            <text:p>TNFa</text:p>
          </table:table-cell>
          <table:table-cell table:style-name="ce2" office:value-type="string" calcext:value-type="string">
            <text:p>wgEncodeAwgTfbsSydhGm18505NfkbTnfaIggrabUniPk.narrowPeak.gz</text:p>
          </table:table-cell>
          <table:table-cell table:style-name="ce2" office:value-type="float" office:value="0.943585332489205" calcext:value-type="float">
            <text:p>0.943585332489205</text:p>
          </table:table-cell>
          <table:table-cell table:style-name="ce2" office:value-type="float" office:value="0.156282573491505" calcext:value-type="float">
            <text:p>0.156282573491505</text:p>
          </table:table-cell>
          <table:table-cell table:style-name="ce2" office:value-type="float" office:value="0.00616231231759204" calcext:value-type="float">
            <text:p>0.0061623123175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8505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8505Pol2IggmusUniPk.narrowPeak.gz</text:p>
          </table:table-cell>
          <table:table-cell table:style-name="ce2" office:value-type="float" office:value="0.93632009049732" calcext:value-type="float">
            <text:p>0.93632009049732</text:p>
          </table:table-cell>
          <table:table-cell table:style-name="ce2" office:value-type="float" office:value="0.440310599205463" calcext:value-type="float">
            <text:p>0.440310599205463</text:p>
          </table:table-cell>
          <table:table-cell table:style-name="ce2" office:value-type="float" office:value="0.0147332887935581" calcext:value-type="float">
            <text:p>0.0147332887935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8526</text:p>
          </table:table-cell>
          <table:table-cell table:style-name="ce2" office:value-type="string" calcext:value-type="string">
            <text:p>NFKB</text:p>
          </table:table-cell>
          <table:table-cell table:style-name="ce2" office:value-type="string" calcext:value-type="string">
            <text:p>TNFa</text:p>
          </table:table-cell>
          <table:table-cell table:style-name="ce2" office:value-type="string" calcext:value-type="string">
            <text:p>wgEncodeAwgTfbsSydhGm18526NfkbTnfaIggrabUniPk.narrowPeak.gz</text:p>
          </table:table-cell>
          <table:table-cell table:style-name="ce2" office:value-type="float" office:value="0.958548138826987" calcext:value-type="float">
            <text:p>0.958548138826987</text:p>
          </table:table-cell>
          <table:table-cell table:style-name="ce2" office:value-type="float" office:value="0.0749056146481582" calcext:value-type="float">
            <text:p>0.074905614648158</text:p>
          </table:table-cell>
          <table:table-cell table:style-name="ce2" office:value-type="float" office:value="0.00180649811878055" calcext:value-type="float">
            <text:p>0.0018064981187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8526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8526Pol2IggmusUniPk.narrowPeak.gz</text:p>
          </table:table-cell>
          <table:table-cell table:style-name="ce2" office:value-type="float" office:value="0.975301098777294" calcext:value-type="float">
            <text:p>0.975301098777294</text:p>
          </table:table-cell>
          <table:table-cell table:style-name="ce2" office:value-type="float" office:value="0.547471106495241" calcext:value-type="float">
            <text:p>0.547471106495241</text:p>
          </table:table-cell>
          <table:table-cell table:style-name="ce2" office:value-type="float" office:value="0.00927863145680228" calcext:value-type="float">
            <text:p>0.0092786314568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8951</text:p>
          </table:table-cell>
          <table:table-cell table:style-name="ce2" office:value-type="string" calcext:value-type="string">
            <text:p>NFKB</text:p>
          </table:table-cell>
          <table:table-cell table:style-name="ce2" office:value-type="string" calcext:value-type="string">
            <text:p>TNFa</text:p>
          </table:table-cell>
          <table:table-cell table:style-name="ce2" office:value-type="string" calcext:value-type="string">
            <text:p>wgEncodeAwgTfbsSydhGm18951NfkbTnfaIggrabUniPk.narrowPeak.gz</text:p>
          </table:table-cell>
          <table:table-cell table:style-name="ce2" office:value-type="float" office:value="0.941896065373336" calcext:value-type="float">
            <text:p>0.941896065373336</text:p>
          </table:table-cell>
          <table:table-cell table:style-name="ce2" office:value-type="float" office:value="0.198290115929212" calcext:value-type="float">
            <text:p>0.198290115929212</text:p>
          </table:table-cell>
          <table:table-cell table:style-name="ce2" office:value-type="float" office:value="0.00821495129927213" calcext:value-type="float">
            <text:p>0.0082149512992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8951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8951Pol2IggmusUniPk.narrowPeak.gz</text:p>
          </table:table-cell>
          <table:table-cell table:style-name="ce2" office:value-type="float" office:value="0.966023870236473" calcext:value-type="float">
            <text:p>0.966023870236473</text:p>
          </table:table-cell>
          <table:table-cell table:style-name="ce2" office:value-type="float" office:value="0.595670376854663" calcext:value-type="float">
            <text:p>0.595670376854663</text:p>
          </table:table-cell>
          <table:table-cell table:style-name="ce2" office:value-type="float" office:value="0.0139289356165829" calcext:value-type="float">
            <text:p>0.0139289356165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9099</text:p>
          </table:table-cell>
          <table:table-cell table:style-name="ce2" office:value-type="string" calcext:value-type="string">
            <text:p>NFKB</text:p>
          </table:table-cell>
          <table:table-cell table:style-name="ce2" office:value-type="string" calcext:value-type="string">
            <text:p>TNFa</text:p>
          </table:table-cell>
          <table:table-cell table:style-name="ce2" office:value-type="string" calcext:value-type="string">
            <text:p>wgEncodeAwgTfbsSydhGm19099NfkbTnfaIggrabUniPk.narrowPeak.gz</text:p>
          </table:table-cell>
          <table:table-cell table:style-name="ce2" office:value-type="float" office:value="0.959763370544808" calcext:value-type="float">
            <text:p>0.959763370544808</text:p>
          </table:table-cell>
          <table:table-cell table:style-name="ce2" office:value-type="float" office:value="0.16363547542713" calcext:value-type="float">
            <text:p>0.16363547542713</text:p>
          </table:table-cell>
          <table:table-cell table:style-name="ce2" office:value-type="float" office:value="0.00446130314005415" calcext:value-type="float">
            <text:p>0.0044613031400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9099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9099Pol2IggmusUniPk.narrowPeak.gz</text:p>
          </table:table-cell>
          <table:table-cell table:style-name="ce2" office:value-type="float" office:value="0.948350091665713" calcext:value-type="float">
            <text:p>0.948350091665713</text:p>
          </table:table-cell>
          <table:table-cell table:style-name="ce2" office:value-type="float" office:value="0.473370764017165" calcext:value-type="float">
            <text:p>0.473370764017165</text:p>
          </table:table-cell>
          <table:table-cell table:style-name="ce2" office:value-type="float" office:value="0.0132608389887127" calcext:value-type="float">
            <text:p>0.0132608389887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9193</text:p>
          </table:table-cell>
          <table:table-cell table:style-name="ce2" office:value-type="string" calcext:value-type="string">
            <text:p>NFKB</text:p>
          </table:table-cell>
          <table:table-cell table:style-name="ce2" office:value-type="string" calcext:value-type="string">
            <text:p>TNFa</text:p>
          </table:table-cell>
          <table:table-cell table:style-name="ce2" office:value-type="string" calcext:value-type="string">
            <text:p>wgEncodeAwgTfbsSydhGm19193NfkbTnfaIggrabUniPk.narrowPeak.gz</text:p>
          </table:table-cell>
          <table:table-cell table:style-name="ce2" office:value-type="float" office:value="0.967053844731177" calcext:value-type="float">
            <text:p>0.967053844731177</text:p>
          </table:table-cell>
          <table:table-cell table:style-name="ce2" office:value-type="float" office:value="0.14118692671423" calcext:value-type="float">
            <text:p>0.14118692671423</text:p>
          </table:table-cell>
          <table:table-cell table:style-name="ce2" office:value-type="float" office:value="0.00303720243327824" calcext:value-type="float">
            <text:p>0.0030372024332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9193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Gm19193Pol2IggmusUniPk.narrowPeak.gz</text:p>
          </table:table-cell>
          <table:table-cell table:style-name="ce2" office:value-type="float" office:value="0.957867377271123" calcext:value-type="float">
            <text:p>0.957867377271123</text:p>
          </table:table-cell>
          <table:table-cell table:style-name="ce2" office:value-type="float" office:value="0.515183198448042" calcext:value-type="float">
            <text:p>0.515183198448042</text:p>
          </table:table-cell>
          <table:table-cell table:style-name="ce2" office:value-type="float" office:value="0.0133663279299553" calcext:value-type="float">
            <text:p>0.0133663279299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Bach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Bach1sc14700IggrabUniPk.narrowPeak.gz</text:p>
          </table:table-cell>
          <table:table-cell table:style-name="ce2" office:value-type="float" office:value="0.952436603475501" calcext:value-type="float">
            <text:p>0.952436603475501</text:p>
          </table:table-cell>
          <table:table-cell table:style-name="ce2" office:value-type="float" office:value="0.203260306755338" calcext:value-type="float">
            <text:p>0.203260306755338</text:p>
          </table:table-cell>
          <table:table-cell table:style-name="ce2" office:value-type="float" office:value="0.00679964133759978" calcext:value-type="float">
            <text:p>0.00679964133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BRCA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Brca1IggrabUniPk.narrowPeak.gz</text:p>
          </table:table-cell>
          <table:table-cell table:style-name="ce2" office:value-type="float" office:value="0.950789564563002" calcext:value-type="float">
            <text:p>0.950789564563002</text:p>
          </table:table-cell>
          <table:table-cell table:style-name="ce2" office:value-type="float" office:value="0.0862294244118526" calcext:value-type="float">
            <text:p>0.086229424411853</text:p>
          </table:table-cell>
          <table:table-cell table:style-name="ce2" office:value-type="float" office:value="0.000879074510355498" calcext:value-type="float">
            <text:p>0.0008790745103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CEBP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CebpbIggrabUniPk.narrowPeak.gz</text:p>
          </table:table-cell>
          <table:table-cell table:style-name="ce2" office:value-type="float" office:value="0.973389416465198" calcext:value-type="float">
            <text:p>0.973389416465198</text:p>
          </table:table-cell>
          <table:table-cell table:style-name="ce2" office:value-type="float" office:value="0.327396967824944" calcext:value-type="float">
            <text:p>0.327396967824944</text:p>
          </table:table-cell>
          <table:table-cell table:style-name="ce2" office:value-type="float" office:value="0.0074985055733324" calcext:value-type="float">
            <text:p>0.0074985055733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CHD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Chd1a301218aIggrabUniPk.narrowPeak.gz</text:p>
          </table:table-cell>
          <table:table-cell table:style-name="ce2" office:value-type="float" office:value="0.946494880418813" calcext:value-type="float">
            <text:p>0.946494880418813</text:p>
          </table:table-cell>
          <table:table-cell table:style-name="ce2" office:value-type="float" office:value="0.0565382647444129" calcext:value-type="float">
            <text:p>0.056538264744413</text:p>
          </table:table-cell>
          <table:table-cell table:style-name="ce2" office:value-type="float" office:value="0.00134058862829213" calcext:value-type="float">
            <text:p>0.0013405886282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CHD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Chd2IggrabUniPk.narrowPeak.gz</text:p>
          </table:table-cell>
          <table:table-cell table:style-name="ce2" office:value-type="float" office:value="0.967552972164014" calcext:value-type="float">
            <text:p>0.967552972164014</text:p>
          </table:table-cell>
          <table:table-cell table:style-name="ce2" office:value-type="float" office:value="0.253751582023956" calcext:value-type="float">
            <text:p>0.253751582023956</text:p>
          </table:table-cell>
          <table:table-cell table:style-name="ce2" office:value-type="float" office:value="0.00310313302155491" calcext:value-type="float">
            <text:p>0.0031031330215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c-Ju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CjunIggrabUniPk.narrowPeak.gz</text:p>
          </table:table-cell>
          <table:table-cell table:style-name="ce2" office:value-type="float" office:value="0.960741366421563" calcext:value-type="float">
            <text:p>0.960741366421563</text:p>
          </table:table-cell>
          <table:table-cell table:style-name="ce2" office:value-type="float" office:value="0.0995186408118544" calcext:value-type="float">
            <text:p>0.099518640811854</text:p>
          </table:table-cell>
          <table:table-cell table:style-name="ce2" office:value-type="float" office:value="0.00108565702028904" calcext:value-type="float">
            <text:p>0.0010856570202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CmycIggrabUniPk.narrowPeak.gz</text:p>
          </table:table-cell>
          <table:table-cell table:style-name="ce2" office:value-type="float" office:value="0.971816477525379" calcext:value-type="float">
            <text:p>0.971816477525379</text:p>
          </table:table-cell>
          <table:table-cell table:style-name="ce2" office:value-type="float" office:value="0.176653091114428" calcext:value-type="float">
            <text:p>0.176653091114428</text:p>
          </table:table-cell>
          <table:table-cell table:style-name="ce2" office:value-type="float" office:value="0.00228998909947607" calcext:value-type="float">
            <text:p>0.0022899890994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CtBP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Ctbp2UcdUniPk.narrowPeak.gz</text:p>
          </table:table-cell>
          <table:table-cell table:style-name="ce2" office:value-type="float" office:value="0.950831480637852" calcext:value-type="float">
            <text:p>0.950831480637852</text:p>
          </table:table-cell>
          <table:table-cell table:style-name="ce2" office:value-type="float" office:value="0.152298113185048" calcext:value-type="float">
            <text:p>0.152298113185048</text:p>
          </table:table-cell>
          <table:table-cell table:style-name="ce2" office:value-type="float" office:value="0.00737103976933085" calcext:value-type="float">
            <text:p>0.0073710397693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GTF2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Gtf2f1IggrabUniPk.narrowPeak.gz</text:p>
          </table:table-cell>
          <table:table-cell table:style-name="ce2" office:value-type="float" office:value="0.958486058622942" calcext:value-type="float">
            <text:p>0.958486058622942</text:p>
          </table:table-cell>
          <table:table-cell table:style-name="ce2" office:value-type="float" office:value="0.206124465316461" calcext:value-type="float">
            <text:p>0.206124465316461</text:p>
          </table:table-cell>
          <table:table-cell table:style-name="ce2" office:value-type="float" office:value="0.00217131404057808" calcext:value-type="float">
            <text:p>0.0021713140405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Ju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JundIggrabUniPk.narrowPeak.gz</text:p>
          </table:table-cell>
          <table:table-cell table:style-name="ce2" office:value-type="float" office:value="0.949495574941993" calcext:value-type="float">
            <text:p>0.949495574941993</text:p>
          </table:table-cell>
          <table:table-cell table:style-name="ce2" office:value-type="float" office:value="0.218363199846711" calcext:value-type="float">
            <text:p>0.218363199846711</text:p>
          </table:table-cell>
          <table:table-cell table:style-name="ce2" office:value-type="float" office:value="0.00570958894475896" calcext:value-type="float">
            <text:p>0.0057095889447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MafK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MafkIggrabUniPk.narrowPeak.gz</text:p>
          </table:table-cell>
          <table:table-cell table:style-name="ce2" office:value-type="float" office:value="0.970228644251917" calcext:value-type="float">
            <text:p>0.970228644251917</text:p>
          </table:table-cell>
          <table:table-cell table:style-name="ce2" office:value-type="float" office:value="0.336469357825789" calcext:value-type="float">
            <text:p>0.336469357825789</text:p>
          </table:table-cell>
          <table:table-cell table:style-name="ce2" office:value-type="float" office:value="0.00625901051373114" calcext:value-type="float">
            <text:p>0.0062590105137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MaxUcdUniPk.narrowPeak.gz</text:p>
          </table:table-cell>
          <table:table-cell table:style-name="ce2" office:value-type="float" office:value="0.946810238472445" calcext:value-type="float">
            <text:p>0.946810238472445</text:p>
          </table:table-cell>
          <table:table-cell table:style-name="ce2" office:value-type="float" office:value="0.233757347258432" calcext:value-type="float">
            <text:p>0.233757347258432</text:p>
          </table:table-cell>
          <table:table-cell table:style-name="ce2" office:value-type="float" office:value="0.00636889482752558" calcext:value-type="float">
            <text:p>0.0063688948275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Mxi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Mxi1IggrabUniPk.narrowPeak.gz</text:p>
          </table:table-cell>
          <table:table-cell table:style-name="ce2" office:value-type="float" office:value="0.968895137458333" calcext:value-type="float">
            <text:p>0.968895137458333</text:p>
          </table:table-cell>
          <table:table-cell table:style-name="ce2" office:value-type="float" office:value="0.217372169267345" calcext:value-type="float">
            <text:p>0.217372169267345</text:p>
          </table:table-cell>
          <table:table-cell table:style-name="ce2" office:value-type="float" office:value="0.00370090368859665" calcext:value-type="float">
            <text:p>0.0037009036885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Nr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Nrf1IggrabUniPk.narrowPeak.gz</text:p>
          </table:table-cell>
          <table:table-cell table:style-name="ce2" office:value-type="float" office:value="0.992852619979321" calcext:value-type="float">
            <text:p>0.992852619979321</text:p>
          </table:table-cell>
          <table:table-cell table:style-name="ce2" office:value-type="float" office:value="0.392230680487387" calcext:value-type="float">
            <text:p>0.392230680487387</text:p>
          </table:table-cell>
          <table:table-cell table:style-name="ce2" office:value-type="float" office:value="0.0015823341186399" calcext:value-type="float">
            <text:p>0.001582334118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Rad2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Rad21IggrabUniPk.narrowPeak.gz</text:p>
          </table:table-cell>
          <table:table-cell table:style-name="ce2" office:value-type="float" office:value="0.980032382204141" calcext:value-type="float">
            <text:p>0.980032382204141</text:p>
          </table:table-cell>
          <table:table-cell table:style-name="ce2" office:value-type="float" office:value="0.618408758990153" calcext:value-type="float">
            <text:p>0.618408758990153</text:p>
          </table:table-cell>
          <table:table-cell table:style-name="ce2" office:value-type="float" office:value="0.022579028798481" calcext:value-type="float">
            <text:p>0.0225790287984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RFX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Rfx5200401194IggrabUniPk.narrowPeak.gz</text:p>
          </table:table-cell>
          <table:table-cell table:style-name="ce2" office:value-type="float" office:value="0.849489300278581" calcext:value-type="float">
            <text:p>0.849489300278581</text:p>
          </table:table-cell>
          <table:table-cell table:style-name="ce2" office:value-type="float" office:value="0.0285155918855888" calcext:value-type="float">
            <text:p>0.028515591885589</text:p>
          </table:table-cell>
          <table:table-cell table:style-name="ce2" office:value-type="float" office:value="0.000953795843735715" calcext:value-type="float">
            <text:p>0.0009537958437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SIN3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Sin3anb6001263IggrabUniPk.narrowPeak.gz</text:p>
          </table:table-cell>
          <table:table-cell table:style-name="ce2" office:value-type="float" office:value="0.94653831020116" calcext:value-type="float">
            <text:p>0.94653831020116</text:p>
          </table:table-cell>
          <table:table-cell table:style-name="ce2" office:value-type="float" office:value="0.363217201145629" calcext:value-type="float">
            <text:p>0.363217201145629</text:p>
          </table:table-cell>
          <table:table-cell table:style-name="ce2" office:value-type="float" office:value="0.0172166742853124" calcext:value-type="float">
            <text:p>0.0172166742853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SUZ1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Suz12UcdUniPk.narrowPeak.gz</text:p>
          </table:table-cell>
          <table:table-cell table:style-name="ce2" office:value-type="float" office:value="0.977584733506035" calcext:value-type="float">
            <text:p>0.977584733506035</text:p>
          </table:table-cell>
          <table:table-cell table:style-name="ce2" office:value-type="float" office:value="0.250058015610673" calcext:value-type="float">
            <text:p>0.250058015610673</text:p>
          </table:table-cell>
          <table:table-cell table:style-name="ce2" office:value-type="float" office:value="0.00293610886458736" calcext:value-type="float">
            <text:p>0.0029361088645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TB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TbpIggrabUniPk.narrowPeak.gz</text:p>
          </table:table-cell>
          <table:table-cell table:style-name="ce2" office:value-type="float" office:value="0.957975186323349" calcext:value-type="float">
            <text:p>0.957975186323349</text:p>
          </table:table-cell>
          <table:table-cell table:style-name="ce2" office:value-type="float" office:value="0.392367862281669" calcext:value-type="float">
            <text:p>0.392367862281669</text:p>
          </table:table-cell>
          <table:table-cell table:style-name="ce2" office:value-type="float" office:value="0.00959949365308204" calcext:value-type="float">
            <text:p>0.0095994936530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USF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Usf2IggrabUniPk.narrowPeak.gz</text:p>
          </table:table-cell>
          <table:table-cell table:style-name="ce2" office:value-type="float" office:value="0.983206523326526" calcext:value-type="float">
            <text:p>0.983206523326526</text:p>
          </table:table-cell>
          <table:table-cell table:style-name="ce2" office:value-type="float" office:value="0.365995787903863" calcext:value-type="float">
            <text:p>0.365995787903863</text:p>
          </table:table-cell>
          <table:table-cell table:style-name="ce2" office:value-type="float" office:value="0.00327015717852245" calcext:value-type="float">
            <text:p>0.0032701571785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Znf14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1hescZnf143IggrabUniPk.narrowPeak.gz</text:p>
          </table:table-cell>
          <table:table-cell table:style-name="ce2" office:value-type="float" office:value="0.953047590459669" calcext:value-type="float">
            <text:p>0.953047590459669</text:p>
          </table:table-cell>
          <table:table-cell table:style-name="ce2" office:value-type="float" office:value="0.537699453209111" calcext:value-type="float">
            <text:p>0.537699453209111</text:p>
          </table:table-cell>
          <table:table-cell table:style-name="ce2" office:value-type="float" office:value="0.0163815535004747" calcext:value-type="float">
            <text:p>0.0163815535004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T-116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ct116Pol2UcdUniPk.narrowPeak.gz</text:p>
          </table:table-cell>
          <table:table-cell table:style-name="ce2" office:value-type="float" office:value="0.954535074507637" calcext:value-type="float">
            <text:p>0.954535074507637</text:p>
          </table:table-cell>
          <table:table-cell table:style-name="ce2" office:value-type="float" office:value="0.486788753751351" calcext:value-type="float">
            <text:p>0.486788753751351</text:p>
          </table:table-cell>
          <table:table-cell table:style-name="ce2" office:value-type="float" office:value="0.0107027321635782" calcext:value-type="float">
            <text:p>0.0107027321635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T-116</text:p>
          </table:table-cell>
          <table:table-cell table:style-name="ce2" office:value-type="string" calcext:value-type="string">
            <text:p>TCF7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ct116Tcf7l2UcdUniPk.narrowPeak.gz</text:p>
          </table:table-cell>
          <table:table-cell table:style-name="ce2" office:value-type="float" office:value="0.898262337222955" calcext:value-type="float">
            <text:p>0.898262337222955</text:p>
          </table:table-cell>
          <table:table-cell table:style-name="ce2" office:value-type="float" office:value="0.22365764121798" calcext:value-type="float">
            <text:p>0.22365764121798</text:p>
          </table:table-cell>
          <table:table-cell table:style-name="ce2" office:value-type="float" office:value="0.0135597243222336" calcext:value-type="float">
            <text:p>0.0135597243222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K293</text:p>
          </table:table-cell>
          <table:table-cell table:style-name="ce2" office:value-type="string" calcext:value-type="string">
            <text:p>ELK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k293Elk4UcdUniPk.narrowPeak.gz</text:p>
          </table:table-cell>
          <table:table-cell table:style-name="ce2" office:value-type="float" office:value="0.896890814494274" calcext:value-type="float">
            <text:p>0.896890814494274</text:p>
          </table:table-cell>
          <table:table-cell table:style-name="ce2" office:value-type="float" office:value="0.192983252991058" calcext:value-type="float">
            <text:p>0.192983252991058</text:p>
          </table:table-cell>
          <table:table-cell table:style-name="ce2" office:value-type="float" office:value="0.000993354196701713" calcext:value-type="float">
            <text:p>0.0009933541967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K293</text:p>
          </table:table-cell>
          <table:table-cell table:style-name="ce2" office:value-type="string" calcext:value-type="string">
            <text:p>KAP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k293Kap1UcdUniPk.narrowPeak.gz</text:p>
          </table:table-cell>
          <table:table-cell table:style-name="ce2" office:value-type="float" office:value="0.817216555911342" calcext:value-type="float">
            <text:p>0.817216555911342</text:p>
          </table:table-cell>
          <table:table-cell table:style-name="ce2" office:value-type="float" office:value="0.112045824823609" calcext:value-type="float">
            <text:p>0.112045824823609</text:p>
          </table:table-cell>
          <table:table-cell table:style-name="ce2" office:value-type="float" office:value="0.0186803333450543" calcext:value-type="float">
            <text:p>0.0186803333450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K293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k293Pol2UniPk.narrowPeak.gz</text:p>
          </table:table-cell>
          <table:table-cell table:style-name="ce2" office:value-type="float" office:value="0.991428179787588" calcext:value-type="float">
            <text:p>0.991428179787588</text:p>
          </table:table-cell>
          <table:table-cell table:style-name="ce2" office:value-type="float" office:value="0.52859693489988" calcext:value-type="float">
            <text:p>0.52859693489988</text:p>
          </table:table-cell>
          <table:table-cell table:style-name="ce2" office:value-type="float" office:value="0.00619307992545448" calcext:value-type="float">
            <text:p>0.0061930799254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K293</text:p>
          </table:table-cell>
          <table:table-cell table:style-name="ce2" office:value-type="string" calcext:value-type="string">
            <text:p>TCF7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k293Tcf7l2UcdUniPk.narrowPeak.gz</text:p>
          </table:table-cell>
          <table:table-cell table:style-name="ce2" office:value-type="float" office:value="0.862994019741193" calcext:value-type="float">
            <text:p>0.862994019741193</text:p>
          </table:table-cell>
          <table:table-cell table:style-name="ce2" office:value-type="float" office:value="0.0695423046582602" calcext:value-type="float">
            <text:p>0.06954230465826</text:p>
          </table:table-cell>
          <table:table-cell table:style-name="ce2" office:value-type="float" office:value="0.00749411020078062" calcext:value-type="float">
            <text:p>0.0074941102007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K293-T-REx</text:p>
          </table:table-cell>
          <table:table-cell table:style-name="ce2" office:value-type="string" calcext:value-type="string">
            <text:p>ZNF26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k293tZnf263UcdUniPk.narrowPeak.gz</text:p>
          </table:table-cell>
          <table:table-cell table:style-name="ce2" office:value-type="float" office:value="0.873951722644009" calcext:value-type="float">
            <text:p>0.873951722644009</text:p>
          </table:table-cell>
          <table:table-cell table:style-name="ce2" office:value-type="float" office:value="0.236105607114002" calcext:value-type="float">
            <text:p>0.236105607114002</text:p>
          </table:table-cell>
          <table:table-cell table:style-name="ce2" office:value-type="float" office:value="0.0243547593093991" calcext:value-type="float">
            <text:p>0.0243547593093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AP-2alph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Ap2alphaUniPk.narrowPeak.gz</text:p>
          </table:table-cell>
          <table:table-cell table:style-name="ce2" office:value-type="float" office:value="0.901188029077387" calcext:value-type="float">
            <text:p>0.901188029077387</text:p>
          </table:table-cell>
          <table:table-cell table:style-name="ce2" office:value-type="float" office:value="0.195388384266878" calcext:value-type="float">
            <text:p>0.195388384266878</text:p>
          </table:table-cell>
          <table:table-cell table:style-name="ce2" office:value-type="float" office:value="0.0177441189915257" calcext:value-type="float">
            <text:p>0.0177441189915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AP-2gamm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Ap2gammaUniPk.narrowPeak.gz</text:p>
          </table:table-cell>
          <table:table-cell table:style-name="ce2" office:value-type="float" office:value="0.897349878770601" calcext:value-type="float">
            <text:p>0.897349878770601</text:p>
          </table:table-cell>
          <table:table-cell table:style-name="ce2" office:value-type="float" office:value="0.22965984962131" calcext:value-type="float">
            <text:p>0.22965984962131</text:p>
          </table:table-cell>
          <table:table-cell table:style-name="ce2" office:value-type="float" office:value="0.0230405429164176" calcext:value-type="float">
            <text:p>0.0230405429164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BAF15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Baf155IggmusUniPk.narrowPeak.gz</text:p>
          </table:table-cell>
          <table:table-cell table:style-name="ce2" office:value-type="float" office:value="0.909466684423456" calcext:value-type="float">
            <text:p>0.909466684423456</text:p>
          </table:table-cell>
          <table:table-cell table:style-name="ce2" office:value-type="float" office:value="0.146907682881081" calcext:value-type="float">
            <text:p>0.146907682881081</text:p>
          </table:table-cell>
          <table:table-cell table:style-name="ce2" office:value-type="float" office:value="0.00867207004465699" calcext:value-type="float">
            <text:p>0.0086720700446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BAF17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Baf170IggmusUniPk.narrowPeak.gz</text:p>
          </table:table-cell>
          <table:table-cell table:style-name="ce2" office:value-type="float" office:value="0.928472308845211" calcext:value-type="float">
            <text:p>0.928472308845211</text:p>
          </table:table-cell>
          <table:table-cell table:style-name="ce2" office:value-type="float" office:value="0.0701425052425143" calcext:value-type="float">
            <text:p>0.070142505242514</text:p>
          </table:table-cell>
          <table:table-cell table:style-name="ce2" office:value-type="float" office:value="0.00195154541298921" calcext:value-type="float">
            <text:p>0.0019515454129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BDP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Bdp1UniPk.narrowPeak.gz</text:p>
          </table:table-cell>
          <table:table-cell table:style-name="ce2" office:value-type="float" office:value="0.912300929008638" calcext:value-type="float">
            <text:p>0.912300929008638</text:p>
          </table:table-cell>
          <table:table-cell table:style-name="ce2" office:value-type="float" office:value="0.00947459251919837" calcext:value-type="float">
            <text:p>0.009474592519198</text:p>
          </table:table-cell>
          <table:table-cell table:style-name="ce3" office:value-type="float" office:value="0.000145047294208657" calcext:value-type="float">
            <text:p>1.45E-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BRCA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Brca1a300IggrabUniPk.narrowPeak.gz</text:p>
          </table:table-cell>
          <table:table-cell table:style-name="ce2" office:value-type="float" office:value="0.944826432973401" calcext:value-type="float">
            <text:p>0.944826432973401</text:p>
          </table:table-cell>
          <table:table-cell table:style-name="ce2" office:value-type="float" office:value="0.225516757757061" calcext:value-type="float">
            <text:p>0.225516757757061</text:p>
          </table:table-cell>
          <table:table-cell table:style-name="ce2" office:value-type="float" office:value="0.00468107176764303" calcext:value-type="float">
            <text:p>0.0046810717676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BR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Brf1UniPk.narrowPeak.gz</text:p>
          </table:table-cell>
          <table:table-cell table:style-name="ce2" office:value-type="float" office:value="0.830668202157229" calcext:value-type="float">
            <text:p>0.830668202157229</text:p>
          </table:table-cell>
          <table:table-cell table:style-name="ce3" office:value-type="float" office:value="0.0000959911447552932" calcext:value-type="float">
            <text:p>9.60E-05</text:p>
          </table:table-cell>
          <table:table-cell table:style-name="ce3" office:value-type="float" office:value="0.0000263722353106649" calcext:value-type="float">
            <text:p>2.64E-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BRF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Brf2UniPk.narrowPeak.gz</text:p>
          </table:table-cell>
          <table:table-cell table:style-name="ce2" office:value-type="float" office:value="0.795259424572807" calcext:value-type="float">
            <text:p>0.795259424572807</text:p>
          </table:table-cell>
          <table:table-cell table:style-name="ce2" office:value-type="float" office:value="0.00532085365587739" calcext:value-type="float">
            <text:p>0.005320853655877</text:p>
          </table:table-cell>
          <table:table-cell table:style-name="ce3" office:value-type="float" office:value="0.0000615352157248848" calcext:value-type="float">
            <text:p>6.15E-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Brg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Brg1IggmusUniPk.narrowPeak.gz</text:p>
          </table:table-cell>
          <table:table-cell table:style-name="ce2" office:value-type="float" office:value="0.891548559644159" calcext:value-type="float">
            <text:p>0.891548559644159</text:p>
          </table:table-cell>
          <table:table-cell table:style-name="ce2" office:value-type="float" office:value="0.0223766256234599" calcext:value-type="float">
            <text:p>0.02237662562346</text:p>
          </table:table-cell>
          <table:table-cell table:style-name="ce2" office:value-type="float" office:value="0.00116916909877281" calcext:value-type="float">
            <text:p>0.0011691690987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CEBP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CebpbIggrabUniPk.narrowPeak.gz</text:p>
          </table:table-cell>
          <table:table-cell table:style-name="ce2" office:value-type="float" office:value="0.935635238615955" calcext:value-type="float">
            <text:p>0.935635238615955</text:p>
          </table:table-cell>
          <table:table-cell table:style-name="ce2" office:value-type="float" office:value="0.384807453028333" calcext:value-type="float">
            <text:p>0.384807453028333</text:p>
          </table:table-cell>
          <table:table-cell table:style-name="ce2" office:value-type="float" office:value="0.0298841379795351" calcext:value-type="float">
            <text:p>0.0298841379795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c-Fo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CfosUniPk.narrowPeak.gz</text:p>
          </table:table-cell>
          <table:table-cell table:style-name="ce2" office:value-type="float" office:value="0.974039805588621" calcext:value-type="float">
            <text:p>0.974039805588621</text:p>
          </table:table-cell>
          <table:table-cell table:style-name="ce2" office:value-type="float" office:value="0.246920236941975" calcext:value-type="float">
            <text:p>0.246920236941975</text:p>
          </table:table-cell>
          <table:table-cell table:style-name="ce2" office:value-type="float" office:value="0.00476897921867858" calcext:value-type="float">
            <text:p>0.0047689792186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CHD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Chd2IggrabUniPk.narrowPeak.gz</text:p>
          </table:table-cell>
          <table:table-cell table:style-name="ce2" office:value-type="float" office:value="0.945163789727656" calcext:value-type="float">
            <text:p>0.945163789727656</text:p>
          </table:table-cell>
          <table:table-cell table:style-name="ce2" office:value-type="float" office:value="0.37714308440653" calcext:value-type="float">
            <text:p>0.37714308440653</text:p>
          </table:table-cell>
          <table:table-cell table:style-name="ce2" office:value-type="float" office:value="0.0142981469109322" calcext:value-type="float">
            <text:p>0.0142981469109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c-Ju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CjunIggrabUniPk.narrowPeak.gz</text:p>
          </table:table-cell>
          <table:table-cell table:style-name="ce2" office:value-type="float" office:value="0.949771159964985" calcext:value-type="float">
            <text:p>0.949771159964985</text:p>
          </table:table-cell>
          <table:table-cell table:style-name="ce2" office:value-type="float" office:value="0.321756110344037" calcext:value-type="float">
            <text:p>0.321756110344037</text:p>
          </table:table-cell>
          <table:table-cell table:style-name="ce2" office:value-type="float" office:value="0.015229965891909" calcext:value-type="float">
            <text:p>0.0152299658919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CmycUniPk.narrowPeak.gz</text:p>
          </table:table-cell>
          <table:table-cell table:style-name="ce2" office:value-type="float" office:value="0.954464014985791" calcext:value-type="float">
            <text:p>0.954464014985791</text:p>
          </table:table-cell>
          <table:table-cell table:style-name="ce2" office:value-type="float" office:value="0.23534463442876" calcext:value-type="float">
            <text:p>0.23534463442876</text:p>
          </table:table-cell>
          <table:table-cell table:style-name="ce2" office:value-type="float" office:value="0.00684359506311755" calcext:value-type="float">
            <text:p>0.0068435950631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COREST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Corestsc30189IggrabUniPk.narrowPeak.gz</text:p>
          </table:table-cell>
          <table:table-cell table:style-name="ce2" office:value-type="float" office:value="0.91510728805206" calcext:value-type="float">
            <text:p>0.91510728805206</text:p>
          </table:table-cell>
          <table:table-cell table:style-name="ce2" office:value-type="float" office:value="0.223705013292404" calcext:value-type="float">
            <text:p>0.223705013292404</text:p>
          </table:table-cell>
          <table:table-cell table:style-name="ce2" office:value-type="float" office:value="0.013471816871198" calcext:value-type="float">
            <text:p>0.0134718168711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E2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E2f1UniPk.narrowPeak.gz</text:p>
          </table:table-cell>
          <table:table-cell table:style-name="ce2" office:value-type="float" office:value="0.986673104258999" calcext:value-type="float">
            <text:p>0.986673104258999</text:p>
          </table:table-cell>
          <table:table-cell table:style-name="ce2" office:value-type="float" office:value="0.271530973472338" calcext:value-type="float">
            <text:p>0.271530973472338</text:p>
          </table:table-cell>
          <table:table-cell table:style-name="ce2" office:value-type="float" office:value="0.00323499419810823" calcext:value-type="float">
            <text:p>0.0032349941981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E2F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E2f4UniPk.narrowPeak.gz</text:p>
          </table:table-cell>
          <table:table-cell table:style-name="ce2" office:value-type="float" office:value="0.969831506526915" calcext:value-type="float">
            <text:p>0.969831506526915</text:p>
          </table:table-cell>
          <table:table-cell table:style-name="ce2" office:value-type="float" office:value="0.197689098231824" calcext:value-type="float">
            <text:p>0.197689098231824</text:p>
          </table:table-cell>
          <table:table-cell table:style-name="ce2" office:value-type="float" office:value="0.00250536235451317" calcext:value-type="float">
            <text:p>0.0025053623545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E2F6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E2f6UniPk.narrowPeak.gz</text:p>
          </table:table-cell>
          <table:table-cell table:style-name="ce2" office:value-type="float" office:value="0.971110759208215" calcext:value-type="float">
            <text:p>0.971110759208215</text:p>
          </table:table-cell>
          <table:table-cell table:style-name="ce2" office:value-type="float" office:value="0.239900382762541" calcext:value-type="float">
            <text:p>0.239900382762541</text:p>
          </table:table-cell>
          <table:table-cell table:style-name="ce2" office:value-type="float" office:value="0.00461074580681459" calcext:value-type="float">
            <text:p>0.0046107458068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ELK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Elk112771IggrabUniPk.narrowPeak.gz</text:p>
          </table:table-cell>
          <table:table-cell table:style-name="ce2" office:value-type="float" office:value="0.974264398104157" calcext:value-type="float">
            <text:p>0.974264398104157</text:p>
          </table:table-cell>
          <table:table-cell table:style-name="ce2" office:value-type="float" office:value="0.418881513707562" calcext:value-type="float">
            <text:p>0.418881513707562</text:p>
          </table:table-cell>
          <table:table-cell table:style-name="ce2" office:value-type="float" office:value="0.00327455255107423" calcext:value-type="float">
            <text:p>0.0032745525510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ELK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Elk4UcdUniPk.narrowPeak.gz</text:p>
          </table:table-cell>
          <table:table-cell table:style-name="ce2" office:value-type="float" office:value="0.962083008490569" calcext:value-type="float">
            <text:p>0.962083008490569</text:p>
          </table:table-cell>
          <table:table-cell table:style-name="ce2" office:value-type="float" office:value="0.361064532861332" calcext:value-type="float">
            <text:p>0.361064532861332</text:p>
          </table:table-cell>
          <table:table-cell table:style-name="ce2" office:value-type="float" office:value="0.00514258588557966" calcext:value-type="float">
            <text:p>0.005142585885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GTF2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Gtf2f1ab28179IggrabUniPk.narrowPeak.gz</text:p>
          </table:table-cell>
          <table:table-cell table:style-name="ce2" office:value-type="float" office:value="0.931200033223793" calcext:value-type="float">
            <text:p>0.931200033223793</text:p>
          </table:table-cell>
          <table:table-cell table:style-name="ce2" office:value-type="float" office:value="0.240932182287287" calcext:value-type="float">
            <text:p>0.240932182287287</text:p>
          </table:table-cell>
          <table:table-cell table:style-name="ce2" office:value-type="float" office:value="0.0105532894968178" calcext:value-type="float">
            <text:p>0.0105532894968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HA-E2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Hae2f1UniPk.narrowPeak.gz</text:p>
          </table:table-cell>
          <table:table-cell table:style-name="ce2" office:value-type="float" office:value="0.991011532816997" calcext:value-type="float">
            <text:p>0.991011532816997</text:p>
          </table:table-cell>
          <table:table-cell table:style-name="ce2" office:value-type="float" office:value="0.411288428350289" calcext:value-type="float">
            <text:p>0.411288428350289</text:p>
          </table:table-cell>
          <table:table-cell table:style-name="ce2" office:value-type="float" office:value="0.00561289074861985" calcext:value-type="float">
            <text:p>0.005612890748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Ini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Ini1IggmusUniPk.narrowPeak.gz</text:p>
          </table:table-cell>
          <table:table-cell table:style-name="ce2" office:value-type="float" office:value="0.958058205702778" calcext:value-type="float">
            <text:p>0.958058205702778</text:p>
          </table:table-cell>
          <table:table-cell table:style-name="ce2" office:value-type="float" office:value="0.178487814205024" calcext:value-type="float">
            <text:p>0.178487814205024</text:p>
          </table:table-cell>
          <table:table-cell table:style-name="ce2" office:value-type="float" office:value="0.00759080839691972" calcext:value-type="float">
            <text:p>0.007590808396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IRF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Irf3IggrabUniPk.narrowPeak.gz</text:p>
          </table:table-cell>
          <table:table-cell table:style-name="ce2" office:value-type="float" office:value="0.98698437712224" calcext:value-type="float">
            <text:p>0.98698437712224</text:p>
          </table:table-cell>
          <table:table-cell table:style-name="ce2" office:value-type="float" office:value="0.410003784325113" calcext:value-type="float">
            <text:p>0.410003784325113</text:p>
          </table:table-cell>
          <table:table-cell table:style-name="ce2" office:value-type="float" office:value="0.000663701255318401" calcext:value-type="float">
            <text:p>0.0006637012553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Ju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JundIggrabUniPk.narrowPeak.gz</text:p>
          </table:table-cell>
          <table:table-cell table:style-name="ce2" office:value-type="float" office:value="0.949783335607934" calcext:value-type="float">
            <text:p>0.949783335607934</text:p>
          </table:table-cell>
          <table:table-cell table:style-name="ce2" office:value-type="float" office:value="0.362557449233257" calcext:value-type="float">
            <text:p>0.362557449233257</text:p>
          </table:table-cell>
          <table:table-cell table:style-name="ce2" office:value-type="float" office:value="0.0194231513063047" calcext:value-type="float">
            <text:p>0.0194231513063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MafK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MafkIggrabUniPk.narrowPeak.gz</text:p>
          </table:table-cell>
          <table:table-cell table:style-name="ce2" office:value-type="float" office:value="0.951266053121357" calcext:value-type="float">
            <text:p>0.951266053121357</text:p>
          </table:table-cell>
          <table:table-cell table:style-name="ce2" office:value-type="float" office:value="0.258763521327056" calcext:value-type="float">
            <text:p>0.258763521327056</text:p>
          </table:table-cell>
          <table:table-cell table:style-name="ce2" office:value-type="float" office:value="0.00946323710397693" calcext:value-type="float">
            <text:p>0.0094632371039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MaxIggrabUniPk.narrowPeak.gz</text:p>
          </table:table-cell>
          <table:table-cell table:style-name="ce2" office:value-type="float" office:value="0.92969033956577" calcext:value-type="float">
            <text:p>0.92969033956577</text:p>
          </table:table-cell>
          <table:table-cell table:style-name="ce2" office:value-type="float" office:value="0.354423965299738" calcext:value-type="float">
            <text:p>0.354423965299738</text:p>
          </table:table-cell>
          <table:table-cell table:style-name="ce2" office:value-type="float" office:value="0.0217526987587468" calcext:value-type="float">
            <text:p>0.0217526987587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MAZ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Mazab85725IggrabUniPk.narrowPeak.gz</text:p>
          </table:table-cell>
          <table:table-cell table:style-name="ce2" office:value-type="float" office:value="0.966530426437232" calcext:value-type="float">
            <text:p>0.966530426437232</text:p>
          </table:table-cell>
          <table:table-cell table:style-name="ce2" office:value-type="float" office:value="0.394050241118272" calcext:value-type="float">
            <text:p>0.394050241118272</text:p>
          </table:table-cell>
          <table:table-cell table:style-name="ce2" office:value-type="float" office:value="0.0119817855761454" calcext:value-type="float">
            <text:p>0.0119817855761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Mxi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Mxi1af4185IggrabUniPk.narrowPeak.gz</text:p>
          </table:table-cell>
          <table:table-cell table:style-name="ce2" office:value-type="float" office:value="0.948104523972243" calcext:value-type="float">
            <text:p>0.948104523972243</text:p>
          </table:table-cell>
          <table:table-cell table:style-name="ce2" office:value-type="float" office:value="0.308721133134328" calcext:value-type="float">
            <text:p>0.308721133134328</text:p>
          </table:table-cell>
          <table:table-cell table:style-name="ce2" office:value-type="float" office:value="0.00948521396673582" calcext:value-type="float">
            <text:p>0.0094852139667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NF-Y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NfyaIggrabUniPk.narrowPeak.gz</text:p>
          </table:table-cell>
          <table:table-cell table:style-name="ce2" office:value-type="float" office:value="0.968547009360084" calcext:value-type="float">
            <text:p>0.968547009360084</text:p>
          </table:table-cell>
          <table:table-cell table:style-name="ce2" office:value-type="float" office:value="0.335419193722546" calcext:value-type="float">
            <text:p>0.335419193722546</text:p>
          </table:table-cell>
          <table:table-cell table:style-name="ce2" office:value-type="float" office:value="0.00371408980625198" calcext:value-type="float">
            <text:p>0.0037140898062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NF-Y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NfybIggrabUniPk.narrowPeak.gz</text:p>
          </table:table-cell>
          <table:table-cell table:style-name="ce2" office:value-type="float" office:value="0.948726249060549" calcext:value-type="float">
            <text:p>0.948726249060549</text:p>
          </table:table-cell>
          <table:table-cell table:style-name="ce2" office:value-type="float" office:value="0.270285239101365" calcext:value-type="float">
            <text:p>0.270285239101365</text:p>
          </table:table-cell>
          <table:table-cell table:style-name="ce2" office:value-type="float" office:value="0.00383276486514997" calcext:value-type="float">
            <text:p>0.003832764865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Nr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Nrf1IggmusUniPk.narrowPeak.gz</text:p>
          </table:table-cell>
          <table:table-cell table:style-name="ce2" office:value-type="float" office:value="0.973955704046798" calcext:value-type="float">
            <text:p>0.973955704046798</text:p>
          </table:table-cell>
          <table:table-cell table:style-name="ce2" office:value-type="float" office:value="0.377844895940812" calcext:value-type="float">
            <text:p>0.377844895940812</text:p>
          </table:table-cell>
          <table:table-cell table:style-name="ce2" office:value-type="float" office:value="0.00136256549105102" calcext:value-type="float">
            <text:p>0.0013625654910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p30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P300sc584sc584IggrabUniPk.narrowPeak.gz</text:p>
          </table:table-cell>
          <table:table-cell table:style-name="ce2" office:value-type="float" office:value="0.923274474179136" calcext:value-type="float">
            <text:p>0.923274474179136</text:p>
          </table:table-cell>
          <table:table-cell table:style-name="ce2" office:value-type="float" office:value="0.261361124403383" calcext:value-type="float">
            <text:p>0.261361124403383</text:p>
          </table:table-cell>
          <table:table-cell table:style-name="ce2" office:value-type="float" office:value="0.0175375364815922" calcext:value-type="float">
            <text:p>0.0175375364815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Pol2(phosphoS2)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Pol2s2IggrabUniPk.narrowPeak.gz</text:p>
          </table:table-cell>
          <table:table-cell table:style-name="ce2" office:value-type="float" office:value="0.909935156290889" calcext:value-type="float">
            <text:p>0.909935156290889</text:p>
          </table:table-cell>
          <table:table-cell table:style-name="ce2" office:value-type="float" office:value="0.325007015443448" calcext:value-type="float">
            <text:p>0.325007015443448</text:p>
          </table:table-cell>
          <table:table-cell table:style-name="ce2" office:value-type="float" office:value="0.0111422694187559" calcext:value-type="float">
            <text:p>0.011142269418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Pol2UniPk.narrowPeak.gz</text:p>
          </table:table-cell>
          <table:table-cell table:style-name="ce2" office:value-type="float" office:value="0.956122845959151" calcext:value-type="float">
            <text:p>0.956122845959151</text:p>
          </table:table-cell>
          <table:table-cell table:style-name="ce2" office:value-type="float" office:value="0.571897799072747" calcext:value-type="float">
            <text:p>0.571897799072747</text:p>
          </table:table-cell>
          <table:table-cell table:style-name="ce2" office:value-type="float" office:value="0.0156870846372939" calcext:value-type="float">
            <text:p>0.0156870846372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PRDM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Prdm19115IggrabUniPk.narrowPeak.gz</text:p>
          </table:table-cell>
          <table:table-cell table:style-name="ce2" office:value-type="float" office:value="0.897594092335507" calcext:value-type="float">
            <text:p>0.897594092335507</text:p>
          </table:table-cell>
          <table:table-cell table:style-name="ce2" office:value-type="float" office:value="0.0424887050013486" calcext:value-type="float">
            <text:p>0.042488705001349</text:p>
          </table:table-cell>
          <table:table-cell table:style-name="ce2" office:value-type="float" office:value="0.00276908470761982" calcext:value-type="float">
            <text:p>0.002769084707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Rad2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Rad21IggrabUniPk.narrowPeak.gz</text:p>
          </table:table-cell>
          <table:table-cell table:style-name="ce2" office:value-type="float" office:value="0.961280215897235" calcext:value-type="float">
            <text:p>0.961280215897235</text:p>
          </table:table-cell>
          <table:table-cell table:style-name="ce2" office:value-type="float" office:value="0.520054348267891" calcext:value-type="float">
            <text:p>0.520054348267891</text:p>
          </table:table-cell>
          <table:table-cell table:style-name="ce2" office:value-type="float" office:value="0.0177485143640775" calcext:value-type="float">
            <text:p>0.0177485143640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RFX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Rfx5200401194IggrabUniPk.narrowPeak.gz</text:p>
          </table:table-cell>
          <table:table-cell table:style-name="ce2" office:value-type="float" office:value="0.921993905434573" calcext:value-type="float">
            <text:p>0.921993905434573</text:p>
          </table:table-cell>
          <table:table-cell table:style-name="ce2" office:value-type="float" office:value="0.255940549344909" calcext:value-type="float">
            <text:p>0.255940549344909</text:p>
          </table:table-cell>
          <table:table-cell table:style-name="ce2" office:value-type="float" office:value="0.0124608811842892" calcext:value-type="float">
            <text:p>0.0124608811842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RPC15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Rpc155UniPk.narrowPeak.gz</text:p>
          </table:table-cell>
          <table:table-cell table:style-name="ce2" office:value-type="float" office:value="0.919073388745922" calcext:value-type="float">
            <text:p>0.919073388745922</text:p>
          </table:table-cell>
          <table:table-cell table:style-name="ce2" office:value-type="float" office:value="0.0567841989892334" calcext:value-type="float">
            <text:p>0.056784198989233</text:p>
          </table:table-cell>
          <table:table-cell table:style-name="ce2" office:value-type="float" office:value="0.00213175568761208" calcext:value-type="float">
            <text:p>0.0021317556876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SMC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Smc3ab9263IggrabUniPk.narrowPeak.gz</text:p>
          </table:table-cell>
          <table:table-cell table:style-name="ce2" office:value-type="float" office:value="0.96174052131414" calcext:value-type="float">
            <text:p>0.96174052131414</text:p>
          </table:table-cell>
          <table:table-cell table:style-name="ce2" office:value-type="float" office:value="0.486206783842631" calcext:value-type="float">
            <text:p>0.486206783842631</text:p>
          </table:table-cell>
          <table:table-cell table:style-name="ce2" office:value-type="float" office:value="0.0186100073842259" calcext:value-type="float">
            <text:p>0.0186100073842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SPT2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Spt20UniPk.narrowPeak.gz</text:p>
          </table:table-cell>
          <table:table-cell table:style-name="ce2" office:value-type="float" office:value="0.783944549718784" calcext:value-type="float">
            <text:p>0.783944549718784</text:p>
          </table:table-cell>
          <table:table-cell table:style-name="ce2" office:value-type="float" office:value="0.00456353102043107" calcext:value-type="float">
            <text:p>0.004563531020431</text:p>
          </table:table-cell>
          <table:table-cell table:style-name="ce2" office:value-type="float" office:value="0.000936214353528605" calcext:value-type="float">
            <text:p>0.0009362143535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STAT1</text:p>
          </table:table-cell>
          <table:table-cell table:style-name="ce2" office:value-type="string" calcext:value-type="string">
            <text:p>IFNg30</text:p>
          </table:table-cell>
          <table:table-cell table:style-name="ce2" office:value-type="string" calcext:value-type="string">
            <text:p>wgEncodeAwgTfbsSydhHelas3Stat1Ifng30UniPk.narrowPeak.gz</text:p>
          </table:table-cell>
          <table:table-cell table:style-name="ce2" office:value-type="float" office:value="0.877472063648369" calcext:value-type="float">
            <text:p>0.877472063648369</text:p>
          </table:table-cell>
          <table:table-cell table:style-name="ce2" office:value-type="float" office:value="0.162191572323057" calcext:value-type="float">
            <text:p>0.162191572323057</text:p>
          </table:table-cell>
          <table:table-cell table:style-name="ce2" office:value-type="float" office:value="0.0142937515383804" calcext:value-type="float">
            <text:p>0.014293751538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Stat3IggrabUniPk.narrowPeak.gz</text:p>
          </table:table-cell>
          <table:table-cell table:style-name="ce2" office:value-type="float" office:value="0.933638563218875" calcext:value-type="float">
            <text:p>0.933638563218875</text:p>
          </table:table-cell>
          <table:table-cell table:style-name="ce2" office:value-type="float" office:value="0.213636124493403" calcext:value-type="float">
            <text:p>0.213636124493403</text:p>
          </table:table-cell>
          <table:table-cell table:style-name="ce2" office:value-type="float" office:value="0.0103994514575055" calcext:value-type="float">
            <text:p>0.0103994514575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TB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TbpIggrabUniPk.narrowPeak.gz</text:p>
          </table:table-cell>
          <table:table-cell table:style-name="ce2" office:value-type="float" office:value="0.912152882255264" calcext:value-type="float">
            <text:p>0.912152882255264</text:p>
          </table:table-cell>
          <table:table-cell table:style-name="ce2" office:value-type="float" office:value="0.262245464439893" calcext:value-type="float">
            <text:p>0.262245464439893</text:p>
          </table:table-cell>
          <table:table-cell table:style-name="ce2" office:value-type="float" office:value="0.0126015331059461" calcext:value-type="float">
            <text:p>0.0126015331059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TCF7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Tcf7l2c9b92565UcdUniPk.narrowPeak.gz</text:p>
          </table:table-cell>
          <table:table-cell table:style-name="ce2" office:value-type="float" office:value="0.867147037356304" calcext:value-type="float">
            <text:p>0.867147037356304</text:p>
          </table:table-cell>
          <table:table-cell table:style-name="ce2" office:value-type="float" office:value="0.183109181974871" calcext:value-type="float">
            <text:p>0.183109181974871</text:p>
          </table:table-cell>
          <table:table-cell table:style-name="ce2" office:value-type="float" office:value="0.019023172404093" calcext:value-type="float">
            <text:p>0.0190231724040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TCF7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Tcf7l2UcdUniPk.narrowPeak.gz</text:p>
          </table:table-cell>
          <table:table-cell table:style-name="ce2" office:value-type="float" office:value="0.869614462371798" calcext:value-type="float">
            <text:p>0.869614462371798</text:p>
          </table:table-cell>
          <table:table-cell table:style-name="ce2" office:value-type="float" office:value="0.0451424804913001" calcext:value-type="float">
            <text:p>0.0451424804913</text:p>
          </table:table-cell>
          <table:table-cell table:style-name="ce2" office:value-type="float" office:value="0.00342839059038644" calcext:value-type="float">
            <text:p>0.0034283905903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TFIIIC-11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Tf3c110UniPk.narrowPeak.gz</text:p>
          </table:table-cell>
          <table:table-cell table:style-name="ce2" office:value-type="float" office:value="0.935291396401625" calcext:value-type="float">
            <text:p>0.935291396401625</text:p>
          </table:table-cell>
          <table:table-cell table:style-name="ce2" office:value-type="float" office:value="0.0729403840271809" calcext:value-type="float">
            <text:p>0.072940384027181</text:p>
          </table:table-cell>
          <table:table-cell table:style-name="ce2" office:value-type="float" office:value="0.00178891662857344" calcext:value-type="float">
            <text:p>0.0017889166285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TR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Tr4UniPk.narrowPeak.gz</text:p>
          </table:table-cell>
          <table:table-cell table:style-name="ce2" office:value-type="float" office:value="0.890227567692358" calcext:value-type="float">
            <text:p>0.890227567692358</text:p>
          </table:table-cell>
          <table:table-cell table:style-name="ce2" office:value-type="float" office:value="0.0490575018780821" calcext:value-type="float">
            <text:p>0.049057501878082</text:p>
          </table:table-cell>
          <table:table-cell table:style-name="ce2" office:value-type="float" office:value="0.00140212384401702" calcext:value-type="float">
            <text:p>0.0014021238440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USF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Usf2IggmusUniPk.narrowPeak.gz</text:p>
          </table:table-cell>
          <table:table-cell table:style-name="ce2" office:value-type="float" office:value="0.954394550639465" calcext:value-type="float">
            <text:p>0.954394550639465</text:p>
          </table:table-cell>
          <table:table-cell table:style-name="ce2" office:value-type="float" office:value="0.272428207068597" calcext:value-type="float">
            <text:p>0.272428207068597</text:p>
          </table:table-cell>
          <table:table-cell table:style-name="ce2" office:value-type="float" office:value="0.0071468757691902" calcext:value-type="float">
            <text:p>0.007146875769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ZKSCAN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Zkscan1hpa006672IggrabUniPk.narrowPeak.gz</text:p>
          </table:table-cell>
          <table:table-cell table:style-name="ce2" office:value-type="float" office:value="0.907010835969473" calcext:value-type="float">
            <text:p>0.907010835969473</text:p>
          </table:table-cell>
          <table:table-cell table:style-name="ce2" office:value-type="float" office:value="0.0991556363652037" calcext:value-type="float">
            <text:p>0.099155636365204</text:p>
          </table:table-cell>
          <table:table-cell table:style-name="ce2" office:value-type="float" office:value="0.00353827490418088" calcext:value-type="float">
            <text:p>0.0035382749041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Znf14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Znf143IggrabUniPk.narrowPeak.gz</text:p>
          </table:table-cell>
          <table:table-cell table:style-name="ce2" office:value-type="float" office:value="0.960100482567268" calcext:value-type="float">
            <text:p>0.960100482567268</text:p>
          </table:table-cell>
          <table:table-cell table:style-name="ce2" office:value-type="float" office:value="0.30795053205302" calcext:value-type="float">
            <text:p>0.30795053205302</text:p>
          </table:table-cell>
          <table:table-cell table:style-name="ce2" office:value-type="float" office:value="0.00395583529659974" calcext:value-type="float">
            <text:p>0.00395583529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ZNF27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Znf274UcdUniPk.narrowPeak.gz</text:p>
          </table:table-cell>
          <table:table-cell table:style-name="ce2" office:value-type="float" office:value="0.904008615005934" calcext:value-type="float">
            <text:p>0.904008615005934</text:p>
          </table:table-cell>
          <table:table-cell table:style-name="ce2" office:value-type="float" office:value="0.000182695056653465" calcext:value-type="float">
            <text:p>0.000182695056653</text:p>
          </table:table-cell>
          <table:table-cell table:style-name="ce3" office:value-type="float" office:value="0.00000879074510355498" calcext:value-type="float">
            <text:p>8.79E-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ZZZ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las3Zzz3UniPk.narrowPeak.gz</text:p>
          </table:table-cell>
          <table:table-cell table:style-name="ce2" office:value-type="float" office:value="0.855213900217315" calcext:value-type="float">
            <text:p>0.855213900217315</text:p>
          </table:table-cell>
          <table:table-cell table:style-name="ce2" office:value-type="float" office:value="0.0101903000352275" calcext:value-type="float">
            <text:p>0.010190300035228</text:p>
          </table:table-cell>
          <table:table-cell table:style-name="ce2" office:value-type="float" office:value="0.00019339639227821" calcext:value-type="float">
            <text:p>0.0001933963922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ARID3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Arid3anb100279IggrabUniPk.narrowPeak.gz</text:p>
          </table:table-cell>
          <table:table-cell table:style-name="ce2" office:value-type="float" office:value="0.924680304385542" calcext:value-type="float">
            <text:p>0.924680304385542</text:p>
          </table:table-cell>
          <table:table-cell table:style-name="ce2" office:value-type="float" office:value="0.154911657697429" calcext:value-type="float">
            <text:p>0.154911657697429</text:p>
          </table:table-cell>
          <table:table-cell table:style-name="ce2" office:value-type="float" office:value="0.0103642884770913" calcext:value-type="float">
            <text:p>0.0103642884770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BHLHE4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Bhlhe40cIggrabUniPk.narrowPeak.gz</text:p>
          </table:table-cell>
          <table:table-cell table:style-name="ce2" office:value-type="float" office:value="0.950947836855222" calcext:value-type="float">
            <text:p>0.950947836855222</text:p>
          </table:table-cell>
          <table:table-cell table:style-name="ce2" office:value-type="float" office:value="0.22295983264346" calcext:value-type="float">
            <text:p>0.22295983264346</text:p>
          </table:table-cell>
          <table:table-cell table:style-name="ce2" office:value-type="float" office:value="0.00662822180808045" calcext:value-type="float">
            <text:p>0.006628221808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BRCA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Brca1a300IggrabUniPk.narrowPeak.gz</text:p>
          </table:table-cell>
          <table:table-cell table:style-name="ce2" office:value-type="float" office:value="0.986218870365887" calcext:value-type="float">
            <text:p>0.986218870365887</text:p>
          </table:table-cell>
          <table:table-cell table:style-name="ce2" office:value-type="float" office:value="0.119539024942107" calcext:value-type="float">
            <text:p>0.119539024942107</text:p>
          </table:table-cell>
          <table:table-cell table:style-name="ce2" office:value-type="float" office:value="0.000417560392418861" calcext:value-type="float">
            <text:p>0.0004175603924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CEBPB</text:p>
          </table:table-cell>
          <table:table-cell table:style-name="ce2" office:value-type="string" calcext:value-type="string">
            <text:p>forskolin</text:p>
          </table:table-cell>
          <table:table-cell table:style-name="ce2" office:value-type="string" calcext:value-type="string">
            <text:p>wgEncodeAwgTfbsSydhHepg2CebpbForsklnUniPk.narrowPeak.gz</text:p>
          </table:table-cell>
          <table:table-cell table:style-name="ce2" office:value-type="float" office:value="0.972425369331742" calcext:value-type="float">
            <text:p>0.972425369331742</text:p>
          </table:table-cell>
          <table:table-cell table:style-name="ce2" office:value-type="float" office:value="0.312946354649035" calcext:value-type="float">
            <text:p>0.312946354649035</text:p>
          </table:table-cell>
          <table:table-cell table:style-name="ce2" office:value-type="float" office:value="0.00685678118077288" calcext:value-type="float">
            <text:p>0.0068567811807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CEBP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CebpbIggrabUniPk.narrowPeak.gz</text:p>
          </table:table-cell>
          <table:table-cell table:style-name="ce2" office:value-type="float" office:value="0.977058861377253" calcext:value-type="float">
            <text:p>0.977058861377253</text:p>
          </table:table-cell>
          <table:table-cell table:style-name="ce2" office:value-type="float" office:value="0.549294402842895" calcext:value-type="float">
            <text:p>0.549294402842895</text:p>
          </table:table-cell>
          <table:table-cell table:style-name="ce2" office:value-type="float" office:value="0.0205571574246633" calcext:value-type="float">
            <text:p>0.0205571574246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CHD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Chd2ab68301IggrabUniPk.narrowPeak.gz</text:p>
          </table:table-cell>
          <table:table-cell table:style-name="ce2" office:value-type="float" office:value="0.97033845773622" calcext:value-type="float">
            <text:p>0.97033845773622</text:p>
          </table:table-cell>
          <table:table-cell table:style-name="ce2" office:value-type="float" office:value="0.169573449967743" calcext:value-type="float">
            <text:p>0.169573449967743</text:p>
          </table:table-cell>
          <table:table-cell table:style-name="ce2" office:value-type="float" office:value="0.00200428988361054" calcext:value-type="float">
            <text:p>0.0020042898836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c-Ju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CjunIggrabUniPk.narrowPeak.gz</text:p>
          </table:table-cell>
          <table:table-cell table:style-name="ce2" office:value-type="float" office:value="0.971476918091617" calcext:value-type="float">
            <text:p>0.971476918091617</text:p>
          </table:table-cell>
          <table:table-cell table:style-name="ce2" office:value-type="float" office:value="0.292245214969186" calcext:value-type="float">
            <text:p>0.292245214969186</text:p>
          </table:table-cell>
          <table:table-cell table:style-name="ce2" office:value-type="float" office:value="0.0057403565526214" calcext:value-type="float">
            <text:p>0.0057403565526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COREST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Corestsc30189IggrabUniPk.narrowPeak.gz</text:p>
          </table:table-cell>
          <table:table-cell table:style-name="ce2" office:value-type="float" office:value="0.954514826733282" calcext:value-type="float">
            <text:p>0.954514826733282</text:p>
          </table:table-cell>
          <table:table-cell table:style-name="ce2" office:value-type="float" office:value="0.122932568705072" calcext:value-type="float">
            <text:p>0.122932568705072</text:p>
          </table:table-cell>
          <table:table-cell table:style-name="ce2" office:value-type="float" office:value="0.00243064102113295" calcext:value-type="float">
            <text:p>0.0024306410211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ERRA</text:p>
          </table:table-cell>
          <table:table-cell table:style-name="ce2" office:value-type="string" calcext:value-type="string">
            <text:p>forskolin</text:p>
          </table:table-cell>
          <table:table-cell table:style-name="ce2" office:value-type="string" calcext:value-type="string">
            <text:p>wgEncodeAwgTfbsSydhHepg2ErraForsklnUniPk.narrowPeak.gz</text:p>
          </table:table-cell>
          <table:table-cell table:style-name="ce2" office:value-type="float" office:value="0.974446615992722" calcext:value-type="float">
            <text:p>0.974446615992722</text:p>
          </table:table-cell>
          <table:table-cell table:style-name="ce2" office:value-type="float" office:value="0.0444135006498442" calcext:value-type="float">
            <text:p>0.044413500649844</text:p>
          </table:table-cell>
          <table:table-cell table:style-name="ce2" office:value-type="float" office:value="0.000435141882625971" calcext:value-type="float">
            <text:p>0.0004351418826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GRp20</text:p>
          </table:table-cell>
          <table:table-cell table:style-name="ce2" office:value-type="string" calcext:value-type="string">
            <text:p>forskolin</text:p>
          </table:table-cell>
          <table:table-cell table:style-name="ce2" office:value-type="string" calcext:value-type="string">
            <text:p>wgEncodeAwgTfbsSydhHepg2Grp20ForsklnUniPk.narrowPeak.gz</text:p>
          </table:table-cell>
          <table:table-cell table:style-name="ce2" office:value-type="float" office:value="0.995746624098578" calcext:value-type="float">
            <text:p>0.995746624098578</text:p>
          </table:table-cell>
          <table:table-cell table:style-name="ce2" office:value-type="float" office:value="0.163364189486273" calcext:value-type="float">
            <text:p>0.163364189486273</text:p>
          </table:table-cell>
          <table:table-cell table:style-name="ce2" office:value-type="float" office:value="0.000320862196279757" calcext:value-type="float">
            <text:p>0.000320862196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HNF4A</text:p>
          </table:table-cell>
          <table:table-cell table:style-name="ce2" office:value-type="string" calcext:value-type="string">
            <text:p>forskolin</text:p>
          </table:table-cell>
          <table:table-cell table:style-name="ce2" office:value-type="string" calcext:value-type="string">
            <text:p>wgEncodeAwgTfbsSydhHepg2Hnf4aForsklnUniPk.narrowPeak.gz</text:p>
          </table:table-cell>
          <table:table-cell table:style-name="ce2" office:value-type="float" office:value="0.965335470395154" calcext:value-type="float">
            <text:p>0.965335470395154</text:p>
          </table:table-cell>
          <table:table-cell table:style-name="ce2" office:value-type="float" office:value="0.215675793706304" calcext:value-type="float">
            <text:p>0.215675793706304</text:p>
          </table:table-cell>
          <table:table-cell table:style-name="ce2" office:value-type="float" office:value="0.00537993600337565" calcext:value-type="float">
            <text:p>0.0053799360033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HSF1</text:p>
          </table:table-cell>
          <table:table-cell table:style-name="ce2" office:value-type="string" calcext:value-type="string">
            <text:p>forskolin</text:p>
          </table:table-cell>
          <table:table-cell table:style-name="ce2" office:value-type="string" calcext:value-type="string">
            <text:p>wgEncodeAwgTfbsSydhHepg2Hsf1ForsklnUniPk.narrowPeak.gz</text:p>
          </table:table-cell>
          <table:table-cell table:style-name="ce2" office:value-type="float" office:value="0.938378267950356" calcext:value-type="float">
            <text:p>0.938378267950356</text:p>
          </table:table-cell>
          <table:table-cell table:style-name="ce2" office:value-type="float" office:value="0.0276789220870543" calcext:value-type="float">
            <text:p>0.027678922087054</text:p>
          </table:table-cell>
          <table:table-cell table:style-name="ce2" office:value-type="float" office:value="0.000531840078765076" calcext:value-type="float">
            <text:p>0.0005318400787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IRF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Irf3IggrabUniPk.narrowPeak.gz</text:p>
          </table:table-cell>
          <table:table-cell table:style-name="ce2" office:value-type="float" office:value="0.962525789808289" calcext:value-type="float">
            <text:p>0.962525789808289</text:p>
          </table:table-cell>
          <table:table-cell table:style-name="ce2" office:value-type="float" office:value="0.350572994808103" calcext:value-type="float">
            <text:p>0.350572994808103</text:p>
          </table:table-cell>
          <table:table-cell table:style-name="ce2" office:value-type="float" office:value="0.000202187137381765" calcext:value-type="float">
            <text:p>0.0002021871373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Ju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JundIggrabUniPk.narrowPeak.gz</text:p>
          </table:table-cell>
          <table:table-cell table:style-name="ce2" office:value-type="float" office:value="0.971357555579596" calcext:value-type="float">
            <text:p>0.971357555579596</text:p>
          </table:table-cell>
          <table:table-cell table:style-name="ce2" office:value-type="float" office:value="0.456973743887353" calcext:value-type="float">
            <text:p>0.456973743887353</text:p>
          </table:table-cell>
          <table:table-cell table:style-name="ce2" office:value-type="float" office:value="0.0148124054994901" calcext:value-type="float">
            <text:p>0.014812405499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Maf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Maffm8194IggrabUniPk.narrowPeak.gz</text:p>
          </table:table-cell>
          <table:table-cell table:style-name="ce2" office:value-type="float" office:value="0.97621060970687" calcext:value-type="float">
            <text:p>0.97621060970687</text:p>
          </table:table-cell>
          <table:table-cell table:style-name="ce2" office:value-type="float" office:value="0.517048001321107" calcext:value-type="float">
            <text:p>0.517048001321107</text:p>
          </table:table-cell>
          <table:table-cell table:style-name="ce2" office:value-type="float" office:value="0.0174012799324871" calcext:value-type="float">
            <text:p>0.0174012799324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MafK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Mafkab50322IggrabUniPk.narrowPeak.gz</text:p>
          </table:table-cell>
          <table:table-cell table:style-name="ce2" office:value-type="float" office:value="0.982220391641154" calcext:value-type="float">
            <text:p>0.982220391641154</text:p>
          </table:table-cell>
          <table:table-cell table:style-name="ce2" office:value-type="float" office:value="0.680653325008853" calcext:value-type="float">
            <text:p>0.680653325008853</text:p>
          </table:table-cell>
          <table:table-cell table:style-name="ce2" office:value-type="float" office:value="0.0258623720946587" calcext:value-type="float">
            <text:p>0.0258623720946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MafK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Mafksc477IggrabUniPk.narrowPeak.gz</text:p>
          </table:table-cell>
          <table:table-cell table:style-name="ce2" office:value-type="float" office:value="0.978928305666335" calcext:value-type="float">
            <text:p>0.978928305666335</text:p>
          </table:table-cell>
          <table:table-cell table:style-name="ce2" office:value-type="float" office:value="0.542522733303084" calcext:value-type="float">
            <text:p>0.542522733303084</text:p>
          </table:table-cell>
          <table:table-cell table:style-name="ce2" office:value-type="float" office:value="0.0163771581279229" calcext:value-type="float">
            <text:p>0.0163771581279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MaxIggrabUniPk.narrowPeak.gz</text:p>
          </table:table-cell>
          <table:table-cell table:style-name="ce2" office:value-type="float" office:value="0.975374359681114" calcext:value-type="float">
            <text:p>0.975374359681114</text:p>
          </table:table-cell>
          <table:table-cell table:style-name="ce2" office:value-type="float" office:value="0.336904352968049" calcext:value-type="float">
            <text:p>0.336904352968049</text:p>
          </table:table-cell>
          <table:table-cell table:style-name="ce2" office:value-type="float" office:value="0.00585463623896762" calcext:value-type="float">
            <text:p>0.0058546362389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MAZ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Mazab85725IggrabUniPk.narrowPeak.gz</text:p>
          </table:table-cell>
          <table:table-cell table:style-name="ce2" office:value-type="float" office:value="0.975504400450475" calcext:value-type="float">
            <text:p>0.975504400450475</text:p>
          </table:table-cell>
          <table:table-cell table:style-name="ce2" office:value-type="float" office:value="0.375489750987969" calcext:value-type="float">
            <text:p>0.375489750987969</text:p>
          </table:table-cell>
          <table:table-cell table:style-name="ce2" office:value-type="float" office:value="0.00661064031787334" calcext:value-type="float">
            <text:p>0.0066106403178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Mxi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Mxi1UniPk.narrowPeak.gz</text:p>
          </table:table-cell>
          <table:table-cell table:style-name="ce2" office:value-type="float" office:value="0.962458524275155" calcext:value-type="float">
            <text:p>0.962458524275155</text:p>
          </table:table-cell>
          <table:table-cell table:style-name="ce2" office:value-type="float" office:value="0.40876300998396" calcext:value-type="float">
            <text:p>0.40876300998396</text:p>
          </table:table-cell>
          <table:table-cell table:style-name="ce2" office:value-type="float" office:value="0.0118631105172474" calcext:value-type="float">
            <text:p>0.0118631105172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Nr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Nrf1IggrabUniPk.narrowPeak.gz</text:p>
          </table:table-cell>
          <table:table-cell table:style-name="ce2" office:value-type="float" office:value="0.993560085752333" calcext:value-type="float">
            <text:p>0.993560085752333</text:p>
          </table:table-cell>
          <table:table-cell table:style-name="ce2" office:value-type="float" office:value="0.363344814004229" calcext:value-type="float">
            <text:p>0.363344814004229</text:p>
          </table:table-cell>
          <table:table-cell table:style-name="ce2" office:value-type="float" office:value="0.000808748549527058" calcext:value-type="float">
            <text:p>0.0008087485495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p30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P300sc582IggrabUniPk.narrowPeak.gz</text:p>
          </table:table-cell>
          <table:table-cell table:style-name="ce2" office:value-type="float" office:value="0.947080432856876" calcext:value-type="float">
            <text:p>0.947080432856876</text:p>
          </table:table-cell>
          <table:table-cell table:style-name="ce2" office:value-type="float" office:value="0.113116303099693" calcext:value-type="float">
            <text:p>0.113116303099693</text:p>
          </table:table-cell>
          <table:table-cell table:style-name="ce2" office:value-type="float" office:value="0.00399539364956574" calcext:value-type="float">
            <text:p>0.0039953936495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PGC1A</text:p>
          </table:table-cell>
          <table:table-cell table:style-name="ce2" office:value-type="string" calcext:value-type="string">
            <text:p>forskolin</text:p>
          </table:table-cell>
          <table:table-cell table:style-name="ce2" office:value-type="string" calcext:value-type="string">
            <text:p>wgEncodeAwgTfbsSydhHepg2Pgc1aForsklnUniPk.narrowPeak.gz</text:p>
          </table:table-cell>
          <table:table-cell table:style-name="ce2" office:value-type="float" office:value="0.923869355769886" calcext:value-type="float">
            <text:p>0.923869355769886</text:p>
          </table:table-cell>
          <table:table-cell table:style-name="ce2" office:value-type="float" office:value="0.0179598724423317" calcext:value-type="float">
            <text:p>0.017959872442332</text:p>
          </table:table-cell>
          <table:table-cell table:style-name="ce2" office:value-type="float" office:value="0.000619747529800626" calcext:value-type="float">
            <text:p>0.0006197475298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forskolin</text:p>
          </table:table-cell>
          <table:table-cell table:style-name="ce2" office:value-type="string" calcext:value-type="string">
            <text:p>wgEncodeAwgTfbsSydhHepg2Pol2ForsklnUniPk.narrowPeak.gz</text:p>
          </table:table-cell>
          <table:table-cell table:style-name="ce2" office:value-type="float" office:value="0.958010754602754" calcext:value-type="float">
            <text:p>0.958010754602754</text:p>
          </table:table-cell>
          <table:table-cell table:style-name="ce2" office:value-type="float" office:value="0.399925841590083" calcext:value-type="float">
            <text:p>0.399925841590083</text:p>
          </table:table-cell>
          <table:table-cell table:style-name="ce2" office:value-type="float" office:value="0.00965223812370337" calcext:value-type="float">
            <text:p>0.0096522381237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Pol2IggrabUniPk.narrowPeak.gz</text:p>
          </table:table-cell>
          <table:table-cell table:style-name="ce2" office:value-type="float" office:value="0.940325898240264" calcext:value-type="float">
            <text:p>0.940325898240264</text:p>
          </table:table-cell>
          <table:table-cell table:style-name="ce2" office:value-type="float" office:value="0.401448885384558" calcext:value-type="float">
            <text:p>0.401448885384558</text:p>
          </table:table-cell>
          <table:table-cell table:style-name="ce2" office:value-type="float" office:value="0.0106148247125426" calcext:value-type="float">
            <text:p>0.0106148247125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Pol2(phosphoS2)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Pol2s2IggrabUniPk.narrowPeak.gz</text:p>
          </table:table-cell>
          <table:table-cell table:style-name="ce2" office:value-type="float" office:value="0.844868066678153" calcext:value-type="float">
            <text:p>0.844868066678153</text:p>
          </table:table-cell>
          <table:table-cell table:style-name="ce2" office:value-type="float" office:value="0.0753629299120665" calcext:value-type="float">
            <text:p>0.075362929912067</text:p>
          </table:table-cell>
          <table:table-cell table:style-name="ce2" office:value-type="float" office:value="0.00209219733464608" calcext:value-type="float">
            <text:p>0.0020921973346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Rad2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Rad21IggrabUniPk.narrowPeak.gz</text:p>
          </table:table-cell>
          <table:table-cell table:style-name="ce2" office:value-type="float" office:value="0.981928132493666" calcext:value-type="float">
            <text:p>0.981928132493666</text:p>
          </table:table-cell>
          <table:table-cell table:style-name="ce2" office:value-type="float" office:value="0.583599645583607" calcext:value-type="float">
            <text:p>0.583599645583607</text:p>
          </table:table-cell>
          <table:table-cell table:style-name="ce2" office:value-type="float" office:value="0.0148651499701115" calcext:value-type="float">
            <text:p>0.0148651499701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RFX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Rfx5200401194IggrabUniPk.narrowPeak.gz</text:p>
          </table:table-cell>
          <table:table-cell table:style-name="ce2" office:value-type="float" office:value="0.897626983302001" calcext:value-type="float">
            <text:p>0.897626983302001</text:p>
          </table:table-cell>
          <table:table-cell table:style-name="ce2" office:value-type="float" office:value="0.235104444623719" calcext:value-type="float">
            <text:p>0.235104444623719</text:p>
          </table:table-cell>
          <table:table-cell table:style-name="ce2" office:value-type="float" office:value="0.00249657160940961" calcext:value-type="float">
            <text:p>0.002496571609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SMC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Smc3ab9263IggrabUniPk.narrowPeak.gz</text:p>
          </table:table-cell>
          <table:table-cell table:style-name="ce2" office:value-type="float" office:value="0.979767859946313" calcext:value-type="float">
            <text:p>0.979767859946313</text:p>
          </table:table-cell>
          <table:table-cell table:style-name="ce2" office:value-type="float" office:value="0.594601423530554" calcext:value-type="float">
            <text:p>0.594601423530554</text:p>
          </table:table-cell>
          <table:table-cell table:style-name="ce2" office:value-type="float" office:value="0.014025633812722" calcext:value-type="float">
            <text:p>0.0140256338127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SREBP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wgEncodeAwgTfbsSydhHepg2Srebp1InslnUniPk.narrowPeak.gz</text:p>
          </table:table-cell>
          <table:table-cell table:style-name="ce2" office:value-type="float" office:value="0.980876577368718" calcext:value-type="float">
            <text:p>0.980876577368718</text:p>
          </table:table-cell>
          <table:table-cell table:style-name="ce2" office:value-type="float" office:value="0.173353585613298" calcext:value-type="float">
            <text:p>0.173353585613298</text:p>
          </table:table-cell>
          <table:table-cell table:style-name="ce2" office:value-type="float" office:value="0.0012307043144977" calcext:value-type="float">
            <text:p>0.0012307043144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TB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TbpIggrabUniPk.narrowPeak.gz</text:p>
          </table:table-cell>
          <table:table-cell table:style-name="ce2" office:value-type="float" office:value="0.950510122749443" calcext:value-type="float">
            <text:p>0.950510122749443</text:p>
          </table:table-cell>
          <table:table-cell table:style-name="ce2" office:value-type="float" office:value="0.340894920066616" calcext:value-type="float">
            <text:p>0.340894920066616</text:p>
          </table:table-cell>
          <table:table-cell table:style-name="ce2" office:value-type="float" office:value="0.00683919969056577" calcext:value-type="float">
            <text:p>0.0068391996905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TCF7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Tcf7l2UcdUniPk.narrowPeak.gz</text:p>
          </table:table-cell>
          <table:table-cell table:style-name="ce2" office:value-type="float" office:value="0.8994427734331" calcext:value-type="float">
            <text:p>0.8994427734331</text:p>
          </table:table-cell>
          <table:table-cell table:style-name="ce2" office:value-type="float" office:value="0.0452437232304965" calcext:value-type="float">
            <text:p>0.045243723230497</text:p>
          </table:table-cell>
          <table:table-cell table:style-name="ce2" office:value-type="float" office:value="0.00261964204085938" calcext:value-type="float">
            <text:p>0.0026196420408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TR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Tr4UcdUniPk.narrowPeak.gz</text:p>
          </table:table-cell>
          <table:table-cell table:style-name="ce2" office:value-type="float" office:value="0.955447687578504" calcext:value-type="float">
            <text:p>0.955447687578504</text:p>
          </table:table-cell>
          <table:table-cell table:style-name="ce2" office:value-type="float" office:value="0.161939212057503" calcext:value-type="float">
            <text:p>0.161939212057503</text:p>
          </table:table-cell>
          <table:table-cell table:style-name="ce3" office:value-type="float" office:value="0.00134937937339569" calcext:value-type="float">
            <text:p>1.35E-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USF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Usf2IggrabUniPk.narrowPeak.gz</text:p>
          </table:table-cell>
          <table:table-cell table:style-name="ce2" office:value-type="float" office:value="0.988657532638229" calcext:value-type="float">
            <text:p>0.988657532638229</text:p>
          </table:table-cell>
          <table:table-cell table:style-name="ce2" office:value-type="float" office:value="0.321737819248343" calcext:value-type="float">
            <text:p>0.321737819248343</text:p>
          </table:table-cell>
          <table:table-cell table:style-name="ce2" office:value-type="float" office:value="0.00264601427617005" calcext:value-type="float">
            <text:p>0.002646014276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ZNF27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epg2Znf274UcdUniPk.narrowPeak.gz</text:p>
          </table:table-cell>
          <table:table-cell table:style-name="ce2" office:value-type="float" office:value="0.581511777659728" calcext:value-type="float">
            <text:p>0.581511777659728</text:p>
          </table:table-cell>
          <table:table-cell table:style-name="ce3" office:value-type="float" office:value="0.0000308023247394275" calcext:value-type="float">
            <text:p>3.08E-05</text:p>
          </table:table-cell>
          <table:table-cell table:style-name="ce3" office:value-type="float" office:value="0.0000219768627588874" calcext:value-type="float">
            <text:p>2.20E-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c-Fo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uvecCfosUcdUniPk.narrowPeak.gz</text:p>
          </table:table-cell>
          <table:table-cell table:style-name="ce2" office:value-type="float" office:value="0.943040763523675" calcext:value-type="float">
            <text:p>0.943040763523675</text:p>
          </table:table-cell>
          <table:table-cell table:style-name="ce2" office:value-type="float" office:value="0.435685116164357" calcext:value-type="float">
            <text:p>0.435685116164357</text:p>
          </table:table-cell>
          <table:table-cell table:style-name="ce2" office:value-type="float" office:value="0.0352420971201519" calcext:value-type="float">
            <text:p>0.0352420971201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c-Ju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uvecCjunUniPk.narrowPeak.gz</text:p>
          </table:table-cell>
          <table:table-cell table:style-name="ce2" office:value-type="float" office:value="0.954824284232255" calcext:value-type="float">
            <text:p>0.954824284232255</text:p>
          </table:table-cell>
          <table:table-cell table:style-name="ce2" office:value-type="float" office:value="0.331324608433159" calcext:value-type="float">
            <text:p>0.331324608433159</text:p>
          </table:table-cell>
          <table:table-cell table:style-name="ce2" office:value-type="float" office:value="0.0162628784415767" calcext:value-type="float">
            <text:p>0.0162628784415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GATA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uvecGata2UcdUniPk.narrowPeak.gz</text:p>
          </table:table-cell>
          <table:table-cell table:style-name="ce2" office:value-type="float" office:value="0.903775128908918" calcext:value-type="float">
            <text:p>0.903775128908918</text:p>
          </table:table-cell>
          <table:table-cell table:style-name="ce2" office:value-type="float" office:value="0.260597631946921" calcext:value-type="float">
            <text:p>0.260597631946921</text:p>
          </table:table-cell>
          <table:table-cell table:style-name="ce2" office:value-type="float" office:value="0.0222757480924083" calcext:value-type="float">
            <text:p>0.0222757480924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uvecMaxUniPk.narrowPeak.gz</text:p>
          </table:table-cell>
          <table:table-cell table:style-name="ce2" office:value-type="float" office:value="0.982212477472497" calcext:value-type="float">
            <text:p>0.982212477472497</text:p>
          </table:table-cell>
          <table:table-cell table:style-name="ce2" office:value-type="float" office:value="0.296947594410464" calcext:value-type="float">
            <text:p>0.296947594410464</text:p>
          </table:table-cell>
          <table:table-cell table:style-name="ce2" office:value-type="float" office:value="0.00383276486514997" calcext:value-type="float">
            <text:p>0.003832764865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HuvecPol2UniPk.narrowPeak.gz</text:p>
          </table:table-cell>
          <table:table-cell table:style-name="ce2" office:value-type="float" office:value="0.919660131265794" calcext:value-type="float">
            <text:p>0.919660131265794</text:p>
          </table:table-cell>
          <table:table-cell table:style-name="ce2" office:value-type="float" office:value="0.286913874045291" calcext:value-type="float">
            <text:p>0.286913874045291</text:p>
          </table:table-cell>
          <table:table-cell table:style-name="ce2" office:value-type="float" office:value="0.00753366855374662" calcext:value-type="float">
            <text:p>0.0075336685537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MR90</text:p>
          </table:table-cell>
          <table:table-cell table:style-name="ce2" office:value-type="string" calcext:value-type="string">
            <text:p>CEBP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Imr90CebpbIggrabUniPk.narrowPeak.gz</text:p>
          </table:table-cell>
          <table:table-cell table:style-name="ce2" office:value-type="float" office:value="0.957708482716876" calcext:value-type="float">
            <text:p>0.957708482716876</text:p>
          </table:table-cell>
          <table:table-cell table:style-name="ce2" office:value-type="float" office:value="0.491807671862104" calcext:value-type="float">
            <text:p>0.491807671862104</text:p>
          </table:table-cell>
          <table:table-cell table:style-name="ce2" office:value-type="float" office:value="0.0332026442561272" calcext:value-type="float">
            <text:p>0.0332026442561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MR90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Imr90CtcfbIggrabUniPk.narrowPeak.gz</text:p>
          </table:table-cell>
          <table:table-cell table:style-name="ce2" office:value-type="float" office:value="0.98145177682287" calcext:value-type="float">
            <text:p>0.98145177682287</text:p>
          </table:table-cell>
          <table:table-cell table:style-name="ce2" office:value-type="float" office:value="0.652062967924801" calcext:value-type="float">
            <text:p>0.652062967924801</text:p>
          </table:table-cell>
          <table:table-cell table:style-name="ce2" office:value-type="float" office:value="0.0178847709131826" calcext:value-type="float">
            <text:p>0.0178847709131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MR90</text:p>
          </table:table-cell>
          <table:table-cell table:style-name="ce2" office:value-type="string" calcext:value-type="string">
            <text:p>MafK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Imr90MafkIggrabUniPk.narrowPeak.gz</text:p>
          </table:table-cell>
          <table:table-cell table:style-name="ce2" office:value-type="float" office:value="0.969615656345906" calcext:value-type="float">
            <text:p>0.969615656345906</text:p>
          </table:table-cell>
          <table:table-cell table:style-name="ce2" office:value-type="float" office:value="0.477298299164004" calcext:value-type="float">
            <text:p>0.477298299164004</text:p>
          </table:table-cell>
          <table:table-cell table:style-name="ce2" office:value-type="float" office:value="0.0197967579732058" calcext:value-type="float">
            <text:p>0.0197967579732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MR90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Imr90Pol2IggrabUniPk.narrowPeak.gz</text:p>
          </table:table-cell>
          <table:table-cell table:style-name="ce2" office:value-type="float" office:value="0.927833154089061" calcext:value-type="float">
            <text:p>0.927833154089061</text:p>
          </table:table-cell>
          <table:table-cell table:style-name="ce2" office:value-type="float" office:value="0.381497691929089" calcext:value-type="float">
            <text:p>0.381497691929089</text:p>
          </table:table-cell>
          <table:table-cell table:style-name="ce2" office:value-type="float" office:value="0.0140607967931362" calcext:value-type="float">
            <text:p>0.0140607967931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MR90</text:p>
          </table:table-cell>
          <table:table-cell table:style-name="ce2" office:value-type="string" calcext:value-type="string">
            <text:p>Rad2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Imr90Rad21IggrabUniPk.narrowPeak.gz</text:p>
          </table:table-cell>
          <table:table-cell table:style-name="ce2" office:value-type="float" office:value="0.972486882640434" calcext:value-type="float">
            <text:p>0.972486882640434</text:p>
          </table:table-cell>
          <table:table-cell table:style-name="ce2" office:value-type="float" office:value="0.541052201245074" calcext:value-type="float">
            <text:p>0.541052201245074</text:p>
          </table:table-cell>
          <table:table-cell table:style-name="ce2" office:value-type="float" office:value="0.0144651710678997" calcext:value-type="float">
            <text:p>0.01446517106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ARID3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Arid3asc8821IggrabUniPk.narrowPeak.gz</text:p>
          </table:table-cell>
          <table:table-cell table:style-name="ce2" office:value-type="float" office:value="0.934062531619916" calcext:value-type="float">
            <text:p>0.934062531619916</text:p>
          </table:table-cell>
          <table:table-cell table:style-name="ce2" office:value-type="float" office:value="0.10870137462098" calcext:value-type="float">
            <text:p>0.10870137462098</text:p>
          </table:table-cell>
          <table:table-cell table:style-name="ce2" office:value-type="float" office:value="0.00483490980695524" calcext:value-type="float">
            <text:p>0.0048349098069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AT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Atf106325UniPk.narrowPeak.gz</text:p>
          </table:table-cell>
          <table:table-cell table:style-name="ce2" office:value-type="float" office:value="0.96341858511539" calcext:value-type="float">
            <text:p>0.96341858511539</text:p>
          </table:table-cell>
          <table:table-cell table:style-name="ce2" office:value-type="float" office:value="0.25626594828422" calcext:value-type="float">
            <text:p>0.25626594828422</text:p>
          </table:table-cell>
          <table:table-cell table:style-name="ce2" office:value-type="float" office:value="0.00572717043496607" calcext:value-type="float">
            <text:p>0.0057271704349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ATF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Atf3UniPk.narrowPeak.gz</text:p>
          </table:table-cell>
          <table:table-cell table:style-name="ce2" office:value-type="float" office:value="0.973900614281308" calcext:value-type="float">
            <text:p>0.973900614281308</text:p>
          </table:table-cell>
          <table:table-cell table:style-name="ce2" office:value-type="float" office:value="0.264789722138449" calcext:value-type="float">
            <text:p>0.264789722138449</text:p>
          </table:table-cell>
          <table:table-cell table:style-name="ce2" office:value-type="float" office:value="0.000553816941523964" calcext:value-type="float">
            <text:p>0.0005538169415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Bach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Bach1sc14700IggrabUniPk.narrowPeak.gz</text:p>
          </table:table-cell>
          <table:table-cell table:style-name="ce2" office:value-type="float" office:value="0.950839028282005" calcext:value-type="float">
            <text:p>0.950839028282005</text:p>
          </table:table-cell>
          <table:table-cell table:style-name="ce2" office:value-type="float" office:value="0.182163920734214" calcext:value-type="float">
            <text:p>0.182163920734214</text:p>
          </table:table-cell>
          <table:table-cell table:style-name="ce2" office:value-type="float" office:value="0.00186363796195366" calcext:value-type="float">
            <text:p>0.0018636379619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BDP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Bdp1UniPk.narrowPeak.gz</text:p>
          </table:table-cell>
          <table:table-cell table:style-name="ce2" office:value-type="float" office:value="0.962916157504647" calcext:value-type="float">
            <text:p>0.962916157504647</text:p>
          </table:table-cell>
          <table:table-cell table:style-name="ce2" office:value-type="float" office:value="0.0243852599797459" calcext:value-type="float">
            <text:p>0.024385259979746</text:p>
          </table:table-cell>
          <table:table-cell table:style-name="ce3" office:value-type="float" office:value="0.0000615352157248848" calcext:value-type="float">
            <text:p>6.15E-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BHLHE4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Bhlhe40nb100IggrabUniPk.narrowPeak.gz</text:p>
          </table:table-cell>
          <table:table-cell table:style-name="ce2" office:value-type="float" office:value="0.947173927960349" calcext:value-type="float">
            <text:p>0.947173927960349</text:p>
          </table:table-cell>
          <table:table-cell table:style-name="ce2" office:value-type="float" office:value="0.252072647329878" calcext:value-type="float">
            <text:p>0.252072647329878</text:p>
          </table:table-cell>
          <table:table-cell table:style-name="ce2" office:value-type="float" office:value="0.0111466647913077" calcext:value-type="float">
            <text:p>0.0111466647913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BR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Brf1UniPk.narrowPeak.gz</text:p>
          </table:table-cell>
          <table:table-cell table:style-name="ce2" office:value-type="string" calcext:value-type="string">
            <text:p>NA (No positive in Test region)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BRF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Brf2UniPk.narrowPeak.gz</text:p>
          </table:table-cell>
          <table:table-cell table:style-name="ce2" office:value-type="float" office:value="0.74819253029611" calcext:value-type="float">
            <text:p>0.74819253029611</text:p>
          </table:table-cell>
          <table:table-cell table:style-name="ce2" office:value-type="float" office:value="0.000979598088058861" calcext:value-type="float">
            <text:p>0.000979598088059</text:p>
          </table:table-cell>
          <table:table-cell table:style-name="ce2" office:value-type="float" office:value="0.000259326980554872" calcext:value-type="float">
            <text:p>0.0002593269805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Brg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Brg1IggmusUniPk.narrowPeak.gz</text:p>
          </table:table-cell>
          <table:table-cell table:style-name="ce2" office:value-type="float" office:value="0.918584226449955" calcext:value-type="float">
            <text:p>0.918584226449955</text:p>
          </table:table-cell>
          <table:table-cell table:style-name="ce2" office:value-type="float" office:value="0.0479996278945514" calcext:value-type="float">
            <text:p>0.047999627894551</text:p>
          </table:table-cell>
          <table:table-cell table:style-name="ce2" office:value-type="float" office:value="0.00187682407960899" calcext:value-type="float">
            <text:p>0.0018768240796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CNT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Ccnt2UniPk.narrowPeak.gz</text:p>
          </table:table-cell>
          <table:table-cell table:style-name="ce2" office:value-type="float" office:value="0.965327054761791" calcext:value-type="float">
            <text:p>0.965327054761791</text:p>
          </table:table-cell>
          <table:table-cell table:style-name="ce2" office:value-type="float" office:value="0.460839353377898" calcext:value-type="float">
            <text:p>0.460839353377898</text:p>
          </table:table-cell>
          <table:table-cell table:style-name="ce2" office:value-type="float" office:value="0.0136652132634762" calcext:value-type="float">
            <text:p>0.0136652132634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EBP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CebpbIggrabUniPk.narrowPeak.gz</text:p>
          </table:table-cell>
          <table:table-cell table:style-name="ce2" office:value-type="float" office:value="0.960665533386473" calcext:value-type="float">
            <text:p>0.960665533386473</text:p>
          </table:table-cell>
          <table:table-cell table:style-name="ce2" office:value-type="float" office:value="0.361054157413627" calcext:value-type="float">
            <text:p>0.361054157413627</text:p>
          </table:table-cell>
          <table:table-cell table:style-name="ce2" office:value-type="float" office:value="0.0164123211083371" calcext:value-type="float">
            <text:p>0.0164123211083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-Fo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CfosUniPk.narrowPeak.gz</text:p>
          </table:table-cell>
          <table:table-cell table:style-name="ce2" office:value-type="float" office:value="0.985619675611544" calcext:value-type="float">
            <text:p>0.985619675611544</text:p>
          </table:table-cell>
          <table:table-cell table:style-name="ce2" office:value-type="float" office:value="0.301054787032089" calcext:value-type="float">
            <text:p>0.301054787032089</text:p>
          </table:table-cell>
          <table:table-cell table:style-name="ce2" office:value-type="float" office:value="0.00268557262913605" calcext:value-type="float">
            <text:p>0.0026855726291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HD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Chd2ab68301IggrabUniPk.narrowPeak.gz</text:p>
          </table:table-cell>
          <table:table-cell table:style-name="ce2" office:value-type="float" office:value="0.964351433073707" calcext:value-type="float">
            <text:p>0.964351433073707</text:p>
          </table:table-cell>
          <table:table-cell table:style-name="ce2" office:value-type="float" office:value="0.250522253572696" calcext:value-type="float">
            <text:p>0.250522253572696</text:p>
          </table:table-cell>
          <table:table-cell table:style-name="ce2" office:value-type="float" office:value="0.00333169239424734" calcext:value-type="float">
            <text:p>0.0033316923942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-Jun</text:p>
          </table:table-cell>
          <table:table-cell table:style-name="ce2" office:value-type="string" calcext:value-type="string">
            <text:p>IFNa30</text:p>
          </table:table-cell>
          <table:table-cell table:style-name="ce2" office:value-type="string" calcext:value-type="string">
            <text:p>wgEncodeAwgTfbsSydhK562CjunIfna30UniPk.narrowPeak.gz</text:p>
          </table:table-cell>
          <table:table-cell table:style-name="ce2" office:value-type="float" office:value="0.964481925651725" calcext:value-type="float">
            <text:p>0.964481925651725</text:p>
          </table:table-cell>
          <table:table-cell table:style-name="ce2" office:value-type="float" office:value="0.234823849748024" calcext:value-type="float">
            <text:p>0.234823849748024</text:p>
          </table:table-cell>
          <table:table-cell table:style-name="ce2" office:value-type="float" office:value="0.00362178698266465" calcext:value-type="float">
            <text:p>0.0036217869826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-Jun</text:p>
          </table:table-cell>
          <table:table-cell table:style-name="ce2" office:value-type="string" calcext:value-type="string">
            <text:p>IFNa6h</text:p>
          </table:table-cell>
          <table:table-cell table:style-name="ce2" office:value-type="string" calcext:value-type="string">
            <text:p>wgEncodeAwgTfbsSydhK562CjunIfna6hUniPk.narrowPeak.gz</text:p>
          </table:table-cell>
          <table:table-cell table:style-name="ce2" office:value-type="float" office:value="0.97318722562495" calcext:value-type="float">
            <text:p>0.97318722562495</text:p>
          </table:table-cell>
          <table:table-cell table:style-name="ce2" office:value-type="float" office:value="0.208553010377319" calcext:value-type="float">
            <text:p>0.208553010377319</text:p>
          </table:table-cell>
          <table:table-cell table:style-name="ce2" office:value-type="float" office:value="0.00268117725658427" calcext:value-type="float">
            <text:p>0.0026811772565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-Jun</text:p>
          </table:table-cell>
          <table:table-cell table:style-name="ce2" office:value-type="string" calcext:value-type="string">
            <text:p>IFNg30</text:p>
          </table:table-cell>
          <table:table-cell table:style-name="ce2" office:value-type="string" calcext:value-type="string">
            <text:p>wgEncodeAwgTfbsSydhK562CjunIfng30UniPk.narrowPeak.gz</text:p>
          </table:table-cell>
          <table:table-cell table:style-name="ce2" office:value-type="float" office:value="0.966103178906086" calcext:value-type="float">
            <text:p>0.966103178906086</text:p>
          </table:table-cell>
          <table:table-cell table:style-name="ce2" office:value-type="float" office:value="0.237108378841172" calcext:value-type="float">
            <text:p>0.237108378841172</text:p>
          </table:table-cell>
          <table:table-cell table:style-name="ce2" office:value-type="float" office:value="0.00465469953233236" calcext:value-type="float">
            <text:p>0.0046546995323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-Jun</text:p>
          </table:table-cell>
          <table:table-cell table:style-name="ce2" office:value-type="string" calcext:value-type="string">
            <text:p>IFNg6h</text:p>
          </table:table-cell>
          <table:table-cell table:style-name="ce2" office:value-type="string" calcext:value-type="string">
            <text:p>wgEncodeAwgTfbsSydhK562CjunIfng6hUniPk.narrowPeak.gz</text:p>
          </table:table-cell>
          <table:table-cell table:style-name="ce2" office:value-type="float" office:value="0.970025495323895" calcext:value-type="float">
            <text:p>0.970025495323895</text:p>
          </table:table-cell>
          <table:table-cell table:style-name="ce2" office:value-type="float" office:value="0.240941103642116" calcext:value-type="float">
            <text:p>0.240941103642116</text:p>
          </table:table-cell>
          <table:table-cell table:style-name="ce2" office:value-type="float" office:value="0.00377562502197686" calcext:value-type="float">
            <text:p>0.0037756250219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-Ju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CjunUniPk.narrowPeak.gz</text:p>
          </table:table-cell>
          <table:table-cell table:style-name="ce2" office:value-type="float" office:value="0.980988423964554" calcext:value-type="float">
            <text:p>0.980988423964554</text:p>
          </table:table-cell>
          <table:table-cell table:style-name="ce2" office:value-type="float" office:value="0.259787125973424" calcext:value-type="float">
            <text:p>0.259787125973424</text:p>
          </table:table-cell>
          <table:table-cell table:style-name="ce2" office:value-type="float" office:value="0.003318506276592" calcext:value-type="float">
            <text:p>0.0033185062765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IFNa30</text:p>
          </table:table-cell>
          <table:table-cell table:style-name="ce2" office:value-type="string" calcext:value-type="string">
            <text:p>wgEncodeAwgTfbsSydhK562CmycIfna30UniPk.narrowPeak.gz</text:p>
          </table:table-cell>
          <table:table-cell table:style-name="ce2" office:value-type="float" office:value="0.966540974623598" calcext:value-type="float">
            <text:p>0.966540974623598</text:p>
          </table:table-cell>
          <table:table-cell table:style-name="ce2" office:value-type="float" office:value="0.250987807110165" calcext:value-type="float">
            <text:p>0.250987807110165</text:p>
          </table:table-cell>
          <table:table-cell table:style-name="ce2" office:value-type="float" office:value="0.00447888463026126" calcext:value-type="float">
            <text:p>0.0044788846302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IFNa6h</text:p>
          </table:table-cell>
          <table:table-cell table:style-name="ce2" office:value-type="string" calcext:value-type="string">
            <text:p>wgEncodeAwgTfbsSydhK562CmycIfna6hUniPk.narrowPeak.gz</text:p>
          </table:table-cell>
          <table:table-cell table:style-name="ce2" office:value-type="float" office:value="0.959245505200521" calcext:value-type="float">
            <text:p>0.959245505200521</text:p>
          </table:table-cell>
          <table:table-cell table:style-name="ce2" office:value-type="float" office:value="0.26300331730313" calcext:value-type="float">
            <text:p>0.26300331730313</text:p>
          </table:table-cell>
          <table:table-cell table:style-name="ce2" office:value-type="float" office:value="0.00639966243538802" calcext:value-type="float">
            <text:p>0.0063996624353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IFNg30</text:p>
          </table:table-cell>
          <table:table-cell table:style-name="ce2" office:value-type="string" calcext:value-type="string">
            <text:p>wgEncodeAwgTfbsSydhK562CmycIfng30UniPk.narrowPeak.gz</text:p>
          </table:table-cell>
          <table:table-cell table:style-name="ce2" office:value-type="float" office:value="0.945047181381154" calcext:value-type="float">
            <text:p>0.945047181381154</text:p>
          </table:table-cell>
          <table:table-cell table:style-name="ce2" office:value-type="float" office:value="0.36892997463703" calcext:value-type="float">
            <text:p>0.36892997463703</text:p>
          </table:table-cell>
          <table:table-cell table:style-name="ce2" office:value-type="float" office:value="0.0184254017370512" calcext:value-type="float">
            <text:p>0.0184254017370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IFNg6h</text:p>
          </table:table-cell>
          <table:table-cell table:style-name="ce2" office:value-type="string" calcext:value-type="string">
            <text:p>wgEncodeAwgTfbsSydhK562CmycIfng6hUniPk.narrowPeak.gz</text:p>
          </table:table-cell>
          <table:table-cell table:style-name="ce2" office:value-type="float" office:value="0.944248372360647" calcext:value-type="float">
            <text:p>0.944248372360647</text:p>
          </table:table-cell>
          <table:table-cell table:style-name="ce2" office:value-type="float" office:value="0.307497884621431" calcext:value-type="float">
            <text:p>0.307497884621431</text:p>
          </table:table-cell>
          <table:table-cell table:style-name="ce2" office:value-type="float" office:value="0.0120960652624917" calcext:value-type="float">
            <text:p>0.0120960652624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CmycIggrabUniPk.narrowPeak.gz</text:p>
          </table:table-cell>
          <table:table-cell table:style-name="ce2" office:value-type="float" office:value="0.940281021695171" calcext:value-type="float">
            <text:p>0.940281021695171</text:p>
          </table:table-cell>
          <table:table-cell table:style-name="ce2" office:value-type="float" office:value="0.33475880718183" calcext:value-type="float">
            <text:p>0.33475880718183</text:p>
          </table:table-cell>
          <table:table-cell table:style-name="ce2" office:value-type="float" office:value="0.0149486620485952" calcext:value-type="float">
            <text:p>0.0149486620485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CmycUniPk.narrowPeak.gz</text:p>
          </table:table-cell>
          <table:table-cell table:style-name="ce2" office:value-type="float" office:value="0.978134789633917" calcext:value-type="float">
            <text:p>0.978134789633917</text:p>
          </table:table-cell>
          <table:table-cell table:style-name="ce2" office:value-type="float" office:value="0.198406643723507" calcext:value-type="float">
            <text:p>0.198406643723507</text:p>
          </table:table-cell>
          <table:table-cell table:style-name="ce2" office:value-type="float" office:value="0.00245261788389184" calcext:value-type="float">
            <text:p>0.0024526178838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OREST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Corestab24166IggrabUniPk.narrowPeak.gz</text:p>
          </table:table-cell>
          <table:table-cell table:style-name="ce2" office:value-type="float" office:value="0.90852965014853" calcext:value-type="float">
            <text:p>0.90852965014853</text:p>
          </table:table-cell>
          <table:table-cell table:style-name="ce2" office:value-type="float" office:value="0.0895445647047616" calcext:value-type="float">
            <text:p>0.089544564704762</text:p>
          </table:table-cell>
          <table:table-cell table:style-name="ce2" office:value-type="float" office:value="0.00341959984528289" calcext:value-type="float">
            <text:p>0.0034195998452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OREST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Corestsc30189IggrabUniPk.narrowPeak.gz</text:p>
          </table:table-cell>
          <table:table-cell table:style-name="ce2" office:value-type="float" office:value="0.91064406622804" calcext:value-type="float">
            <text:p>0.91064406622804</text:p>
          </table:table-cell>
          <table:table-cell table:style-name="ce2" office:value-type="float" office:value="0.224996852515372" calcext:value-type="float">
            <text:p>0.224996852515372</text:p>
          </table:table-cell>
          <table:table-cell table:style-name="ce2" office:value-type="float" office:value="0.0165178100495798" calcext:value-type="float">
            <text:p>0.016517810049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CtcfbIggrabUniPk.narrowPeak.gz</text:p>
          </table:table-cell>
          <table:table-cell table:style-name="ce2" office:value-type="float" office:value="0.981151975073275" calcext:value-type="float">
            <text:p>0.981151975073275</text:p>
          </table:table-cell>
          <table:table-cell table:style-name="ce2" office:value-type="float" office:value="0.569402311338551" calcext:value-type="float">
            <text:p>0.569402311338551</text:p>
          </table:table-cell>
          <table:table-cell table:style-name="ce2" office:value-type="float" office:value="0.020069271071416" calcext:value-type="float">
            <text:p>0.0200692710714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E2F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E2f4UcdUniPk.narrowPeak.gz</text:p>
          </table:table-cell>
          <table:table-cell table:style-name="ce2" office:value-type="float" office:value="0.991070020005213" calcext:value-type="float">
            <text:p>0.991070020005213</text:p>
          </table:table-cell>
          <table:table-cell table:style-name="ce2" office:value-type="float" office:value="0.417313962427346" calcext:value-type="float">
            <text:p>0.417313962427346</text:p>
          </table:table-cell>
          <table:table-cell table:style-name="ce2" office:value-type="float" office:value="0.00388990470832308" calcext:value-type="float">
            <text:p>0.0038899047083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E2F6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E2f6UcdUniPk.narrowPeak.gz</text:p>
          </table:table-cell>
          <table:table-cell table:style-name="ce2" office:value-type="float" office:value="0.965098778448437" calcext:value-type="float">
            <text:p>0.965098778448437</text:p>
          </table:table-cell>
          <table:table-cell table:style-name="ce2" office:value-type="float" office:value="0.330059815089707" calcext:value-type="float">
            <text:p>0.330059815089707</text:p>
          </table:table-cell>
          <table:table-cell table:style-name="ce2" office:value-type="float" office:value="0.00915995639790429" calcext:value-type="float">
            <text:p>0.0091599563979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ELK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Elk112771IggrabUniPk.narrowPeak.gz</text:p>
          </table:table-cell>
          <table:table-cell table:style-name="ce2" office:value-type="float" office:value="0.974589356704836" calcext:value-type="float">
            <text:p>0.974589356704836</text:p>
          </table:table-cell>
          <table:table-cell table:style-name="ce2" office:value-type="float" office:value="0.410909754036399" calcext:value-type="float">
            <text:p>0.410909754036399</text:p>
          </table:table-cell>
          <table:table-cell table:style-name="ce2" office:value-type="float" office:value="0.00159112486374345" calcext:value-type="float">
            <text:p>0.0015911248637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GATA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Gata1UcdUniPk.narrowPeak.gz</text:p>
          </table:table-cell>
          <table:table-cell table:style-name="ce2" office:value-type="float" office:value="0.978051987588421" calcext:value-type="float">
            <text:p>0.978051987588421</text:p>
          </table:table-cell>
          <table:table-cell table:style-name="ce2" office:value-type="float" office:value="0.16823332012256" calcext:value-type="float">
            <text:p>0.16823332012256</text:p>
          </table:table-cell>
          <table:table-cell table:style-name="ce2" office:value-type="float" office:value="0.00205703435423187" calcext:value-type="float">
            <text:p>0.0020570343542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GATA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Gata2UcdUniPk.narrowPeak.gz</text:p>
          </table:table-cell>
          <table:table-cell table:style-name="ce2" office:value-type="float" office:value="0.961217893271966" calcext:value-type="float">
            <text:p>0.961217893271966</text:p>
          </table:table-cell>
          <table:table-cell table:style-name="ce2" office:value-type="float" office:value="0.211815850836593" calcext:value-type="float">
            <text:p>0.211815850836593</text:p>
          </table:table-cell>
          <table:table-cell table:style-name="ce2" office:value-type="float" office:value="0.00508544604240655" calcext:value-type="float">
            <text:p>0.0050854460424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GTF2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Gtf2bUniPk.narrowPeak.gz</text:p>
          </table:table-cell>
          <table:table-cell table:style-name="ce2" office:value-type="float" office:value="0.954309796016952" calcext:value-type="float">
            <text:p>0.954309796016952</text:p>
          </table:table-cell>
          <table:table-cell table:style-name="ce2" office:value-type="float" office:value="0.113896708353381" calcext:value-type="float">
            <text:p>0.113896708353381</text:p>
          </table:table-cell>
          <table:table-cell table:style-name="ce2" office:value-type="float" office:value="0.00118675058897992" calcext:value-type="float">
            <text:p>0.001186750588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GTF2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Gtf2f1ab28179IggrabUniPk.narrowPeak.gz</text:p>
          </table:table-cell>
          <table:table-cell table:style-name="ce2" office:value-type="float" office:value="0.965064659716638" calcext:value-type="float">
            <text:p>0.965064659716638</text:p>
          </table:table-cell>
          <table:table-cell table:style-name="ce2" office:value-type="float" office:value="0.168165198514404" calcext:value-type="float">
            <text:p>0.168165198514404</text:p>
          </table:table-cell>
          <table:table-cell table:style-name="ce2" office:value-type="float" office:value="0.00149882204015612" calcext:value-type="float">
            <text:p>0.0014988220401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MGN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Hmgn3UniPk.narrowPeak.gz</text:p>
          </table:table-cell>
          <table:table-cell table:style-name="ce2" office:value-type="float" office:value="0.976333514644152" calcext:value-type="float">
            <text:p>0.976333514644152</text:p>
          </table:table-cell>
          <table:table-cell table:style-name="ce2" office:value-type="float" office:value="0.461811514709056" calcext:value-type="float">
            <text:p>0.461811514709056</text:p>
          </table:table-cell>
          <table:table-cell table:style-name="ce2" office:value-type="float" office:value="0.0105269172615071" calcext:value-type="float">
            <text:p>0.0105269172615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Ini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Ini1IggmusUniPk.narrowPeak.gz</text:p>
          </table:table-cell>
          <table:table-cell table:style-name="ce2" office:value-type="float" office:value="0.901901387843651" calcext:value-type="float">
            <text:p>0.901901387843651</text:p>
          </table:table-cell>
          <table:table-cell table:style-name="ce2" office:value-type="float" office:value="0.033611088390912" calcext:value-type="float">
            <text:p>0.033611088390912</text:p>
          </table:table-cell>
          <table:table-cell table:style-name="ce2" office:value-type="float" office:value="0.00121312282429059" calcext:value-type="float">
            <text:p>0.0012131228242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IRF1</text:p>
          </table:table-cell>
          <table:table-cell table:style-name="ce2" office:value-type="string" calcext:value-type="string">
            <text:p>IFNa30</text:p>
          </table:table-cell>
          <table:table-cell table:style-name="ce2" office:value-type="string" calcext:value-type="string">
            <text:p>wgEncodeAwgTfbsSydhK562Irf1Ifna30UniPk.narrowPeak.gz</text:p>
          </table:table-cell>
          <table:table-cell table:style-name="ce2" office:value-type="float" office:value="0.951022563476135" calcext:value-type="float">
            <text:p>0.951022563476135</text:p>
          </table:table-cell>
          <table:table-cell table:style-name="ce2" office:value-type="float" office:value="0.038606670999636" calcext:value-type="float">
            <text:p>0.038606670999636</text:p>
          </table:table-cell>
          <table:table-cell table:style-name="ce2" office:value-type="float" office:value="0.000606561412145293" calcext:value-type="float">
            <text:p>0.0006065614121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IRF1</text:p>
          </table:table-cell>
          <table:table-cell table:style-name="ce2" office:value-type="string" calcext:value-type="string">
            <text:p>IFNa6h</text:p>
          </table:table-cell>
          <table:table-cell table:style-name="ce2" office:value-type="string" calcext:value-type="string">
            <text:p>wgEncodeAwgTfbsSydhK562Irf1Ifna6hUniPk.narrowPeak.gz</text:p>
          </table:table-cell>
          <table:table-cell table:style-name="ce2" office:value-type="float" office:value="0.958966786384563" calcext:value-type="float">
            <text:p>0.958966786384563</text:p>
          </table:table-cell>
          <table:table-cell table:style-name="ce2" office:value-type="float" office:value="0.183559871804796" calcext:value-type="float">
            <text:p>0.183559871804796</text:p>
          </table:table-cell>
          <table:table-cell table:style-name="ce2" office:value-type="float" office:value="0.00376243890432153" calcext:value-type="float">
            <text:p>0.0037624389043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IRF1</text:p>
          </table:table-cell>
          <table:table-cell table:style-name="ce2" office:value-type="string" calcext:value-type="string">
            <text:p>IFNg30</text:p>
          </table:table-cell>
          <table:table-cell table:style-name="ce2" office:value-type="string" calcext:value-type="string">
            <text:p>wgEncodeAwgTfbsSydhK562Irf1Ifng30UniPk.narrowPeak.gz</text:p>
          </table:table-cell>
          <table:table-cell table:style-name="ce2" office:value-type="float" office:value="0.948844348442707" calcext:value-type="float">
            <text:p>0.948844348442707</text:p>
          </table:table-cell>
          <table:table-cell table:style-name="ce2" office:value-type="float" office:value="0.229420540478876" calcext:value-type="float">
            <text:p>0.229420540478876</text:p>
          </table:table-cell>
          <table:table-cell table:style-name="ce2" office:value-type="float" office:value="0.00541070361123809" calcext:value-type="float">
            <text:p>0.0054107036112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IRF1</text:p>
          </table:table-cell>
          <table:table-cell table:style-name="ce2" office:value-type="string" calcext:value-type="string">
            <text:p>IFNg6h</text:p>
          </table:table-cell>
          <table:table-cell table:style-name="ce2" office:value-type="string" calcext:value-type="string">
            <text:p>wgEncodeAwgTfbsSydhK562Irf1Ifng6hUniPk.narrowPeak.gz</text:p>
          </table:table-cell>
          <table:table-cell table:style-name="ce2" office:value-type="float" office:value="0.98091290513443" calcext:value-type="float">
            <text:p>0.98091290513443</text:p>
          </table:table-cell>
          <table:table-cell table:style-name="ce2" office:value-type="float" office:value="0.549456114037049" calcext:value-type="float">
            <text:p>0.549456114037049</text:p>
          </table:table-cell>
          <table:table-cell table:style-name="ce2" office:value-type="float" office:value="0.00654910510214846" calcext:value-type="float">
            <text:p>0.0065491051021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Ju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JundIggrabUniPk.narrowPeak.gz</text:p>
          </table:table-cell>
          <table:table-cell table:style-name="ce2" office:value-type="float" office:value="0.947257026761087" calcext:value-type="float">
            <text:p>0.947257026761087</text:p>
          </table:table-cell>
          <table:table-cell table:style-name="ce2" office:value-type="float" office:value="0.343313262856194" calcext:value-type="float">
            <text:p>0.343313262856194</text:p>
          </table:table-cell>
          <table:table-cell table:style-name="ce2" office:value-type="float" office:value="0.0180869580505644" calcext:value-type="float">
            <text:p>0.0180869580505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KAP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Kap1UcdUniPk.narrowPeak.gz</text:p>
          </table:table-cell>
          <table:table-cell table:style-name="ce2" office:value-type="float" office:value="0.925209971816795" calcext:value-type="float">
            <text:p>0.925209971816795</text:p>
          </table:table-cell>
          <table:table-cell table:style-name="ce2" office:value-type="float" office:value="0.157878502465182" calcext:value-type="float">
            <text:p>0.157878502465182</text:p>
          </table:table-cell>
          <table:table-cell table:style-name="ce2" office:value-type="float" office:value="0.00612714933717782" calcext:value-type="float">
            <text:p>0.0061271493371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Maf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MaffIggrabUniPk.narrowPeak.gz</text:p>
          </table:table-cell>
          <table:table-cell table:style-name="ce2" office:value-type="float" office:value="0.963101560758275" calcext:value-type="float">
            <text:p>0.963101560758275</text:p>
          </table:table-cell>
          <table:table-cell table:style-name="ce2" office:value-type="float" office:value="0.3685812439586" calcext:value-type="float">
            <text:p>0.3685812439586</text:p>
          </table:table-cell>
          <table:table-cell table:style-name="ce2" office:value-type="float" office:value="0.0114499454973804" calcext:value-type="float">
            <text:p>0.011449945497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MafK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Mafkab50322IggrabUniPk.narrowPeak.gz</text:p>
          </table:table-cell>
          <table:table-cell table:style-name="ce2" office:value-type="float" office:value="0.965006154779712" calcext:value-type="float">
            <text:p>0.965006154779712</text:p>
          </table:table-cell>
          <table:table-cell table:style-name="ce2" office:value-type="float" office:value="0.343938755020286" calcext:value-type="float">
            <text:p>0.343938755020286</text:p>
          </table:table-cell>
          <table:table-cell table:style-name="ce2" office:value-type="float" office:value="0.00909402580962762" calcext:value-type="float">
            <text:p>0.0090940258096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MaxIggrabUniPk.narrowPeak.gz</text:p>
          </table:table-cell>
          <table:table-cell table:style-name="ce2" office:value-type="float" office:value="0.948465970194954" calcext:value-type="float">
            <text:p>0.948465970194954</text:p>
          </table:table-cell>
          <table:table-cell table:style-name="ce2" office:value-type="float" office:value="0.360113843268695" calcext:value-type="float">
            <text:p>0.360113843268695</text:p>
          </table:table-cell>
          <table:table-cell table:style-name="ce2" office:value-type="float" office:value="0.016473856324062" calcext:value-type="float">
            <text:p>0.0164738563240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MAZ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Mazab85725IggrabUniPk.narrowPeak.gz</text:p>
          </table:table-cell>
          <table:table-cell table:style-name="ce2" office:value-type="float" office:value="0.960352133431713" calcext:value-type="float">
            <text:p>0.960352133431713</text:p>
          </table:table-cell>
          <table:table-cell table:style-name="ce2" office:value-type="float" office:value="0.450345658298962" calcext:value-type="float">
            <text:p>0.450345658298962</text:p>
          </table:table-cell>
          <table:table-cell table:style-name="ce2" office:value-type="float" office:value="0.018548472168501" calcext:value-type="float">
            <text:p>0.0185484721685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Mxi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Mxi1af4185IggrabUniPk.narrowPeak.gz</text:p>
          </table:table-cell>
          <table:table-cell table:style-name="ce2" office:value-type="float" office:value="0.967138874826535" calcext:value-type="float">
            <text:p>0.967138874826535</text:p>
          </table:table-cell>
          <table:table-cell table:style-name="ce2" office:value-type="float" office:value="0.199270660631919" calcext:value-type="float">
            <text:p>0.199270660631919</text:p>
          </table:table-cell>
          <table:table-cell table:style-name="ce2" office:value-type="float" office:value="0.00352948415907732" calcext:value-type="float">
            <text:p>0.0035294841590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NELF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NelfeUniPk.narrowPeak.gz</text:p>
          </table:table-cell>
          <table:table-cell table:style-name="ce2" office:value-type="float" office:value="0.964381960671432" calcext:value-type="float">
            <text:p>0.964381960671432</text:p>
          </table:table-cell>
          <table:table-cell table:style-name="ce2" office:value-type="float" office:value="0.0415698329205236" calcext:value-type="float">
            <text:p>0.041569832920524</text:p>
          </table:table-cell>
          <table:table-cell table:style-name="ce2" office:value-type="float" office:value="0.000254931608003094" calcext:value-type="float">
            <text:p>0.0002549316080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NF-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Nfe2UniPk.narrowPeak.gz</text:p>
          </table:table-cell>
          <table:table-cell table:style-name="ce2" office:value-type="float" office:value="0.977988323584861" calcext:value-type="float">
            <text:p>0.977988323584861</text:p>
          </table:table-cell>
          <table:table-cell table:style-name="ce2" office:value-type="float" office:value="0.151908024161025" calcext:value-type="float">
            <text:p>0.151908024161025</text:p>
          </table:table-cell>
          <table:table-cell table:style-name="ce2" office:value-type="float" office:value="0.00087467913780372" calcext:value-type="float">
            <text:p>0.0008746791378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NF-YA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NfyaUniPk.narrowPeak.gz</text:p>
          </table:table-cell>
          <table:table-cell table:style-name="ce2" office:value-type="float" office:value="0.987424695826855" calcext:value-type="float">
            <text:p>0.987424695826855</text:p>
          </table:table-cell>
          <table:table-cell table:style-name="ce2" office:value-type="float" office:value="0.351769822684079" calcext:value-type="float">
            <text:p>0.351769822684079</text:p>
          </table:table-cell>
          <table:table-cell table:style-name="ce2" office:value-type="float" office:value="0.00161749709905412" calcext:value-type="float">
            <text:p>0.0016174970990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NF-Y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NfybUniPk.narrowPeak.gz</text:p>
          </table:table-cell>
          <table:table-cell table:style-name="ce2" office:value-type="float" office:value="0.984701090433598" calcext:value-type="float">
            <text:p>0.984701090433598</text:p>
          </table:table-cell>
          <table:table-cell table:style-name="ce2" office:value-type="float" office:value="0.51082726636482" calcext:value-type="float">
            <text:p>0.51082726636482</text:p>
          </table:table-cell>
          <table:table-cell table:style-name="ce2" office:value-type="float" office:value="0.00408769647315306" calcext:value-type="float">
            <text:p>0.0040876964731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Nr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Nrf1IggrabUniPk.narrowPeak.gz</text:p>
          </table:table-cell>
          <table:table-cell table:style-name="ce2" office:value-type="float" office:value="0.983965800973" calcext:value-type="float">
            <text:p>0.983965800973</text:p>
          </table:table-cell>
          <table:table-cell table:style-name="ce2" office:value-type="float" office:value="0.343840533643344" calcext:value-type="float">
            <text:p>0.343840533643344</text:p>
          </table:table-cell>
          <table:table-cell table:style-name="ce2" office:value-type="float" office:value="0.00152079890291501" calcext:value-type="float">
            <text:p>0.0015207989029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30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P300IggrabUniPk.narrowPeak.gz</text:p>
          </table:table-cell>
          <table:table-cell table:style-name="ce2" office:value-type="float" office:value="0.923888769346025" calcext:value-type="float">
            <text:p>0.923888769346025</text:p>
          </table:table-cell>
          <table:table-cell table:style-name="ce2" office:value-type="float" office:value="0.22826037914071" calcext:value-type="float">
            <text:p>0.22826037914071</text:p>
          </table:table-cell>
          <table:table-cell table:style-name="ce2" office:value-type="float" office:value="0.0132388621259538" calcext:value-type="float">
            <text:p>0.0132388621259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IFNa30</text:p>
          </table:table-cell>
          <table:table-cell table:style-name="ce2" office:value-type="string" calcext:value-type="string">
            <text:p>wgEncodeAwgTfbsSydhK562Pol2Ifna30UniPk.narrowPeak.gz</text:p>
          </table:table-cell>
          <table:table-cell table:style-name="ce2" office:value-type="float" office:value="0.963741274805453" calcext:value-type="float">
            <text:p>0.963741274805453</text:p>
          </table:table-cell>
          <table:table-cell table:style-name="ce2" office:value-type="float" office:value="0.441667998349123" calcext:value-type="float">
            <text:p>0.441667998349123</text:p>
          </table:table-cell>
          <table:table-cell table:style-name="ce2" office:value-type="float" office:value="0.00809627624037413" calcext:value-type="float">
            <text:p>0.0080962762403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IFNa6h</text:p>
          </table:table-cell>
          <table:table-cell table:style-name="ce2" office:value-type="string" calcext:value-type="string">
            <text:p>wgEncodeAwgTfbsSydhK562Pol2Ifna6hUniPk.narrowPeak.gz</text:p>
          </table:table-cell>
          <table:table-cell table:style-name="ce2" office:value-type="float" office:value="0.961840019557568" calcext:value-type="float">
            <text:p>0.961840019557568</text:p>
          </table:table-cell>
          <table:table-cell table:style-name="ce2" office:value-type="float" office:value="0.442948078275529" calcext:value-type="float">
            <text:p>0.442948078275529</text:p>
          </table:table-cell>
          <table:table-cell table:style-name="ce2" office:value-type="float" office:value="0.00774904180878371" calcext:value-type="float">
            <text:p>0.0077490418087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IFNg30</text:p>
          </table:table-cell>
          <table:table-cell table:style-name="ce2" office:value-type="string" calcext:value-type="string">
            <text:p>wgEncodeAwgTfbsSydhK562Pol2Ifng30UniPk.narrowPeak.gz</text:p>
          </table:table-cell>
          <table:table-cell table:style-name="ce2" office:value-type="float" office:value="0.958878363463223" calcext:value-type="float">
            <text:p>0.958878363463223</text:p>
          </table:table-cell>
          <table:table-cell table:style-name="ce2" office:value-type="float" office:value="0.434422017530409" calcext:value-type="float">
            <text:p>0.434422017530409</text:p>
          </table:table-cell>
          <table:table-cell table:style-name="ce2" office:value-type="float" office:value="0.00835999859348078" calcext:value-type="float">
            <text:p>0.0083599985934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IFNg6h</text:p>
          </table:table-cell>
          <table:table-cell table:style-name="ce2" office:value-type="string" calcext:value-type="string">
            <text:p>wgEncodeAwgTfbsSydhK562Pol2Ifng6hUniPk.narrowPeak.gz</text:p>
          </table:table-cell>
          <table:table-cell table:style-name="ce2" office:value-type="float" office:value="0.960834777440664" calcext:value-type="float">
            <text:p>0.960834777440664</text:p>
          </table:table-cell>
          <table:table-cell table:style-name="ce2" office:value-type="float" office:value="0.492370237195862" calcext:value-type="float">
            <text:p>0.492370237195862</text:p>
          </table:table-cell>
          <table:table-cell table:style-name="ce2" office:value-type="float" office:value="0.00871162839762298" calcext:value-type="float">
            <text:p>0.0087116283976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Pol2IggmusUniPk.narrowPeak.gz</text:p>
          </table:table-cell>
          <table:table-cell table:style-name="ce2" office:value-type="float" office:value="0.917259478545825" calcext:value-type="float">
            <text:p>0.917259478545825</text:p>
          </table:table-cell>
          <table:table-cell table:style-name="ce2" office:value-type="float" office:value="0.127242824517804" calcext:value-type="float">
            <text:p>0.127242824517804</text:p>
          </table:table-cell>
          <table:table-cell table:style-name="ce2" office:value-type="float" office:value="0.00792925208340659" calcext:value-type="float">
            <text:p>0.0079292520834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ol2(phosphoS2)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Pol2s2IggrabUniPk.narrowPeak.gz</text:p>
          </table:table-cell>
          <table:table-cell table:style-name="ce2" office:value-type="float" office:value="0.886828058034797" calcext:value-type="float">
            <text:p>0.886828058034797</text:p>
          </table:table-cell>
          <table:table-cell table:style-name="ce2" office:value-type="float" office:value="0.0834589533324528" calcext:value-type="float">
            <text:p>0.083458953332453</text:p>
          </table:table-cell>
          <table:table-cell table:style-name="ce2" office:value-type="float" office:value="0.00370090368859665" calcext:value-type="float">
            <text:p>0.0037009036885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ol2(phosphoS2)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Pol2s2UniPk.narrowPeak.gz</text:p>
          </table:table-cell>
          <table:table-cell table:style-name="ce2" office:value-type="float" office:value="0.797058054397269" calcext:value-type="float">
            <text:p>0.797058054397269</text:p>
          </table:table-cell>
          <table:table-cell table:style-name="ce2" office:value-type="float" office:value="0.00823177997493251" calcext:value-type="float">
            <text:p>0.008231779974933</text:p>
          </table:table-cell>
          <table:table-cell table:style-name="ce3" office:value-type="float" office:value="0.00125268117725658" calcext:value-type="float">
            <text:p>1.25E-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Pol2UniPk.narrowPeak.gz</text:p>
          </table:table-cell>
          <table:table-cell table:style-name="ce2" office:value-type="float" office:value="0.960974956971522" calcext:value-type="float">
            <text:p>0.960974956971522</text:p>
          </table:table-cell>
          <table:table-cell table:style-name="ce2" office:value-type="float" office:value="0.481138469233337" calcext:value-type="float">
            <text:p>0.481138469233337</text:p>
          </table:table-cell>
          <table:table-cell table:style-name="ce2" office:value-type="float" office:value="0.0092742360842505" calcext:value-type="float">
            <text:p>0.0092742360842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ol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Pol3UniPk.narrowPeak.gz</text:p>
          </table:table-cell>
          <table:table-cell table:style-name="ce2" office:value-type="float" office:value="0.890884396798397" calcext:value-type="float">
            <text:p>0.890884396798397</text:p>
          </table:table-cell>
          <table:table-cell table:style-name="ce3" office:value-type="float" office:value="0.0000201401756223314" calcext:value-type="float">
            <text:p>2.01E-05</text:p>
          </table:table-cell>
          <table:table-cell table:style-name="ce3" office:value-type="float" office:value="0.00000439537255177749" calcext:value-type="float">
            <text:p>4.40E-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Rad2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Rad21UniPk.narrowPeak.gz</text:p>
          </table:table-cell>
          <table:table-cell table:style-name="ce2" office:value-type="float" office:value="0.99379206898395" calcext:value-type="float">
            <text:p>0.99379206898395</text:p>
          </table:table-cell>
          <table:table-cell table:style-name="ce2" office:value-type="float" office:value="0.579176703867014" calcext:value-type="float">
            <text:p>0.579176703867014</text:p>
          </table:table-cell>
          <table:table-cell table:style-name="ce2" office:value-type="float" office:value="0.00662822180808045" calcext:value-type="float">
            <text:p>0.006628221808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RFX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Rfx5IggrabUniPk.narrowPeak.gz</text:p>
          </table:table-cell>
          <table:table-cell table:style-name="ce2" office:value-type="float" office:value="0.859807841632363" calcext:value-type="float">
            <text:p>0.859807841632363</text:p>
          </table:table-cell>
          <table:table-cell table:style-name="ce2" office:value-type="float" office:value="0.0414991994353589" calcext:value-type="float">
            <text:p>0.041499199435359</text:p>
          </table:table-cell>
          <table:table-cell table:style-name="ce2" office:value-type="float" office:value="0.00080435317697528" calcext:value-type="float">
            <text:p>0.0008043531769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RPC15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Rpc155UniPk.narrowPeak.gz</text:p>
          </table:table-cell>
          <table:table-cell table:style-name="ce2" office:value-type="float" office:value="0.927892057094132" calcext:value-type="float">
            <text:p>0.927892057094132</text:p>
          </table:table-cell>
          <table:table-cell table:style-name="ce2" office:value-type="float" office:value="0.043944471558333" calcext:value-type="float">
            <text:p>0.043944471558333</text:p>
          </table:table-cell>
          <table:table-cell table:style-name="ce2" office:value-type="float" office:value="0.000716445725939731" calcext:value-type="float">
            <text:p>0.000716445725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ETDB1</text:p>
          </table:table-cell>
          <table:table-cell table:style-name="ce2" office:value-type="string" calcext:value-type="string">
            <text:p>MNaseD</text:p>
          </table:table-cell>
          <table:table-cell table:style-name="ce2" office:value-type="string" calcext:value-type="string">
            <text:p>wgEncodeAwgTfbsSydhK562Setdb1MnasedUcdUniPk.narrowPeak.gz</text:p>
          </table:table-cell>
          <table:table-cell table:style-name="ce2" office:value-type="float" office:value="0.906713254978014" calcext:value-type="float">
            <text:p>0.906713254978014</text:p>
          </table:table-cell>
          <table:table-cell table:style-name="ce2" office:value-type="float" office:value="0.0795104249877693" calcext:value-type="float">
            <text:p>0.079510424987769</text:p>
          </table:table-cell>
          <table:table-cell table:style-name="ce2" office:value-type="float" office:value="0.00162628784415767" calcext:value-type="float">
            <text:p>0.0016262878441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ETDB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Setdb1UcdUniPk.narrowPeak.gz</text:p>
          </table:table-cell>
          <table:table-cell table:style-name="ce2" office:value-type="float" office:value="0.947483510954777" calcext:value-type="float">
            <text:p>0.947483510954777</text:p>
          </table:table-cell>
          <table:table-cell table:style-name="ce2" office:value-type="float" office:value="0.0834717709140015" calcext:value-type="float">
            <text:p>0.083471770914002</text:p>
          </table:table-cell>
          <table:table-cell table:style-name="ce2" office:value-type="float" office:value="0.00240426878582229" calcext:value-type="float">
            <text:p>0.0024042687858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IRT6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Sirt6UniPk.narrowPeak.gz</text:p>
          </table:table-cell>
          <table:table-cell table:style-name="ce2" office:value-type="float" office:value="0.961653335212343" calcext:value-type="float">
            <text:p>0.961653335212343</text:p>
          </table:table-cell>
          <table:table-cell table:style-name="ce2" office:value-type="float" office:value="0.0714029512048078" calcext:value-type="float">
            <text:p>0.071402951204808</text:p>
          </table:table-cell>
          <table:table-cell table:style-name="ce2" office:value-type="float" office:value="0.00132300713808502" calcext:value-type="float">
            <text:p>0.0013230071380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MC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Smc3ab9263IggrabUniPk.narrowPeak.gz</text:p>
          </table:table-cell>
          <table:table-cell table:style-name="ce2" office:value-type="float" office:value="0.988945081344091" calcext:value-type="float">
            <text:p>0.988945081344091</text:p>
          </table:table-cell>
          <table:table-cell table:style-name="ce2" office:value-type="float" office:value="0.636841592144206" calcext:value-type="float">
            <text:p>0.636841592144206</text:p>
          </table:table-cell>
          <table:table-cell table:style-name="ce2" office:value-type="float" office:value="0.0106983367910264" calcext:value-type="float">
            <text:p>0.0106983367910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TAT1</text:p>
          </table:table-cell>
          <table:table-cell table:style-name="ce2" office:value-type="string" calcext:value-type="string">
            <text:p>IFNa30</text:p>
          </table:table-cell>
          <table:table-cell table:style-name="ce2" office:value-type="string" calcext:value-type="string">
            <text:p>wgEncodeAwgTfbsSydhK562Stat1Ifna30UniPk.narrowPeak.gz</text:p>
          </table:table-cell>
          <table:table-cell table:style-name="ce2" office:value-type="float" office:value="0.953951969670254" calcext:value-type="float">
            <text:p>0.953951969670254</text:p>
          </table:table-cell>
          <table:table-cell table:style-name="ce2" office:value-type="float" office:value="0.0473322881397821" calcext:value-type="float">
            <text:p>0.047332288139782</text:p>
          </table:table-cell>
          <table:table-cell table:style-name="ce2" office:value-type="float" office:value="0.000751608706353951" calcext:value-type="float">
            <text:p>0.0007516087063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TAT1</text:p>
          </table:table-cell>
          <table:table-cell table:style-name="ce2" office:value-type="string" calcext:value-type="string">
            <text:p>IFNa6h</text:p>
          </table:table-cell>
          <table:table-cell table:style-name="ce2" office:value-type="string" calcext:value-type="string">
            <text:p>wgEncodeAwgTfbsSydhK562Stat1Ifna6hUniPk.narrowPeak.gz</text:p>
          </table:table-cell>
          <table:table-cell table:style-name="ce2" office:value-type="float" office:value="0.947853716487024" calcext:value-type="float">
            <text:p>0.947853716487024</text:p>
          </table:table-cell>
          <table:table-cell table:style-name="ce2" office:value-type="float" office:value="0.0324300656635204" calcext:value-type="float">
            <text:p>0.03243006566352</text:p>
          </table:table-cell>
          <table:table-cell table:style-name="ce2" office:value-type="float" office:value="0.000681282745525511" calcext:value-type="float">
            <text:p>0.0006812827455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TAT1</text:p>
          </table:table-cell>
          <table:table-cell table:style-name="ce2" office:value-type="string" calcext:value-type="string">
            <text:p>IFNg30</text:p>
          </table:table-cell>
          <table:table-cell table:style-name="ce2" office:value-type="string" calcext:value-type="string">
            <text:p>wgEncodeAwgTfbsSydhK562Stat1Ifng30UniPk.narrowPeak.gz</text:p>
          </table:table-cell>
          <table:table-cell table:style-name="ce2" office:value-type="float" office:value="0.943786191723745" calcext:value-type="float">
            <text:p>0.943786191723745</text:p>
          </table:table-cell>
          <table:table-cell table:style-name="ce2" office:value-type="float" office:value="0.113209531705204" calcext:value-type="float">
            <text:p>0.113209531705204</text:p>
          </table:table-cell>
          <table:table-cell table:style-name="ce2" office:value-type="float" office:value="0.00098016807904638" calcext:value-type="float">
            <text:p>0.0009801680790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TAT1</text:p>
          </table:table-cell>
          <table:table-cell table:style-name="ce2" office:value-type="string" calcext:value-type="string">
            <text:p>IFNg6h</text:p>
          </table:table-cell>
          <table:table-cell table:style-name="ce2" office:value-type="string" calcext:value-type="string">
            <text:p>wgEncodeAwgTfbsSydhK562Stat1Ifng6hUniPk.narrowPeak.gz</text:p>
          </table:table-cell>
          <table:table-cell table:style-name="ce2" office:value-type="float" office:value="0.938983931783432" calcext:value-type="float">
            <text:p>0.938983931783432</text:p>
          </table:table-cell>
          <table:table-cell table:style-name="ce2" office:value-type="float" office:value="0.0731235804008314" calcext:value-type="float">
            <text:p>0.073123580400831</text:p>
          </table:table-cell>
          <table:table-cell table:style-name="ce2" office:value-type="float" office:value="0.00103291254966771" calcext:value-type="float">
            <text:p>0.0010329125496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TAT2</text:p>
          </table:table-cell>
          <table:table-cell table:style-name="ce2" office:value-type="string" calcext:value-type="string">
            <text:p>IFNa30</text:p>
          </table:table-cell>
          <table:table-cell table:style-name="ce2" office:value-type="string" calcext:value-type="string">
            <text:p>wgEncodeAwgTfbsSydhK562Stat2Ifna30UniPk.narrowPeak.gz</text:p>
          </table:table-cell>
          <table:table-cell table:style-name="ce2" office:value-type="float" office:value="0.963029731732958" calcext:value-type="float">
            <text:p>0.963029731732958</text:p>
          </table:table-cell>
          <table:table-cell table:style-name="ce2" office:value-type="float" office:value="0.0622482964612205" calcext:value-type="float">
            <text:p>0.062248296461221</text:p>
          </table:table-cell>
          <table:table-cell table:style-name="ce2" office:value-type="float" office:value="0.00156475262843279" calcext:value-type="float">
            <text:p>0.0015647526284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STAT2</text:p>
          </table:table-cell>
          <table:table-cell table:style-name="ce2" office:value-type="string" calcext:value-type="string">
            <text:p>IFNa6h</text:p>
          </table:table-cell>
          <table:table-cell table:style-name="ce2" office:value-type="string" calcext:value-type="string">
            <text:p>wgEncodeAwgTfbsSydhK562Stat2Ifna6hUniPk.narrowPeak.gz</text:p>
          </table:table-cell>
          <table:table-cell table:style-name="ce2" office:value-type="float" office:value="0.945908447100337" calcext:value-type="float">
            <text:p>0.945908447100337</text:p>
          </table:table-cell>
          <table:table-cell table:style-name="ce2" office:value-type="float" office:value="0.0425177545475864" calcext:value-type="float">
            <text:p>0.042517754547586</text:p>
          </table:table-cell>
          <table:table-cell table:style-name="ce2" office:value-type="float" office:value="0.000918632863321495" calcext:value-type="float">
            <text:p>0.0009186328633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TAL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Tal1sc12984IggmusUniPk.narrowPeak.gz</text:p>
          </table:table-cell>
          <table:table-cell table:style-name="ce2" office:value-type="float" office:value="0.956098690297944" calcext:value-type="float">
            <text:p>0.956098690297944</text:p>
          </table:table-cell>
          <table:table-cell table:style-name="ce2" office:value-type="float" office:value="0.319199042293457" calcext:value-type="float">
            <text:p>0.319199042293457</text:p>
          </table:table-cell>
          <table:table-cell table:style-name="ce2" office:value-type="float" office:value="0.011238967614895" calcext:value-type="float">
            <text:p>0.0112389676148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TBLR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Tblr1ab24550IggrabUniPk.narrowPeak.gz</text:p>
          </table:table-cell>
          <table:table-cell table:style-name="ce2" office:value-type="float" office:value="0.938348495941043" calcext:value-type="float">
            <text:p>0.938348495941043</text:p>
          </table:table-cell>
          <table:table-cell table:style-name="ce2" office:value-type="float" office:value="0.0863529584706264" calcext:value-type="float">
            <text:p>0.086352958470626</text:p>
          </table:table-cell>
          <table:table-cell table:style-name="ce2" office:value-type="float" office:value="0.00281743380568937" calcext:value-type="float">
            <text:p>0.0028174338056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TBLR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Tblr1nb600270IggrabUniPk.narrowPeak.gz</text:p>
          </table:table-cell>
          <table:table-cell table:style-name="ce2" office:value-type="float" office:value="0.957451022920246" calcext:value-type="float">
            <text:p>0.957451022920246</text:p>
          </table:table-cell>
          <table:table-cell table:style-name="ce2" office:value-type="float" office:value="0.180578023282235" calcext:value-type="float">
            <text:p>0.180578023282235</text:p>
          </table:table-cell>
          <table:table-cell table:style-name="ce2" office:value-type="float" office:value="0.00427230212032772" calcext:value-type="float">
            <text:p>0.0042723021203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TBP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TbpIggmusUniPk.narrowPeak.gz</text:p>
          </table:table-cell>
          <table:table-cell table:style-name="ce2" office:value-type="float" office:value="0.944047109284454" calcext:value-type="float">
            <text:p>0.944047109284454</text:p>
          </table:table-cell>
          <table:table-cell table:style-name="ce2" office:value-type="float" office:value="0.346892148791649" calcext:value-type="float">
            <text:p>0.346892148791649</text:p>
          </table:table-cell>
          <table:table-cell table:style-name="ce2" office:value-type="float" office:value="0.0089226062801083" calcext:value-type="float">
            <text:p>0.0089226062801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TFIIIC-11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Tf3c110UniPk.narrowPeak.gz</text:p>
          </table:table-cell>
          <table:table-cell table:style-name="ce2" office:value-type="float" office:value="0.896968084482633" calcext:value-type="float">
            <text:p>0.896968084482633</text:p>
          </table:table-cell>
          <table:table-cell table:style-name="ce2" office:value-type="float" office:value="0.035510961866486" calcext:value-type="float">
            <text:p>0.035510961866486</text:p>
          </table:table-cell>
          <table:table-cell table:style-name="ce2" office:value-type="float" office:value="0.000527444706213299" calcext:value-type="float">
            <text:p>0.0005274447062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TR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Tr4UcdUniPk.narrowPeak.gz</text:p>
          </table:table-cell>
          <table:table-cell table:style-name="ce2" office:value-type="float" office:value="0.937422650304162" calcext:value-type="float">
            <text:p>0.937422650304162</text:p>
          </table:table-cell>
          <table:table-cell table:style-name="ce2" office:value-type="float" office:value="0.023544400371087" calcext:value-type="float">
            <text:p>0.023544400371087</text:p>
          </table:table-cell>
          <table:table-cell table:style-name="ce2" office:value-type="float" office:value="0.000334048313935089" calcext:value-type="float">
            <text:p>0.0003340483139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UB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Ubfsc13125IggmusUniPk.narrowPeak.gz</text:p>
          </table:table-cell>
          <table:table-cell table:style-name="ce2" office:value-type="float" office:value="0.978336658005808" calcext:value-type="float">
            <text:p>0.978336658005808</text:p>
          </table:table-cell>
          <table:table-cell table:style-name="ce2" office:value-type="float" office:value="0.197073942556363" calcext:value-type="float">
            <text:p>0.197073942556363</text:p>
          </table:table-cell>
          <table:table-cell table:style-name="ce2" office:value-type="float" office:value="0.00370529906114842" calcext:value-type="float">
            <text:p>0.0037052990611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UBT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Ubtfsab1404509IggmusUniPk.narrowPeak.gz</text:p>
          </table:table-cell>
          <table:table-cell table:style-name="ce2" office:value-type="float" office:value="0.963889908880304" calcext:value-type="float">
            <text:p>0.963889908880304</text:p>
          </table:table-cell>
          <table:table-cell table:style-name="ce2" office:value-type="float" office:value="0.279959534936709" calcext:value-type="float">
            <text:p>0.279959534936709</text:p>
          </table:table-cell>
          <table:table-cell table:style-name="ce2" office:value-type="float" office:value="0.00869844227996765" calcext:value-type="float">
            <text:p>0.0086984422799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USF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Usf2IggrabUniPk.narrowPeak.gz</text:p>
          </table:table-cell>
          <table:table-cell table:style-name="ce2" office:value-type="float" office:value="0.98082397314222" calcext:value-type="float">
            <text:p>0.98082397314222</text:p>
          </table:table-cell>
          <table:table-cell table:style-name="ce2" office:value-type="float" office:value="0.384366637096629" calcext:value-type="float">
            <text:p>0.384366637096629</text:p>
          </table:table-cell>
          <table:table-cell table:style-name="ce2" office:value-type="float" office:value="0.00111642462815148" calcext:value-type="float">
            <text:p>0.0011164246281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Yy1UcdUniPk.narrowPeak.gz</text:p>
          </table:table-cell>
          <table:table-cell table:style-name="ce2" office:value-type="float" office:value="0.989605581660169" calcext:value-type="float">
            <text:p>0.989605581660169</text:p>
          </table:table-cell>
          <table:table-cell table:style-name="ce2" office:value-type="float" office:value="0.40570906641108" calcext:value-type="float">
            <text:p>0.40570906641108</text:p>
          </table:table-cell>
          <table:table-cell table:style-name="ce2" office:value-type="float" office:value="0.00191198706002321" calcext:value-type="float">
            <text:p>0.0019119870600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Znf14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Znf143IggrabUniPk.narrowPeak.gz</text:p>
          </table:table-cell>
          <table:table-cell table:style-name="ce2" office:value-type="float" office:value="0.947255307829508" calcext:value-type="float">
            <text:p>0.947255307829508</text:p>
          </table:table-cell>
          <table:table-cell table:style-name="ce2" office:value-type="float" office:value="0.524734992756818" calcext:value-type="float">
            <text:p>0.524734992756818</text:p>
          </table:table-cell>
          <table:table-cell table:style-name="ce2" office:value-type="float" office:value="0.0135377474594747" calcext:value-type="float">
            <text:p>0.0135377474594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ZNF26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Znf263UcdUniPk.narrowPeak.gz</text:p>
          </table:table-cell>
          <table:table-cell table:style-name="ce2" office:value-type="float" office:value="0.958072087753513" calcext:value-type="float">
            <text:p>0.958072087753513</text:p>
          </table:table-cell>
          <table:table-cell table:style-name="ce2" office:value-type="float" office:value="0.134097400653354" calcext:value-type="float">
            <text:p>0.134097400653354</text:p>
          </table:table-cell>
          <table:table-cell table:style-name="ce2" office:value-type="float" office:value="0.00202626674636942" calcext:value-type="float">
            <text:p>0.0020262667463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ZNF27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Znf274m01UcdUniPk.narrowPeak.gz</text:p>
          </table:table-cell>
          <table:table-cell table:style-name="ce2" office:value-type="float" office:value="0.90701775753994" calcext:value-type="float">
            <text:p>0.90701775753994</text:p>
          </table:table-cell>
          <table:table-cell table:style-name="ce2" office:value-type="float" office:value="0.239514343740789" calcext:value-type="float">
            <text:p>0.239514343740789</text:p>
          </table:table-cell>
          <table:table-cell table:style-name="ce2" office:value-type="float" office:value="0.00225922149161363" calcext:value-type="float">
            <text:p>0.0022592214916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ZNF27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K562Znf274UcdUniPk.narrowPeak.gz</text:p>
          </table:table-cell>
          <table:table-cell table:style-name="ce2" office:value-type="float" office:value="0.955764053031958" calcext:value-type="float">
            <text:p>0.955764053031958</text:p>
          </table:table-cell>
          <table:table-cell table:style-name="ce2" office:value-type="float" office:value="0.335516400708549" calcext:value-type="float">
            <text:p>0.335516400708549</text:p>
          </table:table-cell>
          <table:table-cell table:style-name="ce2" office:value-type="float" office:value="0.000202187137381765" calcext:value-type="float">
            <text:p>0.0002021871373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c-Fos</text:p>
          </table:table-cell>
          <table:table-cell table:style-name="ce2" office:value-type="string" calcext:value-type="string">
            <text:p>EtOH_0.01pct</text:p>
          </table:table-cell>
          <table:table-cell table:style-name="ce2" office:value-type="string" calcext:value-type="string">
            <text:p>wgEncodeAwgTfbsSydhMcf10aesCfosEtoh01HvdUniPk.narrowPeak.gz</text:p>
          </table:table-cell>
          <table:table-cell table:style-name="ce2" office:value-type="float" office:value="0.963784785583932" calcext:value-type="float">
            <text:p>0.963784785583932</text:p>
          </table:table-cell>
          <table:table-cell table:style-name="ce2" office:value-type="float" office:value="0.508259815294231" calcext:value-type="float">
            <text:p>0.508259815294231</text:p>
          </table:table-cell>
          <table:table-cell table:style-name="ce2" office:value-type="float" office:value="0.028939132880903" calcext:value-type="float">
            <text:p>0.0289391328809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c-Fos</text:p>
          </table:table-cell>
          <table:table-cell table:style-name="ce2" office:value-type="string" calcext:value-type="string">
            <text:p>4OHTAM_1uM_12hr</text:p>
          </table:table-cell>
          <table:table-cell table:style-name="ce2" office:value-type="string" calcext:value-type="string">
            <text:p>wgEncodeAwgTfbsSydhMcf10aesCfosTam112hHvdUniPk.narrowPeak.gz</text:p>
          </table:table-cell>
          <table:table-cell table:style-name="ce2" office:value-type="float" office:value="0.959944882361442" calcext:value-type="float">
            <text:p>0.959944882361442</text:p>
          </table:table-cell>
          <table:table-cell table:style-name="ce2" office:value-type="float" office:value="0.548736174074916" calcext:value-type="float">
            <text:p>0.548736174074916</text:p>
          </table:table-cell>
          <table:table-cell table:style-name="ce2" office:value-type="float" office:value="0.0398176799465523" calcext:value-type="float">
            <text:p>0.0398176799465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c-Fos</text:p>
          </table:table-cell>
          <table:table-cell table:style-name="ce2" office:value-type="string" calcext:value-type="string">
            <text:p>4OHTAM_1uM_4hr</text:p>
          </table:table-cell>
          <table:table-cell table:style-name="ce2" office:value-type="string" calcext:value-type="string">
            <text:p>wgEncodeAwgTfbsSydhMcf10aesCfosTam14hHvdUniPk.narrowPeak.gz</text:p>
          </table:table-cell>
          <table:table-cell table:style-name="ce2" office:value-type="float" office:value="0.95851287774131" calcext:value-type="float">
            <text:p>0.95851287774131</text:p>
          </table:table-cell>
          <table:table-cell table:style-name="ce2" office:value-type="float" office:value="0.516513864503725" calcext:value-type="float">
            <text:p>0.516513864503725</text:p>
          </table:table-cell>
          <table:table-cell table:style-name="ce2" office:value-type="float" office:value="0.037650761278526" calcext:value-type="float">
            <text:p>0.0376507612785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c-Fos</text:p>
          </table:table-cell>
          <table:table-cell table:style-name="ce2" office:value-type="string" calcext:value-type="string">
            <text:p>4OHTAM_1uM_36hr</text:p>
          </table:table-cell>
          <table:table-cell table:style-name="ce2" office:value-type="string" calcext:value-type="string">
            <text:p>wgEncodeAwgTfbsSydhMcf10aesCfosTamHvdUniPk.narrowPeak.gz</text:p>
          </table:table-cell>
          <table:table-cell table:style-name="ce2" office:value-type="float" office:value="0.966971328340694" calcext:value-type="float">
            <text:p>0.966971328340694</text:p>
          </table:table-cell>
          <table:table-cell table:style-name="ce2" office:value-type="float" office:value="0.552740974000523" calcext:value-type="float">
            <text:p>0.552740974000523</text:p>
          </table:table-cell>
          <table:table-cell table:style-name="ce2" office:value-type="float" office:value="0.0329037589226063" calcext:value-type="float">
            <text:p>0.0329037589226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EtOH_0.01pct</text:p>
          </table:table-cell>
          <table:table-cell table:style-name="ce2" office:value-type="string" calcext:value-type="string">
            <text:p>wgEncodeAwgTfbsSydhMcf10aesCmycEtoh01HvdUniPk.narrowPeak.gz</text:p>
          </table:table-cell>
          <table:table-cell table:style-name="ce2" office:value-type="float" office:value="0.935641806992331" calcext:value-type="float">
            <text:p>0.935641806992331</text:p>
          </table:table-cell>
          <table:table-cell table:style-name="ce2" office:value-type="float" office:value="0.315060191248418" calcext:value-type="float">
            <text:p>0.315060191248418</text:p>
          </table:table-cell>
          <table:table-cell table:style-name="ce2" office:value-type="float" office:value="0.0197000597770667" calcext:value-type="float">
            <text:p>0.0197000597770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4OHTAM_1uM_4hr</text:p>
          </table:table-cell>
          <table:table-cell table:style-name="ce2" office:value-type="string" calcext:value-type="string">
            <text:p>wgEncodeAwgTfbsSydhMcf10aesCmycTam14hHvdUniPk.narrowPeak.gz</text:p>
          </table:table-cell>
          <table:table-cell table:style-name="ce2" office:value-type="float" office:value="0.943119386644527" calcext:value-type="float">
            <text:p>0.943119386644527</text:p>
          </table:table-cell>
          <table:table-cell table:style-name="ce2" office:value-type="float" office:value="0.301613928373002" calcext:value-type="float">
            <text:p>0.301613928373002</text:p>
          </table:table-cell>
          <table:table-cell table:style-name="ce2" office:value-type="float" office:value="0.0158013643236401" calcext:value-type="float">
            <text:p>0.015801364323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E2F4</text:p>
          </table:table-cell>
          <table:table-cell table:style-name="ce2" office:value-type="string" calcext:value-type="string">
            <text:p>4OHTAM_1uM_36hr</text:p>
          </table:table-cell>
          <table:table-cell table:style-name="ce2" office:value-type="string" calcext:value-type="string">
            <text:p>wgEncodeAwgTfbsSydhMcf10aesE2f4TamHvdUniPk.narrowPeak.gz</text:p>
          </table:table-cell>
          <table:table-cell table:style-name="ce2" office:value-type="float" office:value="0.95154602337843" calcext:value-type="float">
            <text:p>0.95154602337843</text:p>
          </table:table-cell>
          <table:table-cell table:style-name="ce2" office:value-type="float" office:value="0.348284319521022" calcext:value-type="float">
            <text:p>0.348284319521022</text:p>
          </table:table-cell>
          <table:table-cell table:style-name="ce2" office:value-type="float" office:value="0.00757322690671261" calcext:value-type="float">
            <text:p>0.0075732269067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EtOH_0.01pct</text:p>
          </table:table-cell>
          <table:table-cell table:style-name="ce2" office:value-type="string" calcext:value-type="string">
            <text:p>wgEncodeAwgTfbsSydhMcf10aesPol2Etoh01UniPk.narrowPeak.gz</text:p>
          </table:table-cell>
          <table:table-cell table:style-name="ce2" office:value-type="float" office:value="0.919756970830954" calcext:value-type="float">
            <text:p>0.919756970830954</text:p>
          </table:table-cell>
          <table:table-cell table:style-name="ce2" office:value-type="float" office:value="0.476835461769373" calcext:value-type="float">
            <text:p>0.476835461769373</text:p>
          </table:table-cell>
          <table:table-cell table:style-name="ce2" office:value-type="float" office:value="0.0163507858926123" calcext:value-type="float">
            <text:p>0.0163507858926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4OHTAM_1uM_36hr</text:p>
          </table:table-cell>
          <table:table-cell table:style-name="ce2" office:value-type="string" calcext:value-type="string">
            <text:p>wgEncodeAwgTfbsSydhMcf10aesPol2TamUniPk.narrowPeak.gz</text:p>
          </table:table-cell>
          <table:table-cell table:style-name="ce2" office:value-type="float" office:value="0.935138105683779" calcext:value-type="float">
            <text:p>0.935138105683779</text:p>
          </table:table-cell>
          <table:table-cell table:style-name="ce2" office:value-type="float" office:value="0.506956528563591" calcext:value-type="float">
            <text:p>0.506956528563591</text:p>
          </table:table-cell>
          <table:table-cell table:style-name="ce2" office:value-type="float" office:value="0.0132916065965751" calcext:value-type="float">
            <text:p>0.0132916065965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EtOH_0.01pct_4hr</text:p>
          </table:table-cell>
          <table:table-cell table:style-name="ce2" office:value-type="string" calcext:value-type="string">
            <text:p>wgEncodeAwgTfbsSydhMcf10aesStat3Etoh01bUniPk.narrowPeak.gz</text:p>
          </table:table-cell>
          <table:table-cell table:style-name="ce2" office:value-type="float" office:value="0.938500044572651" calcext:value-type="float">
            <text:p>0.938500044572651</text:p>
          </table:table-cell>
          <table:table-cell table:style-name="ce2" office:value-type="float" office:value="0.358968864634029" calcext:value-type="float">
            <text:p>0.358968864634029</text:p>
          </table:table-cell>
          <table:table-cell table:style-name="ce2" office:value-type="float" office:value="0.0251810893491332" calcext:value-type="float">
            <text:p>0.0251810893491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EtOH_0.01pct_12hr</text:p>
          </table:table-cell>
          <table:table-cell table:style-name="ce2" office:value-type="string" calcext:value-type="string">
            <text:p>wgEncodeAwgTfbsSydhMcf10aesStat3Etoh01cUniPk.narrowPeak.gz</text:p>
          </table:table-cell>
          <table:table-cell table:style-name="ce2" office:value-type="float" office:value="0.938311222210074" calcext:value-type="float">
            <text:p>0.938311222210074</text:p>
          </table:table-cell>
          <table:table-cell table:style-name="ce2" office:value-type="float" office:value="0.35779452916869" calcext:value-type="float">
            <text:p>0.35779452916869</text:p>
          </table:table-cell>
          <table:table-cell table:style-name="ce2" office:value-type="float" office:value="0.0241130138190513" calcext:value-type="float">
            <text:p>0.0241130138190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EtOH_0.01pct</text:p>
          </table:table-cell>
          <table:table-cell table:style-name="ce2" office:value-type="string" calcext:value-type="string">
            <text:p>wgEncodeAwgTfbsSydhMcf10aesStat3Etoh01UniPk.narrowPeak.gz</text:p>
          </table:table-cell>
          <table:table-cell table:style-name="ce2" office:value-type="float" office:value="0.948802012031093" calcext:value-type="float">
            <text:p>0.948802012031093</text:p>
          </table:table-cell>
          <table:table-cell table:style-name="ce2" office:value-type="float" office:value="0.22390792794487" calcext:value-type="float">
            <text:p>0.22390792794487</text:p>
          </table:table-cell>
          <table:table-cell table:style-name="ce2" office:value-type="float" office:value="0.00722159710257041" calcext:value-type="float">
            <text:p>0.007221597102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4OHTAM_1uM_12hr</text:p>
          </table:table-cell>
          <table:table-cell table:style-name="ce2" office:value-type="string" calcext:value-type="string">
            <text:p>wgEncodeAwgTfbsSydhMcf10aesStat3Tam112hHvdUniPk.narrowPeak.gz</text:p>
          </table:table-cell>
          <table:table-cell table:style-name="ce2" office:value-type="float" office:value="0.940365076429027" calcext:value-type="float">
            <text:p>0.940365076429027</text:p>
          </table:table-cell>
          <table:table-cell table:style-name="ce2" office:value-type="float" office:value="0.344091073606294" calcext:value-type="float">
            <text:p>0.344091073606294</text:p>
          </table:table-cell>
          <table:table-cell table:style-name="ce2" office:value-type="float" office:value="0.0207769260522522" calcext:value-type="float">
            <text:p>0.0207769260522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10A-Er-Src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4OHTAM_1uM_36hr</text:p>
          </table:table-cell>
          <table:table-cell table:style-name="ce2" office:value-type="string" calcext:value-type="string">
            <text:p>wgEncodeAwgTfbsSydhMcf10aesStat3TamUniPk.narrowPeak.gz</text:p>
          </table:table-cell>
          <table:table-cell table:style-name="ce2" office:value-type="float" office:value="0.935409157811149" calcext:value-type="float">
            <text:p>0.935409157811149</text:p>
          </table:table-cell>
          <table:table-cell table:style-name="ce2" office:value-type="float" office:value="0.381194589189472" calcext:value-type="float">
            <text:p>0.381194589189472</text:p>
          </table:table-cell>
          <table:table-cell table:style-name="ce2" office:value-type="float" office:value="0.0277304054291642" calcext:value-type="float">
            <text:p>0.0277304054291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GATA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Mcf7Gata3sc269UcdUniPk.narrowPeak.gz</text:p>
          </table:table-cell>
          <table:table-cell table:style-name="ce2" office:value-type="float" office:value="0.882689026180179" calcext:value-type="float">
            <text:p>0.882689026180179</text:p>
          </table:table-cell>
          <table:table-cell table:style-name="ce2" office:value-type="float" office:value="0.133783143758566" calcext:value-type="float">
            <text:p>0.133783143758566</text:p>
          </table:table-cell>
          <table:table-cell table:style-name="ce2" office:value-type="float" office:value="0.0121663912233201" calcext:value-type="float">
            <text:p>0.012166391223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GATA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Mcf7Gata3UcdUniPk.narrowPeak.gz</text:p>
          </table:table-cell>
          <table:table-cell table:style-name="ce2" office:value-type="float" office:value="0.884446631742132" calcext:value-type="float">
            <text:p>0.884446631742132</text:p>
          </table:table-cell>
          <table:table-cell table:style-name="ce2" office:value-type="float" office:value="0.0738018703838957" calcext:value-type="float">
            <text:p>0.073801870383896</text:p>
          </table:table-cell>
          <table:table-cell table:style-name="ce2" office:value-type="float" office:value="0.00661503569042512" calcext:value-type="float">
            <text:p>0.0066150356904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HA-E2F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Mcf7Hae2f1UcdUniPk.narrowPeak.gz</text:p>
          </table:table-cell>
          <table:table-cell table:style-name="ce2" office:value-type="float" office:value="0.948594116610041" calcext:value-type="float">
            <text:p>0.948594116610041</text:p>
          </table:table-cell>
          <table:table-cell table:style-name="ce2" office:value-type="float" office:value="0.441772428648285" calcext:value-type="float">
            <text:p>0.441772428648285</text:p>
          </table:table-cell>
          <table:table-cell table:style-name="ce2" office:value-type="float" office:value="0.0184078202468441" calcext:value-type="float">
            <text:p>0.0184078202468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TCF7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Mcf7Tcf7l2UcdUniPk.narrowPeak.gz</text:p>
          </table:table-cell>
          <table:table-cell table:style-name="ce2" office:value-type="float" office:value="0.854328688867018" calcext:value-type="float">
            <text:p>0.854328688867018</text:p>
          </table:table-cell>
          <table:table-cell table:style-name="ce2" office:value-type="float" office:value="0.0935340917973729" calcext:value-type="float">
            <text:p>0.093534091797373</text:p>
          </table:table-cell>
          <table:table-cell table:style-name="ce2" office:value-type="float" office:value="0.0100610077710187" calcext:value-type="float">
            <text:p>0.0100610077710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ZNF21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Mcf7Znf217UcdUniPk.narrowPeak.gz</text:p>
          </table:table-cell>
          <table:table-cell table:style-name="ce2" office:value-type="float" office:value="0.845105761599704" calcext:value-type="float">
            <text:p>0.845105761599704</text:p>
          </table:table-cell>
          <table:table-cell table:style-name="ce2" office:value-type="float" office:value="0.110504419388179" calcext:value-type="float">
            <text:p>0.110504419388179</text:p>
          </table:table-cell>
          <table:table-cell table:style-name="ce2" office:value-type="float" office:value="0.0125312071451176" calcext:value-type="float">
            <text:p>0.0125312071451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B4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Nb4CmycUniPk.narrowPeak.gz</text:p>
          </table:table-cell>
          <table:table-cell table:style-name="ce2" office:value-type="float" office:value="0.951126091029877" calcext:value-type="float">
            <text:p>0.951126091029877</text:p>
          </table:table-cell>
          <table:table-cell table:style-name="ce2" office:value-type="float" office:value="0.314941094019352" calcext:value-type="float">
            <text:p>0.314941094019352</text:p>
          </table:table-cell>
          <table:table-cell table:style-name="ce2" office:value-type="float" office:value="0.0138102605576849" calcext:value-type="float">
            <text:p>0.0138102605576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B4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Nb4MaxUniPk.narrowPeak.gz</text:p>
          </table:table-cell>
          <table:table-cell table:style-name="ce2" office:value-type="float" office:value="0.949470627000161" calcext:value-type="float">
            <text:p>0.949470627000161</text:p>
          </table:table-cell>
          <table:table-cell table:style-name="ce2" office:value-type="float" office:value="0.344680837918803" calcext:value-type="float">
            <text:p>0.344680837918803</text:p>
          </table:table-cell>
          <table:table-cell table:style-name="ce2" office:value-type="float" office:value="0.0157969689510883" calcext:value-type="float">
            <text:p>0.0157969689510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B4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Nb4Pol2UniPk.narrowPeak.gz</text:p>
          </table:table-cell>
          <table:table-cell table:style-name="ce2" office:value-type="float" office:value="0.974452889825088" calcext:value-type="float">
            <text:p>0.974452889825088</text:p>
          </table:table-cell>
          <table:table-cell table:style-name="ce2" office:value-type="float" office:value="0.504550441162972" calcext:value-type="float">
            <text:p>0.504550441162972</text:p>
          </table:table-cell>
          <table:table-cell table:style-name="ce2" office:value-type="float" office:value="0.00856658110341433" calcext:value-type="float">
            <text:p>0.0085665811034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T2-D1</text:p>
          </table:table-cell>
          <table:table-cell table:style-name="ce2" office:value-type="string" calcext:value-type="string">
            <text:p>SUZ1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Nt2d1Suz12UcdUniPk.narrowPeak.gz</text:p>
          </table:table-cell>
          <table:table-cell table:style-name="ce2" office:value-type="float" office:value="0.968065880424039" calcext:value-type="float">
            <text:p>0.968065880424039</text:p>
          </table:table-cell>
          <table:table-cell table:style-name="ce2" office:value-type="float" office:value="0.207932397265154" calcext:value-type="float">
            <text:p>0.207932397265154</text:p>
          </table:table-cell>
          <table:table-cell table:style-name="ce2" office:value-type="float" office:value="0.00428109286543127" calcext:value-type="float">
            <text:p>0.0042810928654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T2-D1</text:p>
          </table:table-cell>
          <table:table-cell table:style-name="ce2" office:value-type="string" calcext:value-type="string">
            <text:p>YY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Nt2d1Yy1UcdUniPk.narrowPeak.gz</text:p>
          </table:table-cell>
          <table:table-cell table:style-name="ce2" office:value-type="float" office:value="0.97837434161361" calcext:value-type="float">
            <text:p>0.97837434161361</text:p>
          </table:table-cell>
          <table:table-cell table:style-name="ce2" office:value-type="float" office:value="0.312274945237983" calcext:value-type="float">
            <text:p>0.312274945237983</text:p>
          </table:table-cell>
          <table:table-cell table:style-name="ce2" office:value-type="float" office:value="0.00234712894264918" calcext:value-type="float">
            <text:p>0.0023471289426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T2-D1</text:p>
          </table:table-cell>
          <table:table-cell table:style-name="ce2" office:value-type="string" calcext:value-type="string">
            <text:p>ZNF27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Nt2d1Znf274UcdUniPk.narrowPeak.gz</text:p>
          </table:table-cell>
          <table:table-cell table:style-name="ce2" office:value-type="float" office:value="0.916207140364191" calcext:value-type="float">
            <text:p>0.916207140364191</text:p>
          </table:table-cell>
          <table:table-cell table:style-name="ce2" office:value-type="float" office:value="0.296240610570913" calcext:value-type="float">
            <text:p>0.296240610570913</text:p>
          </table:table-cell>
          <table:table-cell table:style-name="ce2" office:value-type="float" office:value="0.000602166039593516" calcext:value-type="float">
            <text:p>0.0006021660395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NC-1</text:p>
          </table:table-cell>
          <table:table-cell table:style-name="ce2" office:value-type="string" calcext:value-type="string">
            <text:p>TCF7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Panc1Tcf7l2UcdUniPk.narrowPeak.gz</text:p>
          </table:table-cell>
          <table:table-cell table:style-name="ce2" office:value-type="float" office:value="0.848677091623393" calcext:value-type="float">
            <text:p>0.848677091623393</text:p>
          </table:table-cell>
          <table:table-cell table:style-name="ce2" office:value-type="float" office:value="0.082182794594412" calcext:value-type="float">
            <text:p>0.082182794594412</text:p>
          </table:table-cell>
          <table:table-cell table:style-name="ce2" office:value-type="float" office:value="0.00867646541720876" calcext:value-type="float">
            <text:p>0.0086764654172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BDEFetal</text:p>
          </table:table-cell>
          <table:table-cell table:style-name="ce2" office:value-type="string" calcext:value-type="string">
            <text:p>GATA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PbdefetalGata1UcdUniPk.narrowPeak.gz</text:p>
          </table:table-cell>
          <table:table-cell table:style-name="ce2" office:value-type="float" office:value="0.977962325004807" calcext:value-type="float">
            <text:p>0.977962325004807</text:p>
          </table:table-cell>
          <table:table-cell table:style-name="ce2" office:value-type="float" office:value="0.153185078407841" calcext:value-type="float">
            <text:p>0.153185078407841</text:p>
          </table:table-cell>
          <table:table-cell table:style-name="ce2" office:value-type="float" office:value="0.00176693976581455" calcext:value-type="float">
            <text:p>0.0017669397658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BDE</text:p>
          </table:table-cell>
          <table:table-cell table:style-name="ce2" office:value-type="string" calcext:value-type="string">
            <text:p>GATA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PbdeGata1UcdUniPk.narrowPeak.gz</text:p>
          </table:table-cell>
          <table:table-cell table:style-name="ce2" office:value-type="float" office:value="0.915923305653876" calcext:value-type="float">
            <text:p>0.915923305653876</text:p>
          </table:table-cell>
          <table:table-cell table:style-name="ce2" office:value-type="float" office:value="0.261466394403976" calcext:value-type="float">
            <text:p>0.261466394403976</text:p>
          </table:table-cell>
          <table:table-cell table:style-name="ce2" office:value-type="float" office:value="0.0209703224445304" calcext:value-type="float">
            <text:p>0.020970322444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BDE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PbdePol2UcdUniPk.narrowPeak.gz</text:p>
          </table:table-cell>
          <table:table-cell table:style-name="ce2" office:value-type="float" office:value="0.952697223934962" calcext:value-type="float">
            <text:p>0.952697223934962</text:p>
          </table:table-cell>
          <table:table-cell table:style-name="ce2" office:value-type="float" office:value="0.500778397385032" calcext:value-type="float">
            <text:p>0.500778397385032</text:p>
          </table:table-cell>
          <table:table-cell table:style-name="ce2" office:value-type="float" office:value="0.0134014909103696" calcext:value-type="float">
            <text:p>0.013401490910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i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RajiPol2UcdUniPk.narrowPeak.gz</text:p>
          </table:table-cell>
          <table:table-cell table:style-name="ce2" office:value-type="float" office:value="0.951517191319681" calcext:value-type="float">
            <text:p>0.951517191319681</text:p>
          </table:table-cell>
          <table:table-cell table:style-name="ce2" office:value-type="float" office:value="0.555992644790146" calcext:value-type="float">
            <text:p>0.555992644790146</text:p>
          </table:table-cell>
          <table:table-cell table:style-name="ce2" office:value-type="float" office:value="0.0124213228313232" calcext:value-type="float">
            <text:p>0.0124213228313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-SY5Y</text:p>
          </table:table-cell>
          <table:table-cell table:style-name="ce2" office:value-type="string" calcext:value-type="string">
            <text:p>GATA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Shsy5yGata2UcdUniPk.narrowPeak.gz</text:p>
          </table:table-cell>
          <table:table-cell table:style-name="ce2" office:value-type="float" office:value="0.917607875444664" calcext:value-type="float">
            <text:p>0.917607875444664</text:p>
          </table:table-cell>
          <table:table-cell table:style-name="ce2" office:value-type="float" office:value="0.30684299384233" calcext:value-type="float">
            <text:p>0.30684299384233</text:p>
          </table:table-cell>
          <table:table-cell table:style-name="ce2" office:value-type="float" office:value="0.0255942543690003" calcext:value-type="float">
            <text:p>0.0255942543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-SY5Y</text:p>
          </table:table-cell>
          <table:table-cell table:style-name="ce2" office:value-type="string" calcext:value-type="string">
            <text:p>GATA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Shsy5yGata3sc269sc269UcdUniPk.narrowPeak.gz</text:p>
          </table:table-cell>
          <table:table-cell table:style-name="ce2" office:value-type="float" office:value="0.922760287621418" calcext:value-type="float">
            <text:p>0.922760287621418</text:p>
          </table:table-cell>
          <table:table-cell table:style-name="ce2" office:value-type="float" office:value="0.20656120383498" calcext:value-type="float">
            <text:p>0.20656120383498</text:p>
          </table:table-cell>
          <table:table-cell table:style-name="ce2" office:value-type="float" office:value="0.0140300291852737" calcext:value-type="float">
            <text:p>0.0140300291852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2OS</text:p>
          </table:table-cell>
          <table:table-cell table:style-name="ce2" office:value-type="string" calcext:value-type="string">
            <text:p>KAP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U2osKap1UcdUniPk.narrowPeak.gz</text:p>
          </table:table-cell>
          <table:table-cell table:style-name="ce2" office:value-type="float" office:value="0.847567838888419" calcext:value-type="float">
            <text:p>0.847567838888419</text:p>
          </table:table-cell>
          <table:table-cell table:style-name="ce2" office:value-type="float" office:value="0.120925562032738" calcext:value-type="float">
            <text:p>0.120925562032738</text:p>
          </table:table-cell>
          <table:table-cell table:style-name="ce2" office:value-type="float" office:value="0.013432258518232" calcext:value-type="float">
            <text:p>0.0134322585182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2OS</text:p>
          </table:table-cell>
          <table:table-cell table:style-name="ce2" office:value-type="string" calcext:value-type="string">
            <text:p>SETDB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SydhU2osSetdb1UcdUniPk.narrowPeak.gz</text:p>
          </table:table-cell>
          <table:table-cell table:style-name="ce2" office:value-type="float" office:value="0.891739627791266" calcext:value-type="float">
            <text:p>0.891739627791266</text:p>
          </table:table-cell>
          <table:table-cell table:style-name="ce2" office:value-type="float" office:value="0.353962282747606" calcext:value-type="float">
            <text:p>0.353962282747606</text:p>
          </table:table-cell>
          <table:table-cell table:style-name="ce2" office:value-type="float" office:value="0.0220340026020606" calcext:value-type="float">
            <text:p>0.0220340026020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eGFP-FO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chicagoK562EfosUniPk.narrowPeak.gz</text:p>
          </table:table-cell>
          <table:table-cell table:style-name="ce2" office:value-type="float" office:value="0.980419496970946" calcext:value-type="float">
            <text:p>0.980419496970946</text:p>
          </table:table-cell>
          <table:table-cell table:style-name="ce2" office:value-type="float" office:value="0.317314365128724" calcext:value-type="float">
            <text:p>0.317314365128724</text:p>
          </table:table-cell>
          <table:table-cell table:style-name="ce2" office:value-type="float" office:value="0.00497556172861212" calcext:value-type="float">
            <text:p>0.0049755617286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eGFP-GATA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chicagoK562Egata2UniPk.narrowPeak.gz</text:p>
          </table:table-cell>
          <table:table-cell table:style-name="ce2" office:value-type="float" office:value="0.933816855718021" calcext:value-type="float">
            <text:p>0.933816855718021</text:p>
          </table:table-cell>
          <table:table-cell table:style-name="ce2" office:value-type="float" office:value="0.187498156482542" calcext:value-type="float">
            <text:p>0.187498156482542</text:p>
          </table:table-cell>
          <table:table-cell table:style-name="ce2" office:value-type="float" office:value="0.00877316361334787" calcext:value-type="float">
            <text:p>0.0087731636133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eGFP-HDAC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chicagoK562Ehdac8UniPk.narrowPeak.gz</text:p>
          </table:table-cell>
          <table:table-cell table:style-name="ce2" office:value-type="float" office:value="0.885867671327098" calcext:value-type="float">
            <text:p>0.885867671327098</text:p>
          </table:table-cell>
          <table:table-cell table:style-name="ce2" office:value-type="float" office:value="0.0204910565543091" calcext:value-type="float">
            <text:p>0.020491056554309</text:p>
          </table:table-cell>
          <table:table-cell table:style-name="ce2" office:value-type="float" office:value="0.00114719223601392" calcext:value-type="float">
            <text:p>0.0011471922360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eGFP-JunB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chicagoK562EjunbUniPk.narrowPeak.gz</text:p>
          </table:table-cell>
          <table:table-cell table:style-name="ce2" office:value-type="float" office:value="0.959344022667925" calcext:value-type="float">
            <text:p>0.959344022667925</text:p>
          </table:table-cell>
          <table:table-cell table:style-name="ce2" office:value-type="float" office:value="0.23029310211632" calcext:value-type="float">
            <text:p>0.23029310211632</text:p>
          </table:table-cell>
          <table:table-cell table:style-name="ce2" office:value-type="float" office:value="0.00788090298533704" calcext:value-type="float">
            <text:p>0.0078809029853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eGFP-Ju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chicagoK562EjundUniPk.narrowPeak.gz</text:p>
          </table:table-cell>
          <table:table-cell table:style-name="ce2" office:value-type="float" office:value="0.919036699490938" calcext:value-type="float">
            <text:p>0.919036699490938</text:p>
          </table:table-cell>
          <table:table-cell table:style-name="ce2" office:value-type="float" office:value="0.264769082478153" calcext:value-type="float">
            <text:p>0.264769082478153</text:p>
          </table:table-cell>
          <table:table-cell table:style-name="ce2" office:value-type="float" office:value="0.0181748655015999" calcext:value-type="float">
            <text:p>0.01817486550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A549CtcfUniPk.narrowPeak.gz</text:p>
          </table:table-cell>
          <table:table-cell table:style-name="ce2" office:value-type="float" office:value="0.979438239545846" calcext:value-type="float">
            <text:p>0.979438239545846</text:p>
          </table:table-cell>
          <table:table-cell table:style-name="ce2" office:value-type="float" office:value="0.63415514317598" calcext:value-type="float">
            <text:p>0.63415514317598</text:p>
          </table:table-cell>
          <table:table-cell table:style-name="ce2" office:value-type="float" office:value="0.0210098807974964" calcext:value-type="float">
            <text:p>0.0210098807974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A549Pol2UniPk.narrowPeak.gz</text:p>
          </table:table-cell>
          <table:table-cell table:style-name="ce2" office:value-type="float" office:value="0.983537983055681" calcext:value-type="float">
            <text:p>0.983537983055681</text:p>
          </table:table-cell>
          <table:table-cell table:style-name="ce2" office:value-type="float" office:value="0.475274532570082" calcext:value-type="float">
            <text:p>0.475274532570082</text:p>
          </table:table-cell>
          <table:table-cell table:style-name="ce2" office:value-type="float" office:value="0.00810067161292591" calcext:value-type="float">
            <text:p>0.0081006716129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brobl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FibroblCtcfUniPk.narrowPeak.gz</text:p>
          </table:table-cell>
          <table:table-cell table:style-name="ce2" office:value-type="float" office:value="0.98166787200687" calcext:value-type="float">
            <text:p>0.98166787200687</text:p>
          </table:table-cell>
          <table:table-cell table:style-name="ce2" office:value-type="float" office:value="0.587658870042279" calcext:value-type="float">
            <text:p>0.587658870042279</text:p>
          </table:table-cell>
          <table:table-cell table:style-name="ce2" office:value-type="float" office:value="0.0149750342839059" calcext:value-type="float">
            <text:p>0.0149750342839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liobla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GlioblaCtcfUniPk.narrowPeak.gz</text:p>
          </table:table-cell>
          <table:table-cell table:style-name="ce2" office:value-type="float" office:value="0.979205239446492" calcext:value-type="float">
            <text:p>0.979205239446492</text:p>
          </table:table-cell>
          <table:table-cell table:style-name="ce2" office:value-type="float" office:value="0.653189392987774" calcext:value-type="float">
            <text:p>0.653189392987774</text:p>
          </table:table-cell>
          <table:table-cell table:style-name="ce2" office:value-type="float" office:value="0.0219680720137839" calcext:value-type="float">
            <text:p>0.0219680720137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liobla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GlioblaPol2UniPk.narrowPeak.gz</text:p>
          </table:table-cell>
          <table:table-cell table:style-name="ce2" office:value-type="float" office:value="0.982239475179986" calcext:value-type="float">
            <text:p>0.982239475179986</text:p>
          </table:table-cell>
          <table:table-cell table:style-name="ce2" office:value-type="float" office:value="0.447791286133475" calcext:value-type="float">
            <text:p>0.447791286133475</text:p>
          </table:table-cell>
          <table:table-cell table:style-name="ce2" office:value-type="float" office:value="0.00690952565139421" calcext:value-type="float">
            <text:p>0.0069095256513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Gm12878CmycUniPk.narrowPeak.gz</text:p>
          </table:table-cell>
          <table:table-cell table:style-name="ce2" office:value-type="float" office:value="0.981507602827622" calcext:value-type="float">
            <text:p>0.981507602827622</text:p>
          </table:table-cell>
          <table:table-cell table:style-name="ce2" office:value-type="float" office:value="0.253663773984541" calcext:value-type="float">
            <text:p>0.253663773984541</text:p>
          </table:table-cell>
          <table:table-cell table:style-name="ce2" office:value-type="float" office:value="0.0035338795316291" calcext:value-type="float">
            <text:p>0.0035338795316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Gm12878CtcfUniPk.narrowPeak.gz</text:p>
          </table:table-cell>
          <table:table-cell table:style-name="ce2" office:value-type="float" office:value="0.985473250082203" calcext:value-type="float">
            <text:p>0.985473250082203</text:p>
          </table:table-cell>
          <table:table-cell table:style-name="ce2" office:value-type="float" office:value="0.611921664299013" calcext:value-type="float">
            <text:p>0.611921664299013</text:p>
          </table:table-cell>
          <table:table-cell table:style-name="ce2" office:value-type="float" office:value="0.0151552445585288" calcext:value-type="float">
            <text:p>0.0151552445585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Gm12878Pol2UniPk.narrowPeak.gz</text:p>
          </table:table-cell>
          <table:table-cell table:style-name="ce2" office:value-type="float" office:value="0.942645883318747" calcext:value-type="float">
            <text:p>0.942645883318747</text:p>
          </table:table-cell>
          <table:table-cell table:style-name="ce2" office:value-type="float" office:value="0.42038271069695" calcext:value-type="float">
            <text:p>0.42038271069695</text:p>
          </table:table-cell>
          <table:table-cell table:style-name="ce2" office:value-type="float" office:value="0.00998628643763845" calcext:value-type="float">
            <text:p>0.0099862864376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1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Gm12891CtcfUniPk.narrowPeak.gz</text:p>
          </table:table-cell>
          <table:table-cell table:style-name="ce2" office:value-type="float" office:value="0.982033750172354" calcext:value-type="float">
            <text:p>0.982033750172354</text:p>
          </table:table-cell>
          <table:table-cell table:style-name="ce2" office:value-type="float" office:value="0.564659721621794" calcext:value-type="float">
            <text:p>0.564659721621794</text:p>
          </table:table-cell>
          <table:table-cell table:style-name="ce2" office:value-type="float" office:value="0.0131026055768487" calcext:value-type="float">
            <text:p>0.0131026055768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92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Gm12892CtcfUniPk.narrowPeak.gz</text:p>
          </table:table-cell>
          <table:table-cell table:style-name="ce2" office:value-type="float" office:value="0.976850555838526" calcext:value-type="float">
            <text:p>0.976850555838526</text:p>
          </table:table-cell>
          <table:table-cell table:style-name="ce2" office:value-type="float" office:value="0.555456562288605" calcext:value-type="float">
            <text:p>0.555456562288605</text:p>
          </table:table-cell>
          <table:table-cell table:style-name="ce2" office:value-type="float" office:value="0.0156431309117761" calcext:value-type="float">
            <text:p>0.0156431309117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9238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Gm19238CtcfUniPk.narrowPeak.gz</text:p>
          </table:table-cell>
          <table:table-cell table:style-name="ce2" office:value-type="float" office:value="0.977065790771237" calcext:value-type="float">
            <text:p>0.977065790771237</text:p>
          </table:table-cell>
          <table:table-cell table:style-name="ce2" office:value-type="float" office:value="0.591067878113423" calcext:value-type="float">
            <text:p>0.591067878113423</text:p>
          </table:table-cell>
          <table:table-cell table:style-name="ce2" office:value-type="float" office:value="0.0169573473047576" calcext:value-type="float">
            <text:p>0.0169573473047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9239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Gm19239CtcfUniPk.narrowPeak.gz</text:p>
          </table:table-cell>
          <table:table-cell table:style-name="ce2" office:value-type="float" office:value="0.981206568161501" calcext:value-type="float">
            <text:p>0.981206568161501</text:p>
          </table:table-cell>
          <table:table-cell table:style-name="ce2" office:value-type="float" office:value="0.522549675670625" calcext:value-type="float">
            <text:p>0.522549675670625</text:p>
          </table:table-cell>
          <table:table-cell table:style-name="ce2" office:value-type="float" office:value="0.0128872323218116" calcext:value-type="float">
            <text:p>0.0128872323218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9240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Gm19240CtcfUniPk.narrowPeak.gz</text:p>
          </table:table-cell>
          <table:table-cell table:style-name="ce2" office:value-type="float" office:value="0.982284462895309" calcext:value-type="float">
            <text:p>0.982284462895309</text:p>
          </table:table-cell>
          <table:table-cell table:style-name="ce2" office:value-type="float" office:value="0.613013523718191" calcext:value-type="float">
            <text:p>0.613013523718191</text:p>
          </table:table-cell>
          <table:table-cell table:style-name="ce2" office:value-type="float" office:value="0.0143508913815535" calcext:value-type="float">
            <text:p>0.0143508913815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H1hescCmycUniPk.narrowPeak.gz</text:p>
          </table:table-cell>
          <table:table-cell table:style-name="ce2" office:value-type="float" office:value="0.912264644135043" calcext:value-type="float">
            <text:p>0.912264644135043</text:p>
          </table:table-cell>
          <table:table-cell table:style-name="ce2" office:value-type="float" office:value="0.0203110020279879" calcext:value-type="float">
            <text:p>0.020311002027988</text:p>
          </table:table-cell>
          <table:table-cell table:style-name="ce2" office:value-type="float" office:value="0.00092742360842505" calcext:value-type="float">
            <text:p>0.0009274236084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H1hescCtcfUniPk.narrowPeak.gz</text:p>
          </table:table-cell>
          <table:table-cell table:style-name="ce2" office:value-type="float" office:value="0.986843822159148" calcext:value-type="float">
            <text:p>0.986843822159148</text:p>
          </table:table-cell>
          <table:table-cell table:style-name="ce2" office:value-type="float" office:value="0.546114779388199" calcext:value-type="float">
            <text:p>0.546114779388199</text:p>
          </table:table-cell>
          <table:table-cell table:style-name="ce2" office:value-type="float" office:value="0.0122850662822181" calcext:value-type="float">
            <text:p>0.0122850662822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H1hescPol2UniPk.narrowPeak.gz</text:p>
          </table:table-cell>
          <table:table-cell table:style-name="ce2" office:value-type="float" office:value="0.955230212577354" calcext:value-type="float">
            <text:p>0.955230212577354</text:p>
          </table:table-cell>
          <table:table-cell table:style-name="ce2" office:value-type="float" office:value="0.452037659163708" calcext:value-type="float">
            <text:p>0.452037659163708</text:p>
          </table:table-cell>
          <table:table-cell table:style-name="ce2" office:value-type="float" office:value="0.00870283765251943" calcext:value-type="float">
            <text:p>0.0087028376525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Helas3CmycUniPk.narrowPeak.gz</text:p>
          </table:table-cell>
          <table:table-cell table:style-name="ce2" office:value-type="float" office:value="0.953793902107151" calcext:value-type="float">
            <text:p>0.953793902107151</text:p>
          </table:table-cell>
          <table:table-cell table:style-name="ce2" office:value-type="float" office:value="0.0928043514005345" calcext:value-type="float">
            <text:p>0.092804351400535</text:p>
          </table:table-cell>
          <table:table-cell table:style-name="ce2" office:value-type="float" office:value="0.00227240760926896" calcext:value-type="float">
            <text:p>0.0022724076092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Helas3CtcfUniPk.narrowPeak.gz</text:p>
          </table:table-cell>
          <table:table-cell table:style-name="ce2" office:value-type="float" office:value="0.983390666914284" calcext:value-type="float">
            <text:p>0.983390666914284</text:p>
          </table:table-cell>
          <table:table-cell table:style-name="ce2" office:value-type="float" office:value="0.587550666505731" calcext:value-type="float">
            <text:p>0.587550666505731</text:p>
          </table:table-cell>
          <table:table-cell table:style-name="ce2" office:value-type="float" office:value="0.0170013010302753" calcext:value-type="float">
            <text:p>0.0170013010302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Helas3Pol2UniPk.narrowPeak.gz</text:p>
          </table:table-cell>
          <table:table-cell table:style-name="ce2" office:value-type="float" office:value="0.949030559076726" calcext:value-type="float">
            <text:p>0.949030559076726</text:p>
          </table:table-cell>
          <table:table-cell table:style-name="ce2" office:value-type="float" office:value="0.498804723203299" calcext:value-type="float">
            <text:p>0.498804723203299</text:p>
          </table:table-cell>
          <table:table-cell table:style-name="ce2" office:value-type="float" office:value="0.0133091880867822" calcext:value-type="float">
            <text:p>0.0133091880867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Hepg2CmycUniPk.narrowPeak.gz</text:p>
          </table:table-cell>
          <table:table-cell table:style-name="ce2" office:value-type="float" office:value="0.985493685710137" calcext:value-type="float">
            <text:p>0.985493685710137</text:p>
          </table:table-cell>
          <table:table-cell table:style-name="ce2" office:value-type="float" office:value="0.143729076653939" calcext:value-type="float">
            <text:p>0.143729076653939</text:p>
          </table:table-cell>
          <table:table-cell table:style-name="ce2" office:value-type="float" office:value="0.00141091458912057" calcext:value-type="float">
            <text:p>0.0014109145891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Hepg2CtcfUniPk.narrowPeak.gz</text:p>
          </table:table-cell>
          <table:table-cell table:style-name="ce2" office:value-type="float" office:value="0.993867968345194" calcext:value-type="float">
            <text:p>0.993867968345194</text:p>
          </table:table-cell>
          <table:table-cell table:style-name="ce2" office:value-type="float" office:value="0.734373998452653" calcext:value-type="float">
            <text:p>0.734373998452653</text:p>
          </table:table-cell>
          <table:table-cell table:style-name="ce2" office:value-type="float" office:value="0.010351102359436" calcext:value-type="float">
            <text:p>0.0103511023594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Hepg2Pol2UniPk.narrowPeak.gz</text:p>
          </table:table-cell>
          <table:table-cell table:style-name="ce2" office:value-type="float" office:value="0.935757735005138" calcext:value-type="float">
            <text:p>0.935757735005138</text:p>
          </table:table-cell>
          <table:table-cell table:style-name="ce2" office:value-type="float" office:value="0.392491932379832" calcext:value-type="float">
            <text:p>0.392491932379832</text:p>
          </table:table-cell>
          <table:table-cell table:style-name="ce2" office:value-type="float" office:value="0.01070712753613" calcext:value-type="float">
            <text:p>0.010707127536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HuvecCmycUniPk.narrowPeak.gz</text:p>
          </table:table-cell>
          <table:table-cell table:style-name="ce2" office:value-type="float" office:value="0.977416010014579" calcext:value-type="float">
            <text:p>0.977416010014579</text:p>
          </table:table-cell>
          <table:table-cell table:style-name="ce2" office:value-type="float" office:value="0.170493508780849" calcext:value-type="float">
            <text:p>0.170493508780849</text:p>
          </table:table-cell>
          <table:table-cell table:style-name="ce2" office:value-type="float" office:value="0.00191638243257499" calcext:value-type="float">
            <text:p>0.0019163824325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HuvecCtcfUniPk.narrowPeak.gz</text:p>
          </table:table-cell>
          <table:table-cell table:style-name="ce2" office:value-type="float" office:value="0.985417703609742" calcext:value-type="float">
            <text:p>0.985417703609742</text:p>
          </table:table-cell>
          <table:table-cell table:style-name="ce2" office:value-type="float" office:value="0.555592874414328" calcext:value-type="float">
            <text:p>0.555592874414328</text:p>
          </table:table-cell>
          <table:table-cell table:style-name="ce2" office:value-type="float" office:value="0.013036674988572" calcext:value-type="float">
            <text:p>0.0130366749885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HuvecPol2UniPk.narrowPeak.gz</text:p>
          </table:table-cell>
          <table:table-cell table:style-name="ce2" office:value-type="float" office:value="0.977861799198776" calcext:value-type="float">
            <text:p>0.977861799198776</text:p>
          </table:table-cell>
          <table:table-cell table:style-name="ce2" office:value-type="float" office:value="0.454441490978221" calcext:value-type="float">
            <text:p>0.454441490978221</text:p>
          </table:table-cell>
          <table:table-cell table:style-name="ce2" office:value-type="float" office:value="0.00567003059179296" calcext:value-type="float">
            <text:p>0.0056700305917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K562CmycUniPk.narrowPeak.gz</text:p>
          </table:table-cell>
          <table:table-cell table:style-name="ce2" office:value-type="float" office:value="0.978468128984719" calcext:value-type="float">
            <text:p>0.978468128984719</text:p>
          </table:table-cell>
          <table:table-cell table:style-name="ce2" office:value-type="float" office:value="0.204334169132766" calcext:value-type="float">
            <text:p>0.204334169132766</text:p>
          </table:table-cell>
          <table:table-cell table:style-name="ce2" office:value-type="float" office:value="0.00293610886458736" calcext:value-type="float">
            <text:p>0.0029361088645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K562CtcfUniPk.narrowPeak.gz</text:p>
          </table:table-cell>
          <table:table-cell table:style-name="ce2" office:value-type="float" office:value="0.985276433089367" calcext:value-type="float">
            <text:p>0.985276433089367</text:p>
          </table:table-cell>
          <table:table-cell table:style-name="ce2" office:value-type="float" office:value="0.593479105148106" calcext:value-type="float">
            <text:p>0.593479105148106</text:p>
          </table:table-cell>
          <table:table-cell table:style-name="ce2" office:value-type="float" office:value="0.015229965891909" calcext:value-type="float">
            <text:p>0.0152299658919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K562Pol2UniPk.narrowPeak.gz</text:p>
          </table:table-cell>
          <table:table-cell table:style-name="ce2" office:value-type="float" office:value="0.948191161547379" calcext:value-type="float">
            <text:p>0.948191161547379</text:p>
          </table:table-cell>
          <table:table-cell table:style-name="ce2" office:value-type="float" office:value="0.431041437109134" calcext:value-type="float">
            <text:p>0.431041437109134</text:p>
          </table:table-cell>
          <table:table-cell table:style-name="ce2" office:value-type="float" office:value="0.0109620591441331" calcext:value-type="float">
            <text:p>0.0109620591441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estrogen</text:p>
          </table:table-cell>
          <table:table-cell table:style-name="ce2" office:value-type="string" calcext:value-type="string">
            <text:p>wgEncodeAwgTfbsUtaMcf7CmycEstroUniPk.narrowPeak.gz</text:p>
          </table:table-cell>
          <table:table-cell table:style-name="ce2" office:value-type="float" office:value="0.954362689595563" calcext:value-type="float">
            <text:p>0.954362689595563</text:p>
          </table:table-cell>
          <table:table-cell table:style-name="ce2" office:value-type="float" office:value="0.202978408871564" calcext:value-type="float">
            <text:p>0.202978408871564</text:p>
          </table:table-cell>
          <table:table-cell table:style-name="ce2" office:value-type="float" office:value="0.00426790674777594" calcext:value-type="float">
            <text:p>0.0042679067477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serum_stimulated_media</text:p>
          </table:table-cell>
          <table:table-cell table:style-name="ce2" office:value-type="string" calcext:value-type="string">
            <text:p>wgEncodeAwgTfbsUtaMcf7CmycSerumstimUniPk.narrowPeak.gz</text:p>
          </table:table-cell>
          <table:table-cell table:style-name="ce2" office:value-type="float" office:value="0.969123341406218" calcext:value-type="float">
            <text:p>0.969123341406218</text:p>
          </table:table-cell>
          <table:table-cell table:style-name="ce2" office:value-type="float" office:value="0.353546637749443" calcext:value-type="float">
            <text:p>0.353546637749443</text:p>
          </table:table-cell>
          <table:table-cell table:style-name="ce2" office:value-type="float" office:value="0.0120125531840079" calcext:value-type="float">
            <text:p>0.0120125531840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serum_starved_media</text:p>
          </table:table-cell>
          <table:table-cell table:style-name="ce2" office:value-type="string" calcext:value-type="string">
            <text:p>wgEncodeAwgTfbsUtaMcf7CmycSerumstvdUniPk.narrowPeak.gz</text:p>
          </table:table-cell>
          <table:table-cell table:style-name="ce2" office:value-type="float" office:value="0.964784200509419" calcext:value-type="float">
            <text:p>0.964784200509419</text:p>
          </table:table-cell>
          <table:table-cell table:style-name="ce2" office:value-type="float" office:value="0.142039047689896" calcext:value-type="float">
            <text:p>0.142039047689896</text:p>
          </table:table-cell>
          <table:table-cell table:style-name="ce2" office:value-type="float" office:value="0.00294489960969092" calcext:value-type="float">
            <text:p>0.0029448996096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c-Myc</text:p>
          </table:table-cell>
          <table:table-cell table:style-name="ce2" office:value-type="string" calcext:value-type="string">
            <text:p>vehicle</text:p>
          </table:table-cell>
          <table:table-cell table:style-name="ce2" office:value-type="string" calcext:value-type="string">
            <text:p>wgEncodeAwgTfbsUtaMcf7CmycVehUniPk.narrowPeak.gz</text:p>
          </table:table-cell>
          <table:table-cell table:style-name="ce2" office:value-type="float" office:value="0.949546075203112" calcext:value-type="float">
            <text:p>0.949546075203112</text:p>
          </table:table-cell>
          <table:table-cell table:style-name="ce2" office:value-type="float" office:value="0.358345551492789" calcext:value-type="float">
            <text:p>0.358345551492789</text:p>
          </table:table-cell>
          <table:table-cell table:style-name="ce2" office:value-type="float" office:value="0.0161222265199198" calcext:value-type="float">
            <text:p>0.016122226519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estrogen</text:p>
          </table:table-cell>
          <table:table-cell table:style-name="ce2" office:value-type="string" calcext:value-type="string">
            <text:p>wgEncodeAwgTfbsUtaMcf7CtcfEstroUniPk.narrowPeak.gz</text:p>
          </table:table-cell>
          <table:table-cell table:style-name="ce2" office:value-type="float" office:value="0.980948526471584" calcext:value-type="float">
            <text:p>0.980948526471584</text:p>
          </table:table-cell>
          <table:table-cell table:style-name="ce2" office:value-type="float" office:value="0.585094320437093" calcext:value-type="float">
            <text:p>0.585094320437093</text:p>
          </table:table-cell>
          <table:table-cell table:style-name="ce2" office:value-type="float" office:value="0.0232075670733851" calcext:value-type="float">
            <text:p>0.0232075670733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serum_stimulated_media</text:p>
          </table:table-cell>
          <table:table-cell table:style-name="ce2" office:value-type="string" calcext:value-type="string">
            <text:p>wgEncodeAwgTfbsUtaMcf7CtcfSerumstimUniPk.narrowPeak.gz</text:p>
          </table:table-cell>
          <table:table-cell table:style-name="ce2" office:value-type="float" office:value="0.980036950551393" calcext:value-type="float">
            <text:p>0.980036950551393</text:p>
          </table:table-cell>
          <table:table-cell table:style-name="ce2" office:value-type="float" office:value="0.603730815937107" calcext:value-type="float">
            <text:p>0.603730815937107</text:p>
          </table:table-cell>
          <table:table-cell table:style-name="ce2" office:value-type="float" office:value="0.020504412954042" calcext:value-type="float">
            <text:p>0.0205044129540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serum_starved_media</text:p>
          </table:table-cell>
          <table:table-cell table:style-name="ce2" office:value-type="string" calcext:value-type="string">
            <text:p>wgEncodeAwgTfbsUtaMcf7CtcfSerumstvdUniPk.narrowPeak.gz</text:p>
          </table:table-cell>
          <table:table-cell table:style-name="ce2" office:value-type="float" office:value="0.978199866936367" calcext:value-type="float">
            <text:p>0.978199866936367</text:p>
          </table:table-cell>
          <table:table-cell table:style-name="ce2" office:value-type="float" office:value="0.582772955050932" calcext:value-type="float">
            <text:p>0.582772955050932</text:p>
          </table:table-cell>
          <table:table-cell table:style-name="ce2" office:value-type="float" office:value="0.0195022680122367" calcext:value-type="float">
            <text:p>0.0195022680122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Mcf7CtcfUniPk.narrowPeak.gz</text:p>
          </table:table-cell>
          <table:table-cell table:style-name="ce2" office:value-type="float" office:value="0.979445882760342" calcext:value-type="float">
            <text:p>0.979445882760342</text:p>
          </table:table-cell>
          <table:table-cell table:style-name="ce2" office:value-type="float" office:value="0.599036769250115" calcext:value-type="float">
            <text:p>0.599036769250115</text:p>
          </table:table-cell>
          <table:table-cell table:style-name="ce2" office:value-type="float" office:value="0.0199374098948627" calcext:value-type="float">
            <text:p>0.0199374098948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vehicle</text:p>
          </table:table-cell>
          <table:table-cell table:style-name="ce2" office:value-type="string" calcext:value-type="string">
            <text:p>wgEncodeAwgTfbsUtaMcf7CtcfVehUniPk.narrowPeak.gz</text:p>
          </table:table-cell>
          <table:table-cell table:style-name="ce2" office:value-type="float" office:value="0.975924418244245" calcext:value-type="float">
            <text:p>0.975924418244245</text:p>
          </table:table-cell>
          <table:table-cell table:style-name="ce2" office:value-type="float" office:value="0.642824292294381" calcext:value-type="float">
            <text:p>0.642824292294381</text:p>
          </table:table-cell>
          <table:table-cell table:style-name="ce2" office:value-type="float" office:value="0.0314840535883822" calcext:value-type="float">
            <text:p>0.0314840535883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serum_stimulated_media</text:p>
          </table:table-cell>
          <table:table-cell table:style-name="ce2" office:value-type="string" calcext:value-type="string">
            <text:p>wgEncodeAwgTfbsUtaMcf7Pol2SerumstimUniPk.narrowPeak.gz</text:p>
          </table:table-cell>
          <table:table-cell table:style-name="ce2" office:value-type="float" office:value="0.974666729531695" calcext:value-type="float">
            <text:p>0.974666729531695</text:p>
          </table:table-cell>
          <table:table-cell table:style-name="ce2" office:value-type="float" office:value="0.553396105755525" calcext:value-type="float">
            <text:p>0.553396105755525</text:p>
          </table:table-cell>
          <table:table-cell table:style-name="ce2" office:value-type="float" office:value="0.0116960863602799" calcext:value-type="float">
            <text:p>0.011696086360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serum_starved_media</text:p>
          </table:table-cell>
          <table:table-cell table:style-name="ce2" office:value-type="string" calcext:value-type="string">
            <text:p>wgEncodeAwgTfbsUtaMcf7Pol2SerumstvdUniPk.narrowPeak.gz</text:p>
          </table:table-cell>
          <table:table-cell table:style-name="ce2" office:value-type="float" office:value="0.972229389805303" calcext:value-type="float">
            <text:p>0.972229389805303</text:p>
          </table:table-cell>
          <table:table-cell table:style-name="ce2" office:value-type="float" office:value="0.470978996129099" calcext:value-type="float">
            <text:p>0.470978996129099</text:p>
          </table:table-cell>
          <table:table-cell table:style-name="ce2" office:value-type="float" office:value="0.00933137592742361" calcext:value-type="float">
            <text:p>0.0093313759274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Mcf7Pol2UniPk.narrowPeak.gz</text:p>
          </table:table-cell>
          <table:table-cell table:style-name="ce2" office:value-type="float" office:value="0.929799687539817" calcext:value-type="float">
            <text:p>0.929799687539817</text:p>
          </table:table-cell>
          <table:table-cell table:style-name="ce2" office:value-type="float" office:value="0.391960391040791" calcext:value-type="float">
            <text:p>0.391960391040791</text:p>
          </table:table-cell>
          <table:table-cell table:style-name="ce2" office:value-type="float" office:value="0.0101708920848131" calcext:value-type="float">
            <text:p>0.0101708920848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NhekCtcfUniPk.narrowPeak.gz</text:p>
          </table:table-cell>
          <table:table-cell table:style-name="ce2" office:value-type="float" office:value="0.980631381148758" calcext:value-type="float">
            <text:p>0.980631381148758</text:p>
          </table:table-cell>
          <table:table-cell table:style-name="ce2" office:value-type="float" office:value="0.622966711117835" calcext:value-type="float">
            <text:p>0.622966711117835</text:p>
          </table:table-cell>
          <table:table-cell table:style-name="ce2" office:value-type="float" office:value="0.0166892295790991" calcext:value-type="float">
            <text:p>0.0166892295790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gFib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ProgfibCtcfUniPk.narrowPeak.gz</text:p>
          </table:table-cell>
          <table:table-cell table:style-name="ce2" office:value-type="float" office:value="0.98364282816569" calcext:value-type="float">
            <text:p>0.98364282816569</text:p>
          </table:table-cell>
          <table:table-cell table:style-name="ce2" office:value-type="float" office:value="0.562150929820682" calcext:value-type="float">
            <text:p>0.562150929820682</text:p>
          </table:table-cell>
          <table:table-cell table:style-name="ce2" office:value-type="float" office:value="0.0139025633812722" calcext:value-type="float">
            <text:p>0.0139025633812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gFib</text:p>
          </table:table-cell>
          <table:table-cell table:style-name="ce2" office:value-type="string" calcext:value-type="string">
            <text:p>Pol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taProgfibPol2UniPk.narrowPeak.gz</text:p>
          </table:table-cell>
          <table:table-cell table:style-name="ce2" office:value-type="float" office:value="0.951535351120024" calcext:value-type="float">
            <text:p>0.951535351120024</text:p>
          </table:table-cell>
          <table:table-cell table:style-name="ce2" office:value-type="float" office:value="0.423878667428866" calcext:value-type="float">
            <text:p>0.423878667428866</text:p>
          </table:table-cell>
          <table:table-cell table:style-name="ce2" office:value-type="float" office:value="0.00872041914272654" calcext:value-type="float">
            <text:p>0.0087204191427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549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A549CtcfUniPk.narrowPeak.gz</text:p>
          </table:table-cell>
          <table:table-cell table:style-name="ce2" office:value-type="float" office:value="0.979687351663557" calcext:value-type="float">
            <text:p>0.979687351663557</text:p>
          </table:table-cell>
          <table:table-cell table:style-name="ce2" office:value-type="float" office:value="0.643500032244225" calcext:value-type="float">
            <text:p>0.643500032244225</text:p>
          </table:table-cell>
          <table:table-cell table:style-name="ce2" office:value-type="float" office:value="0.024139386054362" calcext:value-type="float">
            <text:p>0.0241393860543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04449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Ag04449CtcfUniPk.narrowPeak.gz</text:p>
          </table:table-cell>
          <table:table-cell table:style-name="ce2" office:value-type="float" office:value="0.983731802297983" calcext:value-type="float">
            <text:p>0.983731802297983</text:p>
          </table:table-cell>
          <table:table-cell table:style-name="ce2" office:value-type="float" office:value="0.618192588171741" calcext:value-type="float">
            <text:p>0.618192588171741</text:p>
          </table:table-cell>
          <table:table-cell table:style-name="ce2" office:value-type="float" office:value="0.0153046872252892" calcext:value-type="float">
            <text:p>0.0153046872252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04450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Ag04450CtcfUniPk.narrowPeak.gz</text:p>
          </table:table-cell>
          <table:table-cell table:style-name="ce2" office:value-type="float" office:value="0.976416474594583" calcext:value-type="float">
            <text:p>0.976416474594583</text:p>
          </table:table-cell>
          <table:table-cell table:style-name="ce2" office:value-type="float" office:value="0.61881196074488" calcext:value-type="float">
            <text:p>0.61881196074488</text:p>
          </table:table-cell>
          <table:table-cell table:style-name="ce2" office:value-type="float" office:value="0.0223680509159956" calcext:value-type="float">
            <text:p>0.0223680509159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09309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Ag09309CtcfUniPk.narrowPeak.gz</text:p>
          </table:table-cell>
          <table:table-cell table:style-name="ce2" office:value-type="float" office:value="0.982668654292643" calcext:value-type="float">
            <text:p>0.982668654292643</text:p>
          </table:table-cell>
          <table:table-cell table:style-name="ce2" office:value-type="float" office:value="0.663264849105462" calcext:value-type="float">
            <text:p>0.663264849105462</text:p>
          </table:table-cell>
          <table:table-cell table:style-name="ce2" office:value-type="float" office:value="0.0212867892682584" calcext:value-type="float">
            <text:p>0.0212867892682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09319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Ag09319CtcfUniPk.narrowPeak.gz</text:p>
          </table:table-cell>
          <table:table-cell table:style-name="ce2" office:value-type="float" office:value="0.978336313809654" calcext:value-type="float">
            <text:p>0.978336313809654</text:p>
          </table:table-cell>
          <table:table-cell table:style-name="ce2" office:value-type="float" office:value="0.648423264242794" calcext:value-type="float">
            <text:p>0.648423264242794</text:p>
          </table:table-cell>
          <table:table-cell table:style-name="ce2" office:value-type="float" office:value="0.0226229825239987" calcext:value-type="float">
            <text:p>0.0226229825239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G10803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Ag10803CtcfUniPk.narrowPeak.gz</text:p>
          </table:table-cell>
          <table:table-cell table:style-name="ce2" office:value-type="float" office:value="0.977383406498261" calcext:value-type="float">
            <text:p>0.977383406498261</text:p>
          </table:table-cell>
          <table:table-cell table:style-name="ce2" office:value-type="float" office:value="0.620231533698272" calcext:value-type="float">
            <text:p>0.620231533698272</text:p>
          </table:table-cell>
          <table:table-cell table:style-name="ce2" office:value-type="float" office:value="0.0197967579732058" calcext:value-type="float">
            <text:p>0.0197967579732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oAF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AoafCtcfUniPk.narrowPeak.gz</text:p>
          </table:table-cell>
          <table:table-cell table:style-name="ce2" office:value-type="float" office:value="0.979360564046253" calcext:value-type="float">
            <text:p>0.979360564046253</text:p>
          </table:table-cell>
          <table:table-cell table:style-name="ce2" office:value-type="float" office:value="0.598377934365427" calcext:value-type="float">
            <text:p>0.598377934365427</text:p>
          </table:table-cell>
          <table:table-cell table:style-name="ce2" office:value-type="float" office:value="0.0167287879320651" calcext:value-type="float">
            <text:p>0.0167287879320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2_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Be2cCtcfUniPk.narrowPeak.gz</text:p>
          </table:table-cell>
          <table:table-cell table:style-name="ce2" office:value-type="float" office:value="0.974790176200522" calcext:value-type="float">
            <text:p>0.974790176200522</text:p>
          </table:table-cell>
          <table:table-cell table:style-name="ce2" office:value-type="float" office:value="0.662828033591621" calcext:value-type="float">
            <text:p>0.662828033591621</text:p>
          </table:table-cell>
          <table:table-cell table:style-name="ce2" office:value-type="float" office:value="0.028820457822005" calcext:value-type="float">
            <text:p>0.028820457822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J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BjCtcfUniPk.narrowPeak.gz</text:p>
          </table:table-cell>
          <table:table-cell table:style-name="ce2" office:value-type="float" office:value="0.977945020013537" calcext:value-type="float">
            <text:p>0.977945020013537</text:p>
          </table:table-cell>
          <table:table-cell table:style-name="ce2" office:value-type="float" office:value="0.656495274107016" calcext:value-type="float">
            <text:p>0.656495274107016</text:p>
          </table:table-cell>
          <table:table-cell table:style-name="ce2" office:value-type="float" office:value="0.0219680720137839" calcext:value-type="float">
            <text:p>0.0219680720137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co-2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Caco2CtcfUniPk.narrowPeak.gz</text:p>
          </table:table-cell>
          <table:table-cell table:style-name="ce2" office:value-type="float" office:value="0.988277636142642" calcext:value-type="float">
            <text:p>0.988277636142642</text:p>
          </table:table-cell>
          <table:table-cell table:style-name="ce2" office:value-type="float" office:value="0.685641014740917" calcext:value-type="float">
            <text:p>0.685641014740917</text:p>
          </table:table-cell>
          <table:table-cell table:style-name="ce2" office:value-type="float" office:value="0.0164650655789585" calcext:value-type="float">
            <text:p>0.0164650655789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06990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Gm06990CtcfUniPk.narrowPeak.gz</text:p>
          </table:table-cell>
          <table:table-cell table:style-name="ce2" office:value-type="float" office:value="0.981468520404244" calcext:value-type="float">
            <text:p>0.981468520404244</text:p>
          </table:table-cell>
          <table:table-cell table:style-name="ce2" office:value-type="float" office:value="0.652059826238691" calcext:value-type="float">
            <text:p>0.652059826238691</text:p>
          </table:table-cell>
          <table:table-cell table:style-name="ce2" office:value-type="float" office:value="0.0216208375821935" calcext:value-type="float">
            <text:p>0.0216208375821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01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Gm12801CtcfUniPk.narrowPeak.gz</text:p>
          </table:table-cell>
          <table:table-cell table:style-name="ce2" office:value-type="float" office:value="0.996388547105495" calcext:value-type="float">
            <text:p>0.996388547105495</text:p>
          </table:table-cell>
          <table:table-cell table:style-name="ce2" office:value-type="float" office:value="0.25909422617536" calcext:value-type="float">
            <text:p>0.25909422617536</text:p>
          </table:table-cell>
          <table:table-cell table:style-name="ce2" office:value-type="float" office:value="0.00127905341256725" calcext:value-type="float">
            <text:p>0.0012790534125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64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Gm12864CtcfUniPk.narrowPeak.gz</text:p>
          </table:table-cell>
          <table:table-cell table:style-name="ce2" office:value-type="float" office:value="0.981514160257081" calcext:value-type="float">
            <text:p>0.981514160257081</text:p>
          </table:table-cell>
          <table:table-cell table:style-name="ce2" office:value-type="float" office:value="0.658750228594104" calcext:value-type="float">
            <text:p>0.658750228594104</text:p>
          </table:table-cell>
          <table:table-cell table:style-name="ce2" office:value-type="float" office:value="0.0217043496606772" calcext:value-type="float">
            <text:p>0.0217043496606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65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Gm12865CtcfUniPk.narrowPeak.gz</text:p>
          </table:table-cell>
          <table:table-cell table:style-name="ce2" office:value-type="float" office:value="0.983904589823593" calcext:value-type="float">
            <text:p>0.983904589823593</text:p>
          </table:table-cell>
          <table:table-cell table:style-name="ce2" office:value-type="float" office:value="0.676004187327968" calcext:value-type="float">
            <text:p>0.676004187327968</text:p>
          </table:table-cell>
          <table:table-cell table:style-name="ce2" office:value-type="float" office:value="0.0191989873061641" calcext:value-type="float">
            <text:p>0.0191989873061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2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Gm12872CtcfUniPk.narrowPeak.gz</text:p>
          </table:table-cell>
          <table:table-cell table:style-name="ce2" office:value-type="float" office:value="0.981528219804124" calcext:value-type="float">
            <text:p>0.981528219804124</text:p>
          </table:table-cell>
          <table:table-cell table:style-name="ce2" office:value-type="float" office:value="0.660474649001014" calcext:value-type="float">
            <text:p>0.660474649001014</text:p>
          </table:table-cell>
          <table:table-cell table:style-name="ce2" office:value-type="float" office:value="0.0222317943668905" calcext:value-type="float">
            <text:p>0.0222317943668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3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Gm12873CtcfUniPk.narrowPeak.gz</text:p>
          </table:table-cell>
          <table:table-cell table:style-name="ce2" office:value-type="float" office:value="0.978608356561555" calcext:value-type="float">
            <text:p>0.978608356561555</text:p>
          </table:table-cell>
          <table:table-cell table:style-name="ce2" office:value-type="float" office:value="0.668114722013539" calcext:value-type="float">
            <text:p>0.668114722013539</text:p>
          </table:table-cell>
          <table:table-cell table:style-name="ce2" office:value-type="float" office:value="0.0235548015049756" calcext:value-type="float">
            <text:p>0.0235548015049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4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Gm12874CtcfUniPk.narrowPeak.gz</text:p>
          </table:table-cell>
          <table:table-cell table:style-name="ce2" office:value-type="float" office:value="0.98839446402533" calcext:value-type="float">
            <text:p>0.98839446402533</text:p>
          </table:table-cell>
          <table:table-cell table:style-name="ce2" office:value-type="float" office:value="0.662561726862515" calcext:value-type="float">
            <text:p>0.662561726862515</text:p>
          </table:table-cell>
          <table:table-cell table:style-name="ce2" office:value-type="float" office:value="0.0156695031470867" calcext:value-type="float">
            <text:p>0.0156695031470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5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Gm12875CtcfUniPk.narrowPeak.gz</text:p>
          </table:table-cell>
          <table:table-cell table:style-name="ce2" office:value-type="float" office:value="0.987006148622215" calcext:value-type="float">
            <text:p>0.987006148622215</text:p>
          </table:table-cell>
          <table:table-cell table:style-name="ce2" office:value-type="float" office:value="0.661402221551517" calcext:value-type="float">
            <text:p>0.661402221551517</text:p>
          </table:table-cell>
          <table:table-cell table:style-name="ce2" office:value-type="float" office:value="0.0170013010302753" calcext:value-type="float">
            <text:p>0.0170013010302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M12878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Gm12878CtcfUniPk.narrowPeak.gz</text:p>
          </table:table-cell>
          <table:table-cell table:style-name="ce2" office:value-type="float" office:value="0.987368435451797" calcext:value-type="float">
            <text:p>0.987368435451797</text:p>
          </table:table-cell>
          <table:table-cell table:style-name="ce2" office:value-type="float" office:value="0.668967949273463" calcext:value-type="float">
            <text:p>0.668967949273463</text:p>
          </table:table-cell>
          <table:table-cell table:style-name="ce2" office:value-type="float" office:value="0.0165969267555118" calcext:value-type="float">
            <text:p>0.0165969267555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acCtcfUniPk.narrowPeak.gz</text:p>
          </table:table-cell>
          <table:table-cell table:style-name="ce2" office:value-type="float" office:value="0.975613821152553" calcext:value-type="float">
            <text:p>0.975613821152553</text:p>
          </table:table-cell>
          <table:table-cell table:style-name="ce2" office:value-type="float" office:value="0.644023163906042" calcext:value-type="float">
            <text:p>0.644023163906042</text:p>
          </table:table-cell>
          <table:table-cell table:style-name="ce2" office:value-type="float" office:value="0.0253964626041703" calcext:value-type="float">
            <text:p>0.025396462604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-sp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aspCtcfUniPk.narrowPeak.gz</text:p>
          </table:table-cell>
          <table:table-cell table:style-name="ce2" office:value-type="float" office:value="0.983502300723799" calcext:value-type="float">
            <text:p>0.983502300723799</text:p>
          </table:table-cell>
          <table:table-cell table:style-name="ce2" office:value-type="float" office:value="0.665885169969995" calcext:value-type="float">
            <text:p>0.665885169969995</text:p>
          </table:table-cell>
          <table:table-cell table:style-name="ce2" office:value-type="float" office:value="0.0198275255810683" calcext:value-type="float">
            <text:p>0.0198275255810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BME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bmecCtcfUniPk.narrowPeak.gz</text:p>
          </table:table-cell>
          <table:table-cell table:style-name="ce2" office:value-type="float" office:value="0.975665601018452" calcext:value-type="float">
            <text:p>0.975665601018452</text:p>
          </table:table-cell>
          <table:table-cell table:style-name="ce2" office:value-type="float" office:value="0.654793699366081" calcext:value-type="float">
            <text:p>0.654793699366081</text:p>
          </table:table-cell>
          <table:table-cell table:style-name="ce2" office:value-type="float" office:value="0.02690407538943" calcext:value-type="float">
            <text:p>0.026904075389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Faa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cfaaCtcfUniPk.narrowPeak.gz</text:p>
          </table:table-cell>
          <table:table-cell table:style-name="ce2" office:value-type="float" office:value="0.98329408649433" calcext:value-type="float">
            <text:p>0.98329408649433</text:p>
          </table:table-cell>
          <table:table-cell table:style-name="ce2" office:value-type="float" office:value="0.640081418502601" calcext:value-type="float">
            <text:p>0.640081418502601</text:p>
          </table:table-cell>
          <table:table-cell table:style-name="ce2" office:value-type="float" office:value="0.0179243292661486" calcext:value-type="float">
            <text:p>0.0179243292661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M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cmCtcfUniPk.narrowPeak.gz</text:p>
          </table:table-cell>
          <table:table-cell table:style-name="ce2" office:value-type="float" office:value="0.973604250755609" calcext:value-type="float">
            <text:p>0.973604250755609</text:p>
          </table:table-cell>
          <table:table-cell table:style-name="ce2" office:value-type="float" office:value="0.657761989509876" calcext:value-type="float">
            <text:p>0.657761989509876</text:p>
          </table:table-cell>
          <table:table-cell table:style-name="ce2" office:value-type="float" office:value="0.0292292274693203" calcext:value-type="float">
            <text:p>0.029229227469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PEpi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cpeCtcfUniPk.narrowPeak.gz</text:p>
          </table:table-cell>
          <table:table-cell table:style-name="ce2" office:value-type="float" office:value="0.973270922442056" calcext:value-type="float">
            <text:p>0.973270922442056</text:p>
          </table:table-cell>
          <table:table-cell table:style-name="ce2" office:value-type="float" office:value="0.653601845580908" calcext:value-type="float">
            <text:p>0.653601845580908</text:p>
          </table:table-cell>
          <table:table-cell table:style-name="ce2" office:value-type="float" office:value="0.0280600583705475" calcext:value-type="float">
            <text:p>0.0280600583705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CT-116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ct116CtcfUniPk.narrowPeak.gz</text:p>
          </table:table-cell>
          <table:table-cell table:style-name="ce2" office:value-type="float" office:value="0.980597413665003" calcext:value-type="float">
            <text:p>0.980597413665003</text:p>
          </table:table-cell>
          <table:table-cell table:style-name="ce2" office:value-type="float" office:value="0.655867401481226" calcext:value-type="float">
            <text:p>0.655867401481226</text:p>
          </table:table-cell>
          <table:table-cell table:style-name="ce2" office:value-type="float" office:value="0.0243635500545026" calcext:value-type="float">
            <text:p>0.0243635500545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Epi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eeCtcfUniPk.narrowPeak.gz</text:p>
          </table:table-cell>
          <table:table-cell table:style-name="ce2" office:value-type="float" office:value="0.977437763714143" calcext:value-type="float">
            <text:p>0.977437763714143</text:p>
          </table:table-cell>
          <table:table-cell table:style-name="ce2" office:value-type="float" office:value="0.636391002657685" calcext:value-type="float">
            <text:p>0.636391002657685</text:p>
          </table:table-cell>
          <table:table-cell table:style-name="ce2" office:value-type="float" office:value="0.0229834030732445" calcext:value-type="float">
            <text:p>0.0229834030732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K293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ek293CtcfUniPk.narrowPeak.gz</text:p>
          </table:table-cell>
          <table:table-cell table:style-name="ce2" office:value-type="float" office:value="0.985172767261435" calcext:value-type="float">
            <text:p>0.985172767261435</text:p>
          </table:table-cell>
          <table:table-cell table:style-name="ce2" office:value-type="float" office:value="0.653298775814201" calcext:value-type="float">
            <text:p>0.653298775814201</text:p>
          </table:table-cell>
          <table:table-cell table:style-name="ce2" office:value-type="float" office:value="0.0193440346003727" calcext:value-type="float">
            <text:p>0.0193440346003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a-S3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elas3CtcfUniPk.narrowPeak.gz</text:p>
          </table:table-cell>
          <table:table-cell table:style-name="ce2" office:value-type="float" office:value="0.986136885617838" calcext:value-type="float">
            <text:p>0.986136885617838</text:p>
          </table:table-cell>
          <table:table-cell table:style-name="ce2" office:value-type="float" office:value="0.647309238686397" calcext:value-type="float">
            <text:p>0.647309238686397</text:p>
          </table:table-cell>
          <table:table-cell table:style-name="ce2" office:value-type="float" office:value="0.0170628362460002" calcext:value-type="float">
            <text:p>0.0170628362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pG2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epg2CtcfUniPk.narrowPeak.gz</text:p>
          </table:table-cell>
          <table:table-cell table:style-name="ce2" office:value-type="float" office:value="0.985827054305701" calcext:value-type="float">
            <text:p>0.985827054305701</text:p>
          </table:table-cell>
          <table:table-cell table:style-name="ce2" office:value-type="float" office:value="0.645596638814804" calcext:value-type="float">
            <text:p>0.645596638814804</text:p>
          </table:table-cell>
          <table:table-cell table:style-name="ce2" office:value-type="float" office:value="0.0184385878547066" calcext:value-type="float">
            <text:p>0.0184385878547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FF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ffCtcfUniPk.narrowPeak.gz</text:p>
          </table:table-cell>
          <table:table-cell table:style-name="ce2" office:value-type="float" office:value="0.985359606481624" calcext:value-type="float">
            <text:p>0.985359606481624</text:p>
          </table:table-cell>
          <table:table-cell table:style-name="ce2" office:value-type="float" office:value="0.650015849285998" calcext:value-type="float">
            <text:p>0.650015849285998</text:p>
          </table:table-cell>
          <table:table-cell table:style-name="ce2" office:value-type="float" office:value="0.0176254439326277" calcext:value-type="float">
            <text:p>0.0176254439326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FF-My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ffmycCtcfUniPk.narrowPeak.gz</text:p>
          </table:table-cell>
          <table:table-cell table:style-name="ce2" office:value-type="float" office:value="0.979757933254691" calcext:value-type="float">
            <text:p>0.979757933254691</text:p>
          </table:table-cell>
          <table:table-cell table:style-name="ce2" office:value-type="float" office:value="0.671930766305163" calcext:value-type="float">
            <text:p>0.671930766305163</text:p>
          </table:table-cell>
          <table:table-cell table:style-name="ce2" office:value-type="float" office:value="0.0271150532719153" calcext:value-type="float">
            <text:p>0.0271150532719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L-60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l60CtcfUniPk.narrowPeak.gz</text:p>
          </table:table-cell>
          <table:table-cell table:style-name="ce2" office:value-type="float" office:value="0.995345790227892" calcext:value-type="float">
            <text:p>0.995345790227892</text:p>
          </table:table-cell>
          <table:table-cell table:style-name="ce2" office:value-type="float" office:value="0.671384144271274" calcext:value-type="float">
            <text:p>0.671384144271274</text:p>
          </table:table-cell>
          <table:table-cell table:style-name="ce2" office:value-type="float" office:value="0.00728752769084708" calcext:value-type="float">
            <text:p>0.0072875276908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E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mecCtcfUniPk.narrowPeak.gz</text:p>
          </table:table-cell>
          <table:table-cell table:style-name="ce2" office:value-type="float" office:value="0.976528422135682" calcext:value-type="float">
            <text:p>0.976528422135682</text:p>
          </table:table-cell>
          <table:table-cell table:style-name="ce2" office:value-type="float" office:value="0.645117425742842" calcext:value-type="float">
            <text:p>0.645117425742842</text:p>
          </table:table-cell>
          <table:table-cell table:style-name="ce2" office:value-type="float" office:value="0.0241965258975351" calcext:value-type="float">
            <text:p>0.0241965258975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MF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mfCtcfUniPk.narrowPeak.gz</text:p>
          </table:table-cell>
          <table:table-cell table:style-name="ce2" office:value-type="float" office:value="0.97929173752199" calcext:value-type="float">
            <text:p>0.97929173752199</text:p>
          </table:table-cell>
          <table:table-cell table:style-name="ce2" office:value-type="float" office:value="0.642633556899719" calcext:value-type="float">
            <text:p>0.642633556899719</text:p>
          </table:table-cell>
          <table:table-cell table:style-name="ce2" office:value-type="float" office:value="0.0243547593093991" calcext:value-type="float">
            <text:p>0.0243547593093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PAF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pafCtcfUniPk.narrowPeak.gz</text:p>
          </table:table-cell>
          <table:table-cell table:style-name="ce2" office:value-type="float" office:value="0.97462023216037" calcext:value-type="float">
            <text:p>0.97462023216037</text:p>
          </table:table-cell>
          <table:table-cell table:style-name="ce2" office:value-type="float" office:value="0.656798159162072" calcext:value-type="float">
            <text:p>0.656798159162072</text:p>
          </table:table-cell>
          <table:table-cell table:style-name="ce2" office:value-type="float" office:value="0.0277040331938535" calcext:value-type="float">
            <text:p>0.0277040331938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PF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pfCtcfUniPk.narrowPeak.gz</text:p>
          </table:table-cell>
          <table:table-cell table:style-name="ce2" office:value-type="float" office:value="0.980724018701577" calcext:value-type="float">
            <text:p>0.980724018701577</text:p>
          </table:table-cell>
          <table:table-cell table:style-name="ce2" office:value-type="float" office:value="0.625218412245852" calcext:value-type="float">
            <text:p>0.625218412245852</text:p>
          </table:table-cell>
          <table:table-cell table:style-name="ce2" office:value-type="float" office:value="0.0197044551496185" calcext:value-type="float">
            <text:p>0.0197044551496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RE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reCtcfUniPk.narrowPeak.gz</text:p>
          </table:table-cell>
          <table:table-cell table:style-name="ce2" office:value-type="float" office:value="0.983126406350341" calcext:value-type="float">
            <text:p>0.983126406350341</text:p>
          </table:table-cell>
          <table:table-cell table:style-name="ce2" office:value-type="float" office:value="0.65448814742447" calcext:value-type="float">
            <text:p>0.65448814742447</text:p>
          </table:table-cell>
          <table:table-cell table:style-name="ce2" office:value-type="float" office:value="0.0199813636203805" calcext:value-type="float">
            <text:p>0.0199813636203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RPEpi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rpeCtcfUniPk.narrowPeak.gz</text:p>
          </table:table-cell>
          <table:table-cell table:style-name="ce2" office:value-type="float" office:value="0.982951122050014" calcext:value-type="float">
            <text:p>0.982951122050014</text:p>
          </table:table-cell>
          <table:table-cell table:style-name="ce2" office:value-type="float" office:value="0.655271501481019" calcext:value-type="float">
            <text:p>0.655271501481019</text:p>
          </table:table-cell>
          <table:table-cell table:style-name="ce2" office:value-type="float" office:value="0.0224251907591687" calcext:value-type="float">
            <text:p>0.0224251907591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VE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uvecCtcfUniPk.narrowPeak.gz</text:p>
          </table:table-cell>
          <table:table-cell table:style-name="ce2" office:value-type="float" office:value="0.987347169076859" calcext:value-type="float">
            <text:p>0.987347169076859</text:p>
          </table:table-cell>
          <table:table-cell table:style-name="ce2" office:value-type="float" office:value="0.66830058096075" calcext:value-type="float">
            <text:p>0.66830058096075</text:p>
          </table:table-cell>
          <table:table-cell table:style-name="ce2" office:value-type="float" office:value="0.0153178733429445" calcext:value-type="float">
            <text:p>0.0153178733429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VMF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HvmfCtcfUniPk.narrowPeak.gz</text:p>
          </table:table-cell>
          <table:table-cell table:style-name="ce2" office:value-type="float" office:value="0.978605559715187" calcext:value-type="float">
            <text:p>0.978605559715187</text:p>
          </table:table-cell>
          <table:table-cell table:style-name="ce2" office:value-type="float" office:value="0.655510177348143" calcext:value-type="float">
            <text:p>0.655510177348143</text:p>
          </table:table-cell>
          <table:table-cell table:style-name="ce2" office:value-type="float" office:value="0.0232910791518689" calcext:value-type="float">
            <text:p>0.0232910791518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K562CtcfUniPk.narrowPeak.gz</text:p>
          </table:table-cell>
          <table:table-cell table:style-name="ce2" office:value-type="float" office:value="0.985286372148358" calcext:value-type="float">
            <text:p>0.985286372148358</text:p>
          </table:table-cell>
          <table:table-cell table:style-name="ce2" office:value-type="float" office:value="0.635976516469797" calcext:value-type="float">
            <text:p>0.635976516469797</text:p>
          </table:table-cell>
          <table:table-cell table:style-name="ce2" office:value-type="float" office:value="0.0184210063644995" calcext:value-type="float">
            <text:p>0.01842100636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F-7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Mcf7CtcfUniPk.narrowPeak.gz</text:p>
          </table:table-cell>
          <table:table-cell table:style-name="ce2" office:value-type="float" office:value="0.979258002757751" calcext:value-type="float">
            <text:p>0.979258002757751</text:p>
          </table:table-cell>
          <table:table-cell table:style-name="ce2" office:value-type="float" office:value="0.631586361955107" calcext:value-type="float">
            <text:p>0.631586361955107</text:p>
          </table:table-cell>
          <table:table-cell table:style-name="ce2" office:value-type="float" office:value="0.0270886810366047" calcext:value-type="float">
            <text:p>0.0270886810366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B4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Nb4CtcfUniPk.narrowPeak.gz</text:p>
          </table:table-cell>
          <table:table-cell table:style-name="ce2" office:value-type="float" office:value="0.989652400132027" calcext:value-type="float">
            <text:p>0.989652400132027</text:p>
          </table:table-cell>
          <table:table-cell table:style-name="ce2" office:value-type="float" office:value="0.677453856374637" calcext:value-type="float">
            <text:p>0.677453856374637</text:p>
          </table:table-cell>
          <table:table-cell table:style-name="ce2" office:value-type="float" office:value="0.0154761067548085" calcext:value-type="float">
            <text:p>0.0154761067548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neo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NhdfneoCtcfUniPk.narrowPeak.gz</text:p>
          </table:table-cell>
          <table:table-cell table:style-name="ce2" office:value-type="float" office:value="0.973276768370847" calcext:value-type="float">
            <text:p>0.973276768370847</text:p>
          </table:table-cell>
          <table:table-cell table:style-name="ce2" office:value-type="float" office:value="0.627602994659876" calcext:value-type="float">
            <text:p>0.627602994659876</text:p>
          </table:table-cell>
          <table:table-cell table:style-name="ce2" office:value-type="float" office:value="0.0234844755441471" calcext:value-type="float">
            <text:p>0.0234844755441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NhekCtcfUniPk.narrowPeak.gz</text:p>
          </table:table-cell>
          <table:table-cell table:style-name="ce2" office:value-type="float" office:value="0.980588746902247" calcext:value-type="float">
            <text:p>0.980588746902247</text:p>
          </table:table-cell>
          <table:table-cell table:style-name="ce2" office:value-type="float" office:value="0.650992765420115" calcext:value-type="float">
            <text:p>0.650992765420115</text:p>
          </table:table-cell>
          <table:table-cell table:style-name="ce2" office:value-type="float" office:value="0.0218406062097823" calcext:value-type="float">
            <text:p>0.0218406062097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NhlfCtcfUniPk.narrowPeak.gz</text:p>
          </table:table-cell>
          <table:table-cell table:style-name="ce2" office:value-type="float" office:value="0.981196103075256" calcext:value-type="float">
            <text:p>0.981196103075256</text:p>
          </table:table-cell>
          <table:table-cell table:style-name="ce2" office:value-type="float" office:value="0.598396684837901" calcext:value-type="float">
            <text:p>0.598396684837901</text:p>
          </table:table-cell>
          <table:table-cell table:style-name="ce2" office:value-type="float" office:value="0.0168606491086184" calcext:value-type="float">
            <text:p>0.0168606491086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PTE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RptecCtcfUniPk.narrowPeak.gz</text:p>
          </table:table-cell>
          <table:table-cell table:style-name="ce2" office:value-type="float" office:value="0.976169465210458" calcext:value-type="float">
            <text:p>0.976169465210458</text:p>
          </table:table-cell>
          <table:table-cell table:style-name="ce2" office:value-type="float" office:value="0.701720363769469" calcext:value-type="float">
            <text:p>0.701720363769469</text:p>
          </table:table-cell>
          <table:table-cell table:style-name="ce2" office:value-type="float" office:value="0.0306489328035444" calcext:value-type="float">
            <text:p>0.0306489328035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EC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SaecCtcfUniPk.narrowPeak.gz</text:p>
          </table:table-cell>
          <table:table-cell table:style-name="ce2" office:value-type="float" office:value="0.985076565761107" calcext:value-type="float">
            <text:p>0.985076565761107</text:p>
          </table:table-cell>
          <table:table-cell table:style-name="ce2" office:value-type="float" office:value="0.674704894086434" calcext:value-type="float">
            <text:p>0.674704894086434</text:p>
          </table:table-cell>
          <table:table-cell table:style-name="ce2" office:value-type="float" office:value="0.0183594711487746" calcext:value-type="float">
            <text:p>0.0183594711487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-N-SH_RA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SknshraCtcfUniPk.narrowPeak.gz</text:p>
          </table:table-cell>
          <table:table-cell table:style-name="ce2" office:value-type="float" office:value="0.98717138299715" calcext:value-type="float">
            <text:p>0.98717138299715</text:p>
          </table:table-cell>
          <table:table-cell table:style-name="ce2" office:value-type="float" office:value="0.675792278004772" calcext:value-type="float">
            <text:p>0.675792278004772</text:p>
          </table:table-cell>
          <table:table-cell table:style-name="ce2" office:value-type="float" office:value="0.0166804388339956" calcext:value-type="float">
            <text:p>0.0166804388339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ERI-Rb-1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Werirb1CtcfUniPk.narrowPeak.gz</text:p>
          </table:table-cell>
          <table:table-cell table:style-name="ce2" office:value-type="float" office:value="0.98483418595273" calcext:value-type="float">
            <text:p>0.98483418595273</text:p>
          </table:table-cell>
          <table:table-cell table:style-name="ce2" office:value-type="float" office:value="0.625612009958758" calcext:value-type="float">
            <text:p>0.625612009958758</text:p>
          </table:table-cell>
          <table:table-cell table:style-name="ce2" office:value-type="float" office:value="0.0192649178944407" calcext:value-type="float">
            <text:p>0.0192649178944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-38</text:p>
          </table:table-cell>
          <table:table-cell table:style-name="ce2" office:value-type="string" calcext:value-type="string">
            <text:p>CTCF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wgEncodeAwgTfbsUwWi38CtcfUniPk.narrowPeak.gz</text:p>
          </table:table-cell>
          <table:table-cell table:style-name="ce2" office:value-type="float" office:value="0.934407177334302" calcext:value-type="float">
            <text:p>0.934407177334302</text:p>
          </table:table-cell>
          <table:table-cell table:style-name="ce2" office:value-type="float" office:value="0.688744263445394" calcext:value-type="float">
            <text:p>0.688744263445394</text:p>
          </table:table-cell>
          <table:table-cell table:style-name="ce2" office:value-type="float" office:value="0.0935071556665143" calcext:value-type="float">
            <text:p>0.0935071556665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2AK5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2AK5ac.narrowPeak.gz</text:p>
          </table:table-cell>
          <table:table-cell table:style-name="ce2" office:value-type="float" office:value="0.852599168712365" calcext:value-type="float">
            <text:p>0.852599168712365</text:p>
          </table:table-cell>
          <table:table-cell table:style-name="ce2" office:value-type="float" office:value="0.347777832751116" calcext:value-type="float">
            <text:p>0.347777832751116</text:p>
          </table:table-cell>
          <table:table-cell table:style-name="ce2" office:value-type="float" office:value="0.0439405394001196" calcext:value-type="float">
            <text:p>0.043940539400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2AZ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2A.Z.narrowPeak.gz</text:p>
          </table:table-cell>
          <table:table-cell table:style-name="ce2" office:value-type="float" office:value="0.880007212110896" calcext:value-type="float">
            <text:p>0.880007212110896</text:p>
          </table:table-cell>
          <table:table-cell table:style-name="ce2" office:value-type="float" office:value="0.161284776745181" calcext:value-type="float">
            <text:p>0.161284776745181</text:p>
          </table:table-cell>
          <table:table-cell table:style-name="ce2" office:value-type="float" office:value="0.0118762966349028" calcext:value-type="float">
            <text:p>0.0118762966349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2BK120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2BK120ac.narrowPeak.gz</text:p>
          </table:table-cell>
          <table:table-cell table:style-name="ce2" office:value-type="float" office:value="0.799273689507471" calcext:value-type="float">
            <text:p>0.799273689507471</text:p>
          </table:table-cell>
          <table:table-cell table:style-name="ce2" office:value-type="float" office:value="0.0554750813048598" calcext:value-type="float">
            <text:p>0.05547508130486</text:p>
          </table:table-cell>
          <table:table-cell table:style-name="ce2" office:value-type="float" office:value="0.0111422694187559" calcext:value-type="float">
            <text:p>0.0111422694187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2BK12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2BK12ac.narrowPeak.gz</text:p>
          </table:table-cell>
          <table:table-cell table:style-name="ce2" office:value-type="float" office:value="0.85787395746771" calcext:value-type="float">
            <text:p>0.85787395746771</text:p>
          </table:table-cell>
          <table:table-cell table:style-name="ce2" office:value-type="float" office:value="0.161410344697237" calcext:value-type="float">
            <text:p>0.161410344697237</text:p>
          </table:table-cell>
          <table:table-cell table:style-name="ce2" office:value-type="float" office:value="0.0248646225254053" calcext:value-type="float">
            <text:p>0.0248646225254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2BK15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2BK15ac.narrowPeak.gz</text:p>
          </table:table-cell>
          <table:table-cell table:style-name="ce2" office:value-type="float" office:value="0.887357172222218" calcext:value-type="float">
            <text:p>0.887357172222218</text:p>
          </table:table-cell>
          <table:table-cell table:style-name="ce2" office:value-type="float" office:value="0.122789644071524" calcext:value-type="float">
            <text:p>0.122789644071524</text:p>
          </table:table-cell>
          <table:table-cell table:style-name="ce2" office:value-type="float" office:value="0.00713368965153486" calcext:value-type="float">
            <text:p>0.0071336896515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2BK20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2BK20ac.narrowPeak.gz</text:p>
          </table:table-cell>
          <table:table-cell table:style-name="ce2" office:value-type="float" office:value="0.824878543718338" calcext:value-type="float">
            <text:p>0.824878543718338</text:p>
          </table:table-cell>
          <table:table-cell table:style-name="ce2" office:value-type="float" office:value="0.0557120825494288" calcext:value-type="float">
            <text:p>0.055712082549429</text:p>
          </table:table-cell>
          <table:table-cell table:style-name="ce2" office:value-type="float" office:value="0.00940170188825205" calcext:value-type="float">
            <text:p>0.0094017018882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2BK5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2BK5ac.narrowPeak.gz</text:p>
          </table:table-cell>
          <table:table-cell table:style-name="ce2" office:value-type="float" office:value="0.854260176282272" calcext:value-type="float">
            <text:p>0.854260176282272</text:p>
          </table:table-cell>
          <table:table-cell table:style-name="ce2" office:value-type="float" office:value="0.232929783631455" calcext:value-type="float">
            <text:p>0.232929783631455</text:p>
          </table:table-cell>
          <table:table-cell table:style-name="ce2" office:value-type="float" office:value="0.0297962305284996" calcext:value-type="float">
            <text:p>0.02979623052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14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14ac.narrowPeak.gz</text:p>
          </table:table-cell>
          <table:table-cell table:style-name="ce2" office:value-type="float" office:value="0.887574475405239" calcext:value-type="float">
            <text:p>0.887574475405239</text:p>
          </table:table-cell>
          <table:table-cell table:style-name="ce2" office:value-type="float" office:value="0.0668002054385281" calcext:value-type="float">
            <text:p>0.066800205438528</text:p>
          </table:table-cell>
          <table:table-cell table:style-name="ce2" office:value-type="float" office:value="0.00475139772847147" calcext:value-type="float">
            <text:p>0.0047513977284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18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18ac.narrowPeak.gz</text:p>
          </table:table-cell>
          <table:table-cell table:style-name="ce2" office:value-type="float" office:value="0.855361558911346" calcext:value-type="float">
            <text:p>0.855361558911346</text:p>
          </table:table-cell>
          <table:table-cell table:style-name="ce2" office:value-type="float" office:value="0.321930986345883" calcext:value-type="float">
            <text:p>0.321930986345883</text:p>
          </table:table-cell>
          <table:table-cell table:style-name="ce2" office:value-type="float" office:value="0.0494347550898414" calcext:value-type="float">
            <text:p>0.0494347550898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23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23ac.narrowPeak.gz</text:p>
          </table:table-cell>
          <table:table-cell table:style-name="ce2" office:value-type="float" office:value="0.870666875836611" calcext:value-type="float">
            <text:p>0.870666875836611</text:p>
          </table:table-cell>
          <table:table-cell table:style-name="ce2" office:value-type="float" office:value="0.0493958013975257" calcext:value-type="float">
            <text:p>0.049395801397526</text:p>
          </table:table-cell>
          <table:table-cell table:style-name="ce2" office:value-type="float" office:value="0.00428548823798305" calcext:value-type="float">
            <text:p>0.0042854882379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23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23me2.narrowPeak.gz</text:p>
          </table:table-cell>
          <table:table-cell table:style-name="ce2" office:value-type="float" office:value="0.955764483114856" calcext:value-type="float">
            <text:p>0.955764483114856</text:p>
          </table:table-cell>
          <table:table-cell table:style-name="ce2" office:value-type="float" office:value="0.509490154127194" calcext:value-type="float">
            <text:p>0.509490154127194</text:p>
          </table:table-cell>
          <table:table-cell table:style-name="ce2" office:value-type="float" office:value="0.021985653503991" calcext:value-type="float">
            <text:p>0.0219856535039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27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27ac.narrowPeak.gz</text:p>
          </table:table-cell>
          <table:table-cell table:style-name="ce2" office:value-type="float" office:value="0.855777419642823" calcext:value-type="float">
            <text:p>0.855777419642823</text:p>
          </table:table-cell>
          <table:table-cell table:style-name="ce2" office:value-type="float" office:value="0.403918897666576" calcext:value-type="float">
            <text:p>0.403918897666576</text:p>
          </table:table-cell>
          <table:table-cell table:style-name="ce2" office:value-type="float" office:value="0.0551839023875664" calcext:value-type="float">
            <text:p>0.0551839023875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27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27me3.narrowPeak.gz</text:p>
          </table:table-cell>
          <table:table-cell table:style-name="ce2" office:value-type="float" office:value="0.879300675930914" calcext:value-type="float">
            <text:p>0.879300675930914</text:p>
          </table:table-cell>
          <table:table-cell table:style-name="ce2" office:value-type="float" office:value="0.44552709964806" calcext:value-type="float">
            <text:p>0.44552709964806</text:p>
          </table:table-cell>
          <table:table-cell table:style-name="ce2" office:value-type="float" office:value="0.0461118534406976" calcext:value-type="float">
            <text:p>0.0461118534406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36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36me3.narrowPeak.gz</text:p>
          </table:table-cell>
          <table:table-cell table:style-name="ce2" office:value-type="float" office:value="0.789815069192515" calcext:value-type="float">
            <text:p>0.789815069192515</text:p>
          </table:table-cell>
          <table:table-cell table:style-name="ce2" office:value-type="float" office:value="0.184438671314427" calcext:value-type="float">
            <text:p>0.184438671314427</text:p>
          </table:table-cell>
          <table:table-cell table:style-name="ce2" office:value-type="float" office:value="0.0391539786912339" calcext:value-type="float">
            <text:p>0.0391539786912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4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4ac.narrowPeak.gz</text:p>
          </table:table-cell>
          <table:table-cell table:style-name="ce2" office:value-type="float" office:value="0.856771025700269" calcext:value-type="float">
            <text:p>0.856771025700269</text:p>
          </table:table-cell>
          <table:table-cell table:style-name="ce2" office:value-type="float" office:value="0.0534764293021712" calcext:value-type="float">
            <text:p>0.053476429302171</text:p>
          </table:table-cell>
          <table:table-cell table:style-name="ce2" office:value-type="float" office:value="0.00552058792503253" calcext:value-type="float">
            <text:p>0.0055205879250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4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4me1.narrowPeak.gz</text:p>
          </table:table-cell>
          <table:table-cell table:style-name="ce2" office:value-type="float" office:value="0.848721748826071" calcext:value-type="float">
            <text:p>0.848721748826071</text:p>
          </table:table-cell>
          <table:table-cell table:style-name="ce2" office:value-type="float" office:value="0.355865549813298" calcext:value-type="float">
            <text:p>0.355865549813298</text:p>
          </table:table-cell>
          <table:table-cell table:style-name="ce2" office:value-type="float" office:value="0.0791386827947537" calcext:value-type="float">
            <text:p>0.0791386827947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4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4me2.narrowPeak.gz</text:p>
          </table:table-cell>
          <table:table-cell table:style-name="ce2" office:value-type="float" office:value="0.909884497495456" calcext:value-type="float">
            <text:p>0.909884497495456</text:p>
          </table:table-cell>
          <table:table-cell table:style-name="ce2" office:value-type="float" office:value="0.720976279966264" calcext:value-type="float">
            <text:p>0.720976279966264</text:p>
          </table:table-cell>
          <table:table-cell table:style-name="ce2" office:value-type="float" office:value="0.115765322268716" calcext:value-type="float">
            <text:p>0.1157653222687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4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4me3.narrowPeak.gz</text:p>
          </table:table-cell>
          <table:table-cell table:style-name="ce2" office:value-type="float" office:value="0.975875067748277" calcext:value-type="float">
            <text:p>0.975875067748277</text:p>
          </table:table-cell>
          <table:table-cell table:style-name="ce2" office:value-type="float" office:value="0.874163954180928" calcext:value-type="float">
            <text:p>0.874163954180928</text:p>
          </table:table-cell>
          <table:table-cell table:style-name="ce2" office:value-type="float" office:value="0.0663349625514259" calcext:value-type="float">
            <text:p>0.0663349625514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56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56ac.narrowPeak.gz</text:p>
          </table:table-cell>
          <table:table-cell table:style-name="ce2" office:value-type="float" office:value="0.899505857764099" calcext:value-type="float">
            <text:p>0.899505857764099</text:p>
          </table:table-cell>
          <table:table-cell table:style-name="ce2" office:value-type="float" office:value="0.298295010459091" calcext:value-type="float">
            <text:p>0.298295010459091</text:p>
          </table:table-cell>
          <table:table-cell table:style-name="ce2" office:value-type="float" office:value="0.013194908400436" calcext:value-type="float">
            <text:p>0.0131949084004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79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79me1.narrowPeak.gz</text:p>
          </table:table-cell>
          <table:table-cell table:style-name="ce2" office:value-type="float" office:value="0.87545739236328" calcext:value-type="float">
            <text:p>0.87545739236328</text:p>
          </table:table-cell>
          <table:table-cell table:style-name="ce2" office:value-type="float" office:value="0.116247404451392" calcext:value-type="float">
            <text:p>0.116247404451392</text:p>
          </table:table-cell>
          <table:table-cell table:style-name="ce2" office:value-type="float" office:value="0.0147728471465241" calcext:value-type="float">
            <text:p>0.0147728471465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79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79me2.narrowPeak.gz</text:p>
          </table:table-cell>
          <table:table-cell table:style-name="ce2" office:value-type="float" office:value="0.850005808372214" calcext:value-type="float">
            <text:p>0.850005808372214</text:p>
          </table:table-cell>
          <table:table-cell table:style-name="ce2" office:value-type="float" office:value="0.124309445056104" calcext:value-type="float">
            <text:p>0.124309445056104</text:p>
          </table:table-cell>
          <table:table-cell table:style-name="ce2" office:value-type="float" office:value="0.0149486620485952" calcext:value-type="float">
            <text:p>0.0149486620485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9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9ac.narrowPeak.gz</text:p>
          </table:table-cell>
          <table:table-cell table:style-name="ce2" office:value-type="float" office:value="0.940702610651145" calcext:value-type="float">
            <text:p>0.940702610651145</text:p>
          </table:table-cell>
          <table:table-cell table:style-name="ce2" office:value-type="float" office:value="0.648197334734889" calcext:value-type="float">
            <text:p>0.648197334734889</text:p>
          </table:table-cell>
          <table:table-cell table:style-name="ce2" office:value-type="float" office:value="0.0435493512430114" calcext:value-type="float">
            <text:p>0.0435493512430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3K9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3K9me3.narrowPeak.gz</text:p>
          </table:table-cell>
          <table:table-cell table:style-name="ce2" office:value-type="float" office:value="0.822731426313821" calcext:value-type="float">
            <text:p>0.822731426313821</text:p>
          </table:table-cell>
          <table:table-cell table:style-name="ce2" office:value-type="float" office:value="0.227417060974668" calcext:value-type="float">
            <text:p>0.227417060974668</text:p>
          </table:table-cell>
          <table:table-cell table:style-name="ce2" office:value-type="float" office:value="0.0252162523295475" calcext:value-type="float">
            <text:p>0.0252162523295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4K20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4K20me1.narrowPeak.gz</text:p>
          </table:table-cell>
          <table:table-cell table:style-name="ce2" office:value-type="float" office:value="0.867600160573436" calcext:value-type="float">
            <text:p>0.867600160573436</text:p>
          </table:table-cell>
          <table:table-cell table:style-name="ce2" office:value-type="float" office:value="0.255309272763459" calcext:value-type="float">
            <text:p>0.255309272763459</text:p>
          </table:table-cell>
          <table:table-cell table:style-name="ce2" office:value-type="float" office:value="0.0262711417419741" calcext:value-type="float">
            <text:p>0.0262711417419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4K5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4K5ac.narrowPeak.gz</text:p>
          </table:table-cell>
          <table:table-cell table:style-name="ce2" office:value-type="float" office:value="0.858919870879298" calcext:value-type="float">
            <text:p>0.858919870879298</text:p>
          </table:table-cell>
          <table:table-cell table:style-name="ce2" office:value-type="float" office:value="0.314626570811747" calcext:value-type="float">
            <text:p>0.314626570811747</text:p>
          </table:table-cell>
          <table:table-cell table:style-name="ce2" office:value-type="float" office:value="0.0317301944512817" calcext:value-type="float">
            <text:p>0.0317301944512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4K8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4K8ac.narrowPeak.gz</text:p>
          </table:table-cell>
          <table:table-cell table:style-name="ce2" office:value-type="float" office:value="0.919454075276173" calcext:value-type="float">
            <text:p>0.919454075276173</text:p>
          </table:table-cell>
          <table:table-cell table:style-name="ce2" office:value-type="float" office:value="0.484844691053723" calcext:value-type="float">
            <text:p>0.484844691053723</text:p>
          </table:table-cell>
          <table:table-cell table:style-name="ce2" office:value-type="float" office:value="0.0682249727486902" calcext:value-type="float">
            <text:p>0.068224972748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1-hESC</text:p>
          </table:table-cell>
          <table:table-cell table:style-name="ce2" office:value-type="string" calcext:value-type="string">
            <text:p>H4K91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003-H4K91ac.narrowPeak.gz</text:p>
          </table:table-cell>
          <table:table-cell table:style-name="ce2" office:value-type="float" office:value="0.832206415853217" calcext:value-type="float">
            <text:p>0.832206415853217</text:p>
          </table:table-cell>
          <table:table-cell table:style-name="ce2" office:value-type="float" office:value="0.501378637610946" calcext:value-type="float">
            <text:p>0.501378637610946</text:p>
          </table:table-cell>
          <table:table-cell table:style-name="ce2" office:value-type="float" office:value="0.121778191919547" calcext:value-type="float">
            <text:p>0.1217781919195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2AZ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3-H2A.Z.narrowPeak.gz</text:p>
          </table:table-cell>
          <table:table-cell table:style-name="ce2" office:value-type="float" office:value="0.860586293980581" calcext:value-type="float">
            <text:p>0.860586293980581</text:p>
          </table:table-cell>
          <table:table-cell table:style-name="ce2" office:value-type="float" office:value="0.455752984959678" calcext:value-type="float">
            <text:p>0.455752984959678</text:p>
          </table:table-cell>
          <table:table-cell table:style-name="ce2" office:value-type="float" office:value="0.0712270122015542" calcext:value-type="float">
            <text:p>0.0712270122015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3K27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3-H3K27ac.narrowPeak.gz</text:p>
          </table:table-cell>
          <table:table-cell table:style-name="ce2" office:value-type="float" office:value="0.85629360598714" calcext:value-type="float">
            <text:p>0.85629360598714</text:p>
          </table:table-cell>
          <table:table-cell table:style-name="ce2" office:value-type="float" office:value="0.462155681138821" calcext:value-type="float">
            <text:p>0.462155681138821</text:p>
          </table:table-cell>
          <table:table-cell table:style-name="ce2" office:value-type="float" office:value="0.0665415450613594" calcext:value-type="float">
            <text:p>0.0665415450613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3K27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3-H3K27me3.narrowPeak.gz</text:p>
          </table:table-cell>
          <table:table-cell table:style-name="ce2" office:value-type="float" office:value="0.852639586666857" calcext:value-type="float">
            <text:p>0.852639586666857</text:p>
          </table:table-cell>
          <table:table-cell table:style-name="ce2" office:value-type="float" office:value="0.0979914549498572" calcext:value-type="float">
            <text:p>0.097991454949857</text:p>
          </table:table-cell>
          <table:table-cell table:style-name="ce2" office:value-type="float" office:value="0.0167771370301347" calcext:value-type="float">
            <text:p>0.016777137030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3K36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3-H3K36me3.narrowPeak.gz</text:p>
          </table:table-cell>
          <table:table-cell table:style-name="ce2" office:value-type="float" office:value="0.787930950537958" calcext:value-type="float">
            <text:p>0.787930950537958</text:p>
          </table:table-cell>
          <table:table-cell table:style-name="ce2" office:value-type="float" office:value="0.14255736630713" calcext:value-type="float">
            <text:p>0.14255736630713</text:p>
          </table:table-cell>
          <table:table-cell table:style-name="ce2" office:value-type="float" office:value="0.036780477513274" calcext:value-type="float">
            <text:p>0.0367804775132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3K4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3-H3K4me1.narrowPeak.gz</text:p>
          </table:table-cell>
          <table:table-cell table:style-name="ce2" office:value-type="float" office:value="0.797132819776461" calcext:value-type="float">
            <text:p>0.797132819776461</text:p>
          </table:table-cell>
          <table:table-cell table:style-name="ce2" office:value-type="float" office:value="0.336043648721944" calcext:value-type="float">
            <text:p>0.336043648721944</text:p>
          </table:table-cell>
          <table:table-cell table:style-name="ce2" office:value-type="float" office:value="0.104579099124442" calcext:value-type="float">
            <text:p>0.1045790991244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3K4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3-H3K4me2.narrowPeak.gz</text:p>
          </table:table-cell>
          <table:table-cell table:style-name="ce2" office:value-type="float" office:value="0.878500794344378" calcext:value-type="float">
            <text:p>0.878500794344378</text:p>
          </table:table-cell>
          <table:table-cell table:style-name="ce2" office:value-type="float" office:value="0.560067641601572" calcext:value-type="float">
            <text:p>0.560067641601572</text:p>
          </table:table-cell>
          <table:table-cell table:style-name="ce2" office:value-type="float" office:value="0.0902809522135096" calcext:value-type="float">
            <text:p>0.090280952213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3K4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3-H3K4me3.narrowPeak.gz</text:p>
          </table:table-cell>
          <table:table-cell table:style-name="ce2" office:value-type="float" office:value="0.895148202870772" calcext:value-type="float">
            <text:p>0.895148202870772</text:p>
          </table:table-cell>
          <table:table-cell table:style-name="ce2" office:value-type="float" office:value="0.582457541466937" calcext:value-type="float">
            <text:p>0.582457541466937</text:p>
          </table:table-cell>
          <table:table-cell table:style-name="ce2" office:value-type="float" office:value="0.0684491367488308" calcext:value-type="float">
            <text:p>0.0684491367488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3K79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3-H3K79me2.narrowPeak.gz</text:p>
          </table:table-cell>
          <table:table-cell table:style-name="ce2" office:value-type="float" office:value="0.808862624605271" calcext:value-type="float">
            <text:p>0.808862624605271</text:p>
          </table:table-cell>
          <table:table-cell table:style-name="ce2" office:value-type="float" office:value="0.338053908406226" calcext:value-type="float">
            <text:p>0.338053908406226</text:p>
          </table:table-cell>
          <table:table-cell table:style-name="ce2" office:value-type="float" office:value="0.0638164140792574" calcext:value-type="float">
            <text:p>0.0638164140792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3K9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3-H3K9ac.narrowPeak.gz</text:p>
          </table:table-cell>
          <table:table-cell table:style-name="ce2" office:value-type="float" office:value="0.880763544477312" calcext:value-type="float">
            <text:p>0.880763544477312</text:p>
          </table:table-cell>
          <table:table-cell table:style-name="ce2" office:value-type="float" office:value="0.526910008052835" calcext:value-type="float">
            <text:p>0.526910008052835</text:p>
          </table:table-cell>
          <table:table-cell table:style-name="ce2" office:value-type="float" office:value="0.0634296212947009" calcext:value-type="float">
            <text:p>0.0634296212947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3K9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3-H3K9me1.narrowPeak.gz</text:p>
          </table:table-cell>
          <table:table-cell table:style-name="ce2" office:value-type="float" office:value="0.879541082501788" calcext:value-type="float">
            <text:p>0.879541082501788</text:p>
          </table:table-cell>
          <table:table-cell table:style-name="ce2" office:value-type="float" office:value="0.0451343300804408" calcext:value-type="float">
            <text:p>0.045134330080441</text:p>
          </table:table-cell>
          <table:table-cell table:style-name="ce2" office:value-type="float" office:value="0.0055249832975843" calcext:value-type="float">
            <text:p>0.0055249832975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3K9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3-H3K9me3.narrowPeak.gz</text:p>
          </table:table-cell>
          <table:table-cell table:style-name="ce2" office:value-type="float" office:value="0.85263776660465" calcext:value-type="float">
            <text:p>0.85263776660465</text:p>
          </table:table-cell>
          <table:table-cell table:style-name="ce2" office:value-type="float" office:value="0.069691129173003" calcext:value-type="float">
            <text:p>0.069691129173003</text:p>
          </table:table-cell>
          <table:table-cell table:style-name="ce2" office:value-type="float" office:value="0.00277787545272337" calcext:value-type="float">
            <text:p>0.0027778754527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562</text:p>
          </table:table-cell>
          <table:table-cell table:style-name="ce2" office:value-type="string" calcext:value-type="string">
            <text:p>H4K20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3-H4K20me1.narrowPeak.gz</text:p>
          </table:table-cell>
          <table:table-cell table:style-name="ce2" office:value-type="float" office:value="0.866490654916219" calcext:value-type="float">
            <text:p>0.866490654916219</text:p>
          </table:table-cell>
          <table:table-cell table:style-name="ce2" office:value-type="float" office:value="0.138875770814587" calcext:value-type="float">
            <text:p>0.138875770814587</text:p>
          </table:table-cell>
          <table:table-cell table:style-name="ce2" office:value-type="float" office:value="0.0220120257393017" calcext:value-type="float">
            <text:p>0.0220120257393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ocytes-CD14+RO01746 </text:p>
          </table:table-cell>
          <table:table-cell table:style-name="ce2" office:value-type="string" calcext:value-type="string">
            <text:p>H2AZ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4-H2A.Z.narrowPeak.gz</text:p>
          </table:table-cell>
          <table:table-cell table:style-name="ce2" office:value-type="float" office:value="0.882343773263339" calcext:value-type="float">
            <text:p>0.882343773263339</text:p>
          </table:table-cell>
          <table:table-cell table:style-name="ce2" office:value-type="float" office:value="0.581763667917601" calcext:value-type="float">
            <text:p>0.581763667917601</text:p>
          </table:table-cell>
          <table:table-cell table:style-name="ce2" office:value-type="float" office:value="0.0895161573895003" calcext:value-type="float">
            <text:p>0.08951615738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ocytes-CD14+RO01746 </text:p>
          </table:table-cell>
          <table:table-cell table:style-name="ce2" office:value-type="string" calcext:value-type="string">
            <text:p>H3K27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4-H3K27ac.narrowPeak.gz</text:p>
          </table:table-cell>
          <table:table-cell table:style-name="ce2" office:value-type="float" office:value="0.797300125089251" calcext:value-type="float">
            <text:p>0.797300125089251</text:p>
          </table:table-cell>
          <table:table-cell table:style-name="ce2" office:value-type="float" office:value="0.46583383834957" calcext:value-type="float">
            <text:p>0.46583383834957</text:p>
          </table:table-cell>
          <table:table-cell table:style-name="ce2" office:value-type="float" office:value="0.129733816238264" calcext:value-type="float">
            <text:p>0.1297338162382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ocytes-CD14+RO01746 </text:p>
          </table:table-cell>
          <table:table-cell table:style-name="ce2" office:value-type="string" calcext:value-type="string">
            <text:p>H3K27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4-H3K27me3.narrowPeak.gz</text:p>
          </table:table-cell>
          <table:table-cell table:style-name="ce2" office:value-type="float" office:value="0.794877710256056" calcext:value-type="float">
            <text:p>0.794877710256056</text:p>
          </table:table-cell>
          <table:table-cell table:style-name="ce2" office:value-type="float" office:value="0.426145021913686" calcext:value-type="float">
            <text:p>0.426145021913686</text:p>
          </table:table-cell>
          <table:table-cell table:style-name="ce2" office:value-type="float" office:value="0.0884656633496255" calcext:value-type="float">
            <text:p>0.0884656633496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ocytes-CD14+RO01746 </text:p>
          </table:table-cell>
          <table:table-cell table:style-name="ce2" office:value-type="string" calcext:value-type="string">
            <text:p>H3K36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4-H3K36me3.narrowPeak.gz</text:p>
          </table:table-cell>
          <table:table-cell table:style-name="ce2" office:value-type="float" office:value="0.756955851123073" calcext:value-type="float">
            <text:p>0.756955851123073</text:p>
          </table:table-cell>
          <table:table-cell table:style-name="ce2" office:value-type="float" office:value="0.254086075108429" calcext:value-type="float">
            <text:p>0.254086075108429</text:p>
          </table:table-cell>
          <table:table-cell table:style-name="ce2" office:value-type="float" office:value="0.0898150427230212" calcext:value-type="float">
            <text:p>0.0898150427230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ocytes-CD14+RO01746 </text:p>
          </table:table-cell>
          <table:table-cell table:style-name="ce2" office:value-type="string" calcext:value-type="string">
            <text:p>H3K4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4-H3K4me1.narrowPeak.gz</text:p>
          </table:table-cell>
          <table:table-cell table:style-name="ce2" office:value-type="float" office:value="0.807208262493671" calcext:value-type="float">
            <text:p>0.807208262493671</text:p>
          </table:table-cell>
          <table:table-cell table:style-name="ce2" office:value-type="float" office:value="0.518382252527926" calcext:value-type="float">
            <text:p>0.518382252527926</text:p>
          </table:table-cell>
          <table:table-cell table:style-name="ce2" office:value-type="float" office:value="0.175608319561166" calcext:value-type="float">
            <text:p>0.1756083195611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ocytes-CD14+RO01746 </text:p>
          </table:table-cell>
          <table:table-cell table:style-name="ce2" office:value-type="string" calcext:value-type="string">
            <text:p>H3K4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4-H3K4me2.narrowPeak.gz</text:p>
          </table:table-cell>
          <table:table-cell table:style-name="ce2" office:value-type="float" office:value="0.896572791426804" calcext:value-type="float">
            <text:p>0.896572791426804</text:p>
          </table:table-cell>
          <table:table-cell table:style-name="ce2" office:value-type="float" office:value="0.674625613003916" calcext:value-type="float">
            <text:p>0.674625613003916</text:p>
          </table:table-cell>
          <table:table-cell table:style-name="ce2" office:value-type="float" office:value="0.120362881957875" calcext:value-type="float">
            <text:p>0.1203628819578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ocytes-CD14+RO01746 </text:p>
          </table:table-cell>
          <table:table-cell table:style-name="ce2" office:value-type="string" calcext:value-type="string">
            <text:p>H3K4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4-H3K4me3.narrowPeak.gz</text:p>
          </table:table-cell>
          <table:table-cell table:style-name="ce2" office:value-type="float" office:value="0.886542684892995" calcext:value-type="float">
            <text:p>0.886542684892995</text:p>
          </table:table-cell>
          <table:table-cell table:style-name="ce2" office:value-type="float" office:value="0.638793393613038" calcext:value-type="float">
            <text:p>0.638793393613038</text:p>
          </table:table-cell>
          <table:table-cell table:style-name="ce2" office:value-type="float" office:value="0.107928373008896" calcext:value-type="float">
            <text:p>0.1079283730088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ocytes-CD14+RO01746 </text:p>
          </table:table-cell>
          <table:table-cell table:style-name="ce2" office:value-type="string" calcext:value-type="string">
            <text:p>H3K79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4-H3K79me2.narrowPeak.gz</text:p>
          </table:table-cell>
          <table:table-cell table:style-name="ce2" office:value-type="float" office:value="0.769437441084459" calcext:value-type="float">
            <text:p>0.769437441084459</text:p>
          </table:table-cell>
          <table:table-cell table:style-name="ce2" office:value-type="float" office:value="0.303340441148236" calcext:value-type="float">
            <text:p>0.303340441148236</text:p>
          </table:table-cell>
          <table:table-cell table:style-name="ce2" office:value-type="float" office:value="0.0866283976229825" calcext:value-type="float">
            <text:p>0.0866283976229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ocytes-CD14+RO01746 </text:p>
          </table:table-cell>
          <table:table-cell table:style-name="ce2" office:value-type="string" calcext:value-type="string">
            <text:p>H3K9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4-H3K9ac.narrowPeak.gz</text:p>
          </table:table-cell>
          <table:table-cell table:style-name="ce2" office:value-type="float" office:value="0.909013415263143" calcext:value-type="float">
            <text:p>0.909013415263143</text:p>
          </table:table-cell>
          <table:table-cell table:style-name="ce2" office:value-type="float" office:value="0.60387893354613" calcext:value-type="float">
            <text:p>0.60387893354613</text:p>
          </table:table-cell>
          <table:table-cell table:style-name="ce2" office:value-type="float" office:value="0.0738510496149654" calcext:value-type="float">
            <text:p>0.0738510496149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ocytes-CD14+RO01746 </text:p>
          </table:table-cell>
          <table:table-cell table:style-name="ce2" office:value-type="string" calcext:value-type="string">
            <text:p>H3K9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4-H3K9me3.narrowPeak.gz</text:p>
          </table:table-cell>
          <table:table-cell table:style-name="ce2" office:value-type="float" office:value="0.819250503452931" calcext:value-type="float">
            <text:p>0.819250503452931</text:p>
          </table:table-cell>
          <table:table-cell table:style-name="ce2" office:value-type="float" office:value="0.292122741962283" calcext:value-type="float">
            <text:p>0.292122741962283</text:p>
          </table:table-cell>
          <table:table-cell table:style-name="ce2" office:value-type="float" office:value="0.0470832307746405" calcext:value-type="float">
            <text:p>0.0470832307746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ocytes-CD14+RO01746 </text:p>
          </table:table-cell>
          <table:table-cell table:style-name="ce2" office:value-type="string" calcext:value-type="string">
            <text:p>H4K20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4-H4K20me1.narrowPeak.gz</text:p>
          </table:table-cell>
          <table:table-cell table:style-name="ce2" office:value-type="float" office:value="0.752118164426592" calcext:value-type="float">
            <text:p>0.752118164426592</text:p>
          </table:table-cell>
          <table:table-cell table:style-name="ce2" office:value-type="float" office:value="0.26409675356159" calcext:value-type="float">
            <text:p>0.26409675356159</text:p>
          </table:table-cell>
          <table:table-cell table:style-name="ce2" office:value-type="float" office:value="0.0961751468054432" calcext:value-type="float">
            <text:p>0.0961751468054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H2AZ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5-H2A.Z.narrowPeak.gz</text:p>
          </table:table-cell>
          <table:table-cell table:style-name="ce2" office:value-type="float" office:value="0.934543991031935" calcext:value-type="float">
            <text:p>0.934543991031935</text:p>
          </table:table-cell>
          <table:table-cell table:style-name="ce2" office:value-type="float" office:value="0.64368839294921" calcext:value-type="float">
            <text:p>0.64368839294921</text:p>
          </table:table-cell>
          <table:table-cell table:style-name="ce2" office:value-type="float" office:value="0.0716885263194908" calcext:value-type="float">
            <text:p>0.0716885263194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H3K27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5-H3K27ac.narrowPeak.gz</text:p>
          </table:table-cell>
          <table:table-cell table:style-name="ce2" office:value-type="float" office:value="0.848327563008107" calcext:value-type="float">
            <text:p>0.848327563008107</text:p>
          </table:table-cell>
          <table:table-cell table:style-name="ce2" office:value-type="float" office:value="0.530219786153772" calcext:value-type="float">
            <text:p>0.530219786153772</text:p>
          </table:table-cell>
          <table:table-cell table:style-name="ce2" office:value-type="float" office:value="0.116785048700728" calcext:value-type="float">
            <text:p>0.1167850487007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H3K27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5-H3K27me3.narrowPeak.gz</text:p>
          </table:table-cell>
          <table:table-cell table:style-name="ce2" office:value-type="float" office:value="0.829067930295199" calcext:value-type="float">
            <text:p>0.829067930295199</text:p>
          </table:table-cell>
          <table:table-cell table:style-name="ce2" office:value-type="float" office:value="0.284018396475225" calcext:value-type="float">
            <text:p>0.284018396475225</text:p>
          </table:table-cell>
          <table:table-cell table:style-name="ce2" office:value-type="float" office:value="0.0466832518724287" calcext:value-type="float">
            <text:p>0.0466832518724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H3K36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5-H3K36me3.narrowPeak.gz</text:p>
          </table:table-cell>
          <table:table-cell table:style-name="ce2" office:value-type="float" office:value="0.775040074889651" calcext:value-type="float">
            <text:p>0.775040074889651</text:p>
          </table:table-cell>
          <table:table-cell table:style-name="ce2" office:value-type="float" office:value="0.133808704381872" calcext:value-type="float">
            <text:p>0.133808704381872</text:p>
          </table:table-cell>
          <table:table-cell table:style-name="ce2" office:value-type="float" office:value="0.0358618446499525" calcext:value-type="float">
            <text:p>0.0358618446499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H3K4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5-H3K4me1.narrowPeak.gz</text:p>
          </table:table-cell>
          <table:table-cell table:style-name="ce2" office:value-type="float" office:value="0.821700312958185" calcext:value-type="float">
            <text:p>0.821700312958185</text:p>
          </table:table-cell>
          <table:table-cell table:style-name="ce2" office:value-type="float" office:value="0.518319573709036" calcext:value-type="float">
            <text:p>0.518319573709036</text:p>
          </table:table-cell>
          <table:table-cell table:style-name="ce2" office:value-type="float" office:value="0.173217236892999" calcext:value-type="float">
            <text:p>0.1732172368929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H3K4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5-H3K4me2.narrowPeak.gz</text:p>
          </table:table-cell>
          <table:table-cell table:style-name="ce2" office:value-type="float" office:value="0.886510300805226" calcext:value-type="float">
            <text:p>0.886510300805226</text:p>
          </table:table-cell>
          <table:table-cell table:style-name="ce2" office:value-type="float" office:value="0.700374164779946" calcext:value-type="float">
            <text:p>0.700374164779946</text:p>
          </table:table-cell>
          <table:table-cell table:style-name="ce2" office:value-type="float" office:value="0.171428320264426" calcext:value-type="float">
            <text:p>0.1714283202644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H3K4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5-H3K4me3.narrowPeak.gz</text:p>
          </table:table-cell>
          <table:table-cell table:style-name="ce2" office:value-type="float" office:value="0.927049068287338" calcext:value-type="float">
            <text:p>0.927049068287338</text:p>
          </table:table-cell>
          <table:table-cell table:style-name="ce2" office:value-type="float" office:value="0.707941482410412" calcext:value-type="float">
            <text:p>0.707941482410412</text:p>
          </table:table-cell>
          <table:table-cell table:style-name="ce2" office:value-type="float" office:value="0.0812704384823658" calcext:value-type="float">
            <text:p>0.0812704384823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H3K79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5-H3K79me2.narrowPeak.gz</text:p>
          </table:table-cell>
          <table:table-cell table:style-name="ce2" office:value-type="float" office:value="0.792846794972336" calcext:value-type="float">
            <text:p>0.792846794972336</text:p>
          </table:table-cell>
          <table:table-cell table:style-name="ce2" office:value-type="float" office:value="0.33578046687278" calcext:value-type="float">
            <text:p>0.33578046687278</text:p>
          </table:table-cell>
          <table:table-cell table:style-name="ce2" office:value-type="float" office:value="0.0882239178592778" calcext:value-type="float">
            <text:p>0.0882239178592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H3K9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5-H3K9ac.narrowPeak.gz</text:p>
          </table:table-cell>
          <table:table-cell table:style-name="ce2" office:value-type="float" office:value="0.881435935467168" calcext:value-type="float">
            <text:p>0.881435935467168</text:p>
          </table:table-cell>
          <table:table-cell table:style-name="ce2" office:value-type="float" office:value="0.602399755488403" calcext:value-type="float">
            <text:p>0.602399755488403</text:p>
          </table:table-cell>
          <table:table-cell table:style-name="ce2" office:value-type="float" office:value="0.106644924223777" calcext:value-type="float">
            <text:p>0.1066449242237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H3K9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5-H3K9me3.narrowPeak.gz</text:p>
          </table:table-cell>
          <table:table-cell table:style-name="ce2" office:value-type="float" office:value="0.825823586515068" calcext:value-type="float">
            <text:p>0.825823586515068</text:p>
          </table:table-cell>
          <table:table-cell table:style-name="ce2" office:value-type="float" office:value="0.151758616880579" calcext:value-type="float">
            <text:p>0.151758616880579</text:p>
          </table:table-cell>
          <table:table-cell table:style-name="ce2" office:value-type="float" office:value="0.0171111853440698" calcext:value-type="float">
            <text:p>0.017111185344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-A</text:p>
          </table:table-cell>
          <table:table-cell table:style-name="ce2" office:value-type="string" calcext:value-type="string">
            <text:p>H4K20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5-H4K20me1.narrowPeak.gz</text:p>
          </table:table-cell>
          <table:table-cell table:style-name="ce2" office:value-type="float" office:value="0.802550874368746" calcext:value-type="float">
            <text:p>0.802550874368746</text:p>
          </table:table-cell>
          <table:table-cell table:style-name="ce2" office:value-type="float" office:value="0.250907295448479" calcext:value-type="float">
            <text:p>0.250907295448479</text:p>
          </table:table-cell>
          <table:table-cell table:style-name="ce2" office:value-type="float" office:value="0.0660536587081121" calcext:value-type="float">
            <text:p>0.0660536587081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H2AZ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6-H2A.Z.narrowPeak.gz</text:p>
          </table:table-cell>
          <table:table-cell table:style-name="ce2" office:value-type="float" office:value="0.931306795864804" calcext:value-type="float">
            <text:p>0.931306795864804</text:p>
          </table:table-cell>
          <table:table-cell table:style-name="ce2" office:value-type="float" office:value="0.555711212968607" calcext:value-type="float">
            <text:p>0.555711212968607</text:p>
          </table:table-cell>
          <table:table-cell table:style-name="ce2" office:value-type="float" office:value="0.0459887830092479" calcext:value-type="float">
            <text:p>0.0459887830092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H3K27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6-H3K27ac.narrowPeak.gz</text:p>
          </table:table-cell>
          <table:table-cell table:style-name="ce2" office:value-type="float" office:value="0.850121838980673" calcext:value-type="float">
            <text:p>0.850121838980673</text:p>
          </table:table-cell>
          <table:table-cell table:style-name="ce2" office:value-type="float" office:value="0.403263868672417" calcext:value-type="float">
            <text:p>0.403263868672417</text:p>
          </table:table-cell>
          <table:table-cell table:style-name="ce2" office:value-type="float" office:value="0.0662558458454939" calcext:value-type="float">
            <text:p>0.0662558458454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H3K27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6-H3K27me3.narrowPeak.gz</text:p>
          </table:table-cell>
          <table:table-cell table:style-name="ce2" office:value-type="float" office:value="0.863633543793098" calcext:value-type="float">
            <text:p>0.863633543793098</text:p>
          </table:table-cell>
          <table:table-cell table:style-name="ce2" office:value-type="float" office:value="0.201054657357122" calcext:value-type="float">
            <text:p>0.201054657357122</text:p>
          </table:table-cell>
          <table:table-cell table:style-name="ce2" office:value-type="float" office:value="0.0178056542072506" calcext:value-type="float">
            <text:p>0.0178056542072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H3K36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6-H3K36me3.narrowPeak.gz</text:p>
          </table:table-cell>
          <table:table-cell table:style-name="ce2" office:value-type="float" office:value="0.793156758873557" calcext:value-type="float">
            <text:p>0.793156758873557</text:p>
          </table:table-cell>
          <table:table-cell table:style-name="ce2" office:value-type="float" office:value="0.0501390872279982" calcext:value-type="float">
            <text:p>0.050139087227998</text:p>
          </table:table-cell>
          <table:table-cell table:style-name="ce2" office:value-type="float" office:value="0.0101049614965364" calcext:value-type="float">
            <text:p>0.0101049614965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H3K4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6-H3K4me1.narrowPeak.gz</text:p>
          </table:table-cell>
          <table:table-cell table:style-name="ce2" office:value-type="float" office:value="0.797057481184523" calcext:value-type="float">
            <text:p>0.797057481184523</text:p>
          </table:table-cell>
          <table:table-cell table:style-name="ce2" office:value-type="float" office:value="0.335949055655408" calcext:value-type="float">
            <text:p>0.335949055655408</text:p>
          </table:table-cell>
          <table:table-cell table:style-name="ce2" office:value-type="float" office:value="0.0985618341010584" calcext:value-type="float">
            <text:p>0.0985618341010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H3K4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6-H3K4me2.narrowPeak.gz</text:p>
          </table:table-cell>
          <table:table-cell table:style-name="ce2" office:value-type="float" office:value="0.883647778282057" calcext:value-type="float">
            <text:p>0.883647778282057</text:p>
          </table:table-cell>
          <table:table-cell table:style-name="ce2" office:value-type="float" office:value="0.580923179866962" calcext:value-type="float">
            <text:p>0.580923179866962</text:p>
          </table:table-cell>
          <table:table-cell table:style-name="ce2" office:value-type="float" office:value="0.104627448222511" calcext:value-type="float">
            <text:p>0.1046274482225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H3K4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6-H3K4me3.narrowPeak.gz</text:p>
          </table:table-cell>
          <table:table-cell table:style-name="ce2" office:value-type="float" office:value="0.942126728614165" calcext:value-type="float">
            <text:p>0.942126728614165</text:p>
          </table:table-cell>
          <table:table-cell table:style-name="ce2" office:value-type="float" office:value="0.653568507714258" calcext:value-type="float">
            <text:p>0.653568507714258</text:p>
          </table:table-cell>
          <table:table-cell table:style-name="ce2" office:value-type="float" office:value="0.0508412743064102" calcext:value-type="float">
            <text:p>0.050841274306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H3K79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6-H3K79me2.narrowPeak.gz</text:p>
          </table:table-cell>
          <table:table-cell table:style-name="ce2" office:value-type="float" office:value="0.793253396516232" calcext:value-type="float">
            <text:p>0.793253396516232</text:p>
          </table:table-cell>
          <table:table-cell table:style-name="ce2" office:value-type="float" office:value="0.273984994455703" calcext:value-type="float">
            <text:p>0.273984994455703</text:p>
          </table:table-cell>
          <table:table-cell table:style-name="ce2" office:value-type="float" office:value="0.065877843806041" calcext:value-type="float">
            <text:p>0.0658778438060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H3K9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6-H3K9ac.narrowPeak.gz</text:p>
          </table:table-cell>
          <table:table-cell table:style-name="ce2" office:value-type="float" office:value="0.919771445013638" calcext:value-type="float">
            <text:p>0.919771445013638</text:p>
          </table:table-cell>
          <table:table-cell table:style-name="ce2" office:value-type="float" office:value="0.565544257285026" calcext:value-type="float">
            <text:p>0.565544257285026</text:p>
          </table:table-cell>
          <table:table-cell table:style-name="ce2" office:value-type="float" office:value="0.0504544815218538" calcext:value-type="float">
            <text:p>0.0504544815218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H3K9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6-H3K9me3.narrowPeak.gz</text:p>
          </table:table-cell>
          <table:table-cell table:style-name="ce2" office:value-type="float" office:value="0.864055625665271" calcext:value-type="float">
            <text:p>0.864055625665271</text:p>
          </table:table-cell>
          <table:table-cell table:style-name="ce2" office:value-type="float" office:value="0.0920765814247585" calcext:value-type="float">
            <text:p>0.092076581424759</text:p>
          </table:table-cell>
          <table:table-cell table:style-name="ce2" office:value-type="float" office:value="0.00209659270719786" calcext:value-type="float">
            <text:p>0.0020965927071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DF-Ad</text:p>
          </table:table-cell>
          <table:table-cell table:style-name="ce2" office:value-type="string" calcext:value-type="string">
            <text:p>H4K20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6-H4K20me1.narrowPeak.gz</text:p>
          </table:table-cell>
          <table:table-cell table:style-name="ce2" office:value-type="float" office:value="0.806867736812065" calcext:value-type="float">
            <text:p>0.806867736812065</text:p>
          </table:table-cell>
          <table:table-cell table:style-name="ce2" office:value-type="float" office:value="0.164301227071169" calcext:value-type="float">
            <text:p>0.164301227071169</text:p>
          </table:table-cell>
          <table:table-cell table:style-name="ce2" office:value-type="float" office:value="0.0357519603361581" calcext:value-type="float">
            <text:p>0.0357519603361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H2AZ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7-H2A.Z.narrowPeak.gz</text:p>
          </table:table-cell>
          <table:table-cell table:style-name="ce2" office:value-type="float" office:value="0.885739743116735" calcext:value-type="float">
            <text:p>0.885739743116735</text:p>
          </table:table-cell>
          <table:table-cell table:style-name="ce2" office:value-type="float" office:value="0.507893093211117" calcext:value-type="float">
            <text:p>0.507893093211117</text:p>
          </table:table-cell>
          <table:table-cell table:style-name="ce2" office:value-type="float" office:value="0.0705017757305109" calcext:value-type="float">
            <text:p>0.0705017757305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H3K27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7-H3K27ac.narrowPeak.gz</text:p>
          </table:table-cell>
          <table:table-cell table:style-name="ce2" office:value-type="float" office:value="0.83427401506752" calcext:value-type="float">
            <text:p>0.83427401506752</text:p>
          </table:table-cell>
          <table:table-cell table:style-name="ce2" office:value-type="float" office:value="0.505053128553177" calcext:value-type="float">
            <text:p>0.505053128553177</text:p>
          </table:table-cell>
          <table:table-cell table:style-name="ce2" office:value-type="float" office:value="0.113176447835719" calcext:value-type="float">
            <text:p>0.1131764478357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H3K27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7-H3K27me3.narrowPeak.gz</text:p>
          </table:table-cell>
          <table:table-cell table:style-name="ce2" office:value-type="float" office:value="0.863407123548629" calcext:value-type="float">
            <text:p>0.863407123548629</text:p>
          </table:table-cell>
          <table:table-cell table:style-name="ce2" office:value-type="float" office:value="0.375222073815304" calcext:value-type="float">
            <text:p>0.375222073815304</text:p>
          </table:table-cell>
          <table:table-cell table:style-name="ce2" office:value-type="float" office:value="0.0644449523541615" calcext:value-type="float">
            <text:p>0.0644449523541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H3K36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7-H3K36me3.narrowPeak.gz</text:p>
          </table:table-cell>
          <table:table-cell table:style-name="ce2" office:value-type="float" office:value="0.792085568251944" calcext:value-type="float">
            <text:p>0.792085568251944</text:p>
          </table:table-cell>
          <table:table-cell table:style-name="ce2" office:value-type="float" office:value="0.216627426371573" calcext:value-type="float">
            <text:p>0.216627426371573</text:p>
          </table:table-cell>
          <table:table-cell table:style-name="ce2" office:value-type="float" office:value="0.0592584127430641" calcext:value-type="float">
            <text:p>0.0592584127430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H3K4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7-H3K4me1.narrowPeak.gz</text:p>
          </table:table-cell>
          <table:table-cell table:style-name="ce2" office:value-type="float" office:value="0.792994286581941" calcext:value-type="float">
            <text:p>0.792994286581941</text:p>
          </table:table-cell>
          <table:table-cell table:style-name="ce2" office:value-type="float" office:value="0.468821232778864" calcext:value-type="float">
            <text:p>0.468821232778864</text:p>
          </table:table-cell>
          <table:table-cell table:style-name="ce2" office:value-type="float" office:value="0.175305038855093" calcext:value-type="float">
            <text:p>0.1753050388550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H3K4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7-H3K4me2.narrowPeak.gz</text:p>
          </table:table-cell>
          <table:table-cell table:style-name="ce2" office:value-type="float" office:value="0.857601664573818" calcext:value-type="float">
            <text:p>0.857601664573818</text:p>
          </table:table-cell>
          <table:table-cell table:style-name="ce2" office:value-type="float" office:value="0.608406429665484" calcext:value-type="float">
            <text:p>0.608406429665484</text:p>
          </table:table-cell>
          <table:table-cell table:style-name="ce2" office:value-type="float" office:value="0.149807482682232" calcext:value-type="float">
            <text:p>0.1498074826822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H3K4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7-H3K4me3.narrowPeak.gz</text:p>
          </table:table-cell>
          <table:table-cell table:style-name="ce2" office:value-type="float" office:value="0.912941488006425" calcext:value-type="float">
            <text:p>0.912941488006425</text:p>
          </table:table-cell>
          <table:table-cell table:style-name="ce2" office:value-type="float" office:value="0.684248336211651" calcext:value-type="float">
            <text:p>0.684248336211651</text:p>
          </table:table-cell>
          <table:table-cell table:style-name="ce2" office:value-type="float" office:value="0.0879162417806533" calcext:value-type="float">
            <text:p>0.0879162417806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H3K79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7-H3K79me2.narrowPeak.gz</text:p>
          </table:table-cell>
          <table:table-cell table:style-name="ce2" office:value-type="float" office:value="0.794500484637656" calcext:value-type="float">
            <text:p>0.794500484637656</text:p>
          </table:table-cell>
          <table:table-cell table:style-name="ce2" office:value-type="float" office:value="0.343141462087176" calcext:value-type="float">
            <text:p>0.343141462087176</text:p>
          </table:table-cell>
          <table:table-cell table:style-name="ce2" office:value-type="float" office:value="0.0901842540173705" calcext:value-type="float">
            <text:p>0.0901842540173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H3K9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7-H3K9ac.narrowPeak.gz</text:p>
          </table:table-cell>
          <table:table-cell table:style-name="ce2" office:value-type="float" office:value="0.885189826284309" calcext:value-type="float">
            <text:p>0.885189826284309</text:p>
          </table:table-cell>
          <table:table-cell table:style-name="ce2" office:value-type="float" office:value="0.589326448137077" calcext:value-type="float">
            <text:p>0.589326448137077</text:p>
          </table:table-cell>
          <table:table-cell table:style-name="ce2" office:value-type="float" office:value="0.089621646330743" calcext:value-type="float">
            <text:p>0.0896216463307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H3K9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7-H3K9me1.narrowPeak.gz</text:p>
          </table:table-cell>
          <table:table-cell table:style-name="ce2" office:value-type="float" office:value="0.825638521939917" calcext:value-type="float">
            <text:p>0.825638521939917</text:p>
          </table:table-cell>
          <table:table-cell table:style-name="ce2" office:value-type="float" office:value="0.0578280034207292" calcext:value-type="float">
            <text:p>0.057828003420729</text:p>
          </table:table-cell>
          <table:table-cell table:style-name="ce2" office:value-type="float" office:value="0.0110104082422026" calcext:value-type="float">
            <text:p>0.0110104082422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H3K9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7-H3K9me3.narrowPeak.gz</text:p>
          </table:table-cell>
          <table:table-cell table:style-name="ce2" office:value-type="float" office:value="0.816711468263341" calcext:value-type="float">
            <text:p>0.816711468263341</text:p>
          </table:table-cell>
          <table:table-cell table:style-name="ce2" office:value-type="float" office:value="0.141154155066493" calcext:value-type="float">
            <text:p>0.141154155066493</text:p>
          </table:table-cell>
          <table:table-cell table:style-name="ce2" office:value-type="float" office:value="0.0153838039312212" calcext:value-type="float">
            <text:p>0.0153838039312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EK</text:p>
          </table:table-cell>
          <table:table-cell table:style-name="ce2" office:value-type="string" calcext:value-type="string">
            <text:p>H4K20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7-H4K20me1.narrowPeak.gz</text:p>
          </table:table-cell>
          <table:table-cell table:style-name="ce2" office:value-type="float" office:value="0.807668424602851" calcext:value-type="float">
            <text:p>0.807668424602851</text:p>
          </table:table-cell>
          <table:table-cell table:style-name="ce2" office:value-type="float" office:value="0.102848152840716" calcext:value-type="float">
            <text:p>0.102848152840716</text:p>
          </table:table-cell>
          <table:table-cell table:style-name="ce2" office:value-type="float" office:value="0.0215197440135026" calcext:value-type="float">
            <text:p>0.0215197440135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H2AZ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8-H2A.Z.narrowPeak.gz</text:p>
          </table:table-cell>
          <table:table-cell table:style-name="ce2" office:value-type="float" office:value="0.926982544366051" calcext:value-type="float">
            <text:p>0.926982544366051</text:p>
          </table:table-cell>
          <table:table-cell table:style-name="ce2" office:value-type="float" office:value="0.516085142809012" calcext:value-type="float">
            <text:p>0.516085142809012</text:p>
          </table:table-cell>
          <table:table-cell table:style-name="ce2" office:value-type="float" office:value="0.0452987095186188" calcext:value-type="float">
            <text:p>0.0452987095186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H3K27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8-H3K27ac.narrowPeak.gz</text:p>
          </table:table-cell>
          <table:table-cell table:style-name="ce2" office:value-type="float" office:value="0.851935222370172" calcext:value-type="float">
            <text:p>0.851935222370172</text:p>
          </table:table-cell>
          <table:table-cell table:style-name="ce2" office:value-type="float" office:value="0.502653464216348" calcext:value-type="float">
            <text:p>0.502653464216348</text:p>
          </table:table-cell>
          <table:table-cell table:style-name="ce2" office:value-type="float" office:value="0.095212560216604" calcext:value-type="float">
            <text:p>0.0952125602166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H3K27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8-H3K27me3.narrowPeak.gz</text:p>
          </table:table-cell>
          <table:table-cell table:style-name="ce2" office:value-type="float" office:value="0.849496801671096" calcext:value-type="float">
            <text:p>0.849496801671096</text:p>
          </table:table-cell>
          <table:table-cell table:style-name="ce2" office:value-type="float" office:value="0.269097543297768" calcext:value-type="float">
            <text:p>0.269097543297768</text:p>
          </table:table-cell>
          <table:table-cell table:style-name="ce2" office:value-type="float" office:value="0.0394133056717887" calcext:value-type="float">
            <text:p>0.0394133056717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H3K36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8-H3K36me3.narrowPeak.gz</text:p>
          </table:table-cell>
          <table:table-cell table:style-name="ce2" office:value-type="float" office:value="0.881215023493524" calcext:value-type="float">
            <text:p>0.881215023493524</text:p>
          </table:table-cell>
          <table:table-cell table:style-name="ce2" office:value-type="float" office:value="0.206330260089654" calcext:value-type="float">
            <text:p>0.206330260089654</text:p>
          </table:table-cell>
          <table:table-cell table:style-name="ce2" office:value-type="float" office:value="0.0223548647983403" calcext:value-type="float">
            <text:p>0.022354864798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H3K4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8-H3K4me1.narrowPeak.gz</text:p>
          </table:table-cell>
          <table:table-cell table:style-name="ce2" office:value-type="float" office:value="0.795891529523287" calcext:value-type="float">
            <text:p>0.795891529523287</text:p>
          </table:table-cell>
          <table:table-cell table:style-name="ce2" office:value-type="float" office:value="0.28432959189198" calcext:value-type="float">
            <text:p>0.28432959189198</text:p>
          </table:table-cell>
          <table:table-cell table:style-name="ce2" office:value-type="float" office:value="0.0787299131474384" calcext:value-type="float">
            <text:p>0.0787299131474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H3K4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8-H3K4me2.narrowPeak.gz</text:p>
          </table:table-cell>
          <table:table-cell table:style-name="ce2" office:value-type="float" office:value="0.87868232705649" calcext:value-type="float">
            <text:p>0.87868232705649</text:p>
          </table:table-cell>
          <table:table-cell table:style-name="ce2" office:value-type="float" office:value="0.569221150040025" calcext:value-type="float">
            <text:p>0.569221150040025</text:p>
          </table:table-cell>
          <table:table-cell table:style-name="ce2" office:value-type="float" office:value="0.104987868771757" calcext:value-type="float">
            <text:p>0.1049878687717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H3K4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8-H3K4me3.narrowPeak.gz</text:p>
          </table:table-cell>
          <table:table-cell table:style-name="ce2" office:value-type="float" office:value="0.954684021395936" calcext:value-type="float">
            <text:p>0.954684021395936</text:p>
          </table:table-cell>
          <table:table-cell table:style-name="ce2" office:value-type="float" office:value="0.726643832270249" calcext:value-type="float">
            <text:p>0.726643832270249</text:p>
          </table:table-cell>
          <table:table-cell table:style-name="ce2" office:value-type="float" office:value="0.0536147543865818" calcext:value-type="float">
            <text:p>0.0536147543865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H3K79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8-H3K79me2.narrowPeak.gz</text:p>
          </table:table-cell>
          <table:table-cell table:style-name="ce2" office:value-type="float" office:value="0.80011508850569" calcext:value-type="float">
            <text:p>0.80011508850569</text:p>
          </table:table-cell>
          <table:table-cell table:style-name="ce2" office:value-type="float" office:value="0.308522098815885" calcext:value-type="float">
            <text:p>0.308522098815885</text:p>
          </table:table-cell>
          <table:table-cell table:style-name="ce2" office:value-type="float" office:value="0.0732049298498541" calcext:value-type="float">
            <text:p>0.0732049298498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H3K9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8-H3K9ac.narrowPeak.gz</text:p>
          </table:table-cell>
          <table:table-cell table:style-name="ce2" office:value-type="float" office:value="0.946785299677346" calcext:value-type="float">
            <text:p>0.946785299677346</text:p>
          </table:table-cell>
          <table:table-cell table:style-name="ce2" office:value-type="float" office:value="0.663817447419004" calcext:value-type="float">
            <text:p>0.663817447419004</text:p>
          </table:table-cell>
          <table:table-cell table:style-name="ce2" office:value-type="float" office:value="0.0476326523436126" calcext:value-type="float">
            <text:p>0.0476326523436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H3K9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8-H3K9me3.narrowPeak.gz</text:p>
          </table:table-cell>
          <table:table-cell table:style-name="ce2" office:value-type="float" office:value="0.904843144531303" calcext:value-type="float">
            <text:p>0.904843144531303</text:p>
          </table:table-cell>
          <table:table-cell table:style-name="ce2" office:value-type="float" office:value="0.161486830070508" calcext:value-type="float">
            <text:p>0.161486830070508</text:p>
          </table:table-cell>
          <table:table-cell table:style-name="ce2" office:value-type="float" office:value="0.00202187137381765" calcext:value-type="float">
            <text:p>0.0020218713738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HLF</text:p>
          </table:table-cell>
          <table:table-cell table:style-name="ce2" office:value-type="string" calcext:value-type="string">
            <text:p>H4K20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8-H4K20me1.narrowPeak.gz</text:p>
          </table:table-cell>
          <table:table-cell table:style-name="ce2" office:value-type="float" office:value="0.793365318481702" calcext:value-type="float">
            <text:p>0.793365318481702</text:p>
          </table:table-cell>
          <table:table-cell table:style-name="ce2" office:value-type="float" office:value="0.0244687348956833" calcext:value-type="float">
            <text:p>0.024468734895683</text:p>
          </table:table-cell>
          <table:table-cell table:style-name="ce2" office:value-type="float" office:value="0.00426351137522416" calcext:value-type="float">
            <text:p>0.0042635113752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teoblasts</text:p>
          </table:table-cell>
          <table:table-cell table:style-name="ce2" office:value-type="string" calcext:value-type="string">
            <text:p>H2AZ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9-H2A.Z.narrowPeak.gz</text:p>
          </table:table-cell>
          <table:table-cell table:style-name="ce2" office:value-type="float" office:value="0.886449339513815" calcext:value-type="float">
            <text:p>0.886449339513815</text:p>
          </table:table-cell>
          <table:table-cell table:style-name="ce2" office:value-type="float" office:value="0.539578956226117" calcext:value-type="float">
            <text:p>0.539578956226117</text:p>
          </table:table-cell>
          <table:table-cell table:style-name="ce2" office:value-type="float" office:value="0.0847779457786842" calcext:value-type="float">
            <text:p>0.0847779457786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teoblasts</text:p>
          </table:table-cell>
          <table:table-cell table:style-name="ce2" office:value-type="string" calcext:value-type="string">
            <text:p>H3K27ac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9-H3K27ac.narrowPeak.gz</text:p>
          </table:table-cell>
          <table:table-cell table:style-name="ce2" office:value-type="float" office:value="0.807465834660296" calcext:value-type="float">
            <text:p>0.807465834660296</text:p>
          </table:table-cell>
          <table:table-cell table:style-name="ce2" office:value-type="float" office:value="0.49853971026898" calcext:value-type="float">
            <text:p>0.49853971026898</text:p>
          </table:table-cell>
          <table:table-cell table:style-name="ce2" office:value-type="float" office:value="0.1499745068392" calcext:value-type="float">
            <text:p>0.149974506839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teoblasts</text:p>
          </table:table-cell>
          <table:table-cell table:style-name="ce2" office:value-type="string" calcext:value-type="string">
            <text:p>H3K27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9-H3K27me3.narrowPeak.gz</text:p>
          </table:table-cell>
          <table:table-cell table:style-name="ce2" office:value-type="float" office:value="0.78297387604406" calcext:value-type="float">
            <text:p>0.78297387604406</text:p>
          </table:table-cell>
          <table:table-cell table:style-name="ce2" office:value-type="float" office:value="0.271070889464921" calcext:value-type="float">
            <text:p>0.271070889464921</text:p>
          </table:table-cell>
          <table:table-cell table:style-name="ce2" office:value-type="float" office:value="0.0655525862372095" calcext:value-type="float">
            <text:p>0.065552586237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teoblasts</text:p>
          </table:table-cell>
          <table:table-cell table:style-name="ce2" office:value-type="string" calcext:value-type="string">
            <text:p>H3K36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9-H3K36me3.narrowPeak.gz</text:p>
          </table:table-cell>
          <table:table-cell table:style-name="ce2" office:value-type="float" office:value="0.77057731966123" calcext:value-type="float">
            <text:p>0.77057731966123</text:p>
          </table:table-cell>
          <table:table-cell table:style-name="ce2" office:value-type="float" office:value="0.201446717657572" calcext:value-type="float">
            <text:p>0.201446717657572</text:p>
          </table:table-cell>
          <table:table-cell table:style-name="ce2" office:value-type="float" office:value="0.0606517458419776" calcext:value-type="float">
            <text:p>0.0606517458419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teoblasts</text:p>
          </table:table-cell>
          <table:table-cell table:style-name="ce2" office:value-type="string" calcext:value-type="string">
            <text:p>H3K4me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9-H3K4me1.narrowPeak.gz</text:p>
          </table:table-cell>
          <table:table-cell table:style-name="ce2" office:value-type="float" office:value="0.79316979933732" calcext:value-type="float">
            <text:p>0.79316979933732</text:p>
          </table:table-cell>
          <table:table-cell table:style-name="ce2" office:value-type="float" office:value="0.501013183079494" calcext:value-type="float">
            <text:p>0.501013183079494</text:p>
          </table:table-cell>
          <table:table-cell table:style-name="ce2" office:value-type="float" office:value="0.196605014241007" calcext:value-type="float">
            <text:p>0.1966050142410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teoblasts</text:p>
          </table:table-cell>
          <table:table-cell table:style-name="ce2" office:value-type="string" calcext:value-type="string">
            <text:p>H3K4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9-H3K4me2.narrowPeak.gz</text:p>
          </table:table-cell>
          <table:table-cell table:style-name="ce2" office:value-type="float" office:value="0.86898308977075" calcext:value-type="float">
            <text:p>0.86898308977075</text:p>
          </table:table-cell>
          <table:table-cell table:style-name="ce2" office:value-type="float" office:value="0.63661342764962" calcext:value-type="float">
            <text:p>0.63661342764962</text:p>
          </table:table-cell>
          <table:table-cell table:style-name="ce2" office:value-type="float" office:value="0.157626850451844" calcext:value-type="float">
            <text:p>0.1576268504518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teoblasts</text:p>
          </table:table-cell>
          <table:table-cell table:style-name="ce2" office:value-type="string" calcext:value-type="string">
            <text:p>H3K4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9-H3K4me3.narrowPeak.gz</text:p>
          </table:table-cell>
          <table:table-cell table:style-name="ce2" office:value-type="float" office:value="0.91391000935746" calcext:value-type="float">
            <text:p>0.91391000935746</text:p>
          </table:table-cell>
          <table:table-cell table:style-name="ce2" office:value-type="float" office:value="0.680053682891282" calcext:value-type="float">
            <text:p>0.680053682891282</text:p>
          </table:table-cell>
          <table:table-cell table:style-name="ce2" office:value-type="float" office:value="0.0933137592742361" calcext:value-type="float">
            <text:p>0.0933137592742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teoblasts</text:p>
          </table:table-cell>
          <table:table-cell table:style-name="ce2" office:value-type="string" calcext:value-type="string">
            <text:p>H3K79me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9-H3K79me2.narrowPeak.gz</text:p>
          </table:table-cell>
          <table:table-cell table:style-name="ce2" office:value-type="float" office:value="0.783730896296741" calcext:value-type="float">
            <text:p>0.783730896296741</text:p>
          </table:table-cell>
          <table:table-cell table:style-name="ce2" office:value-type="float" office:value="0.338518517512496" calcext:value-type="float">
            <text:p>0.338518517512496</text:p>
          </table:table-cell>
          <table:table-cell table:style-name="ce2" office:value-type="float" office:value="0.099300256689757" calcext:value-type="float">
            <text:p>0.0993002566897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teoblasts</text:p>
          </table:table-cell>
          <table:table-cell table:style-name="ce2" office:value-type="string" calcext:value-type="string">
            <text:p>H3K9me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E129-H3K9me3.narrowPeak.gz</text:p>
          </table:table-cell>
          <table:table-cell table:style-name="ce2" office:value-type="float" office:value="0.807280997855296" calcext:value-type="float">
            <text:p>0.807280997855296</text:p>
          </table:table-cell>
          <table:table-cell table:style-name="ce2" office:value-type="float" office:value="0.103371451268053" calcext:value-type="float">
            <text:p>0.103371451268053</text:p>
          </table:table-cell>
          <table:table-cell table:style-name="ce2" office:value-type="float" office:value="0.0120477161644221" calcext:value-type="float">
            <text:p>0.012047716164422</text:p>
          </table:table-cell>
          <table:table-cell table:number-columns-repeated="1017"/>
        </table:table-row>
        <table:table-row table:style-name="ro1" table:number-rows-repeated="10476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9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ian</meta:initial-creator>
    <meta:creation-date>2015-02-26T17:28:16</meta:creation-date>
    <dc:date>2020-11-18T16:48:57.616354524</dc:date>
    <meta:generator>LibreOffice/6.4.6.2$Linux_X86_64 LibreOffice_project/40$Build-2</meta:generator>
    <meta:editing-duration>PT3M23S</meta:editing-duration>
    <meta:editing-cycles>1</meta:editing-cycles>
    <meta:document-statistic meta:table-count="1" meta:cell-count="644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